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[Error] Viewport argument key "target-densitydpi" not recognized and ignored. (try.html, line 5)</text:p>
          </table:table-cell>
        </table:table-row>
        <table:table-row table:style-name="ro1">
          <table:table-cell office:value-type="string">
            <text:p>[Error] Failed to load resource: the server responded with a status of 404 (Not Found) (index.css, line 0)</text:p>
          </table:table-cell>
        </table:table-row>
        <table:table-row table:style-name="ro1">
          <table:table-cell office:value-type="string">
            <text:p>[Error] Failed to load resource: the server responded with a status of 404 (Not Found) (index.js, line 0)</text:p>
          </table:table-cell>
        </table:table-row>
        <table:table-row table:style-name="ro1">
          <table:table-cell office:value-type="string">
            <text:p>[Log] 1 (try.html, line 32)</text:p>
          </table:table-cell>
        </table:table-row>
        <table:table-row table:style-name="ro1">
          <table:table-cell office:value-type="string">
            <text:p>[Log] <text:s/>Time:Wed Feb 05 2014 20:01:10 GMT-0500 (EST) (try.html, line 33)</text:p>
          </table:table-cell>
        </table:table-row>
        <table:table-row table:style-name="ro1">
          <table:table-cell office:value-type="string">
            <text:p>[Log] <text:s/>Latitude:45.42962995362042 (try.html, line 34)</text:p>
          </table:table-cell>
        </table:table-row>
        <table:table-row table:style-name="ro1">
          <table:table-cell office:value-type="string">
            <text:p>[Log] Longitude: -75.689020995121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 (try.html, line 32)</text:p>
          </table:table-cell>
        </table:table-row>
        <table:table-row table:style-name="ro1">
          <table:table-cell office:value-type="string">
            <text:p>[Log] <text:s/>Time:Wed Feb 05 2014 20:01:11 GMT-0500 (EST) (try.html, line 33)</text:p>
          </table:table-cell>
        </table:table-row>
        <table:table-row table:style-name="ro1">
          <table:table-cell office:value-type="string">
            <text:p>[Log] <text:s/>Latitude:45.429704887834774 (try.html, line 34)</text:p>
          </table:table-cell>
        </table:table-row>
        <table:table-row table:style-name="ro1">
          <table:table-cell office:value-type="string">
            <text:p>[Log] Longitude: -75.689076986234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 (try.html, line 32)</text:p>
          </table:table-cell>
        </table:table-row>
        <table:table-row table:style-name="ro1">
          <table:table-cell office:value-type="string">
            <text:p>[Log] <text:s/>Time:Wed Feb 05 2014 20:01:12 GMT-0500 (EST) (try.html, line 33)</text:p>
          </table:table-cell>
        </table:table-row>
        <table:table-row table:style-name="ro1">
          <table:table-cell office:value-type="string">
            <text:p>[Log] <text:s/>Latitude:45.429780953606056 (try.html, line 34)</text:p>
          </table:table-cell>
        </table:table-row>
        <table:table-row table:style-name="ro1">
          <table:table-cell office:value-type="string">
            <text:p>[Log] Longitude: -75.689147478040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 (try.html, line 32)</text:p>
          </table:table-cell>
        </table:table-row>
        <table:table-row table:style-name="ro1">
          <table:table-cell office:value-type="string">
            <text:p>[Log] <text:s/>Time:Wed Feb 05 2014 20:01:13 GMT-0500 (EST) (try.html, line 33)</text:p>
          </table:table-cell>
        </table:table-row>
        <table:table-row table:style-name="ro1">
          <table:table-cell office:value-type="string">
            <text:p>[Log] <text:s/>Latitude:45.4298648564568 (try.html, line 34)</text:p>
          </table:table-cell>
        </table:table-row>
        <table:table-row table:style-name="ro1">
          <table:table-cell office:value-type="string">
            <text:p>[Log] Longitude: -75.689197518001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 (try.html, line 32)</text:p>
          </table:table-cell>
        </table:table-row>
        <table:table-row table:style-name="ro1">
          <table:table-cell office:value-type="string">
            <text:p>[Log] <text:s/>Time:Wed Feb 05 2014 20:01:14 GMT-0500 (EST) (try.html, line 33)</text:p>
          </table:table-cell>
        </table:table-row>
        <table:table-row table:style-name="ro1">
          <table:table-cell office:value-type="string">
            <text:p>[Log] <text:s/>Latitude:45.42994611900805 (try.html, line 34)</text:p>
          </table:table-cell>
        </table:table-row>
        <table:table-row table:style-name="ro1">
          <table:table-cell office:value-type="string">
            <text:p>[Log] Longitude: -75.689267339255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 (try.html, line 32)</text:p>
          </table:table-cell>
        </table:table-row>
        <table:table-row table:style-name="ro1">
          <table:table-cell office:value-type="string">
            <text:p>[Log] <text:s/>Time:Wed Feb 05 2014 20:01:15 GMT-0500 (EST) (try.html, line 33)</text:p>
          </table:table-cell>
        </table:table-row>
        <table:table-row table:style-name="ro1">
          <table:table-cell office:value-type="string">
            <text:p>[Log] <text:s/>Latitude:45.43002557945012 (try.html, line 34)</text:p>
          </table:table-cell>
        </table:table-row>
        <table:table-row table:style-name="ro1">
          <table:table-cell office:value-type="string">
            <text:p>[Log] Longitude: -75.689339423622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 (try.html, line 32)</text:p>
          </table:table-cell>
        </table:table-row>
        <table:table-row table:style-name="ro1">
          <table:table-cell office:value-type="string">
            <text:p>[Log] <text:s/>Time:Wed Feb 05 2014 20:01:16 GMT-0500 (EST) (try.html, line 33)</text:p>
          </table:table-cell>
        </table:table-row>
        <table:table-row table:style-name="ro1">
          <table:table-cell office:value-type="string">
            <text:p>[Log] <text:s/>Latitude:45.43017265957557 (try.html, line 34)</text:p>
          </table:table-cell>
        </table:table-row>
        <table:table-row table:style-name="ro1">
          <table:table-cell office:value-type="string">
            <text:p>[Log] Longitude: -75.689266685658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 (try.html, line 32)</text:p>
          </table:table-cell>
        </table:table-row>
        <table:table-row table:style-name="ro1">
          <table:table-cell office:value-type="string">
            <text:p>[Log] <text:s/>Time:Wed Feb 05 2014 20:01:17 GMT-0500 (EST) (try.html, line 33)</text:p>
          </table:table-cell>
        </table:table-row>
        <table:table-row table:style-name="ro1">
          <table:table-cell office:value-type="string">
            <text:p>[Log] <text:s/>Latitude:45.43026983493642 (try.html, line 34)</text:p>
          </table:table-cell>
        </table:table-row>
        <table:table-row table:style-name="ro1">
          <table:table-cell office:value-type="string">
            <text:p>[Log] Longitude: -75.68934596078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 (try.html, line 32)</text:p>
          </table:table-cell>
        </table:table-row>
        <table:table-row table:style-name="ro1">
          <table:table-cell office:value-type="string">
            <text:p>[Log] <text:s/>Time:Wed Feb 05 2014 20:01:18 GMT-0500 (EST) (try.html, line 33)</text:p>
          </table:table-cell>
        </table:table-row>
        <table:table-row table:style-name="ro1">
          <table:table-cell office:value-type="string">
            <text:p>[Log] <text:s/>Latitude:45.430366463957114 (try.html, line 34)</text:p>
          </table:table-cell>
        </table:table-row>
        <table:table-row table:style-name="ro1">
          <table:table-cell office:value-type="string">
            <text:p>[Log] Longitude: -75.689424790616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 (try.html, line 32)</text:p>
          </table:table-cell>
        </table:table-row>
        <table:table-row table:style-name="ro1">
          <table:table-cell office:value-type="string">
            <text:p>[Log] <text:s/>Time:Wed Feb 05 2014 20:01:19 GMT-0500 (EST) (try.html, line 33)</text:p>
          </table:table-cell>
        </table:table-row>
        <table:table-row table:style-name="ro1">
          <table:table-cell office:value-type="string">
            <text:p>[Log] <text:s/>Latitude:45.43046025372933 (try.html, line 34)</text:p>
          </table:table-cell>
        </table:table-row>
        <table:table-row table:style-name="ro1">
          <table:table-cell office:value-type="string">
            <text:p>[Log] Longitude: -75.689501304295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 (try.html, line 32)</text:p>
          </table:table-cell>
        </table:table-row>
        <table:table-row table:style-name="ro1">
          <table:table-cell office:value-type="string">
            <text:p>[Log] <text:s/>Time:Wed Feb 05 2014 20:01:20 GMT-0500 (EST) (try.html, line 33)</text:p>
          </table:table-cell>
        </table:table-row>
        <table:table-row table:style-name="ro1">
          <table:table-cell office:value-type="string">
            <text:p>[Log] <text:s/>Latitude:45.430523274170326 (try.html, line 34)</text:p>
          </table:table-cell>
        </table:table-row>
        <table:table-row table:style-name="ro1">
          <table:table-cell office:value-type="string">
            <text:p>[Log] Longitude: -75.689552716139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 (try.html, line 32)</text:p>
          </table:table-cell>
        </table:table-row>
        <table:table-row table:style-name="ro1">
          <table:table-cell office:value-type="string">
            <text:p>[Log] <text:s/>Time:Wed Feb 05 2014 20:01:21 GMT-0500 (EST) (try.html, line 33)</text:p>
          </table:table-cell>
        </table:table-row>
        <table:table-row table:style-name="ro1">
          <table:table-cell office:value-type="string">
            <text:p>[Log] <text:s/>Latitude:45.43064732879939 (try.html, line 34)</text:p>
          </table:table-cell>
        </table:table-row>
        <table:table-row table:style-name="ro1">
          <table:table-cell office:value-type="string">
            <text:p>[Log] Longitude: -75.689653875233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 (try.html, line 32)</text:p>
          </table:table-cell>
        </table:table-row>
        <table:table-row table:style-name="ro1">
          <table:table-cell office:value-type="string">
            <text:p>[Log] <text:s/>Time:Wed Feb 05 2014 20:01:22 GMT-0500 (EST) (try.html, line 33)</text:p>
          </table:table-cell>
        </table:table-row>
        <table:table-row table:style-name="ro1">
          <table:table-cell office:value-type="string">
            <text:p>[Log] <text:s/>Latitude:45.43073235033034 (try.html, line 34)</text:p>
          </table:table-cell>
        </table:table-row>
        <table:table-row table:style-name="ro1">
          <table:table-cell office:value-type="string">
            <text:p>[Log] Longitude: -75.689723204704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 (try.html, line 32)</text:p>
          </table:table-cell>
        </table:table-row>
        <table:table-row table:style-name="ro1">
          <table:table-cell office:value-type="string">
            <text:p>[Log] <text:s/>Time:Wed Feb 05 2014 20:01:23 GMT-0500 (EST) (try.html, line 33)</text:p>
          </table:table-cell>
        </table:table-row>
        <table:table-row table:style-name="ro1">
          <table:table-cell office:value-type="string">
            <text:p>[Log] <text:s/>Latitude:45.43081418329936 (try.html, line 34)</text:p>
          </table:table-cell>
        </table:table-row>
        <table:table-row table:style-name="ro1">
          <table:table-cell office:value-type="string">
            <text:p>[Log] Longitude: -75.689789933821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 (try.html, line 32)</text:p>
          </table:table-cell>
        </table:table-row>
        <table:table-row table:style-name="ro1">
          <table:table-cell office:value-type="string">
            <text:p>[Log] <text:s/>Time:Wed Feb 05 2014 20:01:24 GMT-0500 (EST) (try.html, line 33)</text:p>
          </table:table-cell>
        </table:table-row>
        <table:table-row table:style-name="ro1">
          <table:table-cell office:value-type="string">
            <text:p>[Log] <text:s/>Latitude:45.430887091579926 (try.html, line 34)</text:p>
          </table:table-cell>
        </table:table-row>
        <table:table-row table:style-name="ro1">
          <table:table-cell office:value-type="string">
            <text:p>[Log] Longitude: -75.689849385744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 (try.html, line 32)</text:p>
          </table:table-cell>
        </table:table-row>
        <table:table-row table:style-name="ro1">
          <table:table-cell office:value-type="string">
            <text:p>[Log] <text:s/>Time:Wed Feb 05 2014 20:01:25 GMT-0500 (EST) (try.html, line 33)</text:p>
          </table:table-cell>
        </table:table-row>
        <table:table-row table:style-name="ro1">
          <table:table-cell office:value-type="string">
            <text:p>[Log] <text:s/>Latitude:45.43095370873424 (try.html, line 34)</text:p>
          </table:table-cell>
        </table:table-row>
        <table:table-row table:style-name="ro1">
          <table:table-cell office:value-type="string">
            <text:p>[Log] Longitude: -75.689903707680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 (try.html, line 32)</text:p>
          </table:table-cell>
        </table:table-row>
        <table:table-row table:style-name="ro1">
          <table:table-cell office:value-type="string">
            <text:p>[Log] <text:s/>Time:Wed Feb 05 2014 20:01:26 GMT-0500 (EST) (try.html, line 33)</text:p>
          </table:table-cell>
        </table:table-row>
        <table:table-row table:style-name="ro1">
          <table:table-cell office:value-type="string">
            <text:p>[Log] <text:s/>Latitude:45.4310299817208 (try.html, line 34)</text:p>
          </table:table-cell>
        </table:table-row>
        <table:table-row table:style-name="ro1">
          <table:table-cell office:value-type="string">
            <text:p>[Log] Longitude: -75.68996590336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 (try.html, line 32)</text:p>
          </table:table-cell>
        </table:table-row>
        <table:table-row table:style-name="ro1">
          <table:table-cell office:value-type="string">
            <text:p>[Log] <text:s/>Time:Wed Feb 05 2014 20:01:27 GMT-0500 (EST) (try.html, line 33)</text:p>
          </table:table-cell>
        </table:table-row>
        <table:table-row table:style-name="ro1">
          <table:table-cell office:value-type="string">
            <text:p>[Log] <text:s/>Latitude:45.43111341553229 (try.html, line 34)</text:p>
          </table:table-cell>
        </table:table-row>
        <table:table-row table:style-name="ro1">
          <table:table-cell office:value-type="string">
            <text:p>[Log] Longitude: -75.69003393822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 (try.html, line 32)</text:p>
          </table:table-cell>
        </table:table-row>
        <table:table-row table:style-name="ro1">
          <table:table-cell office:value-type="string">
            <text:p>[Log] <text:s/>Time:Wed Feb 05 2014 20:01:44 GMT-0500 (EST) (try.html, line 33)</text:p>
          </table:table-cell>
        </table:table-row>
        <table:table-row table:style-name="ro1">
          <table:table-cell office:value-type="string">
            <text:p>[Log] <text:s/>Latitude:45.43240697089961 (try.html, line 34)</text:p>
          </table:table-cell>
        </table:table-row>
        <table:table-row table:style-name="ro1">
          <table:table-cell office:value-type="string">
            <text:p>[Log] Longitude: -75.691084549216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 (try.html, line 32)</text:p>
          </table:table-cell>
        </table:table-row>
        <table:table-row table:style-name="ro1">
          <table:table-cell office:value-type="string">
            <text:p>[Log] <text:s/>Time:Wed Feb 05 2014 20:01:45 GMT-0500 (EST) (try.html, line 33)</text:p>
          </table:table-cell>
        </table:table-row>
        <table:table-row table:style-name="ro1">
          <table:table-cell office:value-type="string">
            <text:p>[Log] <text:s/>Latitude:45.43246977732318 (try.html, line 34)</text:p>
          </table:table-cell>
        </table:table-row>
        <table:table-row table:style-name="ro1">
          <table:table-cell office:value-type="string">
            <text:p>[Log] Longitude: -75.69113563789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 (try.html, line 32)</text:p>
          </table:table-cell>
        </table:table-row>
        <table:table-row table:style-name="ro1">
          <table:table-cell office:value-type="string">
            <text:p>[Log] <text:s/>Time:Wed Feb 05 2014 20:01:46 GMT-0500 (EST) (try.html, line 33)</text:p>
          </table:table-cell>
        </table:table-row>
        <table:table-row table:style-name="ro1">
          <table:table-cell office:value-type="string">
            <text:p>[Log] <text:s/>Latitude:45.43250367507092 (try.html, line 34)</text:p>
          </table:table-cell>
        </table:table-row>
        <table:table-row table:style-name="ro1">
          <table:table-cell office:value-type="string">
            <text:p>[Log] Longitude: -75.691163211413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 (try.html, line 32)</text:p>
          </table:table-cell>
        </table:table-row>
        <table:table-row table:style-name="ro1">
          <table:table-cell office:value-type="string">
            <text:p>[Log] <text:s/>Time:Wed Feb 05 2014 20:01:47 GMT-0500 (EST) (try.html, line 33)</text:p>
          </table:table-cell>
        </table:table-row>
        <table:table-row table:style-name="ro1">
          <table:table-cell office:value-type="string">
            <text:p>[Log] <text:s/>Latitude:45.43260798314633 (try.html, line 34)</text:p>
          </table:table-cell>
        </table:table-row>
        <table:table-row table:style-name="ro1">
          <table:table-cell office:value-type="string">
            <text:p>[Log] Longitude: -75.691253801778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 (try.html, line 32)</text:p>
          </table:table-cell>
        </table:table-row>
        <table:table-row table:style-name="ro1">
          <table:table-cell office:value-type="string">
            <text:p>[Log] <text:s/>Time:Wed Feb 05 2014 20:01:48 GMT-0500 (EST) (try.html, line 33)</text:p>
          </table:table-cell>
        </table:table-row>
        <table:table-row table:style-name="ro1">
          <table:table-cell office:value-type="string">
            <text:p>[Log] <text:s/>Latitude:45.43267490305221 (try.html, line 34)</text:p>
          </table:table-cell>
        </table:table-row>
        <table:table-row table:style-name="ro1">
          <table:table-cell office:value-type="string">
            <text:p>[Log] Longitude: -75.691311956143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 (try.html, line 32)</text:p>
          </table:table-cell>
        </table:table-row>
        <table:table-row table:style-name="ro1">
          <table:table-cell office:value-type="string">
            <text:p>[Log] <text:s/>Time:Wed Feb 05 2014 20:01:49 GMT-0500 (EST) (try.html, line 33)</text:p>
          </table:table-cell>
        </table:table-row>
        <table:table-row table:style-name="ro1">
          <table:table-cell office:value-type="string">
            <text:p>[Log] <text:s/>Latitude:45.43273770986692 (try.html, line 34)</text:p>
          </table:table-cell>
        </table:table-row>
        <table:table-row table:style-name="ro1">
          <table:table-cell office:value-type="string">
            <text:p>[Log] Longitude: -75.691366536739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 (try.html, line 32)</text:p>
          </table:table-cell>
        </table:table-row>
        <table:table-row table:style-name="ro1">
          <table:table-cell office:value-type="string">
            <text:p>[Log] <text:s/>Time:Wed Feb 05 2014 20:01:50 GMT-0500 (EST) (try.html, line 33)</text:p>
          </table:table-cell>
        </table:table-row>
        <table:table-row table:style-name="ro1">
          <table:table-cell office:value-type="string">
            <text:p>[Log] <text:s/>Latitude:45.4327976971762 (try.html, line 34)</text:p>
          </table:table-cell>
        </table:table-row>
        <table:table-row table:style-name="ro1">
          <table:table-cell office:value-type="string">
            <text:p>[Log] Longitude: -75.691418666938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 (try.html, line 32)</text:p>
          </table:table-cell>
        </table:table-row>
        <table:table-row table:style-name="ro1">
          <table:table-cell office:value-type="string">
            <text:p>[Log] <text:s/>Time:Wed Feb 05 2014 20:01:51 GMT-0500 (EST) (try.html, line 33)</text:p>
          </table:table-cell>
        </table:table-row>
        <table:table-row table:style-name="ro1">
          <table:table-cell office:value-type="string">
            <text:p>[Log] <text:s/>Latitude:45.43286315395066 (try.html, line 34)</text:p>
          </table:table-cell>
        </table:table-row>
        <table:table-row table:style-name="ro1">
          <table:table-cell office:value-type="string">
            <text:p>[Log] Longitude: -75.691475550265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 (try.html, line 32)</text:p>
          </table:table-cell>
        </table:table-row>
        <table:table-row table:style-name="ro1">
          <table:table-cell office:value-type="string">
            <text:p>[Log] <text:s/>Time:Wed Feb 05 2014 20:01:52 GMT-0500 (EST) (try.html, line 33)</text:p>
          </table:table-cell>
        </table:table-row>
        <table:table-row table:style-name="ro1">
          <table:table-cell office:value-type="string">
            <text:p>[Log] <text:s/>Latitude:45.43291377665019 (try.html, line 34)</text:p>
          </table:table-cell>
        </table:table-row>
        <table:table-row table:style-name="ro1">
          <table:table-cell office:value-type="string">
            <text:p>[Log] Longitude: -75.69151954248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 (try.html, line 32)</text:p>
          </table:table-cell>
        </table:table-row>
        <table:table-row table:style-name="ro1">
          <table:table-cell office:value-type="string">
            <text:p>[Log] <text:s/>Time:Wed Feb 05 2014 20:01:53 GMT-0500 (EST) (try.html, line 33)</text:p>
          </table:table-cell>
        </table:table-row>
        <table:table-row table:style-name="ro1">
          <table:table-cell office:value-type="string">
            <text:p>[Log] <text:s/>Latitude:45.432973276673906 (try.html, line 34)</text:p>
          </table:table-cell>
        </table:table-row>
        <table:table-row table:style-name="ro1">
          <table:table-cell office:value-type="string">
            <text:p>[Log] Longitude: -75.691571249335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 (try.html, line 32)</text:p>
          </table:table-cell>
        </table:table-row>
        <table:table-row table:style-name="ro1">
          <table:table-cell office:value-type="string">
            <text:p>[Log] <text:s/>Time:Wed Feb 05 2014 20:01:54 GMT-0500 (EST) (try.html, line 33)</text:p>
          </table:table-cell>
        </table:table-row>
        <table:table-row table:style-name="ro1">
          <table:table-cell office:value-type="string">
            <text:p>[Log] <text:s/>Latitude:45.43304150441793 (try.html, line 34)</text:p>
          </table:table-cell>
        </table:table-row>
        <table:table-row table:style-name="ro1">
          <table:table-cell office:value-type="string">
            <text:p>[Log] Longitude: -75.69163054082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 (try.html, line 32)</text:p>
          </table:table-cell>
        </table:table-row>
        <table:table-row table:style-name="ro1">
          <table:table-cell office:value-type="string">
            <text:p>[Log] <text:s/>Time:Wed Feb 05 2014 20:01:55 GMT-0500 (EST) (try.html, line 33)</text:p>
          </table:table-cell>
        </table:table-row>
        <table:table-row table:style-name="ro1">
          <table:table-cell office:value-type="string">
            <text:p>[Log] <text:s/>Latitude:45.4331164581569 (try.html, line 34)</text:p>
          </table:table-cell>
        </table:table-row>
        <table:table-row table:style-name="ro1">
          <table:table-cell office:value-type="string">
            <text:p>[Log] Longitude: -75.691695677378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 (try.html, line 32)</text:p>
          </table:table-cell>
        </table:table-row>
        <table:table-row table:style-name="ro1">
          <table:table-cell office:value-type="string">
            <text:p>[Log] <text:s/>Time:Wed Feb 05 2014 20:01:56 GMT-0500 (EST) (try.html, line 33)</text:p>
          </table:table-cell>
        </table:table-row>
        <table:table-row table:style-name="ro1">
          <table:table-cell office:value-type="string">
            <text:p>[Log] <text:s/>Latitude:45.43311483763965 (try.html, line 34)</text:p>
          </table:table-cell>
        </table:table-row>
        <table:table-row table:style-name="ro1">
          <table:table-cell office:value-type="string">
            <text:p>[Log] Longitude: -75.691694269153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 (try.html, line 32)</text:p>
          </table:table-cell>
        </table:table-row>
        <table:table-row table:style-name="ro1">
          <table:table-cell office:value-type="string">
            <text:p>[Log] <text:s/>Time:Wed Feb 05 2014 20:02:17 GMT-0500 (EST) (try.html, line 33)</text:p>
          </table:table-cell>
        </table:table-row>
        <table:table-row table:style-name="ro1">
          <table:table-cell office:value-type="string">
            <text:p>[Log] <text:s/>Latitude:45.433952962090665 (try.html, line 34)</text:p>
          </table:table-cell>
        </table:table-row>
        <table:table-row table:style-name="ro1">
          <table:table-cell office:value-type="string">
            <text:p>[Log] Longitude: -75.691736312653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 (try.html, line 32)</text:p>
          </table:table-cell>
        </table:table-row>
        <table:table-row table:style-name="ro1">
          <table:table-cell office:value-type="string">
            <text:p>[Log] <text:s/>Time:Wed Feb 05 2014 20:02:18 GMT-0500 (EST) (try.html, line 33)</text:p>
          </table:table-cell>
        </table:table-row>
        <table:table-row table:style-name="ro1">
          <table:table-cell office:value-type="string">
            <text:p>[Log] <text:s/>Latitude:45.43397517413407 (try.html, line 34)</text:p>
          </table:table-cell>
        </table:table-row>
        <table:table-row table:style-name="ro1">
          <table:table-cell office:value-type="string">
            <text:p>[Log] Longitude: -75.691688954900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 (try.html, line 32)</text:p>
          </table:table-cell>
        </table:table-row>
        <table:table-row table:style-name="ro1">
          <table:table-cell office:value-type="string">
            <text:p>[Log] <text:s/>Time:Wed Feb 05 2014 20:02:19 GMT-0500 (EST) (try.html, line 33)</text:p>
          </table:table-cell>
        </table:table-row>
        <table:table-row table:style-name="ro1">
          <table:table-cell office:value-type="string">
            <text:p>[Log] <text:s/>Latitude:45.433996967082315 (try.html, line 34)</text:p>
          </table:table-cell>
        </table:table-row>
        <table:table-row table:style-name="ro1">
          <table:table-cell office:value-type="string">
            <text:p>[Log] Longitude: -75.691643105890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 (try.html, line 32)</text:p>
          </table:table-cell>
        </table:table-row>
        <table:table-row table:style-name="ro1">
          <table:table-cell office:value-type="string">
            <text:p>[Log] <text:s/>Time:Wed Feb 05 2014 20:02:20 GMT-0500 (EST) (try.html, line 33)</text:p>
          </table:table-cell>
        </table:table-row>
        <table:table-row table:style-name="ro1">
          <table:table-cell office:value-type="string">
            <text:p>[Log] <text:s/>Latitude:45.434017796111696 (try.html, line 34)</text:p>
          </table:table-cell>
        </table:table-row>
        <table:table-row table:style-name="ro1">
          <table:table-cell office:value-type="string">
            <text:p>[Log] Longitude: -75.691598178889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 (try.html, line 32)</text:p>
          </table:table-cell>
        </table:table-row>
        <table:table-row table:style-name="ro1">
          <table:table-cell office:value-type="string">
            <text:p>[Log] <text:s/>Time:Wed Feb 05 2014 20:02:21 GMT-0500 (EST) (try.html, line 33)</text:p>
          </table:table-cell>
        </table:table-row>
        <table:table-row table:style-name="ro1">
          <table:table-cell office:value-type="string">
            <text:p>[Log] <text:s/>Latitude:45.43403347027063 (try.html, line 34)</text:p>
          </table:table-cell>
        </table:table-row>
        <table:table-row table:style-name="ro1">
          <table:table-cell office:value-type="string">
            <text:p>[Log] Longitude: -75.691547216918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 (try.html, line 32)</text:p>
          </table:table-cell>
        </table:table-row>
        <table:table-row table:style-name="ro1">
          <table:table-cell office:value-type="string">
            <text:p>[Log] <text:s/>Time:Wed Feb 05 2014 20:02:22 GMT-0500 (EST) (try.html, line 33)</text:p>
          </table:table-cell>
        </table:table-row>
        <table:table-row table:style-name="ro1">
          <table:table-cell office:value-type="string">
            <text:p>[Log] <text:s/>Latitude:45.434047258501344 (try.html, line 34)</text:p>
          </table:table-cell>
        </table:table-row>
        <table:table-row table:style-name="ro1">
          <table:table-cell office:value-type="string">
            <text:p>[Log] Longitude: -75.691504469211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 (try.html, line 32)</text:p>
          </table:table-cell>
        </table:table-row>
        <table:table-row table:style-name="ro1">
          <table:table-cell office:value-type="string">
            <text:p>[Log] <text:s/>Time:Wed Feb 05 2014 20:02:23 GMT-0500 (EST) (try.html, line 33)</text:p>
          </table:table-cell>
        </table:table-row>
        <table:table-row table:style-name="ro1">
          <table:table-cell office:value-type="string">
            <text:p>[Log] <text:s/>Latitude:45.43405840643256 (try.html, line 34)</text:p>
          </table:table-cell>
        </table:table-row>
        <table:table-row table:style-name="ro1">
          <table:table-cell office:value-type="string">
            <text:p>[Log] Longitude: -75.69146574481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 (try.html, line 32)</text:p>
          </table:table-cell>
        </table:table-row>
        <table:table-row table:style-name="ro1">
          <table:table-cell office:value-type="string">
            <text:p>[Log] <text:s/>Time:Wed Feb 05 2014 20:02:24 GMT-0500 (EST) (try.html, line 33)</text:p>
          </table:table-cell>
        </table:table-row>
        <table:table-row table:style-name="ro1">
          <table:table-cell office:value-type="string">
            <text:p>[Log] <text:s/>Latitude:45.43407026682555 (try.html, line 34)</text:p>
          </table:table-cell>
        </table:table-row>
        <table:table-row table:style-name="ro1">
          <table:table-cell office:value-type="string">
            <text:p>[Log] Longitude: -75.691435150872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 (try.html, line 32)</text:p>
          </table:table-cell>
        </table:table-row>
        <table:table-row table:style-name="ro1">
          <table:table-cell office:value-type="string">
            <text:p>[Log] <text:s/>Time:Wed Feb 05 2014 20:02:25 GMT-0500 (EST) (try.html, line 33)</text:p>
          </table:table-cell>
        </table:table-row>
        <table:table-row table:style-name="ro1">
          <table:table-cell office:value-type="string">
            <text:p>[Log] <text:s/>Latitude:45.434077810538405 (try.html, line 34)</text:p>
          </table:table-cell>
        </table:table-row>
        <table:table-row table:style-name="ro1">
          <table:table-cell office:value-type="string">
            <text:p>[Log] Longitude: -75.691413525562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 (try.html, line 32)</text:p>
          </table:table-cell>
        </table:table-row>
        <table:table-row table:style-name="ro1">
          <table:table-cell office:value-type="string">
            <text:p>[Log] <text:s/>Time:Wed Feb 05 2014 20:02:26 GMT-0500 (EST) (try.html, line 33)</text:p>
          </table:table-cell>
        </table:table-row>
        <table:table-row table:style-name="ro1">
          <table:table-cell office:value-type="string">
            <text:p>[Log] <text:s/>Latitude:45.43408321686595 (try.html, line 34)</text:p>
          </table:table-cell>
        </table:table-row>
        <table:table-row table:style-name="ro1">
          <table:table-cell office:value-type="string">
            <text:p>[Log] Longitude: -75.691402293812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 (try.html, line 32)</text:p>
          </table:table-cell>
        </table:table-row>
        <table:table-row table:style-name="ro1">
          <table:table-cell office:value-type="string">
            <text:p>[Log] <text:s/>Time:Wed Feb 05 2014 20:02:27 GMT-0500 (EST) (try.html, line 33)</text:p>
          </table:table-cell>
        </table:table-row>
        <table:table-row table:style-name="ro1">
          <table:table-cell office:value-type="string">
            <text:p>[Log] <text:s/>Latitude:45.43408728208899 (try.html, line 34)</text:p>
          </table:table-cell>
        </table:table-row>
        <table:table-row table:style-name="ro1">
          <table:table-cell office:value-type="string">
            <text:p>[Log] Longitude: -75.69139516919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 (try.html, line 32)</text:p>
          </table:table-cell>
        </table:table-row>
        <table:table-row table:style-name="ro1">
          <table:table-cell office:value-type="string">
            <text:p>[Log] <text:s/>Time:Wed Feb 05 2014 20:02:28 GMT-0500 (EST) (try.html, line 33)</text:p>
          </table:table-cell>
        </table:table-row>
        <table:table-row table:style-name="ro1">
          <table:table-cell office:value-type="string">
            <text:p>[Log] <text:s/>Latitude:45.43409017384558 (try.html, line 34)</text:p>
          </table:table-cell>
        </table:table-row>
        <table:table-row table:style-name="ro1">
          <table:table-cell office:value-type="string">
            <text:p>[Log] Longitude: -75.691389720957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 (try.html, line 32)</text:p>
          </table:table-cell>
        </table:table-row>
        <table:table-row table:style-name="ro1">
          <table:table-cell office:value-type="string">
            <text:p>[Log] <text:s/>Time:Wed Feb 05 2014 20:02:29 GMT-0500 (EST) (try.html, line 33)</text:p>
          </table:table-cell>
        </table:table-row>
        <table:table-row table:style-name="ro1">
          <table:table-cell office:value-type="string">
            <text:p>[Log] <text:s/>Latitude:45.434093778063946 (try.html, line 34)</text:p>
          </table:table-cell>
        </table:table-row>
        <table:table-row table:style-name="ro1">
          <table:table-cell office:value-type="string">
            <text:p>[Log] Longitude: -75.691389972414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 (try.html, line 32)</text:p>
          </table:table-cell>
        </table:table-row>
        <table:table-row table:style-name="ro1">
          <table:table-cell office:value-type="string">
            <text:p>[Log] <text:s/>Time:Wed Feb 05 2014 20:02:30 GMT-0500 (EST) (try.html, line 33)</text:p>
          </table:table-cell>
        </table:table-row>
        <table:table-row table:style-name="ro1">
          <table:table-cell office:value-type="string">
            <text:p>[Log] <text:s/>Latitude:45.4340994777581 (try.html, line 34)</text:p>
          </table:table-cell>
        </table:table-row>
        <table:table-row table:style-name="ro1">
          <table:table-cell office:value-type="string">
            <text:p>[Log] Longitude: -75.691386871110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 (try.html, line 32)</text:p>
          </table:table-cell>
        </table:table-row>
        <table:table-row table:style-name="ro1">
          <table:table-cell office:value-type="string">
            <text:p>[Log] <text:s/>Time:Wed Feb 05 2014 20:02:31 GMT-0500 (EST) (try.html, line 33)</text:p>
          </table:table-cell>
        </table:table-row>
        <table:table-row table:style-name="ro1">
          <table:table-cell office:value-type="string">
            <text:p>[Log] <text:s/>Latitude:45.43410651855677 (try.html, line 34)</text:p>
          </table:table-cell>
        </table:table-row>
        <table:table-row table:style-name="ro1">
          <table:table-cell office:value-type="string">
            <text:p>[Log] Longitude: -75.691381841968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 (try.html, line 32)</text:p>
          </table:table-cell>
        </table:table-row>
        <table:table-row table:style-name="ro1">
          <table:table-cell office:value-type="string">
            <text:p>[Log] <text:s/>Time:Wed Feb 05 2014 20:02:32 GMT-0500 (EST) (try.html, line 33)</text:p>
          </table:table-cell>
        </table:table-row>
        <table:table-row table:style-name="ro1">
          <table:table-cell office:value-type="string">
            <text:p>[Log] <text:s/>Latitude:45.43411171533673 (try.html, line 34)</text:p>
          </table:table-cell>
        </table:table-row>
        <table:table-row table:style-name="ro1">
          <table:table-cell office:value-type="string">
            <text:p>[Log] Longitude: -75.69137932739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 (try.html, line 32)</text:p>
          </table:table-cell>
        </table:table-row>
        <table:table-row table:style-name="ro1">
          <table:table-cell office:value-type="string">
            <text:p>[Log] <text:s/>Time:Wed Feb 05 2014 20:02:33 GMT-0500 (EST) (try.html, line 33)</text:p>
          </table:table-cell>
        </table:table-row>
        <table:table-row table:style-name="ro1">
          <table:table-cell office:value-type="string">
            <text:p>[Log] <text:s/>Latitude:45.434113307898336 (try.html, line 34)</text:p>
          </table:table-cell>
        </table:table-row>
        <table:table-row table:style-name="ro1">
          <table:table-cell office:value-type="string">
            <text:p>[Log] Longitude: -75.691377567197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 (try.html, line 32)</text:p>
          </table:table-cell>
        </table:table-row>
        <table:table-row table:style-name="ro1">
          <table:table-cell office:value-type="string">
            <text:p>[Log] <text:s/>Time:Wed Feb 05 2014 20:02:34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 (try.html, line 32)</text:p>
          </table:table-cell>
        </table:table-row>
        <table:table-row table:style-name="ro1">
          <table:table-cell office:value-type="string">
            <text:p>[Log] <text:s/>Time:Wed Feb 05 2014 20:02:35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 (try.html, line 32)</text:p>
          </table:table-cell>
        </table:table-row>
        <table:table-row table:style-name="ro1">
          <table:table-cell office:value-type="string">
            <text:p>[Log] <text:s/>Time:Wed Feb 05 2014 20:02:36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 (try.html, line 32)</text:p>
          </table:table-cell>
        </table:table-row>
        <table:table-row table:style-name="ro1">
          <table:table-cell office:value-type="string">
            <text:p>[Log] <text:s/>Time:Wed Feb 05 2014 20:02:37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 (try.html, line 32)</text:p>
          </table:table-cell>
        </table:table-row>
        <table:table-row table:style-name="ro1">
          <table:table-cell office:value-type="string">
            <text:p>[Log] <text:s/>Time:Wed Feb 05 2014 20:02:38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 (try.html, line 32)</text:p>
          </table:table-cell>
        </table:table-row>
        <table:table-row table:style-name="ro1">
          <table:table-cell office:value-type="string">
            <text:p>[Log] <text:s/>Time:Wed Feb 05 2014 20:02:39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 (try.html, line 32)</text:p>
          </table:table-cell>
        </table:table-row>
        <table:table-row table:style-name="ro1">
          <table:table-cell office:value-type="string">
            <text:p>[Log] <text:s/>Time:Wed Feb 05 2014 20:02:40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 (try.html, line 32)</text:p>
          </table:table-cell>
        </table:table-row>
        <table:table-row table:style-name="ro1">
          <table:table-cell office:value-type="string">
            <text:p>[Log] <text:s/>Time:Wed Feb 05 2014 20:02:41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 (try.html, line 32)</text:p>
          </table:table-cell>
        </table:table-row>
        <table:table-row table:style-name="ro1">
          <table:table-cell office:value-type="string">
            <text:p>[Log] <text:s/>Time:Wed Feb 05 2014 20:02:42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 (try.html, line 32)</text:p>
          </table:table-cell>
        </table:table-row>
        <table:table-row table:style-name="ro1">
          <table:table-cell office:value-type="string">
            <text:p>[Log] <text:s/>Time:Wed Feb 05 2014 20:02:43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 (try.html, line 32)</text:p>
          </table:table-cell>
        </table:table-row>
        <table:table-row table:style-name="ro1">
          <table:table-cell office:value-type="string">
            <text:p>[Log] <text:s/>Time:Wed Feb 05 2014 20:02:44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 (try.html, line 32)</text:p>
          </table:table-cell>
        </table:table-row>
        <table:table-row table:style-name="ro1">
          <table:table-cell office:value-type="string">
            <text:p>[Log] <text:s/>Time:Wed Feb 05 2014 20:02:45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 (try.html, line 32)</text:p>
          </table:table-cell>
        </table:table-row>
        <table:table-row table:style-name="ro1">
          <table:table-cell office:value-type="string">
            <text:p>[Log] <text:s/>Time:Wed Feb 05 2014 20:02:46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 (try.html, line 32)</text:p>
          </table:table-cell>
        </table:table-row>
        <table:table-row table:style-name="ro1">
          <table:table-cell office:value-type="string">
            <text:p>[Log] <text:s/>Time:Wed Feb 05 2014 20:02:47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 (try.html, line 32)</text:p>
          </table:table-cell>
        </table:table-row>
        <table:table-row table:style-name="ro1">
          <table:table-cell office:value-type="string">
            <text:p>[Log] <text:s/>Time:Wed Feb 05 2014 20:02:48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 (try.html, line 32)</text:p>
          </table:table-cell>
        </table:table-row>
        <table:table-row table:style-name="ro1">
          <table:table-cell office:value-type="string">
            <text:p>[Log] <text:s/>Time:Wed Feb 05 2014 20:02:49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 (try.html, line 32)</text:p>
          </table:table-cell>
        </table:table-row>
        <table:table-row table:style-name="ro1">
          <table:table-cell office:value-type="string">
            <text:p>[Log] <text:s/>Time:Wed Feb 05 2014 20:02:50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 (try.html, line 32)</text:p>
          </table:table-cell>
        </table:table-row>
        <table:table-row table:style-name="ro1">
          <table:table-cell office:value-type="string">
            <text:p>[Log] <text:s/>Time:Wed Feb 05 2014 20:02:51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 (try.html, line 32)</text:p>
          </table:table-cell>
        </table:table-row>
        <table:table-row table:style-name="ro1">
          <table:table-cell office:value-type="string">
            <text:p>[Log] <text:s/>Time:Wed Feb 05 2014 20:02:52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 (try.html, line 32)</text:p>
          </table:table-cell>
        </table:table-row>
        <table:table-row table:style-name="ro1">
          <table:table-cell office:value-type="string">
            <text:p>[Log] <text:s/>Time:Wed Feb 05 2014 20:02:53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 (try.html, line 32)</text:p>
          </table:table-cell>
        </table:table-row>
        <table:table-row table:style-name="ro1">
          <table:table-cell office:value-type="string">
            <text:p>[Log] <text:s/>Time:Wed Feb 05 2014 20:02:54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 (try.html, line 32)</text:p>
          </table:table-cell>
        </table:table-row>
        <table:table-row table:style-name="ro1">
          <table:table-cell office:value-type="string">
            <text:p>[Log] <text:s/>Time:Wed Feb 05 2014 20:02:55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 (try.html, line 32)</text:p>
          </table:table-cell>
        </table:table-row>
        <table:table-row table:style-name="ro1">
          <table:table-cell office:value-type="string">
            <text:p>[Log] <text:s/>Time:Wed Feb 05 2014 20:02:56 GMT-0500 (EST) (try.html, line 33)</text:p>
          </table:table-cell>
        </table:table-row>
        <table:table-row table:style-name="ro1">
          <table:table-cell office:value-type="string">
            <text:p>[Log] <text:s/>Latitude:45.434113936541074 (try.html, line 34)</text:p>
          </table:table-cell>
        </table:table-row>
        <table:table-row table:style-name="ro1">
          <table:table-cell office:value-type="string">
            <text:p>[Log] Longitude: -75.69137555554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 (try.html, line 32)</text:p>
          </table:table-cell>
        </table:table-row>
        <table:table-row table:style-name="ro1">
          <table:table-cell office:value-type="string">
            <text:p>[Log] <text:s/>Time:Wed Feb 05 2014 20:02:57 GMT-0500 (EST) (try.html, line 33)</text:p>
          </table:table-cell>
        </table:table-row>
        <table:table-row table:style-name="ro1">
          <table:table-cell office:value-type="string">
            <text:p>[Log] <text:s/>Latitude:45.434112092522376 (try.html, line 34)</text:p>
          </table:table-cell>
        </table:table-row>
        <table:table-row table:style-name="ro1">
          <table:table-cell office:value-type="string">
            <text:p>[Log] Longitude: -75.691376393731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 (try.html, line 32)</text:p>
          </table:table-cell>
        </table:table-row>
        <table:table-row table:style-name="ro1">
          <table:table-cell office:value-type="string">
            <text:p>[Log] <text:s/>Time:Wed Feb 05 2014 20:02:58 GMT-0500 (EST) (try.html, line 33)</text:p>
          </table:table-cell>
        </table:table-row>
        <table:table-row table:style-name="ro1">
          <table:table-cell office:value-type="string">
            <text:p>[Log] <text:s/>Latitude:45.434105931823545 (try.html, line 34)</text:p>
          </table:table-cell>
        </table:table-row>
        <table:table-row table:style-name="ro1">
          <table:table-cell office:value-type="string">
            <text:p>[Log] Longitude: -75.691377148102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 (try.html, line 32)</text:p>
          </table:table-cell>
        </table:table-row>
        <table:table-row table:style-name="ro1">
          <table:table-cell office:value-type="string">
            <text:p>[Log] <text:s/>Time:Wed Feb 05 2014 20:02:59 GMT-0500 (EST) (try.html, line 33)</text:p>
          </table:table-cell>
        </table:table-row>
        <table:table-row table:style-name="ro1">
          <table:table-cell office:value-type="string">
            <text:p>[Log] <text:s/>Latitude:45.43409817856311 (try.html, line 34)</text:p>
          </table:table-cell>
        </table:table-row>
        <table:table-row table:style-name="ro1">
          <table:table-cell office:value-type="string">
            <text:p>[Log] Longitude: -75.691376393731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 (try.html, line 32)</text:p>
          </table:table-cell>
        </table:table-row>
        <table:table-row table:style-name="ro1">
          <table:table-cell office:value-type="string">
            <text:p>[Log] <text:s/>Time:Wed Feb 05 2014 20:03:00 GMT-0500 (EST) (try.html, line 33)</text:p>
          </table:table-cell>
        </table:table-row>
        <table:table-row table:style-name="ro1">
          <table:table-cell office:value-type="string">
            <text:p>[Log] <text:s/>Latitude:45.43409537062555 (try.html, line 34)</text:p>
          </table:table-cell>
        </table:table-row>
        <table:table-row table:style-name="ro1">
          <table:table-cell office:value-type="string">
            <text:p>[Log] Longitude: -75.691372873332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 (try.html, line 32)</text:p>
          </table:table-cell>
        </table:table-row>
        <table:table-row table:style-name="ro1">
          <table:table-cell office:value-type="string">
            <text:p>[Log] <text:s/>Time:Wed Feb 05 2014 20:03:01 GMT-0500 (EST) (try.html, line 33)</text:p>
          </table:table-cell>
        </table:table-row>
        <table:table-row table:style-name="ro1">
          <table:table-cell office:value-type="string">
            <text:p>[Log] <text:s/>Latitude:45.43408233676612 (try.html, line 34)</text:p>
          </table:table-cell>
        </table:table-row>
        <table:table-row table:style-name="ro1">
          <table:table-cell office:value-type="string">
            <text:p>[Log] Longitude: -75.691361473943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 (try.html, line 32)</text:p>
          </table:table-cell>
        </table:table-row>
        <table:table-row table:style-name="ro1">
          <table:table-cell office:value-type="string">
            <text:p>[Log] <text:s/>Time:Wed Feb 05 2014 20:03:02 GMT-0500 (EST) (try.html, line 33)</text:p>
          </table:table-cell>
        </table:table-row>
        <table:table-row table:style-name="ro1">
          <table:table-cell office:value-type="string">
            <text:p>[Log] <text:s/>Latitude:45.434081037571126 (try.html, line 34)</text:p>
          </table:table-cell>
        </table:table-row>
        <table:table-row table:style-name="ro1">
          <table:table-cell office:value-type="string">
            <text:p>[Log] Longitude: -75.691352840583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 (try.html, line 32)</text:p>
          </table:table-cell>
        </table:table-row>
        <table:table-row table:style-name="ro1">
          <table:table-cell office:value-type="string">
            <text:p>[Log] <text:s/>Time:Wed Feb 05 2014 20:03:03 GMT-0500 (EST) (try.html, line 33)</text:p>
          </table:table-cell>
        </table:table-row>
        <table:table-row table:style-name="ro1">
          <table:table-cell office:value-type="string">
            <text:p>[Log] <text:s/>Latitude:45.43407906782388 (try.html, line 34)</text:p>
          </table:table-cell>
        </table:table-row>
        <table:table-row table:style-name="ro1">
          <table:table-cell office:value-type="string">
            <text:p>[Log] Longitude: -75.691346889432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 (try.html, line 32)</text:p>
          </table:table-cell>
        </table:table-row>
        <table:table-row table:style-name="ro1">
          <table:table-cell office:value-type="string">
            <text:p>[Log] <text:s/>Time:Wed Feb 05 2014 20:03:04 GMT-0500 (EST) (try.html, line 33)</text:p>
          </table:table-cell>
        </table:table-row>
        <table:table-row table:style-name="ro1">
          <table:table-cell office:value-type="string">
            <text:p>[Log] <text:s/>Latitude:45.43407596651971 (try.html, line 34)</text:p>
          </table:table-cell>
        </table:table-row>
        <table:table-row table:style-name="ro1">
          <table:table-cell office:value-type="string">
            <text:p>[Log] Longitude: -75.691348984908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 (try.html, line 32)</text:p>
          </table:table-cell>
        </table:table-row>
        <table:table-row table:style-name="ro1">
          <table:table-cell office:value-type="string">
            <text:p>[Log] <text:s/>Time:Wed Feb 05 2014 20:03:05 GMT-0500 (EST) (try.html, line 33)</text:p>
          </table:table-cell>
        </table:table-row>
        <table:table-row table:style-name="ro1">
          <table:table-cell office:value-type="string">
            <text:p>[Log] <text:s/>Latitude:45.4340770142576 (try.html, line 34)</text:p>
          </table:table-cell>
        </table:table-row>
        <table:table-row table:style-name="ro1">
          <table:table-cell office:value-type="string">
            <text:p>[Log] Longitude: -75.691359965201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 (try.html, line 32)</text:p>
          </table:table-cell>
        </table:table-row>
        <table:table-row table:style-name="ro1">
          <table:table-cell office:value-type="string">
            <text:p>[Log] <text:s/>Time:Wed Feb 05 2014 20:03:06 GMT-0500 (EST) (try.html, line 33)</text:p>
          </table:table-cell>
        </table:table-row>
        <table:table-row table:style-name="ro1">
          <table:table-cell office:value-type="string">
            <text:p>[Log] <text:s/>Latitude:45.434076301795834 (try.html, line 34)</text:p>
          </table:table-cell>
        </table:table-row>
        <table:table-row table:style-name="ro1">
          <table:table-cell office:value-type="string">
            <text:p>[Log] Longitude: -75.691375136445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 (try.html, line 32)</text:p>
          </table:table-cell>
        </table:table-row>
        <table:table-row table:style-name="ro1">
          <table:table-cell office:value-type="string">
            <text:p>[Log] <text:s/>Time:Wed Feb 05 2014 20:03:07 GMT-0500 (EST) (try.html, line 33)</text:p>
          </table:table-cell>
        </table:table-row>
        <table:table-row table:style-name="ro1">
          <table:table-cell office:value-type="string">
            <text:p>[Log] <text:s/>Latitude:45.43407592461019 (try.html, line 34)</text:p>
          </table:table-cell>
        </table:table-row>
        <table:table-row table:style-name="ro1">
          <table:table-cell office:value-type="string">
            <text:p>[Log] Longitude: -75.691390223871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 (try.html, line 32)</text:p>
          </table:table-cell>
        </table:table-row>
        <table:table-row table:style-name="ro1">
          <table:table-cell office:value-type="string">
            <text:p>[Log] <text:s/>Time:Wed Feb 05 2014 20:03:08 GMT-0500 (EST) (try.html, line 33)</text:p>
          </table:table-cell>
        </table:table-row>
        <table:table-row table:style-name="ro1">
          <table:table-cell office:value-type="string">
            <text:p>[Log] <text:s/>Latitude:45.43407584079116 (try.html, line 34)</text:p>
          </table:table-cell>
        </table:table-row>
        <table:table-row table:style-name="ro1">
          <table:table-cell office:value-type="string">
            <text:p>[Log] Longitude: -75.691406484763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 (try.html, line 32)</text:p>
          </table:table-cell>
        </table:table-row>
        <table:table-row table:style-name="ro1">
          <table:table-cell office:value-type="string">
            <text:p>[Log] <text:s/>Time:Wed Feb 05 2014 20:03:09 GMT-0500 (EST) (try.html, line 33)</text:p>
          </table:table-cell>
        </table:table-row>
        <table:table-row table:style-name="ro1">
          <table:table-cell office:value-type="string">
            <text:p>[Log] <text:s/>Latitude:45.434074583505684 (try.html, line 34)</text:p>
          </table:table-cell>
        </table:table-row>
        <table:table-row table:style-name="ro1">
          <table:table-cell office:value-type="string">
            <text:p>[Log] Longitude: -75.691424841131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 (try.html, line 32)</text:p>
          </table:table-cell>
        </table:table-row>
        <table:table-row table:style-name="ro1">
          <table:table-cell office:value-type="string">
            <text:p>[Log] <text:s/>Time:Wed Feb 05 2014 20:03:10 GMT-0500 (EST) (try.html, line 33)</text:p>
          </table:table-cell>
        </table:table-row>
        <table:table-row table:style-name="ro1">
          <table:table-cell office:value-type="string">
            <text:p>[Log] <text:s/>Latitude:45.43407399677246 (try.html, line 34)</text:p>
          </table:table-cell>
        </table:table-row>
        <table:table-row table:style-name="ro1">
          <table:table-cell office:value-type="string">
            <text:p>[Log] Longitude: -75.691445460613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 (try.html, line 32)</text:p>
          </table:table-cell>
        </table:table-row>
        <table:table-row table:style-name="ro1">
          <table:table-cell office:value-type="string">
            <text:p>[Log] <text:s/>Time:Wed Feb 05 2014 20:03:11 GMT-0500 (EST) (try.html, line 33)</text:p>
          </table:table-cell>
        </table:table-row>
        <table:table-row table:style-name="ro1">
          <table:table-cell office:value-type="string">
            <text:p>[Log] <text:s/>Latitude:45.43407169174909 (try.html, line 34)</text:p>
          </table:table-cell>
        </table:table-row>
        <table:table-row table:style-name="ro1">
          <table:table-cell office:value-type="string">
            <text:p>[Log] Longitude: -75.691464822809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 (try.html, line 32)</text:p>
          </table:table-cell>
        </table:table-row>
        <table:table-row table:style-name="ro1">
          <table:table-cell office:value-type="string">
            <text:p>[Log] <text:s/>Time:Wed Feb 05 2014 20:03:12 GMT-0500 (EST) (try.html, line 33)</text:p>
          </table:table-cell>
        </table:table-row>
        <table:table-row table:style-name="ro1">
          <table:table-cell office:value-type="string">
            <text:p>[Log] <text:s/>Latitude:45.434068506625884 (try.html, line 34)</text:p>
          </table:table-cell>
        </table:table-row>
        <table:table-row table:style-name="ro1">
          <table:table-cell office:value-type="string">
            <text:p>[Log] Longitude: -75.6914810837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 (try.html, line 32)</text:p>
          </table:table-cell>
        </table:table-row>
        <table:table-row table:style-name="ro1">
          <table:table-cell office:value-type="string">
            <text:p>[Log] <text:s/>Time:Wed Feb 05 2014 20:03:13 GMT-0500 (EST) (try.html, line 33)</text:p>
          </table:table-cell>
        </table:table-row>
        <table:table-row table:style-name="ro1">
          <table:table-cell office:value-type="string">
            <text:p>[Log] <text:s/>Latitude:45.43406398039817 (try.html, line 34)</text:p>
          </table:table-cell>
        </table:table-row>
        <table:table-row table:style-name="ro1">
          <table:table-cell office:value-type="string">
            <text:p>[Log] Longitude: -75.691495416756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 (try.html, line 32)</text:p>
          </table:table-cell>
        </table:table-row>
        <table:table-row table:style-name="ro1">
          <table:table-cell office:value-type="string">
            <text:p>[Log] <text:s/>Time:Wed Feb 05 2014 20:03:14 GMT-0500 (EST) (try.html, line 33)</text:p>
          </table:table-cell>
        </table:table-row>
        <table:table-row table:style-name="ro1">
          <table:table-cell office:value-type="string">
            <text:p>[Log] <text:s/>Latitude:45.43406066954642 (try.html, line 34)</text:p>
          </table:table-cell>
        </table:table-row>
        <table:table-row table:style-name="ro1">
          <table:table-cell office:value-type="string">
            <text:p>[Log] Longitude: -75.691506816144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 (try.html, line 32)</text:p>
          </table:table-cell>
        </table:table-row>
        <table:table-row table:style-name="ro1">
          <table:table-cell office:value-type="string">
            <text:p>[Log] <text:s/>Time:Wed Feb 05 2014 20:03:15 GMT-0500 (EST) (try.html, line 33)</text:p>
          </table:table-cell>
        </table:table-row>
        <table:table-row table:style-name="ro1">
          <table:table-cell office:value-type="string">
            <text:p>[Log] <text:s/>Latitude:45.43405882552772 (try.html, line 34)</text:p>
          </table:table-cell>
        </table:table-row>
        <table:table-row table:style-name="ro1">
          <table:table-cell office:value-type="string">
            <text:p>[Log] Longitude: -75.691515030409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 (try.html, line 32)</text:p>
          </table:table-cell>
        </table:table-row>
        <table:table-row table:style-name="ro1">
          <table:table-cell office:value-type="string">
            <text:p>[Log] <text:s/>Time:Wed Feb 05 2014 20:03:16 GMT-0500 (EST) (try.html, line 33)</text:p>
          </table:table-cell>
        </table:table-row>
        <table:table-row table:style-name="ro1">
          <table:table-cell office:value-type="string">
            <text:p>[Log] <text:s/>Latitude:45.43406016663223 (try.html, line 34)</text:p>
          </table:table-cell>
        </table:table-row>
        <table:table-row table:style-name="ro1">
          <table:table-cell office:value-type="string">
            <text:p>[Log] Longitude: -75.691518047894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 (try.html, line 32)</text:p>
          </table:table-cell>
        </table:table-row>
        <table:table-row table:style-name="ro1">
          <table:table-cell office:value-type="string">
            <text:p>[Log] <text:s/>Time:Wed Feb 05 2014 20:03:17 GMT-0500 (EST) (try.html, line 33)</text:p>
          </table:table-cell>
        </table:table-row>
        <table:table-row table:style-name="ro1">
          <table:table-cell office:value-type="string">
            <text:p>[Log] <text:s/>Latitude:45.434063854669624 (try.html, line 34)</text:p>
          </table:table-cell>
        </table:table-row>
        <table:table-row table:style-name="ro1">
          <table:table-cell office:value-type="string">
            <text:p>[Log] Longitude: -75.691518550809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 (try.html, line 32)</text:p>
          </table:table-cell>
        </table:table-row>
        <table:table-row table:style-name="ro1">
          <table:table-cell office:value-type="string">
            <text:p>[Log] <text:s/>Time:Wed Feb 05 2014 20:03:18 GMT-0500 (EST) (try.html, line 33)</text:p>
          </table:table-cell>
        </table:table-row>
        <table:table-row table:style-name="ro1">
          <table:table-cell office:value-type="string">
            <text:p>[Log] <text:s/>Latitude:45.434063854669624 (try.html, line 34)</text:p>
          </table:table-cell>
        </table:table-row>
        <table:table-row table:style-name="ro1">
          <table:table-cell office:value-type="string">
            <text:p>[Log] Longitude: -75.691518550809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 (try.html, line 32)</text:p>
          </table:table-cell>
        </table:table-row>
        <table:table-row table:style-name="ro1">
          <table:table-cell office:value-type="string">
            <text:p>[Log] <text:s/>Time:Wed Feb 05 2014 20:03:19 GMT-0500 (EST) (try.html, line 33)</text:p>
          </table:table-cell>
        </table:table-row>
        <table:table-row table:style-name="ro1">
          <table:table-cell office:value-type="string">
            <text:p>[Log] <text:s/>Latitude:45.43407190129667 (try.html, line 34)</text:p>
          </table:table-cell>
        </table:table-row>
        <table:table-row table:style-name="ro1">
          <table:table-cell office:value-type="string">
            <text:p>[Log] Longitude: -75.691517880256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 (try.html, line 32)</text:p>
          </table:table-cell>
        </table:table-row>
        <table:table-row table:style-name="ro1">
          <table:table-cell office:value-type="string">
            <text:p>[Log] <text:s/>Time:Wed Feb 05 2014 20:03:20 GMT-0500 (EST) (try.html, line 33)</text:p>
          </table:table-cell>
        </table:table-row>
        <table:table-row table:style-name="ro1">
          <table:table-cell office:value-type="string">
            <text:p>[Log] <text:s/>Latitude:45.43407642752438 (try.html, line 34)</text:p>
          </table:table-cell>
        </table:table-row>
        <table:table-row table:style-name="ro1">
          <table:table-cell office:value-type="string">
            <text:p>[Log] Longitude: -75.691517796437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 (try.html, line 32)</text:p>
          </table:table-cell>
        </table:table-row>
        <table:table-row table:style-name="ro1">
          <table:table-cell office:value-type="string">
            <text:p>[Log] <text:s/>Time:Wed Feb 05 2014 20:03:21 GMT-0500 (EST) (try.html, line 33)</text:p>
          </table:table-cell>
        </table:table-row>
        <table:table-row table:style-name="ro1">
          <table:table-cell office:value-type="string">
            <text:p>[Log] <text:s/>Latitude:45.434082672042244 (try.html, line 34)</text:p>
          </table:table-cell>
        </table:table-row>
        <table:table-row table:style-name="ro1">
          <table:table-cell office:value-type="string">
            <text:p>[Log] Longitude: -75.691514527495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 (try.html, line 32)</text:p>
          </table:table-cell>
        </table:table-row>
        <table:table-row table:style-name="ro1">
          <table:table-cell office:value-type="string">
            <text:p>[Log] <text:s/>Time:Wed Feb 05 2014 20:03:22 GMT-0500 (EST) (try.html, line 33)</text:p>
          </table:table-cell>
        </table:table-row>
        <table:table-row table:style-name="ro1">
          <table:table-cell office:value-type="string">
            <text:p>[Log] <text:s/>Latitude:45.43409164067864 (try.html, line 34)</text:p>
          </table:table-cell>
        </table:table-row>
        <table:table-row table:style-name="ro1">
          <table:table-cell office:value-type="string">
            <text:p>[Log] Longitude: -75.691506564687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 (try.html, line 32)</text:p>
          </table:table-cell>
        </table:table-row>
        <table:table-row table:style-name="ro1">
          <table:table-cell office:value-type="string">
            <text:p>[Log] <text:s/>Time:Wed Feb 05 2014 20:03:23 GMT-0500 (EST) (try.html, line 33)</text:p>
          </table:table-cell>
        </table:table-row>
        <table:table-row table:style-name="ro1">
          <table:table-cell office:value-type="string">
            <text:p>[Log] <text:s/>Latitude:45.43410031594842 (try.html, line 34)</text:p>
          </table:table-cell>
        </table:table-row>
        <table:table-row table:style-name="ro1">
          <table:table-cell office:value-type="string">
            <text:p>[Log] Longitude: -75.691495835851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 (try.html, line 32)</text:p>
          </table:table-cell>
        </table:table-row>
        <table:table-row table:style-name="ro1">
          <table:table-cell office:value-type="string">
            <text:p>[Log] <text:s/>Time:Wed Feb 05 2014 20:03:24 GMT-0500 (EST) (try.html, line 33)</text:p>
          </table:table-cell>
        </table:table-row>
        <table:table-row table:style-name="ro1">
          <table:table-cell office:value-type="string">
            <text:p>[Log] <text:s/>Latitude:45.434107943480306 (try.html, line 34)</text:p>
          </table:table-cell>
        </table:table-row>
        <table:table-row table:style-name="ro1">
          <table:table-cell office:value-type="string">
            <text:p>[Log] Longitude: -75.691485526110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 (try.html, line 32)</text:p>
          </table:table-cell>
        </table:table-row>
        <table:table-row table:style-name="ro1">
          <table:table-cell office:value-type="string">
            <text:p>[Log] <text:s/>Time:Wed Feb 05 2014 20:03:25 GMT-0500 (EST) (try.html, line 33)</text:p>
          </table:table-cell>
        </table:table-row>
        <table:table-row table:style-name="ro1">
          <table:table-cell office:value-type="string">
            <text:p>[Log] <text:s/>Latitude:45.43411192488431 (try.html, line 34)</text:p>
          </table:table-cell>
        </table:table-row>
        <table:table-row table:style-name="ro1">
          <table:table-cell office:value-type="string">
            <text:p>[Log] Longitude: -75.691480496968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 (try.html, line 32)</text:p>
          </table:table-cell>
        </table:table-row>
        <table:table-row table:style-name="ro1">
          <table:table-cell office:value-type="string">
            <text:p>[Log] <text:s/>Time:Wed Feb 05 2014 20:03:26 GMT-0500 (EST) (try.html, line 33)</text:p>
          </table:table-cell>
        </table:table-row>
        <table:table-row table:style-name="ro1">
          <table:table-cell office:value-type="string">
            <text:p>[Log] <text:s/>Latitude:45.43411276307463 (try.html, line 34)</text:p>
          </table:table-cell>
        </table:table-row>
        <table:table-row table:style-name="ro1">
          <table:table-cell office:value-type="string">
            <text:p>[Log] Longitude: -75.691480496968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 (try.html, line 32)</text:p>
          </table:table-cell>
        </table:table-row>
        <table:table-row table:style-name="ro1">
          <table:table-cell office:value-type="string">
            <text:p>[Log] <text:s/>Time:Wed Feb 05 2014 20:03:27 GMT-0500 (EST) (try.html, line 33)</text:p>
          </table:table-cell>
        </table:table-row>
        <table:table-row table:style-name="ro1">
          <table:table-cell office:value-type="string">
            <text:p>[Log] <text:s/>Latitude:45.43411012277513 (try.html, line 34)</text:p>
          </table:table-cell>
        </table:table-row>
        <table:table-row table:style-name="ro1">
          <table:table-cell office:value-type="string">
            <text:p>[Log] Longitude: -75.691488711233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 (try.html, line 32)</text:p>
          </table:table-cell>
        </table:table-row>
        <table:table-row table:style-name="ro1">
          <table:table-cell office:value-type="string">
            <text:p>[Log] <text:s/>Time:Wed Feb 05 2014 20:03:28 GMT-0500 (EST) (try.html, line 33)</text:p>
          </table:table-cell>
        </table:table-row>
        <table:table-row table:style-name="ro1">
          <table:table-cell office:value-type="string">
            <text:p>[Log] <text:s/>Latitude:45.43410882358014 (try.html, line 34)</text:p>
          </table:table-cell>
        </table:table-row>
        <table:table-row table:style-name="ro1">
          <table:table-cell office:value-type="string">
            <text:p>[Log] Longitude: -75.691493069823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 (try.html, line 32)</text:p>
          </table:table-cell>
        </table:table-row>
        <table:table-row table:style-name="ro1">
          <table:table-cell office:value-type="string">
            <text:p>[Log] <text:s/>Time:Wed Feb 05 2014 20:03:29 GMT-0500 (EST) (try.html, line 33)</text:p>
          </table:table-cell>
        </table:table-row>
        <table:table-row table:style-name="ro1">
          <table:table-cell office:value-type="string">
            <text:p>[Log] <text:s/>Latitude:45.434108069208854 (try.html, line 34)</text:p>
          </table:table-cell>
        </table:table-row>
        <table:table-row table:style-name="ro1">
          <table:table-cell office:value-type="string">
            <text:p>[Log] Longitude: -75.691498098965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 (try.html, line 32)</text:p>
          </table:table-cell>
        </table:table-row>
        <table:table-row table:style-name="ro1">
          <table:table-cell office:value-type="string">
            <text:p>[Log] <text:s/>Time:Wed Feb 05 2014 20:03:30 GMT-0500 (EST) (try.html, line 33)</text:p>
          </table:table-cell>
        </table:table-row>
        <table:table-row table:style-name="ro1">
          <table:table-cell office:value-type="string">
            <text:p>[Log] <text:s/>Latitude:45.4341066023758 (try.html, line 34)</text:p>
          </table:table-cell>
        </table:table-row>
        <table:table-row table:style-name="ro1">
          <table:table-cell office:value-type="string">
            <text:p>[Log] Longitude: -75.691499356250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 (try.html, line 32)</text:p>
          </table:table-cell>
        </table:table-row>
        <table:table-row table:style-name="ro1">
          <table:table-cell office:value-type="string">
            <text:p>[Log] <text:s/>Time:Wed Feb 05 2014 20:03:31 GMT-0500 (EST) (try.html, line 33)</text:p>
          </table:table-cell>
        </table:table-row>
        <table:table-row table:style-name="ro1">
          <table:table-cell office:value-type="string">
            <text:p>[Log] <text:s/>Latitude:45.4341066023758 (try.html, line 34)</text:p>
          </table:table-cell>
        </table:table-row>
        <table:table-row table:style-name="ro1">
          <table:table-cell office:value-type="string">
            <text:p>[Log] Longitude: -75.691499356250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 (try.html, line 32)</text:p>
          </table:table-cell>
        </table:table-row>
        <table:table-row table:style-name="ro1">
          <table:table-cell office:value-type="string">
            <text:p>[Log] <text:s/>Time:Wed Feb 05 2014 20:03:32 GMT-0500 (EST) (try.html, line 33)</text:p>
          </table:table-cell>
        </table:table-row>
        <table:table-row table:style-name="ro1">
          <table:table-cell office:value-type="string">
            <text:p>[Log] <text:s/>Latitude:45.4341066023758 (try.html, line 34)</text:p>
          </table:table-cell>
        </table:table-row>
        <table:table-row table:style-name="ro1">
          <table:table-cell office:value-type="string">
            <text:p>[Log] Longitude: -75.691499356250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 (try.html, line 32)</text:p>
          </table:table-cell>
        </table:table-row>
        <table:table-row table:style-name="ro1">
          <table:table-cell office:value-type="string">
            <text:p>[Log] <text:s/>Time:Wed Feb 05 2014 20:03:33 GMT-0500 (EST) (try.html, line 33)</text:p>
          </table:table-cell>
        </table:table-row>
        <table:table-row table:style-name="ro1">
          <table:table-cell office:value-type="string">
            <text:p>[Log] <text:s/>Latitude:45.4341066023758 (try.html, line 34)</text:p>
          </table:table-cell>
        </table:table-row>
        <table:table-row table:style-name="ro1">
          <table:table-cell office:value-type="string">
            <text:p>[Log] Longitude: -75.691499356250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2 (try.html, line 32)</text:p>
          </table:table-cell>
        </table:table-row>
        <table:table-row table:style-name="ro1">
          <table:table-cell office:value-type="string">
            <text:p>[Log] <text:s/>Time:Wed Feb 05 2014 20:03:34 GMT-0500 (EST) (try.html, line 33)</text:p>
          </table:table-cell>
        </table:table-row>
        <table:table-row table:style-name="ro1">
          <table:table-cell office:value-type="string">
            <text:p>[Log] <text:s/>Latitude:45.434099854943746 (try.html, line 34)</text:p>
          </table:table-cell>
        </table:table-row>
        <table:table-row table:style-name="ro1">
          <table:table-cell office:value-type="string">
            <text:p>[Log] Longitude: -75.691507989611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3 (try.html, line 32)</text:p>
          </table:table-cell>
        </table:table-row>
        <table:table-row table:style-name="ro1">
          <table:table-cell office:value-type="string">
            <text:p>[Log] <text:s/>Time:Wed Feb 05 2014 20:03:35 GMT-0500 (EST) (try.html, line 33)</text:p>
          </table:table-cell>
        </table:table-row>
        <table:table-row table:style-name="ro1">
          <table:table-cell office:value-type="string">
            <text:p>[Log] <text:s/>Latitude:45.43409796901553 (try.html, line 34)</text:p>
          </table:table-cell>
        </table:table-row>
        <table:table-row table:style-name="ro1">
          <table:table-cell office:value-type="string">
            <text:p>[Log] Longitude: -75.691508911620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4 (try.html, line 32)</text:p>
          </table:table-cell>
        </table:table-row>
        <table:table-row table:style-name="ro1">
          <table:table-cell office:value-type="string">
            <text:p>[Log] <text:s/>Time:Wed Feb 05 2014 20:03:36 GMT-0500 (EST) (try.html, line 33)</text:p>
          </table:table-cell>
        </table:table-row>
        <table:table-row table:style-name="ro1">
          <table:table-cell office:value-type="string">
            <text:p>[Log] <text:s/>Latitude:45.434094700073295 (try.html, line 34)</text:p>
          </table:table-cell>
        </table:table-row>
        <table:table-row table:style-name="ro1">
          <table:table-cell office:value-type="string">
            <text:p>[Log] Longitude: -75.691508660163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5 (try.html, line 32)</text:p>
          </table:table-cell>
        </table:table-row>
        <table:table-row table:style-name="ro1">
          <table:table-cell office:value-type="string">
            <text:p>[Log] <text:s/>Time:Wed Feb 05 2014 20:03:37 GMT-0500 (EST) (try.html, line 33)</text:p>
          </table:table-cell>
        </table:table-row>
        <table:table-row table:style-name="ro1">
          <table:table-cell office:value-type="string">
            <text:p>[Log] <text:s/>Latitude:45.43409172449767 (try.html, line 34)</text:p>
          </table:table-cell>
        </table:table-row>
        <table:table-row table:style-name="ro1">
          <table:table-cell office:value-type="string">
            <text:p>[Log] Longitude: -75.691507989611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6 (try.html, line 32)</text:p>
          </table:table-cell>
        </table:table-row>
        <table:table-row table:style-name="ro1">
          <table:table-cell office:value-type="string">
            <text:p>[Log] <text:s/>Time:Wed Feb 05 2014 20:03:38 GMT-0500 (EST) (try.html, line 33)</text:p>
          </table:table-cell>
        </table:table-row>
        <table:table-row table:style-name="ro1">
          <table:table-cell office:value-type="string">
            <text:p>[Log] <text:s/>Latitude:45.434090341483646 (try.html, line 34)</text:p>
          </table:table-cell>
        </table:table-row>
        <table:table-row table:style-name="ro1">
          <table:table-cell office:value-type="string">
            <text:p>[Log] Longitude: -75.691505977954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7 (try.html, line 32)</text:p>
          </table:table-cell>
        </table:table-row>
        <table:table-row table:style-name="ro1">
          <table:table-cell office:value-type="string">
            <text:p>[Log] <text:s/>Time:Wed Feb 05 2014 20:03:39 GMT-0500 (EST) (try.html, line 33)</text:p>
          </table:table-cell>
        </table:table-row>
        <table:table-row table:style-name="ro1">
          <table:table-cell office:value-type="string">
            <text:p>[Log] <text:s/>Latitude:45.43409067675977 (try.html, line 34)</text:p>
          </table:table-cell>
        </table:table-row>
        <table:table-row table:style-name="ro1">
          <table:table-cell office:value-type="string">
            <text:p>[Log] Longitude: -75.691502876650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8 (try.html, line 32)</text:p>
          </table:table-cell>
        </table:table-row>
        <table:table-row table:style-name="ro1">
          <table:table-cell office:value-type="string">
            <text:p>[Log] <text:s/>Time:Wed Feb 05 2014 20:03:40 GMT-0500 (EST) (try.html, line 33)</text:p>
          </table:table-cell>
        </table:table-row>
        <table:table-row table:style-name="ro1">
          <table:table-cell office:value-type="string">
            <text:p>[Log] <text:s/>Latitude:45.43409067675977 (try.html, line 34)</text:p>
          </table:table-cell>
        </table:table-row>
        <table:table-row table:style-name="ro1">
          <table:table-cell office:value-type="string">
            <text:p>[Log] Longitude: -75.691502876650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9 (try.html, line 32)</text:p>
          </table:table-cell>
        </table:table-row>
        <table:table-row table:style-name="ro1">
          <table:table-cell office:value-type="string">
            <text:p>[Log] <text:s/>Time:Wed Feb 05 2014 20:03:41 GMT-0500 (EST) (try.html, line 33)</text:p>
          </table:table-cell>
        </table:table-row>
        <table:table-row table:style-name="ro1">
          <table:table-cell office:value-type="string">
            <text:p>[Log] <text:s/>Latitude:45.43409067675977 (try.html, line 34)</text:p>
          </table:table-cell>
        </table:table-row>
        <table:table-row table:style-name="ro1">
          <table:table-cell office:value-type="string">
            <text:p>[Log] Longitude: -75.691502876650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0 (try.html, line 32)</text:p>
          </table:table-cell>
        </table:table-row>
        <table:table-row table:style-name="ro1">
          <table:table-cell office:value-type="string">
            <text:p>[Log] <text:s/>Time:Wed Feb 05 2014 20:03:42 GMT-0500 (EST) (try.html, line 33)</text:p>
          </table:table-cell>
        </table:table-row>
        <table:table-row table:style-name="ro1">
          <table:table-cell office:value-type="string">
            <text:p>[Log] <text:s/>Latitude:45.43409897484391 (try.html, line 34)</text:p>
          </table:table-cell>
        </table:table-row>
        <table:table-row table:style-name="ro1">
          <table:table-cell office:value-type="string">
            <text:p>[Log] Longitude: -75.691490806709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1 (try.html, line 32)</text:p>
          </table:table-cell>
        </table:table-row>
        <table:table-row table:style-name="ro1">
          <table:table-cell office:value-type="string">
            <text:p>[Log] <text:s/>Time:Wed Feb 05 2014 20:03:43 GMT-0500 (EST) (try.html, line 33)</text:p>
          </table:table-cell>
        </table:table-row>
        <table:table-row table:style-name="ro1">
          <table:table-cell office:value-type="string">
            <text:p>[Log] <text:s/>Latitude:45.43410438117146 (try.html, line 34)</text:p>
          </table:table-cell>
        </table:table-row>
        <table:table-row table:style-name="ro1">
          <table:table-cell office:value-type="string">
            <text:p>[Log] Longitude: -75.691482592444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2 (try.html, line 32)</text:p>
          </table:table-cell>
        </table:table-row>
        <table:table-row table:style-name="ro1">
          <table:table-cell office:value-type="string">
            <text:p>[Log] <text:s/>Time:Wed Feb 05 2014 20:03:44 GMT-0500 (EST) (try.html, line 33)</text:p>
          </table:table-cell>
        </table:table-row>
        <table:table-row table:style-name="ro1">
          <table:table-cell office:value-type="string">
            <text:p>[Log] <text:s/>Latitude:45.43410869785159 (try.html, line 34)</text:p>
          </table:table-cell>
        </table:table-row>
        <table:table-row table:style-name="ro1">
          <table:table-cell office:value-type="string">
            <text:p>[Log] Longitude: -75.691472450341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3 (try.html, line 32)</text:p>
          </table:table-cell>
        </table:table-row>
        <table:table-row table:style-name="ro1">
          <table:table-cell office:value-type="string">
            <text:p>[Log] <text:s/>Time:Wed Feb 05 2014 20:03:45 GMT-0500 (EST) (try.html, line 33)</text:p>
          </table:table-cell>
        </table:table-row>
        <table:table-row table:style-name="ro1">
          <table:table-cell office:value-type="string">
            <text:p>[Log] <text:s/>Latitude:45.43411314026027 (try.html, line 34)</text:p>
          </table:table-cell>
        </table:table-row>
        <table:table-row table:style-name="ro1">
          <table:table-cell office:value-type="string">
            <text:p>[Log] Longitude: -75.691462559695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4 (try.html, line 32)</text:p>
          </table:table-cell>
        </table:table-row>
        <table:table-row table:style-name="ro1">
          <table:table-cell office:value-type="string">
            <text:p>[Log] <text:s/>Time:Wed Feb 05 2014 20:03:46 GMT-0500 (EST) (try.html, line 33)</text:p>
          </table:table-cell>
        </table:table-row>
        <table:table-row table:style-name="ro1">
          <table:table-cell office:value-type="string">
            <text:p>[Log] <text:s/>Latitude:45.43411749884992 (try.html, line 34)</text:p>
          </table:table-cell>
        </table:table-row>
        <table:table-row table:style-name="ro1">
          <table:table-cell office:value-type="string">
            <text:p>[Log] Longitude: -75.6914519984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5 (try.html, line 32)</text:p>
          </table:table-cell>
        </table:table-row>
        <table:table-row table:style-name="ro1">
          <table:table-cell office:value-type="string">
            <text:p>[Log] <text:s/>Time:Wed Feb 05 2014 20:03:47 GMT-0500 (EST) (try.html, line 33)</text:p>
          </table:table-cell>
        </table:table-row>
        <table:table-row table:style-name="ro1">
          <table:table-cell office:value-type="string">
            <text:p>[Log] <text:s/>Latitude:45.43412143834441 (try.html, line 34)</text:p>
          </table:table-cell>
        </table:table-row>
        <table:table-row table:style-name="ro1">
          <table:table-cell office:value-type="string">
            <text:p>[Log] Longitude: -75.691442946042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6 (try.html, line 32)</text:p>
          </table:table-cell>
        </table:table-row>
        <table:table-row table:style-name="ro1">
          <table:table-cell office:value-type="string">
            <text:p>[Log] <text:s/>Time:Wed Feb 05 2014 20:03:48 GMT-0500 (EST) (try.html, line 33)</text:p>
          </table:table-cell>
        </table:table-row>
        <table:table-row table:style-name="ro1">
          <table:table-cell office:value-type="string">
            <text:p>[Log] <text:s/>Latitude:45.43412462346762 (try.html, line 34)</text:p>
          </table:table-cell>
        </table:table-row>
        <table:table-row table:style-name="ro1">
          <table:table-cell office:value-type="string">
            <text:p>[Log] Longitude: -75.691435737605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7 (try.html, line 32)</text:p>
          </table:table-cell>
        </table:table-row>
        <table:table-row table:style-name="ro1">
          <table:table-cell office:value-type="string">
            <text:p>[Log] <text:s/>Time:Wed Feb 05 2014 20:03:49 GMT-0500 (EST) (try.html, line 33)</text:p>
          </table:table-cell>
        </table:table-row>
        <table:table-row table:style-name="ro1">
          <table:table-cell office:value-type="string">
            <text:p>[Log] <text:s/>Latitude:45.43412655130535 (try.html, line 34)</text:p>
          </table:table-cell>
        </table:table-row>
        <table:table-row table:style-name="ro1">
          <table:table-cell office:value-type="string">
            <text:p>[Log] Longitude: -75.691433306853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8 (try.html, line 32)</text:p>
          </table:table-cell>
        </table:table-row>
        <table:table-row table:style-name="ro1">
          <table:table-cell office:value-type="string">
            <text:p>[Log] <text:s/>Time:Wed Feb 05 2014 20:03:50 GMT-0500 (EST) (try.html, line 33)</text:p>
          </table:table-cell>
        </table:table-row>
        <table:table-row table:style-name="ro1">
          <table:table-cell office:value-type="string">
            <text:p>[Log] <text:s/>Latitude:45.434125964572125 (try.html, line 34)</text:p>
          </table:table-cell>
        </table:table-row>
        <table:table-row table:style-name="ro1">
          <table:table-cell office:value-type="string">
            <text:p>[Log] Longitude: -75.691435486148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9 (try.html, line 32)</text:p>
          </table:table-cell>
        </table:table-row>
        <table:table-row table:style-name="ro1">
          <table:table-cell office:value-type="string">
            <text:p>[Log] <text:s/>Time:Wed Feb 05 2014 20:03:51 GMT-0500 (EST) (try.html, line 33)</text:p>
          </table:table-cell>
        </table:table-row>
        <table:table-row table:style-name="ro1">
          <table:table-cell office:value-type="string">
            <text:p>[Log] <text:s/>Latitude:45.434125964572125 (try.html, line 34)</text:p>
          </table:table-cell>
        </table:table-row>
        <table:table-row table:style-name="ro1">
          <table:table-cell office:value-type="string">
            <text:p>[Log] Longitude: -75.691435486148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0 (try.html, line 32)</text:p>
          </table:table-cell>
        </table:table-row>
        <table:table-row table:style-name="ro1">
          <table:table-cell office:value-type="string">
            <text:p>[Log] <text:s/>Time:Wed Feb 05 2014 20:03:52 GMT-0500 (EST) (try.html, line 33)</text:p>
          </table:table-cell>
        </table:table-row>
        <table:table-row table:style-name="ro1">
          <table:table-cell office:value-type="string">
            <text:p>[Log] <text:s/>Latitude:45.43411703784525 (try.html, line 34)</text:p>
          </table:table-cell>
        </table:table-row>
        <table:table-row table:style-name="ro1">
          <table:table-cell office:value-type="string">
            <text:p>[Log] Longitude: -75.691451244126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1 (try.html, line 32)</text:p>
          </table:table-cell>
        </table:table-row>
        <table:table-row table:style-name="ro1">
          <table:table-cell office:value-type="string">
            <text:p>[Log] <text:s/>Time:Wed Feb 05 2014 20:03:53 GMT-0500 (EST) (try.html, line 33)</text:p>
          </table:table-cell>
        </table:table-row>
        <table:table-row table:style-name="ro1">
          <table:table-cell office:value-type="string">
            <text:p>[Log] <text:s/>Latitude:45.4341116315177 (try.html, line 34)</text:p>
          </table:table-cell>
        </table:table-row>
        <table:table-row table:style-name="ro1">
          <table:table-cell office:value-type="string">
            <text:p>[Log] Longitude: -75.691456357087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2 (try.html, line 32)</text:p>
          </table:table-cell>
        </table:table-row>
        <table:table-row table:style-name="ro1">
          <table:table-cell office:value-type="string">
            <text:p>[Log] <text:s/>Time:Wed Feb 05 2014 20:03:54 GMT-0500 (EST) (try.html, line 33)</text:p>
          </table:table-cell>
        </table:table-row>
        <table:table-row table:style-name="ro1">
          <table:table-cell office:value-type="string">
            <text:p>[Log] <text:s/>Latitude:45.434107650113695 (try.html, line 34)</text:p>
          </table:table-cell>
        </table:table-row>
        <table:table-row table:style-name="ro1">
          <table:table-cell office:value-type="string">
            <text:p>[Log] Longitude: -75.691460799496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3 (try.html, line 32)</text:p>
          </table:table-cell>
        </table:table-row>
        <table:table-row table:style-name="ro1">
          <table:table-cell office:value-type="string">
            <text:p>[Log] <text:s/>Time:Wed Feb 05 2014 20:03:55 GMT-0500 (EST) (try.html, line 33)</text:p>
          </table:table-cell>
        </table:table-row>
        <table:table-row table:style-name="ro1">
          <table:table-cell office:value-type="string">
            <text:p>[Log] <text:s/>Latitude:45.434103501071625 (try.html, line 34)</text:p>
          </table:table-cell>
        </table:table-row>
        <table:table-row table:style-name="ro1">
          <table:table-cell office:value-type="string">
            <text:p>[Log] Longitude: -75.691464571352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4 (try.html, line 32)</text:p>
          </table:table-cell>
        </table:table-row>
        <table:table-row table:style-name="ro1">
          <table:table-cell office:value-type="string">
            <text:p>[Log] <text:s/>Time:Wed Feb 05 2014 20:03:56 GMT-0500 (EST) (try.html, line 33)</text:p>
          </table:table-cell>
        </table:table-row>
        <table:table-row table:style-name="ro1">
          <table:table-cell office:value-type="string">
            <text:p>[Log] <text:s/>Latitude:45.43409843002021 (try.html, line 34)</text:p>
          </table:table-cell>
        </table:table-row>
        <table:table-row table:style-name="ro1">
          <table:table-cell office:value-type="string">
            <text:p>[Log] Longitude: -75.691469097580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5 (try.html, line 32)</text:p>
          </table:table-cell>
        </table:table-row>
        <table:table-row table:style-name="ro1">
          <table:table-cell office:value-type="string">
            <text:p>[Log] <text:s/>Time:Wed Feb 05 2014 20:03:57 GMT-0500 (EST) (try.html, line 33)</text:p>
          </table:table-cell>
        </table:table-row>
        <table:table-row table:style-name="ro1">
          <table:table-cell office:value-type="string">
            <text:p>[Log] <text:s/>Latitude:45.434093778063946 (try.html, line 34)</text:p>
          </table:table-cell>
        </table:table-row>
        <table:table-row table:style-name="ro1">
          <table:table-cell office:value-type="string">
            <text:p>[Log] Longitude: -75.691472534160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6 (try.html, line 32)</text:p>
          </table:table-cell>
        </table:table-row>
        <table:table-row table:style-name="ro1">
          <table:table-cell office:value-type="string">
            <text:p>[Log] <text:s/>Time:Wed Feb 05 2014 20:03:58 GMT-0500 (EST) (try.html, line 33)</text:p>
          </table:table-cell>
        </table:table-row>
        <table:table-row table:style-name="ro1">
          <table:table-cell office:value-type="string">
            <text:p>[Log] <text:s/>Latitude:45.434086401989155 (try.html, line 34)</text:p>
          </table:table-cell>
        </table:table-row>
        <table:table-row table:style-name="ro1">
          <table:table-cell office:value-type="string">
            <text:p>[Log] Longitude: -75.691475467826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7 (try.html, line 32)</text:p>
          </table:table-cell>
        </table:table-row>
        <table:table-row table:style-name="ro1">
          <table:table-cell office:value-type="string">
            <text:p>[Log] <text:s/>Time:Wed Feb 05 2014 20:03:59 GMT-0500 (EST) (try.html, line 33)</text:p>
          </table:table-cell>
        </table:table-row>
        <table:table-row table:style-name="ro1">
          <table:table-cell office:value-type="string">
            <text:p>[Log] <text:s/>Latitude:45.43407848109066 (try.html, line 34)</text:p>
          </table:table-cell>
        </table:table-row>
        <table:table-row table:style-name="ro1">
          <table:table-cell office:value-type="string">
            <text:p>[Log] Longitude: -75.691476641293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8 (try.html, line 32)</text:p>
          </table:table-cell>
        </table:table-row>
        <table:table-row table:style-name="ro1">
          <table:table-cell office:value-type="string">
            <text:p>[Log] <text:s/>Time:Wed Feb 05 2014 20:04:00 GMT-0500 (EST) (try.html, line 33)</text:p>
          </table:table-cell>
        </table:table-row>
        <table:table-row table:style-name="ro1">
          <table:table-cell office:value-type="string">
            <text:p>[Log] <text:s/>Latitude:45.43407177556812 (try.html, line 34)</text:p>
          </table:table-cell>
        </table:table-row>
        <table:table-row table:style-name="ro1">
          <table:table-cell office:value-type="string">
            <text:p>[Log] Longitude: -75.691477479483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9 (try.html, line 32)</text:p>
          </table:table-cell>
        </table:table-row>
        <table:table-row table:style-name="ro1">
          <table:table-cell office:value-type="string">
            <text:p>[Log] <text:s/>Time:Wed Feb 05 2014 20:04:01 GMT-0500 (EST) (try.html, line 33)</text:p>
          </table:table-cell>
        </table:table-row>
        <table:table-row table:style-name="ro1">
          <table:table-cell office:value-type="string">
            <text:p>[Log] <text:s/>Latitude:45.43406867426395 (try.html, line 34)</text:p>
          </table:table-cell>
        </table:table-row>
        <table:table-row table:style-name="ro1">
          <table:table-cell office:value-type="string">
            <text:p>[Log] Longitude: -75.691476725112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0 (try.html, line 32)</text:p>
          </table:table-cell>
        </table:table-row>
        <table:table-row table:style-name="ro1">
          <table:table-cell office:value-type="string">
            <text:p>[Log] <text:s/>Time:Wed Feb 05 2014 20:04:02 GMT-0500 (EST) (try.html, line 33)</text:p>
          </table:table-cell>
        </table:table-row>
        <table:table-row table:style-name="ro1">
          <table:table-cell office:value-type="string">
            <text:p>[Log] <text:s/>Latitude:45.43407236230134 (try.html, line 34)</text:p>
          </table:table-cell>
        </table:table-row>
        <table:table-row table:style-name="ro1">
          <table:table-cell office:value-type="string">
            <text:p>[Log] Longitude: -75.691471612151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1 (try.html, line 32)</text:p>
          </table:table-cell>
        </table:table-row>
        <table:table-row table:style-name="ro1">
          <table:table-cell office:value-type="string">
            <text:p>[Log] <text:s/>Time:Wed Feb 05 2014 20:04:03 GMT-0500 (EST) (try.html, line 33)</text:p>
          </table:table-cell>
        </table:table-row>
        <table:table-row table:style-name="ro1">
          <table:table-cell office:value-type="string">
            <text:p>[Log] <text:s/>Latitude:45.434078313452595 (try.html, line 34)</text:p>
          </table:table-cell>
        </table:table-row>
        <table:table-row table:style-name="ro1">
          <table:table-cell office:value-type="string">
            <text:p>[Log] Longitude: -75.691464571352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2 (try.html, line 32)</text:p>
          </table:table-cell>
        </table:table-row>
        <table:table-row table:style-name="ro1">
          <table:table-cell office:value-type="string">
            <text:p>[Log] <text:s/>Time:Wed Feb 05 2014 20:04:04 GMT-0500 (EST) (try.html, line 33)</text:p>
          </table:table-cell>
        </table:table-row>
        <table:table-row table:style-name="ro1">
          <table:table-cell office:value-type="string">
            <text:p>[Log] <text:s/>Latitude:45.434087533546084 (try.html, line 34)</text:p>
          </table:table-cell>
        </table:table-row>
        <table:table-row table:style-name="ro1">
          <table:table-cell office:value-type="string">
            <text:p>[Log] Longitude: -75.691454513068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3 (try.html, line 32)</text:p>
          </table:table-cell>
        </table:table-row>
        <table:table-row table:style-name="ro1">
          <table:table-cell office:value-type="string">
            <text:p>[Log] <text:s/>Time:Wed Feb 05 2014 20:04:05 GMT-0500 (EST) (try.html, line 33)</text:p>
          </table:table-cell>
        </table:table-row>
        <table:table-row table:style-name="ro1">
          <table:table-cell office:value-type="string">
            <text:p>[Log] <text:s/>Latitude:45.43409650218248 (try.html, line 34)</text:p>
          </table:table-cell>
        </table:table-row>
        <table:table-row table:style-name="ro1">
          <table:table-cell office:value-type="string">
            <text:p>[Log] Longitude: -75.691442359309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4 (try.html, line 32)</text:p>
          </table:table-cell>
        </table:table-row>
        <table:table-row table:style-name="ro1">
          <table:table-cell office:value-type="string">
            <text:p>[Log] <text:s/>Time:Wed Feb 05 2014 20:04:06 GMT-0500 (EST) (try.html, line 33)</text:p>
          </table:table-cell>
        </table:table-row>
        <table:table-row table:style-name="ro1">
          <table:table-cell office:value-type="string">
            <text:p>[Log] <text:s/>Latitude:45.43410488408565 (try.html, line 34)</text:p>
          </table:table-cell>
        </table:table-row>
        <table:table-row table:style-name="ro1">
          <table:table-cell office:value-type="string">
            <text:p>[Log] Longitude: -75.691430205549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5 (try.html, line 32)</text:p>
          </table:table-cell>
        </table:table-row>
        <table:table-row table:style-name="ro1">
          <table:table-cell office:value-type="string">
            <text:p>[Log] <text:s/>Time:Wed Feb 05 2014 20:04:07 GMT-0500 (EST) (try.html, line 33)</text:p>
          </table:table-cell>
        </table:table-row>
        <table:table-row table:style-name="ro1">
          <table:table-cell office:value-type="string">
            <text:p>[Log] <text:s/>Latitude:45.43411284689366 (try.html, line 34)</text:p>
          </table:table-cell>
        </table:table-row>
        <table:table-row table:style-name="ro1">
          <table:table-cell office:value-type="string">
            <text:p>[Log] Longitude: -75.691419057618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6 (try.html, line 32)</text:p>
          </table:table-cell>
        </table:table-row>
        <table:table-row table:style-name="ro1">
          <table:table-cell office:value-type="string">
            <text:p>[Log] <text:s/>Time:Wed Feb 05 2014 20:04:08 GMT-0500 (EST) (try.html, line 33)</text:p>
          </table:table-cell>
        </table:table-row>
        <table:table-row table:style-name="ro1">
          <table:table-cell office:value-type="string">
            <text:p>[Log] <text:s/>Latitude:45.43411951050668 (try.html, line 34)</text:p>
          </table:table-cell>
        </table:table-row>
        <table:table-row table:style-name="ro1">
          <table:table-cell office:value-type="string">
            <text:p>[Log] Longitude: -75.691409669886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7 (try.html, line 32)</text:p>
          </table:table-cell>
        </table:table-row>
        <table:table-row table:style-name="ro1">
          <table:table-cell office:value-type="string">
            <text:p>[Log] <text:s/>Time:Wed Feb 05 2014 20:04:09 GMT-0500 (EST) (try.html, line 33)</text:p>
          </table:table-cell>
        </table:table-row>
        <table:table-row table:style-name="ro1">
          <table:table-cell office:value-type="string">
            <text:p>[Log] <text:s/>Latitude:45.43412462346762 (try.html, line 34)</text:p>
          </table:table-cell>
        </table:table-row>
        <table:table-row table:style-name="ro1">
          <table:table-cell office:value-type="string">
            <text:p>[Log] Longitude: -75.69140204235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8 (try.html, line 32)</text:p>
          </table:table-cell>
        </table:table-row>
        <table:table-row table:style-name="ro1">
          <table:table-cell office:value-type="string">
            <text:p>[Log] <text:s/>Time:Wed Feb 05 2014 20:04:10 GMT-0500 (EST) (try.html, line 33)</text:p>
          </table:table-cell>
        </table:table-row>
        <table:table-row table:style-name="ro1">
          <table:table-cell office:value-type="string">
            <text:p>[Log] <text:s/>Latitude:45.43412877250969 (try.html, line 34)</text:p>
          </table:table-cell>
        </table:table-row>
        <table:table-row table:style-name="ro1">
          <table:table-cell office:value-type="string">
            <text:p>[Log] Longitude: -75.691396594118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9 (try.html, line 32)</text:p>
          </table:table-cell>
        </table:table-row>
        <table:table-row table:style-name="ro1">
          <table:table-cell office:value-type="string">
            <text:p>[Log] <text:s/>Time:Wed Feb 05 2014 20:04:11 GMT-0500 (EST) (try.html, line 33)</text:p>
          </table:table-cell>
        </table:table-row>
        <table:table-row table:style-name="ro1">
          <table:table-cell office:value-type="string">
            <text:p>[Log] <text:s/>Latitude:45.43413116135209 (try.html, line 34)</text:p>
          </table:table-cell>
        </table:table-row>
        <table:table-row table:style-name="ro1">
          <table:table-cell office:value-type="string">
            <text:p>[Log] Longitude: -75.691392319347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0 (try.html, line 32)</text:p>
          </table:table-cell>
        </table:table-row>
        <table:table-row table:style-name="ro1">
          <table:table-cell office:value-type="string">
            <text:p>[Log] <text:s/>Time:Wed Feb 05 2014 20:04:12 GMT-0500 (EST) (try.html, line 33)</text:p>
          </table:table-cell>
        </table:table-row>
        <table:table-row table:style-name="ro1">
          <table:table-cell office:value-type="string">
            <text:p>[Log] <text:s/>Latitude:45.43413279582321 (try.html, line 34)</text:p>
          </table:table-cell>
        </table:table-row>
        <table:table-row table:style-name="ro1">
          <table:table-cell office:value-type="string">
            <text:p>[Log] Longitude: -75.691385027091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1 (try.html, line 32)</text:p>
          </table:table-cell>
        </table:table-row>
        <table:table-row table:style-name="ro1">
          <table:table-cell office:value-type="string">
            <text:p>[Log] <text:s/>Time:Wed Feb 05 2014 20:04:13 GMT-0500 (EST) (try.html, line 33)</text:p>
          </table:table-cell>
        </table:table-row>
        <table:table-row table:style-name="ro1">
          <table:table-cell office:value-type="string">
            <text:p>[Log] <text:s/>Latitude:45.43413237672805 (try.html, line 34)</text:p>
          </table:table-cell>
        </table:table-row>
        <table:table-row table:style-name="ro1">
          <table:table-cell office:value-type="string">
            <text:p>[Log] Longitude: -75.691378321569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2 (try.html, line 32)</text:p>
          </table:table-cell>
        </table:table-row>
        <table:table-row table:style-name="ro1">
          <table:table-cell office:value-type="string">
            <text:p>[Log] <text:s/>Time:Wed Feb 05 2014 20:04:14 GMT-0500 (EST) (try.html, line 33)</text:p>
          </table:table-cell>
        </table:table-row>
        <table:table-row table:style-name="ro1">
          <table:table-cell office:value-type="string">
            <text:p>[Log] <text:s/>Latitude:45.43412977833807 (try.html, line 34)</text:p>
          </table:table-cell>
        </table:table-row>
        <table:table-row table:style-name="ro1">
          <table:table-cell office:value-type="string">
            <text:p>[Log] Longitude: -75.691370694037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3 (try.html, line 32)</text:p>
          </table:table-cell>
        </table:table-row>
        <table:table-row table:style-name="ro1">
          <table:table-cell office:value-type="string">
            <text:p>[Log] <text:s/>Time:Wed Feb 05 2014 20:04:15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4 (try.html, line 32)</text:p>
          </table:table-cell>
        </table:table-row>
        <table:table-row table:style-name="ro1">
          <table:table-cell office:value-type="string">
            <text:p>[Log] <text:s/>Time:Wed Feb 05 2014 20:04:16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5 (try.html, line 32)</text:p>
          </table:table-cell>
        </table:table-row>
        <table:table-row table:style-name="ro1">
          <table:table-cell office:value-type="string">
            <text:p>[Log] <text:s/>Time:Wed Feb 05 2014 20:04:17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6 (try.html, line 32)</text:p>
          </table:table-cell>
        </table:table-row>
        <table:table-row table:style-name="ro1">
          <table:table-cell office:value-type="string">
            <text:p>[Log] <text:s/>Time:Wed Feb 05 2014 20:04:18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7 (try.html, line 32)</text:p>
          </table:table-cell>
        </table:table-row>
        <table:table-row table:style-name="ro1">
          <table:table-cell office:value-type="string">
            <text:p>[Log] <text:s/>Time:Wed Feb 05 2014 20:04:19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8 (try.html, line 32)</text:p>
          </table:table-cell>
        </table:table-row>
        <table:table-row table:style-name="ro1">
          <table:table-cell office:value-type="string">
            <text:p>[Log] <text:s/>Time:Wed Feb 05 2014 20:04:20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9 (try.html, line 32)</text:p>
          </table:table-cell>
        </table:table-row>
        <table:table-row table:style-name="ro1">
          <table:table-cell office:value-type="string">
            <text:p>[Log] <text:s/>Time:Wed Feb 05 2014 20:04:21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0 (try.html, line 32)</text:p>
          </table:table-cell>
        </table:table-row>
        <table:table-row table:style-name="ro1">
          <table:table-cell office:value-type="string">
            <text:p>[Log] <text:s/>Time:Wed Feb 05 2014 20:04:22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1 (try.html, line 32)</text:p>
          </table:table-cell>
        </table:table-row>
        <table:table-row table:style-name="ro1">
          <table:table-cell office:value-type="string">
            <text:p>[Log] <text:s/>Time:Wed Feb 05 2014 20:04:23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2 (try.html, line 32)</text:p>
          </table:table-cell>
        </table:table-row>
        <table:table-row table:style-name="ro1">
          <table:table-cell office:value-type="string">
            <text:p>[Log] <text:s/>Time:Wed Feb 05 2014 20:04:24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3 (try.html, line 32)</text:p>
          </table:table-cell>
        </table:table-row>
        <table:table-row table:style-name="ro1">
          <table:table-cell office:value-type="string">
            <text:p>[Log] <text:s/>Time:Wed Feb 05 2014 20:04:25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4 (try.html, line 32)</text:p>
          </table:table-cell>
        </table:table-row>
        <table:table-row table:style-name="ro1">
          <table:table-cell office:value-type="string">
            <text:p>[Log] <text:s/>Time:Wed Feb 05 2014 20:04:26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5 (try.html, line 32)</text:p>
          </table:table-cell>
        </table:table-row>
        <table:table-row table:style-name="ro1">
          <table:table-cell office:value-type="string">
            <text:p>[Log] <text:s/>Time:Wed Feb 05 2014 20:04:27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6 (try.html, line 32)</text:p>
          </table:table-cell>
        </table:table-row>
        <table:table-row table:style-name="ro1">
          <table:table-cell office:value-type="string">
            <text:p>[Log] <text:s/>Time:Wed Feb 05 2014 20:04:28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7 (try.html, line 32)</text:p>
          </table:table-cell>
        </table:table-row>
        <table:table-row table:style-name="ro1">
          <table:table-cell office:value-type="string">
            <text:p>[Log] <text:s/>Time:Wed Feb 05 2014 20:04:29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8 (try.html, line 32)</text:p>
          </table:table-cell>
        </table:table-row>
        <table:table-row table:style-name="ro1">
          <table:table-cell office:value-type="string">
            <text:p>[Log] <text:s/>Time:Wed Feb 05 2014 20:04:30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9 (try.html, line 32)</text:p>
          </table:table-cell>
        </table:table-row>
        <table:table-row table:style-name="ro1">
          <table:table-cell office:value-type="string">
            <text:p>[Log] <text:s/>Time:Wed Feb 05 2014 20:04:31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0 (try.html, line 32)</text:p>
          </table:table-cell>
        </table:table-row>
        <table:table-row table:style-name="ro1">
          <table:table-cell office:value-type="string">
            <text:p>[Log] <text:s/>Time:Wed Feb 05 2014 20:04:32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1 (try.html, line 32)</text:p>
          </table:table-cell>
        </table:table-row>
        <table:table-row table:style-name="ro1">
          <table:table-cell office:value-type="string">
            <text:p>[Log] <text:s/>Time:Wed Feb 05 2014 20:04:33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2 (try.html, line 32)</text:p>
          </table:table-cell>
        </table:table-row>
        <table:table-row table:style-name="ro1">
          <table:table-cell office:value-type="string">
            <text:p>[Log] <text:s/>Time:Wed Feb 05 2014 20:04:34 GMT-0500 (EST) (try.html, line 33)</text:p>
          </table:table-cell>
        </table:table-row>
        <table:table-row table:style-name="ro1">
          <table:table-cell office:value-type="string">
            <text:p>[Log] <text:s/>Latitude:45.43412554547697 (try.html, line 34)</text:p>
          </table:table-cell>
        </table:table-row>
        <table:table-row table:style-name="ro1">
          <table:table-cell office:value-type="string">
            <text:p>[Log] Longitude: -75.69136432379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3 (try.html, line 32)</text:p>
          </table:table-cell>
        </table:table-row>
        <table:table-row table:style-name="ro1">
          <table:table-cell office:value-type="string">
            <text:p>[Log] <text:s/>Time:Wed Feb 05 2014 20:04:35 GMT-0500 (EST) (try.html, line 33)</text:p>
          </table:table-cell>
        </table:table-row>
        <table:table-row table:style-name="ro1">
          <table:table-cell office:value-type="string">
            <text:p>[Log] <text:s/>Latitude:45.43410433926194 (try.html, line 34)</text:p>
          </table:table-cell>
        </table:table-row>
        <table:table-row table:style-name="ro1">
          <table:table-cell office:value-type="string">
            <text:p>[Log] Longitude: -75.691334065120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4 (try.html, line 32)</text:p>
          </table:table-cell>
        </table:table-row>
        <table:table-row table:style-name="ro1">
          <table:table-cell office:value-type="string">
            <text:p>[Log] <text:s/>Time:Wed Feb 05 2014 20:04:36 GMT-0500 (EST) (try.html, line 33)</text:p>
          </table:table-cell>
        </table:table-row>
        <table:table-row table:style-name="ro1">
          <table:table-cell office:value-type="string">
            <text:p>[Log] <text:s/>Latitude:45.43410597373306 (try.html, line 34)</text:p>
          </table:table-cell>
        </table:table-row>
        <table:table-row table:style-name="ro1">
          <table:table-cell office:value-type="string">
            <text:p>[Log] Longitude: -75.691325850855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5 (try.html, line 32)</text:p>
          </table:table-cell>
        </table:table-row>
        <table:table-row table:style-name="ro1">
          <table:table-cell office:value-type="string">
            <text:p>[Log] <text:s/>Time:Wed Feb 05 2014 20:04:37 GMT-0500 (EST) (try.html, line 33)</text:p>
          </table:table-cell>
        </table:table-row>
        <table:table-row table:style-name="ro1">
          <table:table-cell office:value-type="string">
            <text:p>[Log] <text:s/>Latitude:45.43410647664725 (try.html, line 34)</text:p>
          </table:table-cell>
        </table:table-row>
        <table:table-row table:style-name="ro1">
          <table:table-cell office:value-type="string">
            <text:p>[Log] Longitude: -75.691322665732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6 (try.html, line 32)</text:p>
          </table:table-cell>
        </table:table-row>
        <table:table-row table:style-name="ro1">
          <table:table-cell office:value-type="string">
            <text:p>[Log] <text:s/>Time:Wed Feb 05 2014 20:04:38 GMT-0500 (EST) (try.html, line 33)</text:p>
          </table:table-cell>
        </table:table-row>
        <table:table-row table:style-name="ro1">
          <table:table-cell office:value-type="string">
            <text:p>[Log] <text:s/>Latitude:45.43410681192338 (try.html, line 34)</text:p>
          </table:table-cell>
        </table:table-row>
        <table:table-row table:style-name="ro1">
          <table:table-cell office:value-type="string">
            <text:p>[Log] Longitude: -75.691324425931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7 (try.html, line 32)</text:p>
          </table:table-cell>
        </table:table-row>
        <table:table-row table:style-name="ro1">
          <table:table-cell office:value-type="string">
            <text:p>[Log] <text:s/>Time:Wed Feb 05 2014 20:04:39 GMT-0500 (EST) (try.html, line 33)</text:p>
          </table:table-cell>
        </table:table-row>
        <table:table-row table:style-name="ro1">
          <table:table-cell office:value-type="string">
            <text:p>[Log] <text:s/>Latitude:45.43410681192338 (try.html, line 34)</text:p>
          </table:table-cell>
        </table:table-row>
        <table:table-row table:style-name="ro1">
          <table:table-cell office:value-type="string">
            <text:p>[Log] Longitude: -75.691324425931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8 (try.html, line 32)</text:p>
          </table:table-cell>
        </table:table-row>
        <table:table-row table:style-name="ro1">
          <table:table-cell office:value-type="string">
            <text:p>[Log] <text:s/>Time:Wed Feb 05 2014 20:04:40 GMT-0500 (EST) (try.html, line 33)</text:p>
          </table:table-cell>
        </table:table-row>
        <table:table-row table:style-name="ro1">
          <table:table-cell office:value-type="string">
            <text:p>[Log] <text:s/>Latitude:45.43410681192338 (try.html, line 34)</text:p>
          </table:table-cell>
        </table:table-row>
        <table:table-row table:style-name="ro1">
          <table:table-cell office:value-type="string">
            <text:p>[Log] Longitude: -75.691324425931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9 (try.html, line 32)</text:p>
          </table:table-cell>
        </table:table-row>
        <table:table-row table:style-name="ro1">
          <table:table-cell office:value-type="string">
            <text:p>[Log] <text:s/>Time:Wed Feb 05 2014 20:04:41 GMT-0500 (EST) (try.html, line 33)</text:p>
          </table:table-cell>
        </table:table-row>
        <table:table-row table:style-name="ro1">
          <table:table-cell office:value-type="string">
            <text:p>[Log] <text:s/>Latitude:45.43410530318081 (try.html, line 34)</text:p>
          </table:table-cell>
        </table:table-row>
        <table:table-row table:style-name="ro1">
          <table:table-cell office:value-type="string">
            <text:p>[Log] Longitude: -75.691334568034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0 (try.html, line 32)</text:p>
          </table:table-cell>
        </table:table-row>
        <table:table-row table:style-name="ro1">
          <table:table-cell office:value-type="string">
            <text:p>[Log] <text:s/>Time:Wed Feb 05 2014 20:04:42 GMT-0500 (EST) (try.html, line 33)</text:p>
          </table:table-cell>
        </table:table-row>
        <table:table-row table:style-name="ro1">
          <table:table-cell office:value-type="string">
            <text:p>[Log] <text:s/>Latitude:45.43410723101854 (try.html, line 34)</text:p>
          </table:table-cell>
        </table:table-row>
        <table:table-row table:style-name="ro1">
          <table:table-cell office:value-type="string">
            <text:p>[Log] Longitude: -75.691331550549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1 (try.html, line 32)</text:p>
          </table:table-cell>
        </table:table-row>
        <table:table-row table:style-name="ro1">
          <table:table-cell office:value-type="string">
            <text:p>[Log] <text:s/>Time:Wed Feb 05 2014 20:04:43 GMT-0500 (EST) (try.html, line 33)</text:p>
          </table:table-cell>
        </table:table-row>
        <table:table-row table:style-name="ro1">
          <table:table-cell office:value-type="string">
            <text:p>[Log] <text:s/>Latitude:45.43411045805126 (try.html, line 34)</text:p>
          </table:table-cell>
        </table:table-row>
        <table:table-row table:style-name="ro1">
          <table:table-cell office:value-type="string">
            <text:p>[Log] Longitude: -75.691327694873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2 (try.html, line 32)</text:p>
          </table:table-cell>
        </table:table-row>
        <table:table-row table:style-name="ro1">
          <table:table-cell office:value-type="string">
            <text:p>[Log] <text:s/>Time:Wed Feb 05 2014 20:04:44 GMT-0500 (EST) (try.html, line 33)</text:p>
          </table:table-cell>
        </table:table-row>
        <table:table-row table:style-name="ro1">
          <table:table-cell office:value-type="string">
            <text:p>[Log] <text:s/>Latitude:45.43411540337413 (try.html, line 34)</text:p>
          </table:table-cell>
        </table:table-row>
        <table:table-row table:style-name="ro1">
          <table:table-cell office:value-type="string">
            <text:p>[Log] Longitude: -75.691322665732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3 (try.html, line 32)</text:p>
          </table:table-cell>
        </table:table-row>
        <table:table-row table:style-name="ro1">
          <table:table-cell office:value-type="string">
            <text:p>[Log] <text:s/>Time:Wed Feb 05 2014 20:04:45 GMT-0500 (EST) (try.html, line 33)</text:p>
          </table:table-cell>
        </table:table-row>
        <table:table-row table:style-name="ro1">
          <table:table-cell office:value-type="string">
            <text:p>[Log] <text:s/>Latitude:45.43412093543022 (try.html, line 34)</text:p>
          </table:table-cell>
        </table:table-row>
        <table:table-row table:style-name="ro1">
          <table:table-cell office:value-type="string">
            <text:p>[Log] Longitude: -75.6913172174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4 (try.html, line 32)</text:p>
          </table:table-cell>
        </table:table-row>
        <table:table-row table:style-name="ro1">
          <table:table-cell office:value-type="string">
            <text:p>[Log] <text:s/>Time:Wed Feb 05 2014 20:04:46 GMT-0500 (EST) (try.html, line 33)</text:p>
          </table:table-cell>
        </table:table-row>
        <table:table-row table:style-name="ro1">
          <table:table-cell office:value-type="string">
            <text:p>[Log] <text:s/>Latitude:45.43412705421954 (try.html, line 34)</text:p>
          </table:table-cell>
        </table:table-row>
        <table:table-row table:style-name="ro1">
          <table:table-cell office:value-type="string">
            <text:p>[Log] Longitude: -75.691313864733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5 (try.html, line 32)</text:p>
          </table:table-cell>
        </table:table-row>
        <table:table-row table:style-name="ro1">
          <table:table-cell office:value-type="string">
            <text:p>[Log] <text:s/>Time:Wed Feb 05 2014 20:04:47 GMT-0500 (EST) (try.html, line 33)</text:p>
          </table:table-cell>
        </table:table-row>
        <table:table-row table:style-name="ro1">
          <table:table-cell office:value-type="string">
            <text:p>[Log] <text:s/>Latitude:45.43413195763289 (try.html, line 34)</text:p>
          </table:table-cell>
        </table:table-row>
        <table:table-row table:style-name="ro1">
          <table:table-cell office:value-type="string">
            <text:p>[Log] Longitude: -75.691309925239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6 (try.html, line 32)</text:p>
          </table:table-cell>
        </table:table-row>
        <table:table-row table:style-name="ro1">
          <table:table-cell office:value-type="string">
            <text:p>[Log] <text:s/>Time:Wed Feb 05 2014 20:04:48 GMT-0500 (EST) (try.html, line 33)</text:p>
          </table:table-cell>
        </table:table-row>
        <table:table-row table:style-name="ro1">
          <table:table-cell office:value-type="string">
            <text:p>[Log] <text:s/>Latitude:45.434131538537734 (try.html, line 34)</text:p>
          </table:table-cell>
        </table:table-row>
        <table:table-row table:style-name="ro1">
          <table:table-cell office:value-type="string">
            <text:p>[Log] Longitude: -75.691305650468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7 (try.html, line 32)</text:p>
          </table:table-cell>
        </table:table-row>
        <table:table-row table:style-name="ro1">
          <table:table-cell office:value-type="string">
            <text:p>[Log] <text:s/>Time:Wed Feb 05 2014 20:04:49 GMT-0500 (EST) (try.html, line 33)</text:p>
          </table:table-cell>
        </table:table-row>
        <table:table-row table:style-name="ro1">
          <table:table-cell office:value-type="string">
            <text:p>[Log] <text:s/>Latitude:45.434132125270956 (try.html, line 34)</text:p>
          </table:table-cell>
        </table:table-row>
        <table:table-row table:style-name="ro1">
          <table:table-cell office:value-type="string">
            <text:p>[Log] Longitude: -75.691302465345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8 (try.html, line 32)</text:p>
          </table:table-cell>
        </table:table-row>
        <table:table-row table:style-name="ro1">
          <table:table-cell office:value-type="string">
            <text:p>[Log] <text:s/>Time:Wed Feb 05 2014 20:04:50 GMT-0500 (EST) (try.html, line 33)</text:p>
          </table:table-cell>
        </table:table-row>
        <table:table-row table:style-name="ro1">
          <table:table-cell office:value-type="string">
            <text:p>[Log] <text:s/>Latitude:45.434132125270956 (try.html, line 34)</text:p>
          </table:table-cell>
        </table:table-row>
        <table:table-row table:style-name="ro1">
          <table:table-cell office:value-type="string">
            <text:p>[Log] Longitude: -75.691302465345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9 (try.html, line 32)</text:p>
          </table:table-cell>
        </table:table-row>
        <table:table-row table:style-name="ro1">
          <table:table-cell office:value-type="string">
            <text:p>[Log] <text:s/>Time:Wed Feb 05 2014 20:04:51 GMT-0500 (EST) (try.html, line 33)</text:p>
          </table:table-cell>
        </table:table-row>
        <table:table-row table:style-name="ro1">
          <table:table-cell office:value-type="string">
            <text:p>[Log] <text:s/>Latitude:45.434131119442576 (try.html, line 34)</text:p>
          </table:table-cell>
        </table:table-row>
        <table:table-row table:style-name="ro1">
          <table:table-cell office:value-type="string">
            <text:p>[Log] Longitude: -75.691301208059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0 (try.html, line 32)</text:p>
          </table:table-cell>
        </table:table-row>
        <table:table-row table:style-name="ro1">
          <table:table-cell office:value-type="string">
            <text:p>[Log] <text:s/>Time:Wed Feb 05 2014 20:04:52 GMT-0500 (EST) (try.html, line 33)</text:p>
          </table:table-cell>
        </table:table-row>
        <table:table-row table:style-name="ro1">
          <table:table-cell office:value-type="string">
            <text:p>[Log] <text:s/>Latitude:45.434131831904345 (try.html, line 34)</text:p>
          </table:table-cell>
        </table:table-row>
        <table:table-row table:style-name="ro1">
          <table:table-cell office:value-type="string">
            <text:p>[Log] Longitude: -75.691304141726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1 (try.html, line 32)</text:p>
          </table:table-cell>
        </table:table-row>
        <table:table-row table:style-name="ro1">
          <table:table-cell office:value-type="string">
            <text:p>[Log] <text:s/>Time:Wed Feb 05 2014 20:04:53 GMT-0500 (EST) (try.html, line 33)</text:p>
          </table:table-cell>
        </table:table-row>
        <table:table-row table:style-name="ro1">
          <table:table-cell office:value-type="string">
            <text:p>[Log] <text:s/>Latitude:45.434131831904345 (try.html, line 34)</text:p>
          </table:table-cell>
        </table:table-row>
        <table:table-row table:style-name="ro1">
          <table:table-cell office:value-type="string">
            <text:p>[Log] Longitude: -75.691304141726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2 (try.html, line 32)</text:p>
          </table:table-cell>
        </table:table-row>
        <table:table-row table:style-name="ro1">
          <table:table-cell office:value-type="string">
            <text:p>[Log] <text:s/>Time:Wed Feb 05 2014 20:04:54 GMT-0500 (EST) (try.html, line 33)</text:p>
          </table:table-cell>
        </table:table-row>
        <table:table-row table:style-name="ro1">
          <table:table-cell office:value-type="string">
            <text:p>[Log] <text:s/>Latitude:45.434131831904345 (try.html, line 34)</text:p>
          </table:table-cell>
        </table:table-row>
        <table:table-row table:style-name="ro1">
          <table:table-cell office:value-type="string">
            <text:p>[Log] Longitude: -75.691304141726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3 (try.html, line 32)</text:p>
          </table:table-cell>
        </table:table-row>
        <table:table-row table:style-name="ro1">
          <table:table-cell office:value-type="string">
            <text:p>[Log] <text:s/>Time:Wed Feb 05 2014 20:04:55 GMT-0500 (EST) (try.html, line 33)</text:p>
          </table:table-cell>
        </table:table-row>
        <table:table-row table:style-name="ro1">
          <table:table-cell office:value-type="string">
            <text:p>[Log] <text:s/>Latitude:45.434131831904345 (try.html, line 34)</text:p>
          </table:table-cell>
        </table:table-row>
        <table:table-row table:style-name="ro1">
          <table:table-cell office:value-type="string">
            <text:p>[Log] Longitude: -75.691304141726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4 (try.html, line 32)</text:p>
          </table:table-cell>
        </table:table-row>
        <table:table-row table:style-name="ro1">
          <table:table-cell office:value-type="string">
            <text:p>[Log] <text:s/>Time:Wed Feb 05 2014 20:04:56 GMT-0500 (EST) (try.html, line 33)</text:p>
          </table:table-cell>
        </table:table-row>
        <table:table-row table:style-name="ro1">
          <table:table-cell office:value-type="string">
            <text:p>[Log] <text:s/>Latitude:45.4341515293768 (try.html, line 34)</text:p>
          </table:table-cell>
        </table:table-row>
        <table:table-row table:style-name="ro1">
          <table:table-cell office:value-type="string">
            <text:p>[Log] Longitude: -75.691285282443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5 (try.html, line 32)</text:p>
          </table:table-cell>
        </table:table-row>
        <table:table-row table:style-name="ro1">
          <table:table-cell office:value-type="string">
            <text:p>[Log] <text:s/>Time:Wed Feb 05 2014 20:04:57 GMT-0500 (EST) (try.html, line 33)</text:p>
          </table:table-cell>
        </table:table-row>
        <table:table-row table:style-name="ro1">
          <table:table-cell office:value-type="string">
            <text:p>[Log] <text:s/>Latitude:45.43415940836578 (try.html, line 34)</text:p>
          </table:table-cell>
        </table:table-row>
        <table:table-row table:style-name="ro1">
          <table:table-cell office:value-type="string">
            <text:p>[Log] Longitude: -75.691268267180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6 (try.html, line 32)</text:p>
          </table:table-cell>
        </table:table-row>
        <table:table-row table:style-name="ro1">
          <table:table-cell office:value-type="string">
            <text:p>[Log] <text:s/>Time:Wed Feb 05 2014 20:04:58 GMT-0500 (EST) (try.html, line 33)</text:p>
          </table:table-cell>
        </table:table-row>
        <table:table-row table:style-name="ro1">
          <table:table-cell office:value-type="string">
            <text:p>[Log] <text:s/>Latitude:45.43416900564491 (try.html, line 34)</text:p>
          </table:table-cell>
        </table:table-row>
        <table:table-row table:style-name="ro1">
          <table:table-cell office:value-type="string">
            <text:p>[Log] Longitude: -75.691248737346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7 (try.html, line 32)</text:p>
          </table:table-cell>
        </table:table-row>
        <table:table-row table:style-name="ro1">
          <table:table-cell office:value-type="string">
            <text:p>[Log] <text:s/>Time:Wed Feb 05 2014 20:04:59 GMT-0500 (EST) (try.html, line 33)</text:p>
          </table:table-cell>
        </table:table-row>
        <table:table-row table:style-name="ro1">
          <table:table-cell office:value-type="string">
            <text:p>[Log] <text:s/>Latitude:45.434179483023875 (try.html, line 34)</text:p>
          </table:table-cell>
        </table:table-row>
        <table:table-row table:style-name="ro1">
          <table:table-cell office:value-type="string">
            <text:p>[Log] Longitude: -75.691226357664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8 (try.html, line 32)</text:p>
          </table:table-cell>
        </table:table-row>
        <table:table-row table:style-name="ro1">
          <table:table-cell office:value-type="string">
            <text:p>[Log] <text:s/>Time:Wed Feb 05 2014 20:05:00 GMT-0500 (EST) (try.html, line 33)</text:p>
          </table:table-cell>
        </table:table-row>
        <table:table-row table:style-name="ro1">
          <table:table-cell office:value-type="string">
            <text:p>[Log] <text:s/>Latitude:45.434190211859935 (try.html, line 34)</text:p>
          </table:table-cell>
        </table:table-row>
        <table:table-row table:style-name="ro1">
          <table:table-cell office:value-type="string">
            <text:p>[Log] Longitude: -75.691200206126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9 (try.html, line 32)</text:p>
          </table:table-cell>
        </table:table-row>
        <table:table-row table:style-name="ro1">
          <table:table-cell office:value-type="string">
            <text:p>[Log] <text:s/>Time:Wed Feb 05 2014 20:05:01 GMT-0500 (EST) (try.html, line 33)</text:p>
          </table:table-cell>
        </table:table-row>
        <table:table-row table:style-name="ro1">
          <table:table-cell office:value-type="string">
            <text:p>[Log] <text:s/>Latitude:45.4342025332576 (try.html, line 34)</text:p>
          </table:table-cell>
        </table:table-row>
        <table:table-row table:style-name="ro1">
          <table:table-cell office:value-type="string">
            <text:p>[Log] Longitude: -75.691173635493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0 (try.html, line 32)</text:p>
          </table:table-cell>
        </table:table-row>
        <table:table-row table:style-name="ro1">
          <table:table-cell office:value-type="string">
            <text:p>[Log] <text:s/>Time:Wed Feb 05 2014 20:05:02 GMT-0500 (EST) (try.html, line 33)</text:p>
          </table:table-cell>
        </table:table-row>
        <table:table-row table:style-name="ro1">
          <table:table-cell office:value-type="string">
            <text:p>[Log] <text:s/>Latitude:45.43421686631202 (try.html, line 34)</text:p>
          </table:table-cell>
        </table:table-row>
        <table:table-row table:style-name="ro1">
          <table:table-cell office:value-type="string">
            <text:p>[Log] Longitude: -75.691146645765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1 (try.html, line 32)</text:p>
          </table:table-cell>
        </table:table-row>
        <table:table-row table:style-name="ro1">
          <table:table-cell office:value-type="string">
            <text:p>[Log] <text:s/>Time:Wed Feb 05 2014 20:05:03 GMT-0500 (EST) (try.html, line 33)</text:p>
          </table:table-cell>
        </table:table-row>
        <table:table-row table:style-name="ro1">
          <table:table-cell office:value-type="string">
            <text:p>[Log] <text:s/>Latitude:45.43423191182821 (try.html, line 34)</text:p>
          </table:table-cell>
        </table:table-row>
        <table:table-row table:style-name="ro1">
          <table:table-cell office:value-type="string">
            <text:p>[Log] Longitude: -75.691122589703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2 (try.html, line 32)</text:p>
          </table:table-cell>
        </table:table-row>
        <table:table-row table:style-name="ro1">
          <table:table-cell office:value-type="string">
            <text:p>[Log] <text:s/>Time:Wed Feb 05 2014 20:05:04 GMT-0500 (EST) (try.html, line 33)</text:p>
          </table:table-cell>
        </table:table-row>
        <table:table-row table:style-name="ro1">
          <table:table-cell office:value-type="string">
            <text:p>[Log] <text:s/>Latitude:45.43424276639282 (try.html, line 34)</text:p>
          </table:table-cell>
        </table:table-row>
        <table:table-row table:style-name="ro1">
          <table:table-cell office:value-type="string">
            <text:p>[Log] Longitude: -75.691100880574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3 (try.html, line 32)</text:p>
          </table:table-cell>
        </table:table-row>
        <table:table-row table:style-name="ro1">
          <table:table-cell office:value-type="string">
            <text:p>[Log] <text:s/>Time:Wed Feb 05 2014 20:05:05 GMT-0500 (EST) (try.html, line 33)</text:p>
          </table:table-cell>
        </table:table-row>
        <table:table-row table:style-name="ro1">
          <table:table-cell office:value-type="string">
            <text:p>[Log] <text:s/>Latitude:45.434257392813855 (try.html, line 34)</text:p>
          </table:table-cell>
        </table:table-row>
        <table:table-row table:style-name="ro1">
          <table:table-cell office:value-type="string">
            <text:p>[Log] Longitude: -75.691079171444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4 (try.html, line 32)</text:p>
          </table:table-cell>
        </table:table-row>
        <table:table-row table:style-name="ro1">
          <table:table-cell office:value-type="string">
            <text:p>[Log] <text:s/>Time:Wed Feb 05 2014 20:05:06 GMT-0500 (EST) (try.html, line 33)</text:p>
          </table:table-cell>
        </table:table-row>
        <table:table-row table:style-name="ro1">
          <table:table-cell office:value-type="string">
            <text:p>[Log] <text:s/>Latitude:45.43426904365926 (try.html, line 34)</text:p>
          </table:table-cell>
        </table:table-row>
        <table:table-row table:style-name="ro1">
          <table:table-cell office:value-type="string">
            <text:p>[Log] Longitude: -75.69105771377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5 (try.html, line 32)</text:p>
          </table:table-cell>
        </table:table-row>
        <table:table-row table:style-name="ro1">
          <table:table-cell office:value-type="string">
            <text:p>[Log] <text:s/>Time:Wed Feb 05 2014 20:05:07 GMT-0500 (EST) (try.html, line 33)</text:p>
          </table:table-cell>
        </table:table-row>
        <table:table-row table:style-name="ro1">
          <table:table-cell office:value-type="string">
            <text:p>[Log] <text:s/>Latitude:45.434279940133386 (try.html, line 34)</text:p>
          </table:table-cell>
        </table:table-row>
        <table:table-row table:style-name="ro1">
          <table:table-cell office:value-type="string">
            <text:p>[Log] Longitude: -75.691036172281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6 (try.html, line 32)</text:p>
          </table:table-cell>
        </table:table-row>
        <table:table-row table:style-name="ro1">
          <table:table-cell office:value-type="string">
            <text:p>[Log] <text:s/>Time:Wed Feb 05 2014 20:05:08 GMT-0500 (EST) (try.html, line 33)</text:p>
          </table:table-cell>
        </table:table-row>
        <table:table-row table:style-name="ro1">
          <table:table-cell office:value-type="string">
            <text:p>[Log] <text:s/>Latitude:45.43428878304123 (try.html, line 34)</text:p>
          </table:table-cell>
        </table:table-row>
        <table:table-row table:style-name="ro1">
          <table:table-cell office:value-type="string">
            <text:p>[Log] Longitude: -75.691016390990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7 (try.html, line 32)</text:p>
          </table:table-cell>
        </table:table-row>
        <table:table-row table:style-name="ro1">
          <table:table-cell office:value-type="string">
            <text:p>[Log] <text:s/>Time:Wed Feb 05 2014 20:05:09 GMT-0500 (EST) (try.html, line 33)</text:p>
          </table:table-cell>
        </table:table-row>
        <table:table-row table:style-name="ro1">
          <table:table-cell office:value-type="string">
            <text:p>[Log] <text:s/>Latitude:45.4342963686636 (try.html, line 34)</text:p>
          </table:table-cell>
        </table:table-row>
        <table:table-row table:style-name="ro1">
          <table:table-cell office:value-type="string">
            <text:p>[Log] Longitude: -75.690995939146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8 (try.html, line 32)</text:p>
          </table:table-cell>
        </table:table-row>
        <table:table-row table:style-name="ro1">
          <table:table-cell office:value-type="string">
            <text:p>[Log] <text:s/>Time:Wed Feb 05 2014 20:05:10 GMT-0500 (EST) (try.html, line 33)</text:p>
          </table:table-cell>
        </table:table-row>
        <table:table-row table:style-name="ro1">
          <table:table-cell office:value-type="string">
            <text:p>[Log] <text:s/>Latitude:45.43430516966193 (try.html, line 34)</text:p>
          </table:table-cell>
        </table:table-row>
        <table:table-row table:style-name="ro1">
          <table:table-cell office:value-type="string">
            <text:p>[Log] Longitude: -75.690977163683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9 (try.html, line 32)</text:p>
          </table:table-cell>
        </table:table-row>
        <table:table-row table:style-name="ro1">
          <table:table-cell office:value-type="string">
            <text:p>[Log] <text:s/>Time:Wed Feb 05 2014 20:05:11 GMT-0500 (EST) (try.html, line 33)</text:p>
          </table:table-cell>
        </table:table-row>
        <table:table-row table:style-name="ro1">
          <table:table-cell office:value-type="string">
            <text:p>[Log] <text:s/>Latitude:45.434314347845906 (try.html, line 34)</text:p>
          </table:table-cell>
        </table:table-row>
        <table:table-row table:style-name="ro1">
          <table:table-cell office:value-type="string">
            <text:p>[Log] Longitude: -75.690959142591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0 (try.html, line 32)</text:p>
          </table:table-cell>
        </table:table-row>
        <table:table-row table:style-name="ro1">
          <table:table-cell office:value-type="string">
            <text:p>[Log] <text:s/>Time:Wed Feb 05 2014 20:05:12 GMT-0500 (EST) (try.html, line 33)</text:p>
          </table:table-cell>
        </table:table-row>
        <table:table-row table:style-name="ro1">
          <table:table-cell office:value-type="string">
            <text:p>[Log] <text:s/>Latitude:45.434325579596155 (try.html, line 34)</text:p>
          </table:table-cell>
        </table:table-row>
        <table:table-row table:style-name="ro1">
          <table:table-cell office:value-type="string">
            <text:p>[Log] Longitude: -75.690943552251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1 (try.html, line 32)</text:p>
          </table:table-cell>
        </table:table-row>
        <table:table-row table:style-name="ro1">
          <table:table-cell office:value-type="string">
            <text:p>[Log] <text:s/>Time:Wed Feb 05 2014 20:05:13 GMT-0500 (EST) (try.html, line 33)</text:p>
          </table:table-cell>
        </table:table-row>
        <table:table-row table:style-name="ro1">
          <table:table-cell office:value-type="string">
            <text:p>[Log] <text:s/>Latitude:45.43433664370834 (try.html, line 34)</text:p>
          </table:table-cell>
        </table:table-row>
        <table:table-row table:style-name="ro1">
          <table:table-cell office:value-type="string">
            <text:p>[Log] Longitude: -75.690933410148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2 (try.html, line 32)</text:p>
          </table:table-cell>
        </table:table-row>
        <table:table-row table:style-name="ro1">
          <table:table-cell office:value-type="string">
            <text:p>[Log] <text:s/>Time:Wed Feb 05 2014 20:05:14 GMT-0500 (EST) (try.html, line 33)</text:p>
          </table:table-cell>
        </table:table-row>
        <table:table-row table:style-name="ro1">
          <table:table-cell office:value-type="string">
            <text:p>[Log] <text:s/>Latitude:45.43434728872537 (try.html, line 34)</text:p>
          </table:table-cell>
        </table:table-row>
        <table:table-row table:style-name="ro1">
          <table:table-cell office:value-type="string">
            <text:p>[Log] Longitude: -75.690929638292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3 (try.html, line 32)</text:p>
          </table:table-cell>
        </table:table-row>
        <table:table-row table:style-name="ro1">
          <table:table-cell office:value-type="string">
            <text:p>[Log] <text:s/>Time:Wed Feb 05 2014 20:05:15 GMT-0500 (EST) (try.html, line 33)</text:p>
          </table:table-cell>
        </table:table-row>
        <table:table-row table:style-name="ro1">
          <table:table-cell office:value-type="string">
            <text:p>[Log] <text:s/>Latitude:45.43435487434774 (try.html, line 34)</text:p>
          </table:table-cell>
        </table:table-row>
        <table:table-row table:style-name="ro1">
          <table:table-cell office:value-type="string">
            <text:p>[Log] Longitude: -75.69093190140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4 (try.html, line 32)</text:p>
          </table:table-cell>
        </table:table-row>
        <table:table-row table:style-name="ro1">
          <table:table-cell office:value-type="string">
            <text:p>[Log] <text:s/>Time:Wed Feb 05 2014 20:05:16 GMT-0500 (EST) (try.html, line 33)</text:p>
          </table:table-cell>
        </table:table-row>
        <table:table-row table:style-name="ro1">
          <table:table-cell office:value-type="string">
            <text:p>[Log] <text:s/>Latitude:45.434356634547406 (try.html, line 34)</text:p>
          </table:table-cell>
        </table:table-row>
        <table:table-row table:style-name="ro1">
          <table:table-cell office:value-type="string">
            <text:p>[Log] Longitude: -75.6909392774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5 (try.html, line 32)</text:p>
          </table:table-cell>
        </table:table-row>
        <table:table-row table:style-name="ro1">
          <table:table-cell office:value-type="string">
            <text:p>[Log] <text:s/>Time:Wed Feb 05 2014 20:05:17 GMT-0500 (EST) (try.html, line 33)</text:p>
          </table:table-cell>
        </table:table-row>
        <table:table-row table:style-name="ro1">
          <table:table-cell office:value-type="string">
            <text:p>[Log] <text:s/>Latitude:45.434353407514685 (try.html, line 34)</text:p>
          </table:table-cell>
        </table:table-row>
        <table:table-row table:style-name="ro1">
          <table:table-cell office:value-type="string">
            <text:p>[Log] Longitude: -75.690948078479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6 (try.html, line 32)</text:p>
          </table:table-cell>
        </table:table-row>
        <table:table-row table:style-name="ro1">
          <table:table-cell office:value-type="string">
            <text:p>[Log] <text:s/>Time:Wed Feb 05 2014 20:05:18 GMT-0500 (EST) (try.html, line 33)</text:p>
          </table:table-cell>
        </table:table-row>
        <table:table-row table:style-name="ro1">
          <table:table-cell office:value-type="string">
            <text:p>[Log] <text:s/>Latitude:45.43434821073472 (try.html, line 34)</text:p>
          </table:table-cell>
        </table:table-row>
        <table:table-row table:style-name="ro1">
          <table:table-cell office:value-type="string">
            <text:p>[Log] Longitude: -75.690954867820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7 (try.html, line 32)</text:p>
          </table:table-cell>
        </table:table-row>
        <table:table-row table:style-name="ro1">
          <table:table-cell office:value-type="string">
            <text:p>[Log] <text:s/>Time:Wed Feb 05 2014 20:05:19 GMT-0500 (EST) (try.html, line 33)</text:p>
          </table:table-cell>
        </table:table-row>
        <table:table-row table:style-name="ro1">
          <table:table-cell office:value-type="string">
            <text:p>[Log] <text:s/>Latitude:45.434350767215186 (try.html, line 34)</text:p>
          </table:table-cell>
        </table:table-row>
        <table:table-row table:style-name="ro1">
          <table:table-cell office:value-type="string">
            <text:p>[Log] Longitude: -75.690953861992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8 (try.html, line 32)</text:p>
          </table:table-cell>
        </table:table-row>
        <table:table-row table:style-name="ro1">
          <table:table-cell office:value-type="string">
            <text:p>[Log] <text:s/>Time:Wed Feb 05 2014 20:05:20 GMT-0500 (EST) (try.html, line 33)</text:p>
          </table:table-cell>
        </table:table-row>
        <table:table-row table:style-name="ro1">
          <table:table-cell office:value-type="string">
            <text:p>[Log] <text:s/>Latitude:45.43434414551168 (try.html, line 34)</text:p>
          </table:table-cell>
        </table:table-row>
        <table:table-row table:style-name="ro1">
          <table:table-cell office:value-type="string">
            <text:p>[Log] Longitude: -75.690960316057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9 (try.html, line 32)</text:p>
          </table:table-cell>
        </table:table-row>
        <table:table-row table:style-name="ro1">
          <table:table-cell office:value-type="string">
            <text:p>[Log] <text:s/>Time:Wed Feb 05 2014 20:05:21 GMT-0500 (EST) (try.html, line 33)</text:p>
          </table:table-cell>
        </table:table-row>
        <table:table-row table:style-name="ro1">
          <table:table-cell office:value-type="string">
            <text:p>[Log] <text:s/>Latitude:45.43434112802654 (try.html, line 34)</text:p>
          </table:table-cell>
        </table:table-row>
        <table:table-row table:style-name="ro1">
          <table:table-cell office:value-type="string">
            <text:p>[Log] Longitude: -75.690958974953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0 (try.html, line 32)</text:p>
          </table:table-cell>
        </table:table-row>
        <table:table-row table:style-name="ro1">
          <table:table-cell office:value-type="string">
            <text:p>[Log] <text:s/>Time:Wed Feb 05 2014 20:05:22 GMT-0500 (EST) (try.html, line 33)</text:p>
          </table:table-cell>
        </table:table-row>
        <table:table-row table:style-name="ro1">
          <table:table-cell office:value-type="string">
            <text:p>[Log] <text:s/>Latitude:45.43433735617011 (try.html, line 34)</text:p>
          </table:table-cell>
        </table:table-row>
        <table:table-row table:style-name="ro1">
          <table:table-cell office:value-type="string">
            <text:p>[Log] Longitude: -75.690958304401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1 (try.html, line 32)</text:p>
          </table:table-cell>
        </table:table-row>
        <table:table-row table:style-name="ro1">
          <table:table-cell office:value-type="string">
            <text:p>[Log] <text:s/>Time:Wed Feb 05 2014 20:05:23 GMT-0500 (EST) (try.html, line 33)</text:p>
          </table:table-cell>
        </table:table-row>
        <table:table-row table:style-name="ro1">
          <table:table-cell office:value-type="string">
            <text:p>[Log] <text:s/>Latitude:45.43433081828564 (try.html, line 34)</text:p>
          </table:table-cell>
        </table:table-row>
        <table:table-row table:style-name="ro1">
          <table:table-cell office:value-type="string">
            <text:p>[Log] Longitude: -75.690957298572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2 (try.html, line 32)</text:p>
          </table:table-cell>
        </table:table-row>
        <table:table-row table:style-name="ro1">
          <table:table-cell office:value-type="string">
            <text:p>[Log] <text:s/>Time:Wed Feb 05 2014 20:05:24 GMT-0500 (EST) (try.html, line 33)</text:p>
          </table:table-cell>
        </table:table-row>
        <table:table-row table:style-name="ro1">
          <table:table-cell office:value-type="string">
            <text:p>[Log] <text:s/>Latitude:45.4343180358833 (try.html, line 34)</text:p>
          </table:table-cell>
        </table:table-row>
        <table:table-row table:style-name="ro1">
          <table:table-cell office:value-type="string">
            <text:p>[Log] Longitude: -75.690954867820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3 (try.html, line 32)</text:p>
          </table:table-cell>
        </table:table-row>
        <table:table-row table:style-name="ro1">
          <table:table-cell office:value-type="string">
            <text:p>[Log] <text:s/>Time:Wed Feb 05 2014 20:05:25 GMT-0500 (EST) (try.html, line 33)</text:p>
          </table:table-cell>
        </table:table-row>
        <table:table-row table:style-name="ro1">
          <table:table-cell office:value-type="string">
            <text:p>[Log] <text:s/>Latitude:45.43431179136544 (try.html, line 34)</text:p>
          </table:table-cell>
        </table:table-row>
        <table:table-row table:style-name="ro1">
          <table:table-cell office:value-type="string">
            <text:p>[Log] Longitude: -75.69095461636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4 (try.html, line 32)</text:p>
          </table:table-cell>
        </table:table-row>
        <table:table-row table:style-name="ro1">
          <table:table-cell office:value-type="string">
            <text:p>[Log] <text:s/>Time:Wed Feb 05 2014 20:05:26 GMT-0500 (EST) (try.html, line 33)</text:p>
          </table:table-cell>
        </table:table-row>
        <table:table-row table:style-name="ro1">
          <table:table-cell office:value-type="string">
            <text:p>[Log] <text:s/>Latitude:45.43430910915642 (try.html, line 34)</text:p>
          </table:table-cell>
        </table:table-row>
        <table:table-row table:style-name="ro1">
          <table:table-cell office:value-type="string">
            <text:p>[Log] Longitude: -75.690955035458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5 (try.html, line 32)</text:p>
          </table:table-cell>
        </table:table-row>
        <table:table-row table:style-name="ro1">
          <table:table-cell office:value-type="string">
            <text:p>[Log] <text:s/>Time:Wed Feb 05 2014 20:05:27 GMT-0500 (EST) (try.html, line 33)</text:p>
          </table:table-cell>
        </table:table-row>
        <table:table-row table:style-name="ro1">
          <table:table-cell office:value-type="string">
            <text:p>[Log] <text:s/>Latitude:45.434309192975455 (try.html, line 34)</text:p>
          </table:table-cell>
        </table:table-row>
        <table:table-row table:style-name="ro1">
          <table:table-cell office:value-type="string">
            <text:p>[Log] Longitude: -75.69095755002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6 (try.html, line 32)</text:p>
          </table:table-cell>
        </table:table-row>
        <table:table-row table:style-name="ro1">
          <table:table-cell office:value-type="string">
            <text:p>[Log] <text:s/>Time:Wed Feb 05 2014 20:05:28 GMT-0500 (EST) (try.html, line 33)</text:p>
          </table:table-cell>
        </table:table-row>
        <table:table-row table:style-name="ro1">
          <table:table-cell office:value-type="string">
            <text:p>[Log] <text:s/>Latitude:45.434309192975455 (try.html, line 34)</text:p>
          </table:table-cell>
        </table:table-row>
        <table:table-row table:style-name="ro1">
          <table:table-cell office:value-type="string">
            <text:p>[Log] Longitude: -75.69095755002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7 (try.html, line 32)</text:p>
          </table:table-cell>
        </table:table-row>
        <table:table-row table:style-name="ro1">
          <table:table-cell office:value-type="string">
            <text:p>[Log] <text:s/>Time:Wed Feb 05 2014 20:05:29 GMT-0500 (EST) (try.html, line 33)</text:p>
          </table:table-cell>
        </table:table-row>
        <table:table-row table:style-name="ro1">
          <table:table-cell office:value-type="string">
            <text:p>[Log] <text:s/>Latitude:45.434313551565104 (try.html, line 34)</text:p>
          </table:table-cell>
        </table:table-row>
        <table:table-row table:style-name="ro1">
          <table:table-cell office:value-type="string">
            <text:p>[Log] Longitude: -75.690966937761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8 (try.html, line 32)</text:p>
          </table:table-cell>
        </table:table-row>
        <table:table-row table:style-name="ro1">
          <table:table-cell office:value-type="string">
            <text:p>[Log] <text:s/>Time:Wed Feb 05 2014 20:05:30 GMT-0500 (EST) (try.html, line 33)</text:p>
          </table:table-cell>
        </table:table-row>
        <table:table-row table:style-name="ro1">
          <table:table-cell office:value-type="string">
            <text:p>[Log] <text:s/>Latitude:45.43431493457913 (try.html, line 34)</text:p>
          </table:table-cell>
        </table:table-row>
        <table:table-row table:style-name="ro1">
          <table:table-cell office:value-type="string">
            <text:p>[Log] Longitude: -75.690972553636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9 (try.html, line 32)</text:p>
          </table:table-cell>
        </table:table-row>
        <table:table-row table:style-name="ro1">
          <table:table-cell office:value-type="string">
            <text:p>[Log] <text:s/>Time:Wed Feb 05 2014 20:05:31 GMT-0500 (EST) (try.html, line 33)</text:p>
          </table:table-cell>
        </table:table-row>
        <table:table-row table:style-name="ro1">
          <table:table-cell office:value-type="string">
            <text:p>[Log] <text:s/>Latitude:45.434312922922366 (try.html, line 34)</text:p>
          </table:table-cell>
        </table:table-row>
        <table:table-row table:style-name="ro1">
          <table:table-cell office:value-type="string">
            <text:p>[Log] Longitude: -75.690980684082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0 (try.html, line 32)</text:p>
          </table:table-cell>
        </table:table-row>
        <table:table-row table:style-name="ro1">
          <table:table-cell office:value-type="string">
            <text:p>[Log] <text:s/>Time:Wed Feb 05 2014 20:05:32 GMT-0500 (EST) (try.html, line 33)</text:p>
          </table:table-cell>
        </table:table-row>
        <table:table-row table:style-name="ro1">
          <table:table-cell office:value-type="string">
            <text:p>[Log] <text:s/>Latitude:45.434310114984804 (try.html, line 34)</text:p>
          </table:table-cell>
        </table:table-row>
        <table:table-row table:style-name="ro1">
          <table:table-cell office:value-type="string">
            <text:p>[Log] Longitude: -75.690991664375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1 (try.html, line 32)</text:p>
          </table:table-cell>
        </table:table-row>
        <table:table-row table:style-name="ro1">
          <table:table-cell office:value-type="string">
            <text:p>[Log] <text:s/>Time:Wed Feb 05 2014 20:05:33 GMT-0500 (EST) (try.html, line 33)</text:p>
          </table:table-cell>
        </table:table-row>
        <table:table-row table:style-name="ro1">
          <table:table-cell office:value-type="string">
            <text:p>[Log] <text:s/>Latitude:45.434303619009846 (try.html, line 34)</text:p>
          </table:table-cell>
        </table:table-row>
        <table:table-row table:style-name="ro1">
          <table:table-cell office:value-type="string">
            <text:p>[Log] Longitude: -75.691007338534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2 (try.html, line 32)</text:p>
          </table:table-cell>
        </table:table-row>
        <table:table-row table:style-name="ro1">
          <table:table-cell office:value-type="string">
            <text:p>[Log] <text:s/>Time:Wed Feb 05 2014 20:05:34 GMT-0500 (EST) (try.html, line 33)</text:p>
          </table:table-cell>
        </table:table-row>
        <table:table-row table:style-name="ro1">
          <table:table-cell office:value-type="string">
            <text:p>[Log] <text:s/>Latitude:45.43429364454507 (try.html, line 34)</text:p>
          </table:table-cell>
        </table:table-row>
        <table:table-row table:style-name="ro1">
          <table:table-cell office:value-type="string">
            <text:p>[Log] Longitude: -75.691029550578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3 (try.html, line 32)</text:p>
          </table:table-cell>
        </table:table-row>
        <table:table-row table:style-name="ro1">
          <table:table-cell office:value-type="string">
            <text:p>[Log] <text:s/>Time:Wed Feb 05 2014 20:05:35 GMT-0500 (EST) (try.html, line 33)</text:p>
          </table:table-cell>
        </table:table-row>
        <table:table-row table:style-name="ro1">
          <table:table-cell office:value-type="string">
            <text:p>[Log] <text:s/>Latitude:45.43427981440484 (try.html, line 34)</text:p>
          </table:table-cell>
        </table:table-row>
        <table:table-row table:style-name="ro1">
          <table:table-cell office:value-type="string">
            <text:p>[Log] Longitude: -75.691057294677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4 (try.html, line 32)</text:p>
          </table:table-cell>
        </table:table-row>
        <table:table-row table:style-name="ro1">
          <table:table-cell office:value-type="string">
            <text:p>[Log] <text:s/>Time:Wed Feb 05 2014 20:05:36 GMT-0500 (EST) (try.html, line 33)</text:p>
          </table:table-cell>
        </table:table-row>
        <table:table-row table:style-name="ro1">
          <table:table-cell office:value-type="string">
            <text:p>[Log] <text:s/>Latitude:45.43426422406494 (try.html, line 34)</text:p>
          </table:table-cell>
        </table:table-row>
        <table:table-row table:style-name="ro1">
          <table:table-cell office:value-type="string">
            <text:p>[Log] Longitude: -75.691088223900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5 (try.html, line 32)</text:p>
          </table:table-cell>
        </table:table-row>
        <table:table-row table:style-name="ro1">
          <table:table-cell office:value-type="string">
            <text:p>[Log] <text:s/>Time:Wed Feb 05 2014 20:05:37 GMT-0500 (EST) (try.html, line 33)</text:p>
          </table:table-cell>
        </table:table-row>
        <table:table-row table:style-name="ro1">
          <table:table-cell office:value-type="string">
            <text:p>[Log] <text:s/>Latitude:45.43424574196845 (try.html, line 34)</text:p>
          </table:table-cell>
        </table:table-row>
        <table:table-row table:style-name="ro1">
          <table:table-cell office:value-type="string">
            <text:p>[Log] Longitude: -75.69112376316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6 (try.html, line 32)</text:p>
          </table:table-cell>
        </table:table-row>
        <table:table-row table:style-name="ro1">
          <table:table-cell office:value-type="string">
            <text:p>[Log] <text:s/>Time:Wed Feb 05 2014 20:05:38 GMT-0500 (EST) (try.html, line 33)</text:p>
          </table:table-cell>
        </table:table-row>
        <table:table-row table:style-name="ro1">
          <table:table-cell office:value-type="string">
            <text:p>[Log] <text:s/>Latitude:45.43422596067696 (try.html, line 34)</text:p>
          </table:table-cell>
        </table:table-row>
        <table:table-row table:style-name="ro1">
          <table:table-cell office:value-type="string">
            <text:p>[Log] Longitude: -75.691162822838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7 (try.html, line 32)</text:p>
          </table:table-cell>
        </table:table-row>
        <table:table-row table:style-name="ro1">
          <table:table-cell office:value-type="string">
            <text:p>[Log] <text:s/>Time:Wed Feb 05 2014 20:05:39 GMT-0500 (EST) (try.html, line 33)</text:p>
          </table:table-cell>
        </table:table-row>
        <table:table-row table:style-name="ro1">
          <table:table-cell office:value-type="string">
            <text:p>[Log] <text:s/>Latitude:45.4342057183808 (try.html, line 34)</text:p>
          </table:table-cell>
        </table:table-row>
        <table:table-row table:style-name="ro1">
          <table:table-cell office:value-type="string">
            <text:p>[Log] Longitude: -75.691204061802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8 (try.html, line 32)</text:p>
          </table:table-cell>
        </table:table-row>
        <table:table-row table:style-name="ro1">
          <table:table-cell office:value-type="string">
            <text:p>[Log] <text:s/>Time:Wed Feb 05 2014 20:05:40 GMT-0500 (EST) (try.html, line 33)</text:p>
          </table:table-cell>
        </table:table-row>
        <table:table-row table:style-name="ro1">
          <table:table-cell office:value-type="string">
            <text:p>[Log] <text:s/>Latitude:45.43418178804725 (try.html, line 34)</text:p>
          </table:table-cell>
        </table:table-row>
        <table:table-row table:style-name="ro1">
          <table:table-cell office:value-type="string">
            <text:p>[Log] Longitude: -75.691245133127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9 (try.html, line 32)</text:p>
          </table:table-cell>
        </table:table-row>
        <table:table-row table:style-name="ro1">
          <table:table-cell office:value-type="string">
            <text:p>[Log] <text:s/>Time:Wed Feb 05 2014 20:05:41 GMT-0500 (EST) (try.html, line 33)</text:p>
          </table:table-cell>
        </table:table-row>
        <table:table-row table:style-name="ro1">
          <table:table-cell office:value-type="string">
            <text:p>[Log] <text:s/>Latitude:45.43416041419416 (try.html, line 34)</text:p>
          </table:table-cell>
        </table:table-row>
        <table:table-row table:style-name="ro1">
          <table:table-cell office:value-type="string">
            <text:p>[Log] Longitude: -75.691285114805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0 (try.html, line 32)</text:p>
          </table:table-cell>
        </table:table-row>
        <table:table-row table:style-name="ro1">
          <table:table-cell office:value-type="string">
            <text:p>[Log] <text:s/>Time:Wed Feb 05 2014 20:05:42 GMT-0500 (EST) (try.html, line 33)</text:p>
          </table:table-cell>
        </table:table-row>
        <table:table-row table:style-name="ro1">
          <table:table-cell office:value-type="string">
            <text:p>[Log] <text:s/>Latitude:45.43413828596979 (try.html, line 34)</text:p>
          </table:table-cell>
        </table:table-row>
        <table:table-row table:style-name="ro1">
          <table:table-cell office:value-type="string">
            <text:p>[Log] Longitude: -75.691326772864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1 (try.html, line 32)</text:p>
          </table:table-cell>
        </table:table-row>
        <table:table-row table:style-name="ro1">
          <table:table-cell office:value-type="string">
            <text:p>[Log] <text:s/>Time:Wed Feb 05 2014 20:05:43 GMT-0500 (EST) (try.html, line 33)</text:p>
          </table:table-cell>
        </table:table-row>
        <table:table-row table:style-name="ro1">
          <table:table-cell office:value-type="string">
            <text:p>[Log] <text:s/>Latitude:45.434115445283645 (try.html, line 34)</text:p>
          </table:table-cell>
        </table:table-row>
        <table:table-row table:style-name="ro1">
          <table:table-cell office:value-type="string">
            <text:p>[Log] Longitude: -75.691367508914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2 (try.html, line 32)</text:p>
          </table:table-cell>
        </table:table-row>
        <table:table-row table:style-name="ro1">
          <table:table-cell office:value-type="string">
            <text:p>[Log] <text:s/>Time:Wed Feb 05 2014 20:05:44 GMT-0500 (EST) (try.html, line 33)</text:p>
          </table:table-cell>
        </table:table-row>
        <table:table-row table:style-name="ro1">
          <table:table-cell office:value-type="string">
            <text:p>[Log] <text:s/>Latitude:45.43409436479717 (try.html, line 34)</text:p>
          </table:table-cell>
        </table:table-row>
        <table:table-row table:style-name="ro1">
          <table:table-cell office:value-type="string">
            <text:p>[Log] Longitude: -75.691405981849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3 (try.html, line 32)</text:p>
          </table:table-cell>
        </table:table-row>
        <table:table-row table:style-name="ro1">
          <table:table-cell office:value-type="string">
            <text:p>[Log] <text:s/>Time:Wed Feb 05 2014 20:05:45 GMT-0500 (EST) (try.html, line 33)</text:p>
          </table:table-cell>
        </table:table-row>
        <table:table-row table:style-name="ro1">
          <table:table-cell office:value-type="string">
            <text:p>[Log] <text:s/>Latitude:45.434076301795834 (try.html, line 34)</text:p>
          </table:table-cell>
        </table:table-row>
        <table:table-row table:style-name="ro1">
          <table:table-cell office:value-type="string">
            <text:p>[Log] Longitude: -75.691441772576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4 (try.html, line 32)</text:p>
          </table:table-cell>
        </table:table-row>
        <table:table-row table:style-name="ro1">
          <table:table-cell office:value-type="string">
            <text:p>[Log] <text:s/>Time:Wed Feb 05 2014 20:05:46 GMT-0500 (EST) (try.html, line 33)</text:p>
          </table:table-cell>
        </table:table-row>
        <table:table-row table:style-name="ro1">
          <table:table-cell office:value-type="string">
            <text:p>[Log] <text:s/>Latitude:45.434061926831895 (try.html, line 34)</text:p>
          </table:table-cell>
        </table:table-row>
        <table:table-row table:style-name="ro1">
          <table:table-cell office:value-type="string">
            <text:p>[Log] Longitude: -75.691476892750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5 (try.html, line 32)</text:p>
          </table:table-cell>
        </table:table-row>
        <table:table-row table:style-name="ro1">
          <table:table-cell office:value-type="string">
            <text:p>[Log] <text:s/>Time:Wed Feb 05 2014 20:05:47 GMT-0500 (EST) (try.html, line 33)</text:p>
          </table:table-cell>
        </table:table-row>
        <table:table-row table:style-name="ro1">
          <table:table-cell office:value-type="string">
            <text:p>[Log] <text:s/>Latitude:45.434047048953765 (try.html, line 34)</text:p>
          </table:table-cell>
        </table:table-row>
        <table:table-row table:style-name="ro1">
          <table:table-cell office:value-type="string">
            <text:p>[Log] Longitude: -75.691510001267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6 (try.html, line 32)</text:p>
          </table:table-cell>
        </table:table-row>
        <table:table-row table:style-name="ro1">
          <table:table-cell office:value-type="string">
            <text:p>[Log] <text:s/>Time:Wed Feb 05 2014 20:05:48 GMT-0500 (EST) (try.html, line 33)</text:p>
          </table:table-cell>
        </table:table-row>
        <table:table-row table:style-name="ro1">
          <table:table-cell office:value-type="string">
            <text:p>[Log] <text:s/>Latitude:45.434021861334735 (try.html, line 34)</text:p>
          </table:table-cell>
        </table:table-row>
        <table:table-row table:style-name="ro1">
          <table:table-cell office:value-type="string">
            <text:p>[Log] Longitude: -75.6915550959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7 (try.html, line 32)</text:p>
          </table:table-cell>
        </table:table-row>
        <table:table-row table:style-name="ro1">
          <table:table-cell office:value-type="string">
            <text:p>[Log] <text:s/>Time:Wed Feb 05 2014 20:05:49 GMT-0500 (EST) (try.html, line 33)</text:p>
          </table:table-cell>
        </table:table-row>
        <table:table-row table:style-name="ro1">
          <table:table-cell office:value-type="string">
            <text:p>[Log] <text:s/>Latitude:45.4339993140152 (try.html, line 34)</text:p>
          </table:table-cell>
        </table:table-row>
        <table:table-row table:style-name="ro1">
          <table:table-cell office:value-type="string">
            <text:p>[Log] Longitude: -75.691608069535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8 (try.html, line 32)</text:p>
          </table:table-cell>
        </table:table-row>
        <table:table-row table:style-name="ro1">
          <table:table-cell office:value-type="string">
            <text:p>[Log] <text:s/>Time:Wed Feb 05 2014 20:05:50 GMT-0500 (EST) (try.html, line 33)</text:p>
          </table:table-cell>
        </table:table-row>
        <table:table-row table:style-name="ro1">
          <table:table-cell office:value-type="string">
            <text:p>[Log] <text:s/>Latitude:45.4339734139344 (try.html, line 34)</text:p>
          </table:table-cell>
        </table:table-row>
        <table:table-row table:style-name="ro1">
          <table:table-cell office:value-type="string">
            <text:p>[Log] Longitude: -75.691664647381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9 (try.html, line 32)</text:p>
          </table:table-cell>
        </table:table-row>
        <table:table-row table:style-name="ro1">
          <table:table-cell office:value-type="string">
            <text:p>[Log] <text:s/>Time:Wed Feb 05 2014 20:05:51 GMT-0500 (EST) (try.html, line 33)</text:p>
          </table:table-cell>
        </table:table-row>
        <table:table-row table:style-name="ro1">
          <table:table-cell office:value-type="string">
            <text:p>[Log] <text:s/>Latitude:45.43394370008766 (try.html, line 34)</text:p>
          </table:table-cell>
        </table:table-row>
        <table:table-row table:style-name="ro1">
          <table:table-cell office:value-type="string">
            <text:p>[Log] Longitude: -75.691726505826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0 (try.html, line 32)</text:p>
          </table:table-cell>
        </table:table-row>
        <table:table-row table:style-name="ro1">
          <table:table-cell office:value-type="string">
            <text:p>[Log] <text:s/>Time:Wed Feb 05 2014 20:05:52 GMT-0500 (EST) (try.html, line 33)</text:p>
          </table:table-cell>
        </table:table-row>
        <table:table-row table:style-name="ro1">
          <table:table-cell office:value-type="string">
            <text:p>[Log] <text:s/>Latitude:45.433875345667296 (try.html, line 34)</text:p>
          </table:table-cell>
        </table:table-row>
        <table:table-row table:style-name="ro1">
          <table:table-cell office:value-type="string">
            <text:p>[Log] Longitude: -75.691835051472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1 (try.html, line 32)</text:p>
          </table:table-cell>
        </table:table-row>
        <table:table-row table:style-name="ro1">
          <table:table-cell office:value-type="string">
            <text:p>[Log] <text:s/>Time:Wed Feb 05 2014 20:05:53 GMT-0500 (EST) (try.html, line 33)</text:p>
          </table:table-cell>
        </table:table-row>
        <table:table-row table:style-name="ro1">
          <table:table-cell office:value-type="string">
            <text:p>[Log] <text:s/>Latitude:45.433839345393174 (try.html, line 34)</text:p>
          </table:table-cell>
        </table:table-row>
        <table:table-row table:style-name="ro1">
          <table:table-cell office:value-type="string">
            <text:p>[Log] Longitude: -75.691889533843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2 (try.html, line 32)</text:p>
          </table:table-cell>
        </table:table-row>
        <table:table-row table:style-name="ro1">
          <table:table-cell office:value-type="string">
            <text:p>[Log] <text:s/>Time:Wed Feb 05 2014 20:05:54 GMT-0500 (EST) (try.html, line 33)</text:p>
          </table:table-cell>
        </table:table-row>
        <table:table-row table:style-name="ro1">
          <table:table-cell office:value-type="string">
            <text:p>[Log] <text:s/>Latitude:45.433807577980154 (try.html, line 34)</text:p>
          </table:table-cell>
        </table:table-row>
        <table:table-row table:style-name="ro1">
          <table:table-cell office:value-type="string">
            <text:p>[Log] Longitude: -75.691940747271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3 (try.html, line 32)</text:p>
          </table:table-cell>
        </table:table-row>
        <table:table-row table:style-name="ro1">
          <table:table-cell office:value-type="string">
            <text:p>[Log] <text:s/>Time:Wed Feb 05 2014 20:05:55 GMT-0500 (EST) (try.html, line 33)</text:p>
          </table:table-cell>
        </table:table-row>
        <table:table-row table:style-name="ro1">
          <table:table-cell office:value-type="string">
            <text:p>[Log] <text:s/>Latitude:45.43378544975578 (try.html, line 34)</text:p>
          </table:table-cell>
        </table:table-row>
        <table:table-row table:style-name="ro1">
          <table:table-cell office:value-type="string">
            <text:p>[Log] Longitude: -75.69196153439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4 (try.html, line 32)</text:p>
          </table:table-cell>
        </table:table-row>
        <table:table-row table:style-name="ro1">
          <table:table-cell office:value-type="string">
            <text:p>[Log] <text:s/>Time:Wed Feb 05 2014 20:05:56 GMT-0500 (EST) (try.html, line 33)</text:p>
          </table:table-cell>
        </table:table-row>
        <table:table-row table:style-name="ro1">
          <table:table-cell office:value-type="string">
            <text:p>[Log] <text:s/>Latitude:45.43376126796513 (try.html, line 34)</text:p>
          </table:table-cell>
        </table:table-row>
        <table:table-row table:style-name="ro1">
          <table:table-cell office:value-type="string">
            <text:p>[Log] Longitude: -75.692012915458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5 (try.html, line 32)</text:p>
          </table:table-cell>
        </table:table-row>
        <table:table-row table:style-name="ro1">
          <table:table-cell office:value-type="string">
            <text:p>[Log] <text:s/>Time:Wed Feb 05 2014 20:05:57 GMT-0500 (EST) (try.html, line 33)</text:p>
          </table:table-cell>
        </table:table-row>
        <table:table-row table:style-name="ro1">
          <table:table-cell office:value-type="string">
            <text:p>[Log] <text:s/>Latitude:45.43375594545662 (try.html, line 34)</text:p>
          </table:table-cell>
        </table:table-row>
        <table:table-row table:style-name="ro1">
          <table:table-cell office:value-type="string">
            <text:p>[Log] Longitude: -75.692043593223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6 (try.html, line 32)</text:p>
          </table:table-cell>
        </table:table-row>
        <table:table-row table:style-name="ro1">
          <table:table-cell office:value-type="string">
            <text:p>[Log] <text:s/>Time:Wed Feb 05 2014 20:05:58 GMT-0500 (EST) (try.html, line 33)</text:p>
          </table:table-cell>
        </table:table-row>
        <table:table-row table:style-name="ro1">
          <table:table-cell office:value-type="string">
            <text:p>[Log] <text:s/>Latitude:45.43374680918216 (try.html, line 34)</text:p>
          </table:table-cell>
        </table:table-row>
        <table:table-row table:style-name="ro1">
          <table:table-cell office:value-type="string">
            <text:p>[Log] Longitude: -75.692055411707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7 (try.html, line 32)</text:p>
          </table:table-cell>
        </table:table-row>
        <table:table-row table:style-name="ro1">
          <table:table-cell office:value-type="string">
            <text:p>[Log] <text:s/>Time:Wed Feb 05 2014 20:05:59 GMT-0500 (EST) (try.html, line 33)</text:p>
          </table:table-cell>
        </table:table-row>
        <table:table-row table:style-name="ro1">
          <table:table-cell office:value-type="string">
            <text:p>[Log] <text:s/>Latitude:45.43374446224927 (try.html, line 34)</text:p>
          </table:table-cell>
        </table:table-row>
        <table:table-row table:style-name="ro1">
          <table:table-cell office:value-type="string">
            <text:p>[Log] Longitude: -75.692065553810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8 (try.html, line 32)</text:p>
          </table:table-cell>
        </table:table-row>
        <table:table-row table:style-name="ro1">
          <table:table-cell office:value-type="string">
            <text:p>[Log] <text:s/>Time:Wed Feb 05 2014 20:06:00 GMT-0500 (EST) (try.html, line 33)</text:p>
          </table:table-cell>
        </table:table-row>
        <table:table-row table:style-name="ro1">
          <table:table-cell office:value-type="string">
            <text:p>[Log] <text:s/>Latitude:45.433748066467636 (try.html, line 34)</text:p>
          </table:table-cell>
        </table:table-row>
        <table:table-row table:style-name="ro1">
          <table:table-cell office:value-type="string">
            <text:p>[Log] Longitude: -75.6920651347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9 (try.html, line 32)</text:p>
          </table:table-cell>
        </table:table-row>
        <table:table-row table:style-name="ro1">
          <table:table-cell office:value-type="string">
            <text:p>[Log] <text:s/>Time:Wed Feb 05 2014 20:06:01 GMT-0500 (EST) (try.html, line 33)</text:p>
          </table:table-cell>
        </table:table-row>
        <table:table-row table:style-name="ro1">
          <table:table-cell office:value-type="string">
            <text:p>[Log] <text:s/>Latitude:45.43374915611505 (try.html, line 34)</text:p>
          </table:table-cell>
        </table:table-row>
        <table:table-row table:style-name="ro1">
          <table:table-cell office:value-type="string">
            <text:p>[Log] Longitude: -75.692060357030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0 (try.html, line 32)</text:p>
          </table:table-cell>
        </table:table-row>
        <table:table-row table:style-name="ro1">
          <table:table-cell office:value-type="string">
            <text:p>[Log] <text:s/>Time:Wed Feb 05 2014 20:06:02 GMT-0500 (EST) (try.html, line 33)</text:p>
          </table:table-cell>
        </table:table-row>
        <table:table-row table:style-name="ro1">
          <table:table-cell office:value-type="string">
            <text:p>[Log] <text:s/>Latitude:45.43375028767198 (try.html, line 34)</text:p>
          </table:table-cell>
        </table:table-row>
        <table:table-row table:style-name="ro1">
          <table:table-cell office:value-type="string">
            <text:p>[Log] Longitude: -75.692052897136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1 (try.html, line 32)</text:p>
          </table:table-cell>
        </table:table-row>
        <table:table-row table:style-name="ro1">
          <table:table-cell office:value-type="string">
            <text:p>[Log] <text:s/>Time:Wed Feb 05 2014 20:06:03 GMT-0500 (EST) (try.html, line 33)</text:p>
          </table:table-cell>
        </table:table-row>
        <table:table-row table:style-name="ro1">
          <table:table-cell office:value-type="string">
            <text:p>[Log] <text:s/>Latitude:45.43374500707298 (try.html, line 34)</text:p>
          </table:table-cell>
        </table:table-row>
        <table:table-row table:style-name="ro1">
          <table:table-cell office:value-type="string">
            <text:p>[Log] Longitude: -75.692057255726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2 (try.html, line 32)</text:p>
          </table:table-cell>
        </table:table-row>
        <table:table-row table:style-name="ro1">
          <table:table-cell office:value-type="string">
            <text:p>[Log] <text:s/>Time:Wed Feb 05 2014 20:06:04 GMT-0500 (EST) (try.html, line 33)</text:p>
          </table:table-cell>
        </table:table-row>
        <table:table-row table:style-name="ro1">
          <table:table-cell office:value-type="string">
            <text:p>[Log] <text:s/>Latitude:45.43373830155044 (try.html, line 34)</text:p>
          </table:table-cell>
        </table:table-row>
        <table:table-row table:style-name="ro1">
          <table:table-cell office:value-type="string">
            <text:p>[Log] Longitude: -75.692088939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3 (try.html, line 32)</text:p>
          </table:table-cell>
        </table:table-row>
        <table:table-row table:style-name="ro1">
          <table:table-cell office:value-type="string">
            <text:p>[Log] <text:s/>Time:Wed Feb 05 2014 20:06:05 GMT-0500 (EST) (try.html, line 33)</text:p>
          </table:table-cell>
        </table:table-row>
        <table:table-row table:style-name="ro1">
          <table:table-cell office:value-type="string">
            <text:p>[Log] <text:s/>Latitude:45.43372941673308 (try.html, line 34)</text:p>
          </table:table-cell>
        </table:table-row>
        <table:table-row table:style-name="ro1">
          <table:table-cell office:value-type="string">
            <text:p>[Log] Longitude: -75.692120958190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4 (try.html, line 32)</text:p>
          </table:table-cell>
        </table:table-row>
        <table:table-row table:style-name="ro1">
          <table:table-cell office:value-type="string">
            <text:p>[Log] <text:s/>Time:Wed Feb 05 2014 20:06:06 GMT-0500 (EST) (try.html, line 33)</text:p>
          </table:table-cell>
        </table:table-row>
        <table:table-row table:style-name="ro1">
          <table:table-cell office:value-type="string">
            <text:p>[Log] <text:s/>Latitude:45.43371990327298 (try.html, line 34)</text:p>
          </table:table-cell>
        </table:table-row>
        <table:table-row table:style-name="ro1">
          <table:table-cell office:value-type="string">
            <text:p>[Log] Longitude: -75.69215792238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5 (try.html, line 32)</text:p>
          </table:table-cell>
        </table:table-row>
        <table:table-row table:style-name="ro1">
          <table:table-cell office:value-type="string">
            <text:p>[Log] <text:s/>Time:Wed Feb 05 2014 20:06:07 GMT-0500 (EST) (try.html, line 33)</text:p>
          </table:table-cell>
        </table:table-row>
        <table:table-row table:style-name="ro1">
          <table:table-cell office:value-type="string">
            <text:p>[Log] <text:s/>Latitude:45.43371445503592 (try.html, line 34)</text:p>
          </table:table-cell>
        </table:table-row>
        <table:table-row table:style-name="ro1">
          <table:table-cell office:value-type="string">
            <text:p>[Log] Longitude: -75.692202514107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6 (try.html, line 32)</text:p>
          </table:table-cell>
        </table:table-row>
        <table:table-row table:style-name="ro1">
          <table:table-cell office:value-type="string">
            <text:p>[Log] <text:s/>Time:Wed Feb 05 2014 20:06:08 GMT-0500 (EST) (try.html, line 33)</text:p>
          </table:table-cell>
        </table:table-row>
        <table:table-row table:style-name="ro1">
          <table:table-cell office:value-type="string">
            <text:p>[Log] <text:s/>Latitude:45.43372476477682 (try.html, line 34)</text:p>
          </table:table-cell>
        </table:table-row>
        <table:table-row table:style-name="ro1">
          <table:table-cell office:value-type="string">
            <text:p>[Log] Longitude: -75.692262277077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7 (try.html, line 32)</text:p>
          </table:table-cell>
        </table:table-row>
        <table:table-row table:style-name="ro1">
          <table:table-cell office:value-type="string">
            <text:p>[Log] <text:s/>Time:Wed Feb 05 2014 20:06:09 GMT-0500 (EST) (try.html, line 33)</text:p>
          </table:table-cell>
        </table:table-row>
        <table:table-row table:style-name="ro1">
          <table:table-cell office:value-type="string">
            <text:p>[Log] <text:s/>Latitude:45.43374496516346 (try.html, line 34)</text:p>
          </table:table-cell>
        </table:table-row>
        <table:table-row table:style-name="ro1">
          <table:table-cell office:value-type="string">
            <text:p>[Log] Longitude: -75.692308964278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8 (try.html, line 32)</text:p>
          </table:table-cell>
        </table:table-row>
        <table:table-row table:style-name="ro1">
          <table:table-cell office:value-type="string">
            <text:p>[Log] <text:s/>Time:Wed Feb 05 2014 20:06:10 GMT-0500 (EST) (try.html, line 33)</text:p>
          </table:table-cell>
        </table:table-row>
        <table:table-row table:style-name="ro1">
          <table:table-cell office:value-type="string">
            <text:p>[Log] <text:s/>Latitude:45.433771242429906 (try.html, line 34)</text:p>
          </table:table-cell>
        </table:table-row>
        <table:table-row table:style-name="ro1">
          <table:table-cell office:value-type="string">
            <text:p>[Log] Longitude: -75.692357076402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9 (try.html, line 32)</text:p>
          </table:table-cell>
        </table:table-row>
        <table:table-row table:style-name="ro1">
          <table:table-cell office:value-type="string">
            <text:p>[Log] <text:s/>Time:Wed Feb 05 2014 20:06:11 GMT-0500 (EST) (try.html, line 33)</text:p>
          </table:table-cell>
        </table:table-row>
        <table:table-row table:style-name="ro1">
          <table:table-cell office:value-type="string">
            <text:p>[Log] <text:s/>Latitude:45.43381436732172 (try.html, line 34)</text:p>
          </table:table-cell>
        </table:table-row>
        <table:table-row table:style-name="ro1">
          <table:table-cell office:value-type="string">
            <text:p>[Log] Longitude: -75.692401416670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0 (try.html, line 32)</text:p>
          </table:table-cell>
        </table:table-row>
        <table:table-row table:style-name="ro1">
          <table:table-cell office:value-type="string">
            <text:p>[Log] <text:s/>Time:Wed Feb 05 2014 20:06:12 GMT-0500 (EST) (try.html, line 33)</text:p>
          </table:table-cell>
        </table:table-row>
        <table:table-row table:style-name="ro1">
          <table:table-cell office:value-type="string">
            <text:p>[Log] <text:s/>Latitude:45.43385061905294 (try.html, line 34)</text:p>
          </table:table-cell>
        </table:table-row>
        <table:table-row table:style-name="ro1">
          <table:table-cell office:value-type="string">
            <text:p>[Log] Longitude: -75.692431591521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1 (try.html, line 32)</text:p>
          </table:table-cell>
        </table:table-row>
        <table:table-row table:style-name="ro1">
          <table:table-cell office:value-type="string">
            <text:p>[Log] <text:s/>Time:Wed Feb 05 2014 20:06:13 GMT-0500 (EST) (try.html, line 33)</text:p>
          </table:table-cell>
        </table:table-row>
        <table:table-row table:style-name="ro1">
          <table:table-cell office:value-type="string">
            <text:p>[Log] <text:s/>Latitude:45.4338830151087 (try.html, line 34)</text:p>
          </table:table-cell>
        </table:table-row>
        <table:table-row table:style-name="ro1">
          <table:table-cell office:value-type="string">
            <text:p>[Log] Longitude: -75.69245841361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2 (try.html, line 32)</text:p>
          </table:table-cell>
        </table:table-row>
        <table:table-row table:style-name="ro1">
          <table:table-cell office:value-type="string">
            <text:p>[Log] <text:s/>Time:Wed Feb 05 2014 20:06:14 GMT-0500 (EST) (try.html, line 33)</text:p>
          </table:table-cell>
        </table:table-row>
        <table:table-row table:style-name="ro1">
          <table:table-cell office:value-type="string">
            <text:p>[Log] <text:s/>Latitude:45.43391327377915 (try.html, line 34)</text:p>
          </table:table-cell>
        </table:table-row>
        <table:table-row table:style-name="ro1">
          <table:table-cell office:value-type="string">
            <text:p>[Log] Longitude: -75.69248825318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3 (try.html, line 32)</text:p>
          </table:table-cell>
        </table:table-row>
        <table:table-row table:style-name="ro1">
          <table:table-cell office:value-type="string">
            <text:p>[Log] <text:s/>Time:Wed Feb 05 2014 20:06:15 GMT-0500 (EST) (try.html, line 33)</text:p>
          </table:table-cell>
        </table:table-row>
        <table:table-row table:style-name="ro1">
          <table:table-cell office:value-type="string">
            <text:p>[Log] <text:s/>Latitude:45.43394085024058 (try.html, line 34)</text:p>
          </table:table-cell>
        </table:table-row>
        <table:table-row table:style-name="ro1">
          <table:table-cell office:value-type="string">
            <text:p>[Log] Longitude: -75.692519769143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4 (try.html, line 32)</text:p>
          </table:table-cell>
        </table:table-row>
        <table:table-row table:style-name="ro1">
          <table:table-cell office:value-type="string">
            <text:p>[Log] <text:s/>Time:Wed Feb 05 2014 20:06:16 GMT-0500 (EST) (try.html, line 33)</text:p>
          </table:table-cell>
        </table:table-row>
        <table:table-row table:style-name="ro1">
          <table:table-cell office:value-type="string">
            <text:p>[Log] <text:s/>Latitude:45.433964990121716 (try.html, line 34)</text:p>
          </table:table-cell>
        </table:table-row>
        <table:table-row table:style-name="ro1">
          <table:table-cell office:value-type="string">
            <text:p>[Log] Longitude: -75.692549189623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5 (try.html, line 32)</text:p>
          </table:table-cell>
        </table:table-row>
        <table:table-row table:style-name="ro1">
          <table:table-cell office:value-type="string">
            <text:p>[Log] <text:s/>Time:Wed Feb 05 2014 20:06:17 GMT-0500 (EST) (try.html, line 33)</text:p>
          </table:table-cell>
        </table:table-row>
        <table:table-row table:style-name="ro1">
          <table:table-cell office:value-type="string">
            <text:p>[Log] <text:s/>Latitude:45.43398548387497 (try.html, line 34)</text:p>
          </table:table-cell>
        </table:table-row>
        <table:table-row table:style-name="ro1">
          <table:table-cell office:value-type="string">
            <text:p>[Log] Longitude: -75.692575341161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6 (try.html, line 32)</text:p>
          </table:table-cell>
        </table:table-row>
        <table:table-row table:style-name="ro1">
          <table:table-cell office:value-type="string">
            <text:p>[Log] <text:s/>Time:Wed Feb 05 2014 20:06:18 GMT-0500 (EST) (try.html, line 33)</text:p>
          </table:table-cell>
        </table:table-row>
        <table:table-row table:style-name="ro1">
          <table:table-cell office:value-type="string">
            <text:p>[Log] <text:s/>Latitude:45.43400710918515 (try.html, line 34)</text:p>
          </table:table-cell>
        </table:table-row>
        <table:table-row table:style-name="ro1">
          <table:table-cell office:value-type="string">
            <text:p>[Log] Longitude: -75.692597637023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7 (try.html, line 32)</text:p>
          </table:table-cell>
        </table:table-row>
        <table:table-row table:style-name="ro1">
          <table:table-cell office:value-type="string">
            <text:p>[Log] <text:s/>Time:Wed Feb 05 2014 20:06:19 GMT-0500 (EST) (try.html, line 33)</text:p>
          </table:table-cell>
        </table:table-row>
        <table:table-row table:style-name="ro1">
          <table:table-cell office:value-type="string">
            <text:p>[Log] <text:s/>Latitude:45.43403179388999 (try.html, line 34)</text:p>
          </table:table-cell>
        </table:table-row>
        <table:table-row table:style-name="ro1">
          <table:table-cell office:value-type="string">
            <text:p>[Log] Longitude: -75.692619178514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8 (try.html, line 32)</text:p>
          </table:table-cell>
        </table:table-row>
        <table:table-row table:style-name="ro1">
          <table:table-cell office:value-type="string">
            <text:p>[Log] <text:s/>Time:Wed Feb 05 2014 20:06:20 GMT-0500 (EST) (try.html, line 33)</text:p>
          </table:table-cell>
        </table:table-row>
        <table:table-row table:style-name="ro1">
          <table:table-cell office:value-type="string">
            <text:p>[Log] <text:s/>Latitude:45.43405723296612 (try.html, line 34)</text:p>
          </table:table-cell>
        </table:table-row>
        <table:table-row table:style-name="ro1">
          <table:table-cell office:value-type="string">
            <text:p>[Log] Longitude: -75.692641642015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9 (try.html, line 32)</text:p>
          </table:table-cell>
        </table:table-row>
        <table:table-row table:style-name="ro1">
          <table:table-cell office:value-type="string">
            <text:p>[Log] <text:s/>Time:Wed Feb 05 2014 20:06:21 GMT-0500 (EST) (try.html, line 33)</text:p>
          </table:table-cell>
        </table:table-row>
        <table:table-row table:style-name="ro1">
          <table:table-cell office:value-type="string">
            <text:p>[Log] <text:s/>Latitude:45.43409088630735 (try.html, line 34)</text:p>
          </table:table-cell>
        </table:table-row>
        <table:table-row table:style-name="ro1">
          <table:table-cell office:value-type="string">
            <text:p>[Log] Longitude: -75.692671062495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0 (try.html, line 32)</text:p>
          </table:table-cell>
        </table:table-row>
        <table:table-row table:style-name="ro1">
          <table:table-cell office:value-type="string">
            <text:p>[Log] <text:s/>Time:Wed Feb 05 2014 20:06:22 GMT-0500 (EST) (try.html, line 33)</text:p>
          </table:table-cell>
        </table:table-row>
        <table:table-row table:style-name="ro1">
          <table:table-cell office:value-type="string">
            <text:p>[Log] <text:s/>Latitude:45.434129107785814 (try.html, line 34)</text:p>
          </table:table-cell>
        </table:table-row>
        <table:table-row table:style-name="ro1">
          <table:table-cell office:value-type="string">
            <text:p>[Log] Longitude: -75.692706769402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1 (try.html, line 32)</text:p>
          </table:table-cell>
        </table:table-row>
        <table:table-row table:style-name="ro1">
          <table:table-cell office:value-type="string">
            <text:p>[Log] <text:s/>Time:Wed Feb 05 2014 20:06:23 GMT-0500 (EST) (try.html, line 33)</text:p>
          </table:table-cell>
        </table:table-row>
        <table:table-row table:style-name="ro1">
          <table:table-cell office:value-type="string">
            <text:p>[Log] <text:s/>Latitude:45.43417043056845 (try.html, line 34)</text:p>
          </table:table-cell>
        </table:table-row>
        <table:table-row table:style-name="ro1">
          <table:table-cell office:value-type="string">
            <text:p>[Log] Longitude: -75.69274490706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2 (try.html, line 32)</text:p>
          </table:table-cell>
        </table:table-row>
        <table:table-row table:style-name="ro1">
          <table:table-cell office:value-type="string">
            <text:p>[Log] <text:s/>Time:Wed Feb 05 2014 20:06:24 GMT-0500 (EST) (try.html, line 33)</text:p>
          </table:table-cell>
        </table:table-row>
        <table:table-row table:style-name="ro1">
          <table:table-cell office:value-type="string">
            <text:p>[Log] <text:s/>Latitude:45.43420789767563 (try.html, line 34)</text:p>
          </table:table-cell>
        </table:table-row>
        <table:table-row table:style-name="ro1">
          <table:table-cell office:value-type="string">
            <text:p>[Log] Longitude: -75.692780194874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3 (try.html, line 32)</text:p>
          </table:table-cell>
        </table:table-row>
        <table:table-row table:style-name="ro1">
          <table:table-cell office:value-type="string">
            <text:p>[Log] <text:s/>Time:Wed Feb 05 2014 20:06:25 GMT-0500 (EST) (try.html, line 33)</text:p>
          </table:table-cell>
        </table:table-row>
        <table:table-row table:style-name="ro1">
          <table:table-cell office:value-type="string">
            <text:p>[Log] <text:s/>Latitude:45.434242934030884 (try.html, line 34)</text:p>
          </table:table-cell>
        </table:table-row>
        <table:table-row table:style-name="ro1">
          <table:table-cell office:value-type="string">
            <text:p>[Log] Longitude: -75.692809028621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4 (try.html, line 32)</text:p>
          </table:table-cell>
        </table:table-row>
        <table:table-row table:style-name="ro1">
          <table:table-cell office:value-type="string">
            <text:p>[Log] <text:s/>Time:Wed Feb 05 2014 20:06:26 GMT-0500 (EST) (try.html, line 33)</text:p>
          </table:table-cell>
        </table:table-row>
        <table:table-row table:style-name="ro1">
          <table:table-cell office:value-type="string">
            <text:p>[Log] <text:s/>Latitude:45.43427587491035 (try.html, line 34)</text:p>
          </table:table-cell>
        </table:table-row>
        <table:table-row table:style-name="ro1">
          <table:table-cell office:value-type="string">
            <text:p>[Log] Longitude: -75.692813554849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5 (try.html, line 32)</text:p>
          </table:table-cell>
        </table:table-row>
        <table:table-row table:style-name="ro1">
          <table:table-cell office:value-type="string">
            <text:p>[Log] <text:s/>Time:Wed Feb 05 2014 20:06:27 GMT-0500 (EST) (try.html, line 33)</text:p>
          </table:table-cell>
        </table:table-row>
        <table:table-row table:style-name="ro1">
          <table:table-cell office:value-type="string">
            <text:p>[Log] <text:s/>Latitude:45.434300182429546 (try.html, line 34)</text:p>
          </table:table-cell>
        </table:table-row>
        <table:table-row table:style-name="ro1">
          <table:table-cell office:value-type="string">
            <text:p>[Log] Longitude: -75.69281757816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6 (try.html, line 32)</text:p>
          </table:table-cell>
        </table:table-row>
        <table:table-row table:style-name="ro1">
          <table:table-cell office:value-type="string">
            <text:p>[Log] <text:s/>Time:Wed Feb 05 2014 20:06:28 GMT-0500 (EST) (try.html, line 33)</text:p>
          </table:table-cell>
        </table:table-row>
        <table:table-row table:style-name="ro1">
          <table:table-cell office:value-type="string">
            <text:p>[Log] <text:s/>Latitude:45.434320718092316 (try.html, line 34)</text:p>
          </table:table-cell>
        </table:table-row>
        <table:table-row table:style-name="ro1">
          <table:table-cell office:value-type="string">
            <text:p>[Log] Longitude: -75.692819254543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7 (try.html, line 32)</text:p>
          </table:table-cell>
        </table:table-row>
        <table:table-row table:style-name="ro1">
          <table:table-cell office:value-type="string">
            <text:p>[Log] <text:s/>Time:Wed Feb 05 2014 20:06:29 GMT-0500 (EST) (try.html, line 33)</text:p>
          </table:table-cell>
        </table:table-row>
        <table:table-row table:style-name="ro1">
          <table:table-cell office:value-type="string">
            <text:p>[Log] <text:s/>Latitude:45.434335805518025 (try.html, line 34)</text:p>
          </table:table-cell>
        </table:table-row>
        <table:table-row table:style-name="ro1">
          <table:table-cell office:value-type="string">
            <text:p>[Log] Longitude: -75.692824618961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8 (try.html, line 32)</text:p>
          </table:table-cell>
        </table:table-row>
        <table:table-row table:style-name="ro1">
          <table:table-cell office:value-type="string">
            <text:p>[Log] <text:s/>Time:Wed Feb 05 2014 20:06:30 GMT-0500 (EST) (try.html, line 33)</text:p>
          </table:table-cell>
        </table:table-row>
        <table:table-row table:style-name="ro1">
          <table:table-cell office:value-type="string">
            <text:p>[Log] <text:s/>Latitude:45.434345528525704 (try.html, line 34)</text:p>
          </table:table-cell>
        </table:table-row>
        <table:table-row table:style-name="ro1">
          <table:table-cell office:value-type="string">
            <text:p>[Log] Longitude: -75.692833839054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9 (try.html, line 32)</text:p>
          </table:table-cell>
        </table:table-row>
        <table:table-row table:style-name="ro1">
          <table:table-cell office:value-type="string">
            <text:p>[Log] <text:s/>Time:Wed Feb 05 2014 20:06:31 GMT-0500 (EST) (try.html, line 33)</text:p>
          </table:table-cell>
        </table:table-row>
        <table:table-row table:style-name="ro1">
          <table:table-cell office:value-type="string">
            <text:p>[Log] <text:s/>Latitude:45.43435110249131 (try.html, line 34)</text:p>
          </table:table-cell>
        </table:table-row>
        <table:table-row table:style-name="ro1">
          <table:table-cell office:value-type="string">
            <text:p>[Log] Longitude: -75.692845238443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0 (try.html, line 32)</text:p>
          </table:table-cell>
        </table:table-row>
        <table:table-row table:style-name="ro1">
          <table:table-cell office:value-type="string">
            <text:p>[Log] <text:s/>Time:Wed Feb 05 2014 20:06:32 GMT-0500 (EST) (try.html, line 33)</text:p>
          </table:table-cell>
        </table:table-row>
        <table:table-row table:style-name="ro1">
          <table:table-cell office:value-type="string">
            <text:p>[Log] <text:s/>Latitude:45.4343500128439 (try.html, line 34)</text:p>
          </table:table-cell>
        </table:table-row>
        <table:table-row table:style-name="ro1">
          <table:table-cell office:value-type="string">
            <text:p>[Log] Longitude: -75.692851189594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1 (try.html, line 32)</text:p>
          </table:table-cell>
        </table:table-row>
        <table:table-row table:style-name="ro1">
          <table:table-cell office:value-type="string">
            <text:p>[Log] <text:s/>Time:Wed Feb 05 2014 20:06:33 GMT-0500 (EST) (try.html, line 33)</text:p>
          </table:table-cell>
        </table:table-row>
        <table:table-row table:style-name="ro1">
          <table:table-cell office:value-type="string">
            <text:p>[Log] <text:s/>Latitude:45.43434569616377 (try.html, line 34)</text:p>
          </table:table-cell>
        </table:table-row>
        <table:table-row table:style-name="ro1">
          <table:table-cell office:value-type="string">
            <text:p>[Log] Longitude: -75.692853285070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2 (try.html, line 32)</text:p>
          </table:table-cell>
        </table:table-row>
        <table:table-row table:style-name="ro1">
          <table:table-cell office:value-type="string">
            <text:p>[Log] <text:s/>Time:Wed Feb 05 2014 20:06:34 GMT-0500 (EST) (try.html, line 33)</text:p>
          </table:table-cell>
        </table:table-row>
        <table:table-row table:style-name="ro1">
          <table:table-cell office:value-type="string">
            <text:p>[Log] <text:s/>Latitude:45.43433760762721 (try.html, line 34)</text:p>
          </table:table-cell>
        </table:table-row>
        <table:table-row table:style-name="ro1">
          <table:table-cell office:value-type="string">
            <text:p>[Log] Longitude: -75.69285085431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3 (try.html, line 32)</text:p>
          </table:table-cell>
        </table:table-row>
        <table:table-row table:style-name="ro1">
          <table:table-cell office:value-type="string">
            <text:p>[Log] <text:s/>Time:Wed Feb 05 2014 20:06:35 GMT-0500 (EST) (try.html, line 33)</text:p>
          </table:table-cell>
        </table:table-row>
        <table:table-row table:style-name="ro1">
          <table:table-cell office:value-type="string">
            <text:p>[Log] <text:s/>Latitude:45.434326585424536 (try.html, line 34)</text:p>
          </table:table-cell>
        </table:table-row>
        <table:table-row table:style-name="ro1">
          <table:table-cell office:value-type="string">
            <text:p>[Log] Longitude: -75.692841550405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4 (try.html, line 32)</text:p>
          </table:table-cell>
        </table:table-row>
        <table:table-row table:style-name="ro1">
          <table:table-cell office:value-type="string">
            <text:p>[Log] <text:s/>Time:Wed Feb 05 2014 20:06:36 GMT-0500 (EST) (try.html, line 33)</text:p>
          </table:table-cell>
        </table:table-row>
        <table:table-row table:style-name="ro1">
          <table:table-cell office:value-type="string">
            <text:p>[Log] <text:s/>Latitude:45.434314766941064 (try.html, line 34)</text:p>
          </table:table-cell>
        </table:table-row>
        <table:table-row table:style-name="ro1">
          <table:table-cell office:value-type="string">
            <text:p>[Log] Longitude: -75.692825624789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5 (try.html, line 32)</text:p>
          </table:table-cell>
        </table:table-row>
        <table:table-row table:style-name="ro1">
          <table:table-cell office:value-type="string">
            <text:p>[Log] <text:s/>Time:Wed Feb 05 2014 20:06:37 GMT-0500 (EST) (try.html, line 33)</text:p>
          </table:table-cell>
        </table:table-row>
        <table:table-row table:style-name="ro1">
          <table:table-cell office:value-type="string">
            <text:p>[Log] <text:s/>Latitude:45.43430081107228 (try.html, line 34)</text:p>
          </table:table-cell>
        </table:table-row>
        <table:table-row table:style-name="ro1">
          <table:table-cell office:value-type="string">
            <text:p>[Log] Longitude: -75.692803412746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6 (try.html, line 32)</text:p>
          </table:table-cell>
        </table:table-row>
        <table:table-row table:style-name="ro1">
          <table:table-cell office:value-type="string">
            <text:p>[Log] <text:s/>Time:Wed Feb 05 2014 20:06:38 GMT-0500 (EST) (try.html, line 33)</text:p>
          </table:table-cell>
        </table:table-row>
        <table:table-row table:style-name="ro1">
          <table:table-cell office:value-type="string">
            <text:p>[Log] <text:s/>Latitude:45.43428484354674 (try.html, line 34)</text:p>
          </table:table-cell>
        </table:table-row>
        <table:table-row table:style-name="ro1">
          <table:table-cell office:value-type="string">
            <text:p>[Log] Longitude: -75.692779356684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7 (try.html, line 32)</text:p>
          </table:table-cell>
        </table:table-row>
        <table:table-row table:style-name="ro1">
          <table:table-cell office:value-type="string">
            <text:p>[Log] <text:s/>Time:Wed Feb 05 2014 20:06:39 GMT-0500 (EST) (try.html, line 33)</text:p>
          </table:table-cell>
        </table:table-row>
        <table:table-row table:style-name="ro1">
          <table:table-cell office:value-type="string">
            <text:p>[Log] <text:s/>Latitude:45.434263763060265 (try.html, line 34)</text:p>
          </table:table-cell>
        </table:table-row>
        <table:table-row table:style-name="ro1">
          <table:table-cell office:value-type="string">
            <text:p>[Log] Longitude: -75.692750020023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8 (try.html, line 32)</text:p>
          </table:table-cell>
        </table:table-row>
        <table:table-row table:style-name="ro1">
          <table:table-cell office:value-type="string">
            <text:p>[Log] <text:s/>Time:Wed Feb 05 2014 20:06:40 GMT-0500 (EST) (try.html, line 33)</text:p>
          </table:table-cell>
        </table:table-row>
        <table:table-row table:style-name="ro1">
          <table:table-cell office:value-type="string">
            <text:p>[Log] <text:s/>Latitude:45.43423601896077 (try.html, line 34)</text:p>
          </table:table-cell>
        </table:table-row>
        <table:table-row table:style-name="ro1">
          <table:table-cell office:value-type="string">
            <text:p>[Log] Longitude: -75.692715235124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9 (try.html, line 32)</text:p>
          </table:table-cell>
        </table:table-row>
        <table:table-row table:style-name="ro1">
          <table:table-cell office:value-type="string">
            <text:p>[Log] <text:s/>Time:Wed Feb 05 2014 20:06:41 GMT-0500 (EST) (try.html, line 33)</text:p>
          </table:table-cell>
        </table:table-row>
        <table:table-row table:style-name="ro1">
          <table:table-cell office:value-type="string">
            <text:p>[Log] <text:s/>Latitude:45.43414587159216 (try.html, line 34)</text:p>
          </table:table-cell>
        </table:table-row>
        <table:table-row table:style-name="ro1">
          <table:table-cell office:value-type="string">
            <text:p>[Log] Longitude: -75.69261725067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0 (try.html, line 32)</text:p>
          </table:table-cell>
        </table:table-row>
        <table:table-row table:style-name="ro1">
          <table:table-cell office:value-type="string">
            <text:p>[Log] <text:s/>Time:Wed Feb 05 2014 20:06:42 GMT-0500 (EST) (try.html, line 33)</text:p>
          </table:table-cell>
        </table:table-row>
        <table:table-row table:style-name="ro1">
          <table:table-cell office:value-type="string">
            <text:p>[Log] <text:s/>Latitude:45.434092772235566 (try.html, line 34)</text:p>
          </table:table-cell>
        </table:table-row>
        <table:table-row table:style-name="ro1">
          <table:table-cell office:value-type="string">
            <text:p>[Log] Longitude: -75.692558996449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1 (try.html, line 32)</text:p>
          </table:table-cell>
        </table:table-row>
        <table:table-row table:style-name="ro1">
          <table:table-cell office:value-type="string">
            <text:p>[Log] <text:s/>Time:Wed Feb 05 2014 20:06:43 GMT-0500 (EST) (try.html, line 33)</text:p>
          </table:table-cell>
        </table:table-row>
        <table:table-row table:style-name="ro1">
          <table:table-cell office:value-type="string">
            <text:p>[Log] <text:s/>Latitude:45.434044911568456 (try.html, line 34)</text:p>
          </table:table-cell>
        </table:table-row>
        <table:table-row table:style-name="ro1">
          <table:table-cell office:value-type="string">
            <text:p>[Log] Longitude: -75.692507447745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2 (try.html, line 32)</text:p>
          </table:table-cell>
        </table:table-row>
        <table:table-row table:style-name="ro1">
          <table:table-cell office:value-type="string">
            <text:p>[Log] <text:s/>Time:Wed Feb 05 2014 20:06:44 GMT-0500 (EST) (try.html, line 33)</text:p>
          </table:table-cell>
        </table:table-row>
        <table:table-row table:style-name="ro1">
          <table:table-cell office:value-type="string">
            <text:p>[Log] <text:s/>Latitude:45.433995039244586 (try.html, line 34)</text:p>
          </table:table-cell>
        </table:table-row>
        <table:table-row table:style-name="ro1">
          <table:table-cell office:value-type="string">
            <text:p>[Log] Longitude: -75.692448187689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3 (try.html, line 32)</text:p>
          </table:table-cell>
        </table:table-row>
        <table:table-row table:style-name="ro1">
          <table:table-cell office:value-type="string">
            <text:p>[Log] <text:s/>Time:Wed Feb 05 2014 20:06:45 GMT-0500 (EST) (try.html, line 33)</text:p>
          </table:table-cell>
        </table:table-row>
        <table:table-row table:style-name="ro1">
          <table:table-cell office:value-type="string">
            <text:p>[Log] <text:s/>Latitude:45.43393791657447 (try.html, line 34)</text:p>
          </table:table-cell>
        </table:table-row>
        <table:table-row table:style-name="ro1">
          <table:table-cell office:value-type="string">
            <text:p>[Log] Longitude: -75.692403847422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4 (try.html, line 32)</text:p>
          </table:table-cell>
        </table:table-row>
        <table:table-row table:style-name="ro1">
          <table:table-cell office:value-type="string">
            <text:p>[Log] <text:s/>Time:Wed Feb 05 2014 20:06:46 GMT-0500 (EST) (try.html, line 33)</text:p>
          </table:table-cell>
        </table:table-row>
        <table:table-row table:style-name="ro1">
          <table:table-cell office:value-type="string">
            <text:p>[Log] <text:s/>Latitude:45.433888714802855 (try.html, line 34)</text:p>
          </table:table-cell>
        </table:table-row>
        <table:table-row table:style-name="ro1">
          <table:table-cell office:value-type="string">
            <text:p>[Log] Longitude: -75.692359423335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5 (try.html, line 32)</text:p>
          </table:table-cell>
        </table:table-row>
        <table:table-row table:style-name="ro1">
          <table:table-cell office:value-type="string">
            <text:p>[Log] <text:s/>Time:Wed Feb 05 2014 20:06:47 GMT-0500 (EST) (try.html, line 33)</text:p>
          </table:table-cell>
        </table:table-row>
        <table:table-row table:style-name="ro1">
          <table:table-cell office:value-type="string">
            <text:p>[Log] <text:s/>Latitude:45.43383270729021 (try.html, line 34)</text:p>
          </table:table-cell>
        </table:table-row>
        <table:table-row table:style-name="ro1">
          <table:table-cell office:value-type="string">
            <text:p>[Log] Longitude: -75.692328100158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6 (try.html, line 32)</text:p>
          </table:table-cell>
        </table:table-row>
        <table:table-row table:style-name="ro1">
          <table:table-cell office:value-type="string">
            <text:p>[Log] <text:s/>Time:Wed Feb 05 2014 20:06:48 GMT-0500 (EST) (try.html, line 33)</text:p>
          </table:table-cell>
        </table:table-row>
        <table:table-row table:style-name="ro1">
          <table:table-cell office:value-type="string">
            <text:p>[Log] <text:s/>Latitude:45.43379121447297 (try.html, line 34)</text:p>
          </table:table-cell>
        </table:table-row>
        <table:table-row table:style-name="ro1">
          <table:table-cell office:value-type="string">
            <text:p>[Log] Longitude: -75.692292566454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7 (try.html, line 32)</text:p>
          </table:table-cell>
        </table:table-row>
        <table:table-row table:style-name="ro1">
          <table:table-cell office:value-type="string">
            <text:p>[Log] <text:s/>Time:Wed Feb 05 2014 20:06:49 GMT-0500 (EST) (try.html, line 33)</text:p>
          </table:table-cell>
        </table:table-row>
        <table:table-row table:style-name="ro1">
          <table:table-cell office:value-type="string">
            <text:p>[Log] <text:s/>Latitude:45.4337471800173 (try.html, line 34)</text:p>
          </table:table-cell>
        </table:table-row>
        <table:table-row table:style-name="ro1">
          <table:table-cell office:value-type="string">
            <text:p>[Log] Longitude: -75.692254856076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8 (try.html, line 32)</text:p>
          </table:table-cell>
        </table:table-row>
        <table:table-row table:style-name="ro1">
          <table:table-cell office:value-type="string">
            <text:p>[Log] <text:s/>Time:Wed Feb 05 2014 20:06:50 GMT-0500 (EST) (try.html, line 33)</text:p>
          </table:table-cell>
        </table:table-row>
        <table:table-row table:style-name="ro1">
          <table:table-cell office:value-type="string">
            <text:p>[Log] <text:s/>Latitude:45.433722345684856 (try.html, line 34)</text:p>
          </table:table-cell>
        </table:table-row>
        <table:table-row table:style-name="ro1">
          <table:table-cell office:value-type="string">
            <text:p>[Log] Longitude: -75.692233588633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9 (try.html, line 32)</text:p>
          </table:table-cell>
        </table:table-row>
        <table:table-row table:style-name="ro1">
          <table:table-cell office:value-type="string">
            <text:p>[Log] <text:s/>Time:Wed Feb 05 2014 20:06:51 GMT-0500 (EST) (try.html, line 33)</text:p>
          </table:table-cell>
        </table:table-row>
        <table:table-row table:style-name="ro1">
          <table:table-cell office:value-type="string">
            <text:p>[Log] <text:s/>Latitude:45.433721813100334 (try.html, line 34)</text:p>
          </table:table-cell>
        </table:table-row>
        <table:table-row table:style-name="ro1">
          <table:table-cell office:value-type="string">
            <text:p>[Log] Longitude: -75.692233132540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0 (try.html, line 32)</text:p>
          </table:table-cell>
        </table:table-row>
        <table:table-row table:style-name="ro1">
          <table:table-cell office:value-type="string">
            <text:p>[Log] <text:s/>Time:Wed Feb 05 2014 20:06:52 GMT-0500 (EST) (try.html, line 33)</text:p>
          </table:table-cell>
        </table:table-row>
        <table:table-row table:style-name="ro1">
          <table:table-cell office:value-type="string">
            <text:p>[Log] <text:s/>Latitude:45.433603002972426 (try.html, line 34)</text:p>
          </table:table-cell>
        </table:table-row>
        <table:table-row table:style-name="ro1">
          <table:table-cell office:value-type="string">
            <text:p>[Log] Longitude: -75.69212920774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1 (try.html, line 32)</text:p>
          </table:table-cell>
        </table:table-row>
        <table:table-row table:style-name="ro1">
          <table:table-cell office:value-type="string">
            <text:p>[Log] <text:s/>Time:Wed Feb 05 2014 20:06:53 GMT-0500 (EST) (try.html, line 33)</text:p>
          </table:table-cell>
        </table:table-row>
        <table:table-row table:style-name="ro1">
          <table:table-cell office:value-type="string">
            <text:p>[Log] <text:s/>Latitude:45.43355071994845 (try.html, line 34)</text:p>
          </table:table-cell>
        </table:table-row>
        <table:table-row table:style-name="ro1">
          <table:table-cell office:value-type="string">
            <text:p>[Log] Longitude: -75.692083473986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2 (try.html, line 32)</text:p>
          </table:table-cell>
        </table:table-row>
        <table:table-row table:style-name="ro1">
          <table:table-cell office:value-type="string">
            <text:p>[Log] <text:s/>Time:Wed Feb 05 2014 20:06:54 GMT-0500 (EST) (try.html, line 33)</text:p>
          </table:table-cell>
        </table:table-row>
        <table:table-row table:style-name="ro1">
          <table:table-cell office:value-type="string">
            <text:p>[Log] <text:s/>Latitude:45.43350599694045 (try.html, line 34)</text:p>
          </table:table-cell>
        </table:table-row>
        <table:table-row table:style-name="ro1">
          <table:table-cell office:value-type="string">
            <text:p>[Log] Longitude: -75.692044353090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3 (try.html, line 32)</text:p>
          </table:table-cell>
        </table:table-row>
        <table:table-row table:style-name="ro1">
          <table:table-cell office:value-type="string">
            <text:p>[Log] <text:s/>Time:Wed Feb 05 2014 20:06:55 GMT-0500 (EST) (try.html, line 33)</text:p>
          </table:table-cell>
        </table:table-row>
        <table:table-row table:style-name="ro1">
          <table:table-cell office:value-type="string">
            <text:p>[Log] <text:s/>Latitude:45.43345837936251 (try.html, line 34)</text:p>
          </table:table-cell>
        </table:table-row>
        <table:table-row table:style-name="ro1">
          <table:table-cell office:value-type="string">
            <text:p>[Log] Longitude: -75.692002700270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4 (try.html, line 32)</text:p>
          </table:table-cell>
        </table:table-row>
        <table:table-row table:style-name="ro1">
          <table:table-cell office:value-type="string">
            <text:p>[Log] <text:s/>Time:Wed Feb 05 2014 20:06:56 GMT-0500 (EST) (try.html, line 33)</text:p>
          </table:table-cell>
        </table:table-row>
        <table:table-row table:style-name="ro1">
          <table:table-cell office:value-type="string">
            <text:p>[Log] <text:s/>Latitude:45.43341632243508 (try.html, line 34)</text:p>
          </table:table-cell>
        </table:table-row>
        <table:table-row table:style-name="ro1">
          <table:table-cell office:value-type="string">
            <text:p>[Log] Longitude: -75.69196591190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5 (try.html, line 32)</text:p>
          </table:table-cell>
        </table:table-row>
        <table:table-row table:style-name="ro1">
          <table:table-cell office:value-type="string">
            <text:p>[Log] <text:s/>Time:Wed Feb 05 2014 20:06:57 GMT-0500 (EST) (try.html, line 33)</text:p>
          </table:table-cell>
        </table:table-row>
        <table:table-row table:style-name="ro1">
          <table:table-cell office:value-type="string">
            <text:p>[Log] <text:s/>Latitude:45.43337762275531 (try.html, line 34)</text:p>
          </table:table-cell>
        </table:table-row>
        <table:table-row table:style-name="ro1">
          <table:table-cell office:value-type="string">
            <text:p>[Log] Longitude: -75.691931561159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6 (try.html, line 32)</text:p>
          </table:table-cell>
        </table:table-row>
        <table:table-row table:style-name="ro1">
          <table:table-cell office:value-type="string">
            <text:p>[Log] <text:s/>Time:Wed Feb 05 2014 20:06:58 GMT-0500 (EST) (try.html, line 33)</text:p>
          </table:table-cell>
        </table:table-row>
        <table:table-row table:style-name="ro1">
          <table:table-cell office:value-type="string">
            <text:p>[Log] <text:s/>Latitude:45.43333701464644 (try.html, line 34)</text:p>
          </table:table-cell>
        </table:table-row>
        <table:table-row table:style-name="ro1">
          <table:table-cell office:value-type="string">
            <text:p>[Log] Longitude: -75.691894878873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7 (try.html, line 32)</text:p>
          </table:table-cell>
        </table:table-row>
        <table:table-row table:style-name="ro1">
          <table:table-cell office:value-type="string">
            <text:p>[Log] <text:s/>Time:Wed Feb 05 2014 20:06:59 GMT-0500 (EST) (try.html, line 33)</text:p>
          </table:table-cell>
        </table:table-row>
        <table:table-row table:style-name="ro1">
          <table:table-cell office:value-type="string">
            <text:p>[Log] <text:s/>Latitude:45.43329713071848 (try.html, line 34)</text:p>
          </table:table-cell>
        </table:table-row>
        <table:table-row table:style-name="ro1">
          <table:table-cell office:value-type="string">
            <text:p>[Log] Longitude: -75.691858850768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8 (try.html, line 32)</text:p>
          </table:table-cell>
        </table:table-row>
        <table:table-row table:style-name="ro1">
          <table:table-cell office:value-type="string">
            <text:p>[Log] <text:s/>Time:Wed Feb 05 2014 20:07:00 GMT-0500 (EST) (try.html, line 33)</text:p>
          </table:table-cell>
        </table:table-row>
        <table:table-row table:style-name="ro1">
          <table:table-cell office:value-type="string">
            <text:p>[Log] <text:s/>Latitude:45.43325449191283 (try.html, line 34)</text:p>
          </table:table-cell>
        </table:table-row>
        <table:table-row table:style-name="ro1">
          <table:table-cell office:value-type="string">
            <text:p>[Log] Longitude: -75.69182033428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9 (try.html, line 32)</text:p>
          </table:table-cell>
        </table:table-row>
        <table:table-row table:style-name="ro1">
          <table:table-cell office:value-type="string">
            <text:p>[Log] <text:s/>Time:Wed Feb 05 2014 20:07:01 GMT-0500 (EST) (try.html, line 33)</text:p>
          </table:table-cell>
        </table:table-row>
        <table:table-row table:style-name="ro1">
          <table:table-cell office:value-type="string">
            <text:p>[Log] <text:s/>Latitude:45.43321687292451 (try.html, line 34)</text:p>
          </table:table-cell>
        </table:table-row>
        <table:table-row table:style-name="ro1">
          <table:table-cell office:value-type="string">
            <text:p>[Log] Longitude: -75.691786351562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0 (try.html, line 32)</text:p>
          </table:table-cell>
        </table:table-row>
        <table:table-row table:style-name="ro1">
          <table:table-cell office:value-type="string">
            <text:p>[Log] <text:s/>Time:Wed Feb 05 2014 20:07:02 GMT-0500 (EST) (try.html, line 33)</text:p>
          </table:table-cell>
        </table:table-row>
        <table:table-row table:style-name="ro1">
          <table:table-cell office:value-type="string">
            <text:p>[Log] <text:s/>Latitude:45.43317285961838 (try.html, line 34)</text:p>
          </table:table-cell>
        </table:table-row>
        <table:table-row table:style-name="ro1">
          <table:table-cell office:value-type="string">
            <text:p>[Log] Longitude: -75.691746593838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1 (try.html, line 32)</text:p>
          </table:table-cell>
        </table:table-row>
        <table:table-row table:style-name="ro1">
          <table:table-cell office:value-type="string">
            <text:p>[Log] <text:s/>Time:Wed Feb 05 2014 20:07:03 GMT-0500 (EST) (try.html, line 33)</text:p>
          </table:table-cell>
        </table:table-row>
        <table:table-row table:style-name="ro1">
          <table:table-cell office:value-type="string">
            <text:p>[Log] <text:s/>Latitude:45.433132417021135 (try.html, line 34)</text:p>
          </table:table-cell>
        </table:table-row>
        <table:table-row table:style-name="ro1">
          <table:table-cell office:value-type="string">
            <text:p>[Log] Longitude: -75.691710060855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2 (try.html, line 32)</text:p>
          </table:table-cell>
        </table:table-row>
        <table:table-row table:style-name="ro1">
          <table:table-cell office:value-type="string">
            <text:p>[Log] <text:s/>Time:Wed Feb 05 2014 20:07:04 GMT-0500 (EST) (try.html, line 33)</text:p>
          </table:table-cell>
        </table:table-row>
        <table:table-row table:style-name="ro1">
          <table:table-cell office:value-type="string">
            <text:p>[Log] <text:s/>Latitude:45.43311754056957 (try.html, line 34)</text:p>
          </table:table-cell>
        </table:table-row>
        <table:table-row table:style-name="ro1">
          <table:table-cell office:value-type="string">
            <text:p>[Log] Longitude: -75.69169662296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3 (try.html, line 32)</text:p>
          </table:table-cell>
        </table:table-row>
        <table:table-row table:style-name="ro1">
          <table:table-cell office:value-type="string">
            <text:p>[Log] <text:s/>Time:Wed Feb 05 2014 20:07:05 GMT-0500 (EST) (try.html, line 33)</text:p>
          </table:table-cell>
        </table:table-row>
        <table:table-row table:style-name="ro1">
          <table:table-cell office:value-type="string">
            <text:p>[Log] <text:s/>Latitude:45.433119208417885 (try.html, line 34)</text:p>
          </table:table-cell>
        </table:table-row>
        <table:table-row table:style-name="ro1">
          <table:table-cell office:value-type="string">
            <text:p>[Log] Longitude: -75.691698129412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4 (try.html, line 32)</text:p>
          </table:table-cell>
        </table:table-row>
        <table:table-row table:style-name="ro1">
          <table:table-cell office:value-type="string">
            <text:p>[Log] <text:s/>Time:Wed Feb 05 2014 20:07:06 GMT-0500 (EST) (try.html, line 33)</text:p>
          </table:table-cell>
        </table:table-row>
        <table:table-row table:style-name="ro1">
          <table:table-cell office:value-type="string">
            <text:p>[Log] <text:s/>Latitude:45.432999144581565 (try.html, line 34)</text:p>
          </table:table-cell>
        </table:table-row>
        <table:table-row table:style-name="ro1">
          <table:table-cell office:value-type="string">
            <text:p>[Log] Longitude: -75.691593729206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5 (try.html, line 32)</text:p>
          </table:table-cell>
        </table:table-row>
        <table:table-row table:style-name="ro1">
          <table:table-cell office:value-type="string">
            <text:p>[Log] <text:s/>Time:Wed Feb 05 2014 20:07:07 GMT-0500 (EST) (try.html, line 33)</text:p>
          </table:table-cell>
        </table:table-row>
        <table:table-row table:style-name="ro1">
          <table:table-cell office:value-type="string">
            <text:p>[Log] <text:s/>Latitude:45.43295129842082 (try.html, line 34)</text:p>
          </table:table-cell>
        </table:table-row>
        <table:table-row table:style-name="ro1">
          <table:table-cell office:value-type="string">
            <text:p>[Log] Longitude: -75.691552149728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6 (try.html, line 32)</text:p>
          </table:table-cell>
        </table:table-row>
        <table:table-row table:style-name="ro1">
          <table:table-cell office:value-type="string">
            <text:p>[Log] <text:s/>Time:Wed Feb 05 2014 20:07:08 GMT-0500 (EST) (try.html, line 33)</text:p>
          </table:table-cell>
        </table:table-row>
        <table:table-row table:style-name="ro1">
          <table:table-cell office:value-type="string">
            <text:p>[Log] <text:s/>Latitude:45.43290512581823 (try.html, line 34)</text:p>
          </table:table-cell>
        </table:table-row>
        <table:table-row table:style-name="ro1">
          <table:table-cell office:value-type="string">
            <text:p>[Log] Longitude: -75.691512024641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7 (try.html, line 32)</text:p>
          </table:table-cell>
        </table:table-row>
        <table:table-row table:style-name="ro1">
          <table:table-cell office:value-type="string">
            <text:p>[Log] <text:s/>Time:Wed Feb 05 2014 20:07:09 GMT-0500 (EST) (try.html, line 33)</text:p>
          </table:table-cell>
        </table:table-row>
        <table:table-row table:style-name="ro1">
          <table:table-cell office:value-type="string">
            <text:p>[Log] <text:s/>Latitude:45.43285629618834 (try.html, line 34)</text:p>
          </table:table-cell>
        </table:table-row>
        <table:table-row table:style-name="ro1">
          <table:table-cell office:value-type="string">
            <text:p>[Log] Longitude: -75.691469590601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8 (try.html, line 32)</text:p>
          </table:table-cell>
        </table:table-row>
        <table:table-row table:style-name="ro1">
          <table:table-cell office:value-type="string">
            <text:p>[Log] <text:s/>Time:Wed Feb 05 2014 20:07:10 GMT-0500 (EST) (try.html, line 33)</text:p>
          </table:table-cell>
        </table:table-row>
        <table:table-row table:style-name="ro1">
          <table:table-cell office:value-type="string">
            <text:p>[Log] <text:s/>Latitude:45.43279733300006 (try.html, line 34)</text:p>
          </table:table-cell>
        </table:table-row>
        <table:table-row table:style-name="ro1">
          <table:table-cell office:value-type="string">
            <text:p>[Log] Longitude: -75.691418350324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9 (try.html, line 32)</text:p>
          </table:table-cell>
        </table:table-row>
        <table:table-row table:style-name="ro1">
          <table:table-cell office:value-type="string">
            <text:p>[Log] <text:s/>Time:Wed Feb 05 2014 20:07:11 GMT-0500 (EST) (try.html, line 33)</text:p>
          </table:table-cell>
        </table:table-row>
        <table:table-row table:style-name="ro1">
          <table:table-cell office:value-type="string">
            <text:p>[Log] <text:s/>Latitude:45.432752629384524 (try.html, line 34)</text:p>
          </table:table-cell>
        </table:table-row>
        <table:table-row table:style-name="ro1">
          <table:table-cell office:value-type="string">
            <text:p>[Log] Longitude: -75.691379502168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0 (try.html, line 32)</text:p>
          </table:table-cell>
        </table:table-row>
        <table:table-row table:style-name="ro1">
          <table:table-cell office:value-type="string">
            <text:p>[Log] <text:s/>Time:Wed Feb 05 2014 20:07:12 GMT-0500 (EST) (try.html, line 33)</text:p>
          </table:table-cell>
        </table:table-row>
        <table:table-row table:style-name="ro1">
          <table:table-cell office:value-type="string">
            <text:p>[Log] <text:s/>Latitude:45.43270827865184 (try.html, line 34)</text:p>
          </table:table-cell>
        </table:table-row>
        <table:table-row table:style-name="ro1">
          <table:table-cell office:value-type="string">
            <text:p>[Log] Longitude: -75.691340960474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1 (try.html, line 32)</text:p>
          </table:table-cell>
        </table:table-row>
        <table:table-row table:style-name="ro1">
          <table:table-cell office:value-type="string">
            <text:p>[Log] <text:s/>Time:Wed Feb 05 2014 20:07:13 GMT-0500 (EST) (try.html, line 33)</text:p>
          </table:table-cell>
        </table:table-row>
        <table:table-row table:style-name="ro1">
          <table:table-cell office:value-type="string">
            <text:p>[Log] <text:s/>Latitude:45.432665547035896 (try.html, line 34)</text:p>
          </table:table-cell>
        </table:table-row>
        <table:table-row table:style-name="ro1">
          <table:table-cell office:value-type="string">
            <text:p>[Log] Longitude: -75.69130382569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2 (try.html, line 32)</text:p>
          </table:table-cell>
        </table:table-row>
        <table:table-row table:style-name="ro1">
          <table:table-cell office:value-type="string">
            <text:p>[Log] <text:s/>Time:Wed Feb 05 2014 20:07:14 GMT-0500 (EST) (try.html, line 33)</text:p>
          </table:table-cell>
        </table:table-row>
        <table:table-row table:style-name="ro1">
          <table:table-cell office:value-type="string">
            <text:p>[Log] <text:s/>Latitude:45.43263445021824 (try.html, line 34)</text:p>
          </table:table-cell>
        </table:table-row>
        <table:table-row table:style-name="ro1">
          <table:table-cell office:value-type="string">
            <text:p>[Log] Longitude: -75.691276802244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3 (try.html, line 32)</text:p>
          </table:table-cell>
        </table:table-row>
        <table:table-row table:style-name="ro1">
          <table:table-cell office:value-type="string">
            <text:p>[Log] <text:s/>Time:Wed Feb 05 2014 20:07:15 GMT-0500 (EST) (try.html, line 33)</text:p>
          </table:table-cell>
        </table:table-row>
        <table:table-row table:style-name="ro1">
          <table:table-cell office:value-type="string">
            <text:p>[Log] <text:s/>Latitude:45.43260495461514 (try.html, line 34)</text:p>
          </table:table-cell>
        </table:table-row>
        <table:table-row table:style-name="ro1">
          <table:table-cell office:value-type="string">
            <text:p>[Log] Longitude: -75.691251169992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4 (try.html, line 32)</text:p>
          </table:table-cell>
        </table:table-row>
        <table:table-row table:style-name="ro1">
          <table:table-cell office:value-type="string">
            <text:p>[Log] <text:s/>Time:Wed Feb 05 2014 20:07:16 GMT-0500 (EST) (try.html, line 33)</text:p>
          </table:table-cell>
        </table:table-row>
        <table:table-row table:style-name="ro1">
          <table:table-cell office:value-type="string">
            <text:p>[Log] <text:s/>Latitude:45.432576092229034 (try.html, line 34)</text:p>
          </table:table-cell>
        </table:table-row>
        <table:table-row table:style-name="ro1">
          <table:table-cell office:value-type="string">
            <text:p>[Log] Longitude: -75.691226088129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5 (try.html, line 32)</text:p>
          </table:table-cell>
        </table:table-row>
        <table:table-row table:style-name="ro1">
          <table:table-cell office:value-type="string">
            <text:p>[Log] <text:s/>Time:Wed Feb 05 2014 20:07:17 GMT-0500 (EST) (try.html, line 33)</text:p>
          </table:table-cell>
        </table:table-row>
        <table:table-row table:style-name="ro1">
          <table:table-cell office:value-type="string">
            <text:p>[Log] <text:s/>Latitude:45.432555526876726 (try.html, line 34)</text:p>
          </table:table-cell>
        </table:table-row>
        <table:table-row table:style-name="ro1">
          <table:table-cell office:value-type="string">
            <text:p>[Log] Longitude: -75.691208216339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6 (try.html, line 32)</text:p>
          </table:table-cell>
        </table:table-row>
        <table:table-row table:style-name="ro1">
          <table:table-cell office:value-type="string">
            <text:p>[Log] <text:s/>Time:Wed Feb 05 2014 20:07:18 GMT-0500 (EST) (try.html, line 33)</text:p>
          </table:table-cell>
        </table:table-row>
        <table:table-row table:style-name="ro1">
          <table:table-cell office:value-type="string">
            <text:p>[Log] <text:s/>Latitude:45.43253310064857 (try.html, line 34)</text:p>
          </table:table-cell>
        </table:table-row>
        <table:table-row table:style-name="ro1">
          <table:table-cell office:value-type="string">
            <text:p>[Log] Longitude: -75.691188727760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7 (try.html, line 32)</text:p>
          </table:table-cell>
        </table:table-row>
        <table:table-row table:style-name="ro1">
          <table:table-cell office:value-type="string">
            <text:p>[Log] <text:s/>Time:Wed Feb 05 2014 20:07:19 GMT-0500 (EST) (try.html, line 33)</text:p>
          </table:table-cell>
        </table:table-row>
        <table:table-row table:style-name="ro1">
          <table:table-cell office:value-type="string">
            <text:p>[Log] <text:s/>Latitude:45.432513991762725 (try.html, line 34)</text:p>
          </table:table-cell>
        </table:table-row>
        <table:table-row table:style-name="ro1">
          <table:table-cell office:value-type="string">
            <text:p>[Log] Longitude: -75.691172121441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8 (try.html, line 32)</text:p>
          </table:table-cell>
        </table:table-row>
        <table:table-row table:style-name="ro1">
          <table:table-cell office:value-type="string">
            <text:p>[Log] <text:s/>Time:Wed Feb 05 2014 20:07:20 GMT-0500 (EST) (try.html, line 33)</text:p>
          </table:table-cell>
        </table:table-row>
        <table:table-row table:style-name="ro1">
          <table:table-cell office:value-type="string">
            <text:p>[Log] <text:s/>Latitude:45.43250575237916 (try.html, line 34)</text:p>
          </table:table-cell>
        </table:table-row>
        <table:table-row table:style-name="ro1">
          <table:table-cell office:value-type="string">
            <text:p>[Log] Longitude: -75.691164961463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9 (try.html, line 32)</text:p>
          </table:table-cell>
        </table:table-row>
        <table:table-row table:style-name="ro1">
          <table:table-cell office:value-type="string">
            <text:p>[Log] <text:s/>Time:Wed Feb 05 2014 20:07:21 GMT-0500 (EST) (try.html, line 33)</text:p>
          </table:table-cell>
        </table:table-row>
        <table:table-row table:style-name="ro1">
          <table:table-cell office:value-type="string">
            <text:p>[Log] <text:s/>Latitude:45.432527680716944 (try.html, line 34)</text:p>
          </table:table-cell>
        </table:table-row>
        <table:table-row table:style-name="ro1">
          <table:table-cell office:value-type="string">
            <text:p>[Log] Longitude: -75.691184017523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0 (try.html, line 32)</text:p>
          </table:table-cell>
        </table:table-row>
        <table:table-row table:style-name="ro1">
          <table:table-cell office:value-type="string">
            <text:p>[Log] <text:s/>Time:Wed Feb 05 2014 20:07:22 GMT-0500 (EST) (try.html, line 33)</text:p>
          </table:table-cell>
        </table:table-row>
        <table:table-row table:style-name="ro1">
          <table:table-cell office:value-type="string">
            <text:p>[Log] <text:s/>Latitude:45.43253297614464 (try.html, line 34)</text:p>
          </table:table-cell>
        </table:table-row>
        <table:table-row table:style-name="ro1">
          <table:table-cell office:value-type="string">
            <text:p>[Log] Longitude: -75.691171730806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1 (try.html, line 32)</text:p>
          </table:table-cell>
        </table:table-row>
        <table:table-row table:style-name="ro1">
          <table:table-cell office:value-type="string">
            <text:p>[Log] <text:s/>Time:Wed Feb 05 2014 20:07:23 GMT-0500 (EST) (try.html, line 33)</text:p>
          </table:table-cell>
        </table:table-row>
        <table:table-row table:style-name="ro1">
          <table:table-cell office:value-type="string">
            <text:p>[Log] <text:s/>Latitude:45.43256978494891 (try.html, line 34)</text:p>
          </table:table-cell>
        </table:table-row>
        <table:table-row table:style-name="ro1">
          <table:table-cell office:value-type="string">
            <text:p>[Log] Longitude: -75.69101534711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2 (try.html, line 32)</text:p>
          </table:table-cell>
        </table:table-row>
        <table:table-row table:style-name="ro1">
          <table:table-cell office:value-type="string">
            <text:p>[Log] <text:s/>Time:Wed Feb 05 2014 20:07:24 GMT-0500 (EST) (try.html, line 33)</text:p>
          </table:table-cell>
        </table:table-row>
        <table:table-row table:style-name="ro1">
          <table:table-cell office:value-type="string">
            <text:p>[Log] <text:s/>Latitude:45.432585462505614 (try.html, line 34)</text:p>
          </table:table-cell>
        </table:table-row>
        <table:table-row table:style-name="ro1">
          <table:table-cell office:value-type="string">
            <text:p>[Log] Longitude: -75.690979554419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3 (try.html, line 32)</text:p>
          </table:table-cell>
        </table:table-row>
        <table:table-row table:style-name="ro1">
          <table:table-cell office:value-type="string">
            <text:p>[Log] <text:s/>Time:Wed Feb 05 2014 20:07:25 GMT-0500 (EST) (try.html, line 33)</text:p>
          </table:table-cell>
        </table:table-row>
        <table:table-row table:style-name="ro1">
          <table:table-cell office:value-type="string">
            <text:p>[Log] <text:s/>Latitude:45.43259124959611 (try.html, line 34)</text:p>
          </table:table-cell>
        </table:table-row>
        <table:table-row table:style-name="ro1">
          <table:table-cell office:value-type="string">
            <text:p>[Log] Longitude: -75.690966342444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4 (try.html, line 32)</text:p>
          </table:table-cell>
        </table:table-row>
        <table:table-row table:style-name="ro1">
          <table:table-cell office:value-type="string">
            <text:p>[Log] <text:s/>Time:Wed Feb 05 2014 20:07:26 GMT-0500 (EST) (try.html, line 33)</text:p>
          </table:table-cell>
        </table:table-row>
        <table:table-row table:style-name="ro1">
          <table:table-cell office:value-type="string">
            <text:p>[Log] <text:s/>Latitude:45.43259435050401 (try.html, line 34)</text:p>
          </table:table-cell>
        </table:table-row>
        <table:table-row table:style-name="ro1">
          <table:table-cell office:value-type="string">
            <text:p>[Log] Longitude: -75.690959263010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5 (try.html, line 32)</text:p>
          </table:table-cell>
        </table:table-row>
        <table:table-row table:style-name="ro1">
          <table:table-cell office:value-type="string">
            <text:p>[Log] <text:s/>Time:Wed Feb 05 2014 20:07:27 GMT-0500 (EST) (try.html, line 33)</text:p>
          </table:table-cell>
        </table:table-row>
        <table:table-row table:style-name="ro1">
          <table:table-cell office:value-type="string">
            <text:p>[Log] <text:s/>Latitude:45.4325942705458 (try.html, line 34)</text:p>
          </table:table-cell>
        </table:table-row>
        <table:table-row table:style-name="ro1">
          <table:table-cell office:value-type="string">
            <text:p>[Log] Longitude: -75.690959445710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6 (try.html, line 32)</text:p>
          </table:table-cell>
        </table:table-row>
        <table:table-row table:style-name="ro1">
          <table:table-cell office:value-type="string">
            <text:p>[Log] <text:s/>Time:Wed Feb 05 2014 20:07:28 GMT-0500 (EST) (try.html, line 33)</text:p>
          </table:table-cell>
        </table:table-row>
        <table:table-row table:style-name="ro1">
          <table:table-cell office:value-type="string">
            <text:p>[Log] <text:s/>Latitude:45.43259128199298 (try.html, line 34)</text:p>
          </table:table-cell>
        </table:table-row>
        <table:table-row table:style-name="ro1">
          <table:table-cell office:value-type="string">
            <text:p>[Log] Longitude: -75.690966268448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7 (try.html, line 32)</text:p>
          </table:table-cell>
        </table:table-row>
        <table:table-row table:style-name="ro1">
          <table:table-cell office:value-type="string">
            <text:p>[Log] <text:s/>Time:Wed Feb 05 2014 20:07:29 GMT-0500 (EST) (try.html, line 33)</text:p>
          </table:table-cell>
        </table:table-row>
        <table:table-row table:style-name="ro1">
          <table:table-cell office:value-type="string">
            <text:p>[Log] <text:s/>Latitude:45.43259126705825 (try.html, line 34)</text:p>
          </table:table-cell>
        </table:table-row>
        <table:table-row table:style-name="ro1">
          <table:table-cell office:value-type="string">
            <text:p>[Log] Longitude: -75.690966302499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8 (try.html, line 32)</text:p>
          </table:table-cell>
        </table:table-row>
        <table:table-row table:style-name="ro1">
          <table:table-cell office:value-type="string">
            <text:p>[Log] <text:s/>Time:Wed Feb 05 2014 20:07:30 GMT-0500 (EST) (try.html, line 33)</text:p>
          </table:table-cell>
        </table:table-row>
        <table:table-row table:style-name="ro1">
          <table:table-cell office:value-type="string">
            <text:p>[Log] <text:s/>Latitude:45.43259086611838 (try.html, line 34)</text:p>
          </table:table-cell>
        </table:table-row>
        <table:table-row table:style-name="ro1">
          <table:table-cell office:value-type="string">
            <text:p>[Log] Longitude: -75.690967217633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9 (try.html, line 32)</text:p>
          </table:table-cell>
        </table:table-row>
        <table:table-row table:style-name="ro1">
          <table:table-cell office:value-type="string">
            <text:p>[Log] <text:s/>Time:Wed Feb 05 2014 20:07:31 GMT-0500 (EST) (try.html, line 33)</text:p>
          </table:table-cell>
        </table:table-row>
        <table:table-row table:style-name="ro1">
          <table:table-cell office:value-type="string">
            <text:p>[Log] <text:s/>Latitude:45.43259207835834 (try.html, line 34)</text:p>
          </table:table-cell>
        </table:table-row>
        <table:table-row table:style-name="ro1">
          <table:table-cell office:value-type="string">
            <text:p>[Log] Longitude: -75.690964450295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0 (try.html, line 32)</text:p>
          </table:table-cell>
        </table:table-row>
        <table:table-row table:style-name="ro1">
          <table:table-cell office:value-type="string">
            <text:p>[Log] <text:s/>Time:Wed Feb 05 2014 20:07:32 GMT-0500 (EST) (try.html, line 33)</text:p>
          </table:table-cell>
        </table:table-row>
        <table:table-row table:style-name="ro1">
          <table:table-cell office:value-type="string">
            <text:p>[Log] <text:s/>Latitude:45.432593789188225 (try.html, line 34)</text:p>
          </table:table-cell>
        </table:table-row>
        <table:table-row table:style-name="ro1">
          <table:table-cell office:value-type="string">
            <text:p>[Log] Longitude: -75.690960544852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1 (try.html, line 32)</text:p>
          </table:table-cell>
        </table:table-row>
        <table:table-row table:style-name="ro1">
          <table:table-cell office:value-type="string">
            <text:p>[Log] <text:s/>Time:Wed Feb 05 2014 20:07:33 GMT-0500 (EST) (try.html, line 33)</text:p>
          </table:table-cell>
        </table:table-row>
        <table:table-row table:style-name="ro1">
          <table:table-cell office:value-type="string">
            <text:p>[Log] <text:s/>Latitude:45.43259647881673 (try.html, line 34)</text:p>
          </table:table-cell>
        </table:table-row>
        <table:table-row table:style-name="ro1">
          <table:table-cell office:value-type="string">
            <text:p>[Log] Longitude: -75.690954404126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2 (try.html, line 32)</text:p>
          </table:table-cell>
        </table:table-row>
        <table:table-row table:style-name="ro1">
          <table:table-cell office:value-type="string">
            <text:p>[Log] <text:s/>Time:Wed Feb 05 2014 20:07:34 GMT-0500 (EST) (try.html, line 33)</text:p>
          </table:table-cell>
        </table:table-row>
        <table:table-row table:style-name="ro1">
          <table:table-cell office:value-type="string">
            <text:p>[Log] <text:s/>Latitude:45.43259841987094 (try.html, line 34)</text:p>
          </table:table-cell>
        </table:table-row>
        <table:table-row table:style-name="ro1">
          <table:table-cell office:value-type="string">
            <text:p>[Log] Longitude: -75.6909499725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3 (try.html, line 32)</text:p>
          </table:table-cell>
        </table:table-row>
        <table:table-row table:style-name="ro1">
          <table:table-cell office:value-type="string">
            <text:p>[Log] <text:s/>Time:Wed Feb 05 2014 20:07:35 GMT-0500 (EST) (try.html, line 33)</text:p>
          </table:table-cell>
        </table:table-row>
        <table:table-row table:style-name="ro1">
          <table:table-cell office:value-type="string">
            <text:p>[Log] <text:s/>Latitude:45.43260025776065 (try.html, line 34)</text:p>
          </table:table-cell>
        </table:table-row>
        <table:table-row table:style-name="ro1">
          <table:table-cell office:value-type="string">
            <text:p>[Log] Longitude: -75.690945776659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4 (try.html, line 32)</text:p>
          </table:table-cell>
        </table:table-row>
        <table:table-row table:style-name="ro1">
          <table:table-cell office:value-type="string">
            <text:p>[Log] <text:s/>Time:Wed Feb 05 2014 20:07:36 GMT-0500 (EST) (try.html, line 33)</text:p>
          </table:table-cell>
        </table:table-row>
        <table:table-row table:style-name="ro1">
          <table:table-cell office:value-type="string">
            <text:p>[Log] <text:s/>Latitude:45.432601461728865 (try.html, line 34)</text:p>
          </table:table-cell>
        </table:table-row>
        <table:table-row table:style-name="ro1">
          <table:table-cell office:value-type="string">
            <text:p>[Log] Longitude: -75.690943027657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5 (try.html, line 32)</text:p>
          </table:table-cell>
        </table:table-row>
        <table:table-row table:style-name="ro1">
          <table:table-cell office:value-type="string">
            <text:p>[Log] <text:s/>Time:Wed Feb 05 2014 20:07:37 GMT-0500 (EST) (try.html, line 33)</text:p>
          </table:table-cell>
        </table:table-row>
        <table:table-row table:style-name="ro1">
          <table:table-cell office:value-type="string">
            <text:p>[Log] <text:s/>Latitude:45.43260240836034 (try.html, line 34)</text:p>
          </table:table-cell>
        </table:table-row>
        <table:table-row table:style-name="ro1">
          <table:table-cell office:value-type="string">
            <text:p>[Log] Longitude: -75.690940866697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6 (try.html, line 32)</text:p>
          </table:table-cell>
        </table:table-row>
        <table:table-row table:style-name="ro1">
          <table:table-cell office:value-type="string">
            <text:p>[Log] <text:s/>Time:Wed Feb 05 2014 20:07:38 GMT-0500 (EST) (try.html, line 33)</text:p>
          </table:table-cell>
        </table:table-row>
        <table:table-row table:style-name="ro1">
          <table:table-cell office:value-type="string">
            <text:p>[Log] <text:s/>Latitude:45.432601836934985 (try.html, line 34)</text:p>
          </table:table-cell>
        </table:table-row>
        <table:table-row table:style-name="ro1">
          <table:table-cell office:value-type="string">
            <text:p>[Log] Longitude: -75.690942171131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7 (try.html, line 32)</text:p>
          </table:table-cell>
        </table:table-row>
        <table:table-row table:style-name="ro1">
          <table:table-cell office:value-type="string">
            <text:p>[Log] <text:s/>Time:Wed Feb 05 2014 20:07:39 GMT-0500 (EST) (try.html, line 33)</text:p>
          </table:table-cell>
        </table:table-row>
        <table:table-row table:style-name="ro1">
          <table:table-cell office:value-type="string">
            <text:p>[Log] <text:s/>Latitude:45.43259564247232 (try.html, line 34)</text:p>
          </table:table-cell>
        </table:table-row>
        <table:table-row table:style-name="ro1">
          <table:table-cell office:value-type="string">
            <text:p>[Log] Longitude: -75.690956313301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8 (try.html, line 32)</text:p>
          </table:table-cell>
        </table:table-row>
        <table:table-row table:style-name="ro1">
          <table:table-cell office:value-type="string">
            <text:p>[Log] <text:s/>Time:Wed Feb 05 2014 20:07:40 GMT-0500 (EST) (try.html, line 33)</text:p>
          </table:table-cell>
        </table:table-row>
        <table:table-row table:style-name="ro1">
          <table:table-cell office:value-type="string">
            <text:p>[Log] <text:s/>Latitude:45.43258989007679 (try.html, line 34)</text:p>
          </table:table-cell>
        </table:table-row>
        <table:table-row table:style-name="ro1">
          <table:table-cell office:value-type="string">
            <text:p>[Log] Longitude: -75.69096944636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9 (try.html, line 32)</text:p>
          </table:table-cell>
        </table:table-row>
        <table:table-row table:style-name="ro1">
          <table:table-cell office:value-type="string">
            <text:p>[Log] <text:s/>Time:Wed Feb 05 2014 20:07:41 GMT-0500 (EST) (try.html, line 33)</text:p>
          </table:table-cell>
        </table:table-row>
        <table:table-row table:style-name="ro1">
          <table:table-cell office:value-type="string">
            <text:p>[Log] <text:s/>Latitude:45.43258314233871 (try.html, line 34)</text:p>
          </table:table-cell>
        </table:table-row>
        <table:table-row table:style-name="ro1">
          <table:table-cell office:value-type="string">
            <text:p>[Log] Longitude: -75.690984851717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0 (try.html, line 32)</text:p>
          </table:table-cell>
        </table:table-row>
        <table:table-row table:style-name="ro1">
          <table:table-cell office:value-type="string">
            <text:p>[Log] <text:s/>Time:Wed Feb 05 2014 20:07:42 GMT-0500 (EST) (try.html, line 33)</text:p>
          </table:table-cell>
        </table:table-row>
        <table:table-row table:style-name="ro1">
          <table:table-cell office:value-type="string">
            <text:p>[Log] <text:s/>Latitude:45.43257601020292 (try.html, line 34)</text:p>
          </table:table-cell>
        </table:table-row>
        <table:table-row table:style-name="ro1">
          <table:table-cell office:value-type="string">
            <text:p>[Log] Longitude: -75.691001134546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1 (try.html, line 32)</text:p>
          </table:table-cell>
        </table:table-row>
        <table:table-row table:style-name="ro1">
          <table:table-cell office:value-type="string">
            <text:p>[Log] <text:s/>Time:Wed Feb 05 2014 20:07:43 GMT-0500 (EST) (try.html, line 33)</text:p>
          </table:table-cell>
        </table:table-row>
        <table:table-row table:style-name="ro1">
          <table:table-cell office:value-type="string">
            <text:p>[Log] <text:s/>Latitude:45.43257415117405 (try.html, line 34)</text:p>
          </table:table-cell>
        </table:table-row>
        <table:table-row table:style-name="ro1">
          <table:table-cell office:value-type="string">
            <text:p>[Log] Longitude: -75.691005378866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2 (try.html, line 32)</text:p>
          </table:table-cell>
        </table:table-row>
        <table:table-row table:style-name="ro1">
          <table:table-cell office:value-type="string">
            <text:p>[Log] <text:s/>Time:Wed Feb 05 2014 20:07:44 GMT-0500 (EST) (try.html, line 33)</text:p>
          </table:table-cell>
        </table:table-row>
        <table:table-row table:style-name="ro1">
          <table:table-cell office:value-type="string">
            <text:p>[Log] <text:s/>Latitude:45.43256777519395 (try.html, line 34)</text:p>
          </table:table-cell>
        </table:table-row>
        <table:table-row table:style-name="ro1">
          <table:table-cell office:value-type="string">
            <text:p>[Log] Longitude: -75.691019935220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3 (try.html, line 32)</text:p>
          </table:table-cell>
        </table:table-row>
        <table:table-row table:style-name="ro1">
          <table:table-cell office:value-type="string">
            <text:p>[Log] <text:s/>Time:Wed Feb 05 2014 20:07:45 GMT-0500 (EST) (try.html, line 33)</text:p>
          </table:table-cell>
        </table:table-row>
        <table:table-row table:style-name="ro1">
          <table:table-cell office:value-type="string">
            <text:p>[Log] <text:s/>Latitude:45.4325596500115 (try.html, line 34)</text:p>
          </table:table-cell>
        </table:table-row>
        <table:table-row table:style-name="ro1">
          <table:table-cell office:value-type="string">
            <text:p>[Log] Longitude: -75.691038485092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4 (try.html, line 32)</text:p>
          </table:table-cell>
        </table:table-row>
        <table:table-row table:style-name="ro1">
          <table:table-cell office:value-type="string">
            <text:p>[Log] <text:s/>Time:Wed Feb 05 2014 20:07:46 GMT-0500 (EST) (try.html, line 33)</text:p>
          </table:table-cell>
        </table:table-row>
        <table:table-row table:style-name="ro1">
          <table:table-cell office:value-type="string">
            <text:p>[Log] <text:s/>Latitude:45.4325494199495 (try.html, line 34)</text:p>
          </table:table-cell>
        </table:table-row>
        <table:table-row table:style-name="ro1">
          <table:table-cell office:value-type="string">
            <text:p>[Log] Longitude: -75.691061840807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5 (try.html, line 32)</text:p>
          </table:table-cell>
        </table:table-row>
        <table:table-row table:style-name="ro1">
          <table:table-cell office:value-type="string">
            <text:p>[Log] <text:s/>Time:Wed Feb 05 2014 20:07:47 GMT-0500 (EST) (try.html, line 33)</text:p>
          </table:table-cell>
        </table:table-row>
        <table:table-row table:style-name="ro1">
          <table:table-cell office:value-type="string">
            <text:p>[Log] <text:s/>Latitude:45.4325464194465 (try.html, line 34)</text:p>
          </table:table-cell>
        </table:table-row>
        <table:table-row table:style-name="ro1">
          <table:table-cell office:value-type="string">
            <text:p>[Log] Longitude: -75.691068691376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6 (try.html, line 32)</text:p>
          </table:table-cell>
        </table:table-row>
        <table:table-row table:style-name="ro1">
          <table:table-cell office:value-type="string">
            <text:p>[Log] <text:s/>Time:Wed Feb 05 2014 20:07:48 GMT-0500 (EST) (try.html, line 33)</text:p>
          </table:table-cell>
        </table:table-row>
        <table:table-row table:style-name="ro1">
          <table:table-cell office:value-type="string">
            <text:p>[Log] <text:s/>Latitude:45.43253937760379 (try.html, line 34)</text:p>
          </table:table-cell>
        </table:table-row>
        <table:table-row table:style-name="ro1">
          <table:table-cell office:value-type="string">
            <text:p>[Log] Longitude: -75.691084767604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7 (try.html, line 32)</text:p>
          </table:table-cell>
        </table:table-row>
        <table:table-row table:style-name="ro1">
          <table:table-cell office:value-type="string">
            <text:p>[Log] <text:s/>Time:Wed Feb 05 2014 20:07:49 GMT-0500 (EST) (try.html, line 33)</text:p>
          </table:table-cell>
        </table:table-row>
        <table:table-row table:style-name="ro1">
          <table:table-cell office:value-type="string">
            <text:p>[Log] <text:s/>Latitude:45.432527823401145 (try.html, line 34)</text:p>
          </table:table-cell>
        </table:table-row>
        <table:table-row table:style-name="ro1">
          <table:table-cell office:value-type="string">
            <text:p>[Log] Longitude: -75.691111146370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8 (try.html, line 32)</text:p>
          </table:table-cell>
        </table:table-row>
        <table:table-row table:style-name="ro1">
          <table:table-cell office:value-type="string">
            <text:p>[Log] <text:s/>Time:Wed Feb 05 2014 20:07:50 GMT-0500 (EST) (try.html, line 33)</text:p>
          </table:table-cell>
        </table:table-row>
        <table:table-row table:style-name="ro1">
          <table:table-cell office:value-type="string">
            <text:p>[Log] <text:s/>Latitude:45.432493505110436 (try.html, line 34)</text:p>
          </table:table-cell>
        </table:table-row>
        <table:table-row table:style-name="ro1">
          <table:table-cell office:value-type="string">
            <text:p>[Log] Longitude: -75.69111135795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9 (try.html, line 32)</text:p>
          </table:table-cell>
        </table:table-row>
        <table:table-row table:style-name="ro1">
          <table:table-cell office:value-type="string">
            <text:p>[Log] <text:s/>Time:Wed Feb 05 2014 20:07:51 GMT-0500 (EST) (try.html, line 33)</text:p>
          </table:table-cell>
        </table:table-row>
        <table:table-row table:style-name="ro1">
          <table:table-cell office:value-type="string">
            <text:p>[Log] <text:s/>Latitude:45.43245381679892 (try.html, line 34)</text:p>
          </table:table-cell>
        </table:table-row>
        <table:table-row table:style-name="ro1">
          <table:table-cell office:value-type="string">
            <text:p>[Log] Longitude: -75.691109346296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0 (try.html, line 32)</text:p>
          </table:table-cell>
        </table:table-row>
        <table:table-row table:style-name="ro1">
          <table:table-cell office:value-type="string">
            <text:p>[Log] <text:s/>Time:Wed Feb 05 2014 20:07:52 GMT-0500 (EST) (try.html, line 33)</text:p>
          </table:table-cell>
        </table:table-row>
        <table:table-row table:style-name="ro1">
          <table:table-cell office:value-type="string">
            <text:p>[Log] <text:s/>Latitude:45.43240876406937 (try.html, line 34)</text:p>
          </table:table-cell>
        </table:table-row>
        <table:table-row table:style-name="ro1">
          <table:table-cell office:value-type="string">
            <text:p>[Log] Longitude: -75.691094007413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1 (try.html, line 32)</text:p>
          </table:table-cell>
        </table:table-row>
        <table:table-row table:style-name="ro1">
          <table:table-cell office:value-type="string">
            <text:p>[Log] <text:s/>Time:Wed Feb 05 2014 20:07:53 GMT-0500 (EST) (try.html, line 33)</text:p>
          </table:table-cell>
        </table:table-row>
        <table:table-row table:style-name="ro1">
          <table:table-cell office:value-type="string">
            <text:p>[Log] <text:s/>Latitude:45.4323570477268 (try.html, line 34)</text:p>
          </table:table-cell>
        </table:table-row>
        <table:table-row table:style-name="ro1">
          <table:table-cell office:value-type="string">
            <text:p>[Log] Longitude: -75.69105955779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2 (try.html, line 32)</text:p>
          </table:table-cell>
        </table:table-row>
        <table:table-row table:style-name="ro1">
          <table:table-cell office:value-type="string">
            <text:p>[Log] <text:s/>Time:Wed Feb 05 2014 20:07:54 GMT-0500 (EST) (try.html, line 33)</text:p>
          </table:table-cell>
        </table:table-row>
        <table:table-row table:style-name="ro1">
          <table:table-cell office:value-type="string">
            <text:p>[Log] <text:s/>Latitude:45.43228957340627 (try.html, line 34)</text:p>
          </table:table-cell>
        </table:table-row>
        <table:table-row table:style-name="ro1">
          <table:table-cell office:value-type="string">
            <text:p>[Log] Longitude: -75.691007673810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3 (try.html, line 32)</text:p>
          </table:table-cell>
        </table:table-row>
        <table:table-row table:style-name="ro1">
          <table:table-cell office:value-type="string">
            <text:p>[Log] <text:s/>Time:Wed Feb 05 2014 20:07:55 GMT-0500 (EST) (try.html, line 33)</text:p>
          </table:table-cell>
        </table:table-row>
        <table:table-row table:style-name="ro1">
          <table:table-cell office:value-type="string">
            <text:p>[Log] <text:s/>Latitude:45.432247370523804 (try.html, line 34)</text:p>
          </table:table-cell>
        </table:table-row>
        <table:table-row table:style-name="ro1">
          <table:table-cell office:value-type="string">
            <text:p>[Log] Longitude: -75.690975822578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4 (try.html, line 32)</text:p>
          </table:table-cell>
        </table:table-row>
        <table:table-row table:style-name="ro1">
          <table:table-cell office:value-type="string">
            <text:p>[Log] <text:s/>Time:Wed Feb 05 2014 20:07:56 GMT-0500 (EST) (try.html, line 33)</text:p>
          </table:table-cell>
        </table:table-row>
        <table:table-row table:style-name="ro1">
          <table:table-cell office:value-type="string">
            <text:p>[Log] <text:s/>Latitude:45.43220625728875 (try.html, line 34)</text:p>
          </table:table-cell>
        </table:table-row>
        <table:table-row table:style-name="ro1">
          <table:table-cell office:value-type="string">
            <text:p>[Log] Longitude: -75.690941708232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5 (try.html, line 32)</text:p>
          </table:table-cell>
        </table:table-row>
        <table:table-row table:style-name="ro1">
          <table:table-cell office:value-type="string">
            <text:p>[Log] <text:s/>Time:Wed Feb 05 2014 20:07:57 GMT-0500 (EST) (try.html, line 33)</text:p>
          </table:table-cell>
        </table:table-row>
        <table:table-row table:style-name="ro1">
          <table:table-cell office:value-type="string">
            <text:p>[Log] <text:s/>Latitude:45.43215848044067 (try.html, line 34)</text:p>
          </table:table-cell>
        </table:table-row>
        <table:table-row table:style-name="ro1">
          <table:table-cell office:value-type="string">
            <text:p>[Log] Longitude: -75.690908180620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6 (try.html, line 32)</text:p>
          </table:table-cell>
        </table:table-row>
        <table:table-row table:style-name="ro1">
          <table:table-cell office:value-type="string">
            <text:p>[Log] <text:s/>Time:Wed Feb 05 2014 20:07:58 GMT-0500 (EST) (try.html, line 33)</text:p>
          </table:table-cell>
        </table:table-row>
        <table:table-row table:style-name="ro1">
          <table:table-cell office:value-type="string">
            <text:p>[Log] <text:s/>Latitude:45.432118373033994 (try.html, line 34)</text:p>
          </table:table-cell>
        </table:table-row>
        <table:table-row table:style-name="ro1">
          <table:table-cell office:value-type="string">
            <text:p>[Log] Longitude: -75.690869875322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7 (try.html, line 32)</text:p>
          </table:table-cell>
        </table:table-row>
        <table:table-row table:style-name="ro1">
          <table:table-cell office:value-type="string">
            <text:p>[Log] <text:s/>Time:Wed Feb 05 2014 20:07:59 GMT-0500 (EST) (try.html, line 33)</text:p>
          </table:table-cell>
        </table:table-row>
        <table:table-row table:style-name="ro1">
          <table:table-cell office:value-type="string">
            <text:p>[Log] <text:s/>Latitude:45.43207403276622 (try.html, line 34)</text:p>
          </table:table-cell>
        </table:table-row>
        <table:table-row table:style-name="ro1">
          <table:table-cell office:value-type="string">
            <text:p>[Log] Longitude: -75.69083383313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8 (try.html, line 32)</text:p>
          </table:table-cell>
        </table:table-row>
        <table:table-row table:style-name="ro1">
          <table:table-cell office:value-type="string">
            <text:p>[Log] <text:s/>Time:Wed Feb 05 2014 20:08:00 GMT-0500 (EST) (try.html, line 33)</text:p>
          </table:table-cell>
        </table:table-row>
        <table:table-row table:style-name="ro1">
          <table:table-cell office:value-type="string">
            <text:p>[Log] <text:s/>Latitude:45.43203786485403 (try.html, line 34)</text:p>
          </table:table-cell>
        </table:table-row>
        <table:table-row table:style-name="ro1">
          <table:table-cell office:value-type="string">
            <text:p>[Log] Longitude: -75.690808184515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9 (try.html, line 32)</text:p>
          </table:table-cell>
        </table:table-row>
        <table:table-row table:style-name="ro1">
          <table:table-cell office:value-type="string">
            <text:p>[Log] <text:s/>Time:Wed Feb 05 2014 20:08:01 GMT-0500 (EST) (try.html, line 33)</text:p>
          </table:table-cell>
        </table:table-row>
        <table:table-row table:style-name="ro1">
          <table:table-cell office:value-type="string">
            <text:p>[Log] <text:s/>Latitude:45.4320145212537 (try.html, line 34)</text:p>
          </table:table-cell>
        </table:table-row>
        <table:table-row table:style-name="ro1">
          <table:table-cell office:value-type="string">
            <text:p>[Log] Longitude: -75.690790163423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0 (try.html, line 32)</text:p>
          </table:table-cell>
        </table:table-row>
        <table:table-row table:style-name="ro1">
          <table:table-cell office:value-type="string">
            <text:p>[Log] <text:s/>Time:Wed Feb 05 2014 20:08:02 GMT-0500 (EST) (try.html, line 33)</text:p>
          </table:table-cell>
        </table:table-row>
        <table:table-row table:style-name="ro1">
          <table:table-cell office:value-type="string">
            <text:p>[Log] <text:s/>Latitude:45.43198719624936 (try.html, line 34)</text:p>
          </table:table-cell>
        </table:table-row>
        <table:table-row table:style-name="ro1">
          <table:table-cell office:value-type="string">
            <text:p>[Log] Longitude: -75.690774237807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1 (try.html, line 32)</text:p>
          </table:table-cell>
        </table:table-row>
        <table:table-row table:style-name="ro1">
          <table:table-cell office:value-type="string">
            <text:p>[Log] <text:s/>Time:Wed Feb 05 2014 20:08:03 GMT-0500 (EST) (try.html, line 33)</text:p>
          </table:table-cell>
        </table:table-row>
        <table:table-row table:style-name="ro1">
          <table:table-cell office:value-type="string">
            <text:p>[Log] <text:s/>Latitude:45.431967498776906 (try.html, line 34)</text:p>
          </table:table-cell>
        </table:table-row>
        <table:table-row table:style-name="ro1">
          <table:table-cell office:value-type="string">
            <text:p>[Log] Longitude: -75.690765017714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2 (try.html, line 32)</text:p>
          </table:table-cell>
        </table:table-row>
        <table:table-row table:style-name="ro1">
          <table:table-cell office:value-type="string">
            <text:p>[Log] <text:s/>Time:Wed Feb 05 2014 20:08:04 GMT-0500 (EST) (try.html, line 33)</text:p>
          </table:table-cell>
        </table:table-row>
        <table:table-row table:style-name="ro1">
          <table:table-cell office:value-type="string">
            <text:p>[Log] <text:s/>Latitude:45.43195186652749 (try.html, line 34)</text:p>
          </table:table-cell>
        </table:table-row>
        <table:table-row table:style-name="ro1">
          <table:table-cell office:value-type="string">
            <text:p>[Log] Longitude: -75.690759150381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3 (try.html, line 32)</text:p>
          </table:table-cell>
        </table:table-row>
        <table:table-row table:style-name="ro1">
          <table:table-cell office:value-type="string">
            <text:p>[Log] <text:s/>Time:Wed Feb 05 2014 20:08:05 GMT-0500 (EST) (try.html, line 33)</text:p>
          </table:table-cell>
        </table:table-row>
        <table:table-row table:style-name="ro1">
          <table:table-cell office:value-type="string">
            <text:p>[Log] <text:s/>Latitude:45.43193832975387 (try.html, line 34)</text:p>
          </table:table-cell>
        </table:table-row>
        <table:table-row table:style-name="ro1">
          <table:table-cell office:value-type="string">
            <text:p>[Log] Longitude: -75.6907542888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4 (try.html, line 32)</text:p>
          </table:table-cell>
        </table:table-row>
        <table:table-row table:style-name="ro1">
          <table:table-cell office:value-type="string">
            <text:p>[Log] <text:s/>Time:Wed Feb 05 2014 20:08:06 GMT-0500 (EST) (try.html, line 33)</text:p>
          </table:table-cell>
        </table:table-row>
        <table:table-row table:style-name="ro1">
          <table:table-cell office:value-type="string">
            <text:p>[Log] <text:s/>Latitude:45.43193263005971 (try.html, line 34)</text:p>
          </table:table-cell>
        </table:table-row>
        <table:table-row table:style-name="ro1">
          <table:table-cell office:value-type="string">
            <text:p>[Log] Longitude: -75.690752025764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5 (try.html, line 32)</text:p>
          </table:table-cell>
        </table:table-row>
        <table:table-row table:style-name="ro1">
          <table:table-cell office:value-type="string">
            <text:p>[Log] <text:s/>Time:Wed Feb 05 2014 20:08:07 GMT-0500 (EST) (try.html, line 33)</text:p>
          </table:table-cell>
        </table:table-row>
        <table:table-row table:style-name="ro1">
          <table:table-cell office:value-type="string">
            <text:p>[Log] <text:s/>Latitude:45.43192751709878 (try.html, line 34)</text:p>
          </table:table-cell>
        </table:table-row>
        <table:table-row table:style-name="ro1">
          <table:table-cell office:value-type="string">
            <text:p>[Log] Longitude: -75.690756300534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6 (try.html, line 32)</text:p>
          </table:table-cell>
        </table:table-row>
        <table:table-row table:style-name="ro1">
          <table:table-cell office:value-type="string">
            <text:p>[Log] <text:s/>Time:Wed Feb 05 2014 20:08:08 GMT-0500 (EST) (try.html, line 33)</text:p>
          </table:table-cell>
        </table:table-row>
        <table:table-row table:style-name="ro1">
          <table:table-cell office:value-type="string">
            <text:p>[Log] <text:s/>Latitude:45.43192529589444 (try.html, line 34)</text:p>
          </table:table-cell>
        </table:table-row>
        <table:table-row table:style-name="ro1">
          <table:table-cell office:value-type="string">
            <text:p>[Log] Longitude: -75.690755127068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7 (try.html, line 32)</text:p>
          </table:table-cell>
        </table:table-row>
        <table:table-row table:style-name="ro1">
          <table:table-cell office:value-type="string">
            <text:p>[Log] <text:s/>Time:Wed Feb 05 2014 20:08:09 GMT-0500 (EST) (try.html, line 33)</text:p>
          </table:table-cell>
        </table:table-row>
        <table:table-row table:style-name="ro1">
          <table:table-cell office:value-type="string">
            <text:p>[Log] <text:s/>Latitude:45.43191574052482 (try.html, line 34)</text:p>
          </table:table-cell>
        </table:table-row>
        <table:table-row table:style-name="ro1">
          <table:table-cell office:value-type="string">
            <text:p>[Log] Longitude: -75.690751019935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8 (try.html, line 32)</text:p>
          </table:table-cell>
        </table:table-row>
        <table:table-row table:style-name="ro1">
          <table:table-cell office:value-type="string">
            <text:p>[Log] <text:s/>Time:Wed Feb 05 2014 20:08:10 GMT-0500 (EST) (try.html, line 33)</text:p>
          </table:table-cell>
        </table:table-row>
        <table:table-row table:style-name="ro1">
          <table:table-cell office:value-type="string">
            <text:p>[Log] <text:s/>Latitude:45.43190656234085 (try.html, line 34)</text:p>
          </table:table-cell>
        </table:table-row>
        <table:table-row table:style-name="ro1">
          <table:table-cell office:value-type="string">
            <text:p>[Log] Longitude: -75.690746996622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9 (try.html, line 32)</text:p>
          </table:table-cell>
        </table:table-row>
        <table:table-row table:style-name="ro1">
          <table:table-cell office:value-type="string">
            <text:p>[Log] <text:s/>Time:Wed Feb 05 2014 20:08:11 GMT-0500 (EST) (try.html, line 33)</text:p>
          </table:table-cell>
        </table:table-row>
        <table:table-row table:style-name="ro1">
          <table:table-cell office:value-type="string">
            <text:p>[Log] <text:s/>Latitude:45.43189503722399 (try.html, line 34)</text:p>
          </table:table-cell>
        </table:table-row>
        <table:table-row table:style-name="ro1">
          <table:table-cell office:value-type="string">
            <text:p>[Log] Longitude: -75.690736183967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0 (try.html, line 32)</text:p>
          </table:table-cell>
        </table:table-row>
        <table:table-row table:style-name="ro1">
          <table:table-cell office:value-type="string">
            <text:p>[Log] <text:s/>Time:Wed Feb 05 2014 20:08:12 GMT-0500 (EST) (try.html, line 33)</text:p>
          </table:table-cell>
        </table:table-row>
        <table:table-row table:style-name="ro1">
          <table:table-cell office:value-type="string">
            <text:p>[Log] <text:s/>Latitude:45.4318781476891 (try.html, line 34)</text:p>
          </table:table-cell>
        </table:table-row>
        <table:table-row table:style-name="ro1">
          <table:table-cell office:value-type="string">
            <text:p>[Log] Longitude: -75.690726125683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1 (try.html, line 32)</text:p>
          </table:table-cell>
        </table:table-row>
        <table:table-row table:style-name="ro1">
          <table:table-cell office:value-type="string">
            <text:p>[Log] <text:s/>Time:Wed Feb 05 2014 20:08:13 GMT-0500 (EST) (try.html, line 33)</text:p>
          </table:table-cell>
        </table:table-row>
        <table:table-row table:style-name="ro1">
          <table:table-cell office:value-type="string">
            <text:p>[Log] <text:s/>Latitude:45.43185618710279 (try.html, line 34)</text:p>
          </table:table-cell>
        </table:table-row>
        <table:table-row table:style-name="ro1">
          <table:table-cell office:value-type="string">
            <text:p>[Log] Longitude: -75.69071623503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2 (try.html, line 32)</text:p>
          </table:table-cell>
        </table:table-row>
        <table:table-row table:style-name="ro1">
          <table:table-cell office:value-type="string">
            <text:p>[Log] <text:s/>Time:Wed Feb 05 2014 20:08:14 GMT-0500 (EST) (try.html, line 33)</text:p>
          </table:table-cell>
        </table:table-row>
        <table:table-row table:style-name="ro1">
          <table:table-cell office:value-type="string">
            <text:p>[Log] <text:s/>Latitude:45.43182957456022 (try.html, line 34)</text:p>
          </table:table-cell>
        </table:table-row>
        <table:table-row table:style-name="ro1">
          <table:table-cell office:value-type="string">
            <text:p>[Log] Longitude: -75.690712127905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3 (try.html, line 32)</text:p>
          </table:table-cell>
        </table:table-row>
        <table:table-row table:style-name="ro1">
          <table:table-cell office:value-type="string">
            <text:p>[Log] <text:s/>Time:Wed Feb 05 2014 20:08:15 GMT-0500 (EST) (try.html, line 33)</text:p>
          </table:table-cell>
        </table:table-row>
        <table:table-row table:style-name="ro1">
          <table:table-cell office:value-type="string">
            <text:p>[Log] <text:s/>Latitude:45.43179688513785 (try.html, line 34)</text:p>
          </table:table-cell>
        </table:table-row>
        <table:table-row table:style-name="ro1">
          <table:table-cell office:value-type="string">
            <text:p>[Log] Longitude: -75.690718330513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4 (try.html, line 32)</text:p>
          </table:table-cell>
        </table:table-row>
        <table:table-row table:style-name="ro1">
          <table:table-cell office:value-type="string">
            <text:p>[Log] <text:s/>Time:Wed Feb 05 2014 20:08:16 GMT-0500 (EST) (try.html, line 33)</text:p>
          </table:table-cell>
        </table:table-row>
        <table:table-row table:style-name="ro1">
          <table:table-cell office:value-type="string">
            <text:p>[Log] <text:s/>Latitude:45.43176482435822 (try.html, line 34)</text:p>
          </table:table-cell>
        </table:table-row>
        <table:table-row table:style-name="ro1">
          <table:table-cell office:value-type="string">
            <text:p>[Log] Longitude: -75.690734088491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5 (try.html, line 32)</text:p>
          </table:table-cell>
        </table:table-row>
        <table:table-row table:style-name="ro1">
          <table:table-cell office:value-type="string">
            <text:p>[Log] <text:s/>Time:Wed Feb 05 2014 20:08:17 GMT-0500 (EST) (try.html, line 33)</text:p>
          </table:table-cell>
        </table:table-row>
        <table:table-row table:style-name="ro1">
          <table:table-cell office:value-type="string">
            <text:p>[Log] <text:s/>Latitude:45.431732679759556 (try.html, line 34)</text:p>
          </table:table-cell>
        </table:table-row>
        <table:table-row table:style-name="ro1">
          <table:table-cell office:value-type="string">
            <text:p>[Log] Longitude: -75.69075403742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6 (try.html, line 32)</text:p>
          </table:table-cell>
        </table:table-row>
        <table:table-row table:style-name="ro1">
          <table:table-cell office:value-type="string">
            <text:p>[Log] <text:s/>Time:Wed Feb 05 2014 20:08:18 GMT-0500 (EST) (try.html, line 33)</text:p>
          </table:table-cell>
        </table:table-row>
        <table:table-row table:style-name="ro1">
          <table:table-cell office:value-type="string">
            <text:p>[Log] <text:s/>Latitude:45.431704768021994 (try.html, line 34)</text:p>
          </table:table-cell>
        </table:table-row>
        <table:table-row table:style-name="ro1">
          <table:table-cell office:value-type="string">
            <text:p>[Log] Longitude: -75.690777506749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7 (try.html, line 32)</text:p>
          </table:table-cell>
        </table:table-row>
        <table:table-row table:style-name="ro1">
          <table:table-cell office:value-type="string">
            <text:p>[Log] <text:s/>Time:Wed Feb 05 2014 20:08:19 GMT-0500 (EST) (try.html, line 33)</text:p>
          </table:table-cell>
        </table:table-row>
        <table:table-row table:style-name="ro1">
          <table:table-cell office:value-type="string">
            <text:p>[Log] <text:s/>Latitude:45.431677652565234 (try.html, line 34)</text:p>
          </table:table-cell>
        </table:table-row>
        <table:table-row table:style-name="ro1">
          <table:table-cell office:value-type="string">
            <text:p>[Log] Longitude: -75.690797288041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8 (try.html, line 32)</text:p>
          </table:table-cell>
        </table:table-row>
        <table:table-row table:style-name="ro1">
          <table:table-cell office:value-type="string">
            <text:p>[Log] <text:s/>Time:Wed Feb 05 2014 20:08:20 GMT-0500 (EST) (try.html, line 33)</text:p>
          </table:table-cell>
        </table:table-row>
        <table:table-row table:style-name="ro1">
          <table:table-cell office:value-type="string">
            <text:p>[Log] <text:s/>Latitude:45.43165715881198 (try.html, line 34)</text:p>
          </table:table-cell>
        </table:table-row>
        <table:table-row table:style-name="ro1">
          <table:table-cell office:value-type="string">
            <text:p>[Log] Longitude: -75.690841795947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9 (try.html, line 32)</text:p>
          </table:table-cell>
        </table:table-row>
        <table:table-row table:style-name="ro1">
          <table:table-cell office:value-type="string">
            <text:p>[Log] <text:s/>Time:Wed Feb 05 2014 20:08:21 GMT-0500 (EST) (try.html, line 33)</text:p>
          </table:table-cell>
        </table:table-row>
        <table:table-row table:style-name="ro1">
          <table:table-cell office:value-type="string">
            <text:p>[Log] <text:s/>Latitude:45.43164077219128 (try.html, line 34)</text:p>
          </table:table-cell>
        </table:table-row>
        <table:table-row table:style-name="ro1">
          <table:table-cell office:value-type="string">
            <text:p>[Log] Longitude: -75.690882364358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0 (try.html, line 32)</text:p>
          </table:table-cell>
        </table:table-row>
        <table:table-row table:style-name="ro1">
          <table:table-cell office:value-type="string">
            <text:p>[Log] <text:s/>Time:Wed Feb 05 2014 20:08:22 GMT-0500 (EST) (try.html, line 33)</text:p>
          </table:table-cell>
        </table:table-row>
        <table:table-row table:style-name="ro1">
          <table:table-cell office:value-type="string">
            <text:p>[Log] <text:s/>Latitude:45.43162438557058 (try.html, line 34)</text:p>
          </table:table-cell>
        </table:table-row>
        <table:table-row table:style-name="ro1">
          <table:table-cell office:value-type="string">
            <text:p>[Log] Longitude: -75.690925363521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1 (try.html, line 32)</text:p>
          </table:table-cell>
        </table:table-row>
        <table:table-row table:style-name="ro1">
          <table:table-cell office:value-type="string">
            <text:p>[Log] <text:s/>Time:Wed Feb 05 2014 20:08:23 GMT-0500 (EST) (try.html, line 33)</text:p>
          </table:table-cell>
        </table:table-row>
        <table:table-row table:style-name="ro1">
          <table:table-cell office:value-type="string">
            <text:p>[Log] <text:s/>Latitude:45.43160527483135 (try.html, line 34)</text:p>
          </table:table-cell>
        </table:table-row>
        <table:table-row table:style-name="ro1">
          <table:table-cell office:value-type="string">
            <text:p>[Log] Longitude: -75.690970290522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2 (try.html, line 32)</text:p>
          </table:table-cell>
        </table:table-row>
        <table:table-row table:style-name="ro1">
          <table:table-cell office:value-type="string">
            <text:p>[Log] <text:s/>Time:Wed Feb 05 2014 20:08:24 GMT-0500 (EST) (try.html, line 33)</text:p>
          </table:table-cell>
        </table:table-row>
        <table:table-row table:style-name="ro1">
          <table:table-cell office:value-type="string">
            <text:p>[Log] <text:s/>Latitude:45.431585996454054 (try.html, line 34)</text:p>
          </table:table-cell>
        </table:table-row>
        <table:table-row table:style-name="ro1">
          <table:table-cell office:value-type="string">
            <text:p>[Log] Longitude: -75.691013541143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3 (try.html, line 32)</text:p>
          </table:table-cell>
        </table:table-row>
        <table:table-row table:style-name="ro1">
          <table:table-cell office:value-type="string">
            <text:p>[Log] <text:s/>Time:Wed Feb 05 2014 20:08:25 GMT-0500 (EST) (try.html, line 33)</text:p>
          </table:table-cell>
        </table:table-row>
        <table:table-row table:style-name="ro1">
          <table:table-cell office:value-type="string">
            <text:p>[Log] <text:s/>Latitude:45.43156567033886 (try.html, line 34)</text:p>
          </table:table-cell>
        </table:table-row>
        <table:table-row table:style-name="ro1">
          <table:table-cell office:value-type="string">
            <text:p>[Log] Longitude: -75.691054947744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4 (try.html, line 32)</text:p>
          </table:table-cell>
        </table:table-row>
        <table:table-row table:style-name="ro1">
          <table:table-cell office:value-type="string">
            <text:p>[Log] <text:s/>Time:Wed Feb 05 2014 20:08:26 GMT-0500 (EST) (try.html, line 33)</text:p>
          </table:table-cell>
        </table:table-row>
        <table:table-row table:style-name="ro1">
          <table:table-cell office:value-type="string">
            <text:p>[Log] <text:s/>Latitude:45.43154609859496 (try.html, line 34)</text:p>
          </table:table-cell>
        </table:table-row>
        <table:table-row table:style-name="ro1">
          <table:table-cell office:value-type="string">
            <text:p>[Log] Longitude: -75.691095264699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5 (try.html, line 32)</text:p>
          </table:table-cell>
        </table:table-row>
        <table:table-row table:style-name="ro1">
          <table:table-cell office:value-type="string">
            <text:p>[Log] <text:s/>Time:Wed Feb 05 2014 20:08:27 GMT-0500 (EST) (try.html, line 33)</text:p>
          </table:table-cell>
        </table:table-row>
        <table:table-row table:style-name="ro1">
          <table:table-cell office:value-type="string">
            <text:p>[Log] <text:s/>Latitude:45.43152795177459 (try.html, line 34)</text:p>
          </table:table-cell>
        </table:table-row>
        <table:table-row table:style-name="ro1">
          <table:table-cell office:value-type="string">
            <text:p>[Log] Longitude: -75.691136503662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6 (try.html, line 32)</text:p>
          </table:table-cell>
        </table:table-row>
        <table:table-row table:style-name="ro1">
          <table:table-cell office:value-type="string">
            <text:p>[Log] <text:s/>Time:Wed Feb 05 2014 20:08:28 GMT-0500 (EST) (try.html, line 33)</text:p>
          </table:table-cell>
        </table:table-row>
        <table:table-row table:style-name="ro1">
          <table:table-cell office:value-type="string">
            <text:p>[Log] <text:s/>Latitude:45.431509176311486 (try.html, line 34)</text:p>
          </table:table-cell>
        </table:table-row>
        <table:table-row table:style-name="ro1">
          <table:table-cell office:value-type="string">
            <text:p>[Log] Longitude: -75.691177072073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7 (try.html, line 32)</text:p>
          </table:table-cell>
        </table:table-row>
        <table:table-row table:style-name="ro1">
          <table:table-cell office:value-type="string">
            <text:p>[Log] <text:s/>Time:Wed Feb 05 2014 20:08:29 GMT-0500 (EST) (try.html, line 33)</text:p>
          </table:table-cell>
        </table:table-row>
        <table:table-row table:style-name="ro1">
          <table:table-cell office:value-type="string">
            <text:p>[Log] <text:s/>Latitude:45.431492789690786 (try.html, line 34)</text:p>
          </table:table-cell>
        </table:table-row>
        <table:table-row table:style-name="ro1">
          <table:table-cell office:value-type="string">
            <text:p>[Log] Longitude: -75.69121705375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8 (try.html, line 32)</text:p>
          </table:table-cell>
        </table:table-row>
        <table:table-row table:style-name="ro1">
          <table:table-cell office:value-type="string">
            <text:p>[Log] <text:s/>Time:Wed Feb 05 2014 20:08:30 GMT-0500 (EST) (try.html, line 33)</text:p>
          </table:table-cell>
        </table:table-row>
        <table:table-row table:style-name="ro1">
          <table:table-cell office:value-type="string">
            <text:p>[Log] <text:s/>Latitude:45.43147728316992 (try.html, line 34)</text:p>
          </table:table-cell>
        </table:table-row>
        <table:table-row table:style-name="ro1">
          <table:table-cell office:value-type="string">
            <text:p>[Log] Longitude: -75.691255861963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9 (try.html, line 32)</text:p>
          </table:table-cell>
        </table:table-row>
        <table:table-row table:style-name="ro1">
          <table:table-cell office:value-type="string">
            <text:p>[Log] <text:s/>Time:Wed Feb 05 2014 20:08:31 GMT-0500 (EST) (try.html, line 33)</text:p>
          </table:table-cell>
        </table:table-row>
        <table:table-row table:style-name="ro1">
          <table:table-cell office:value-type="string">
            <text:p>[Log] <text:s/>Latitude:45.43145792097359 (try.html, line 34)</text:p>
          </table:table-cell>
        </table:table-row>
        <table:table-row table:style-name="ro1">
          <table:table-cell office:value-type="string">
            <text:p>[Log] Longitude: -75.69129450253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0 (try.html, line 32)</text:p>
          </table:table-cell>
        </table:table-row>
        <table:table-row table:style-name="ro1">
          <table:table-cell office:value-type="string">
            <text:p>[Log] <text:s/>Time:Wed Feb 05 2014 20:08:32 GMT-0500 (EST) (try.html, line 33)</text:p>
          </table:table-cell>
        </table:table-row>
        <table:table-row table:style-name="ro1">
          <table:table-cell office:value-type="string">
            <text:p>[Log] <text:s/>Latitude:45.43146156710147 (try.html, line 34)</text:p>
          </table:table-cell>
        </table:table-row>
        <table:table-row table:style-name="ro1">
          <table:table-cell office:value-type="string">
            <text:p>[Log] Longitude: -75.691287545557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1 (try.html, line 32)</text:p>
          </table:table-cell>
        </table:table-row>
        <table:table-row table:style-name="ro1">
          <table:table-cell office:value-type="string">
            <text:p>[Log] <text:s/>Time:Wed Feb 05 2014 20:08:33 GMT-0500 (EST) (try.html, line 33)</text:p>
          </table:table-cell>
        </table:table-row>
        <table:table-row table:style-name="ro1">
          <table:table-cell office:value-type="string">
            <text:p>[Log] <text:s/>Latitude:45.431463453029686 (try.html, line 34)</text:p>
          </table:table-cell>
        </table:table-row>
        <table:table-row table:style-name="ro1">
          <table:table-cell office:value-type="string">
            <text:p>[Log] Longitude: -75.69128628827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2 (try.html, line 32)</text:p>
          </table:table-cell>
        </table:table-row>
        <table:table-row table:style-name="ro1">
          <table:table-cell office:value-type="string">
            <text:p>[Log] <text:s/>Time:Wed Feb 05 2014 20:08:34 GMT-0500 (EST) (try.html, line 33)</text:p>
          </table:table-cell>
        </table:table-row>
        <table:table-row table:style-name="ro1">
          <table:table-cell office:value-type="string">
            <text:p>[Log] <text:s/>Latitude:45.43146726679563 (try.html, line 34)</text:p>
          </table:table-cell>
        </table:table-row>
        <table:table-row table:style-name="ro1">
          <table:table-cell office:value-type="string">
            <text:p>[Log] Longitude: -75.691279666568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3 (try.html, line 32)</text:p>
          </table:table-cell>
        </table:table-row>
        <table:table-row table:style-name="ro1">
          <table:table-cell office:value-type="string">
            <text:p>[Log] <text:s/>Time:Wed Feb 05 2014 20:08:35 GMT-0500 (EST) (try.html, line 33)</text:p>
          </table:table-cell>
        </table:table-row>
        <table:table-row table:style-name="ro1">
          <table:table-cell office:value-type="string">
            <text:p>[Log] <text:s/>Latitude:45.43147120629012 (try.html, line 34)</text:p>
          </table:table-cell>
        </table:table-row>
        <table:table-row table:style-name="ro1">
          <table:table-cell office:value-type="string">
            <text:p>[Log] Longitude: -75.691271368484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4 (try.html, line 32)</text:p>
          </table:table-cell>
        </table:table-row>
        <table:table-row table:style-name="ro1">
          <table:table-cell office:value-type="string">
            <text:p>[Log] <text:s/>Time:Wed Feb 05 2014 20:08:36 GMT-0500 (EST) (try.html, line 33)</text:p>
          </table:table-cell>
        </table:table-row>
        <table:table-row table:style-name="ro1">
          <table:table-cell office:value-type="string">
            <text:p>[Log] <text:s/>Latitude:45.43147455905139 (try.html, line 34)</text:p>
          </table:table-cell>
        </table:table-row>
        <table:table-row table:style-name="ro1">
          <table:table-cell office:value-type="string">
            <text:p>[Log] Longitude: -75.691263657133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5 (try.html, line 32)</text:p>
          </table:table-cell>
        </table:table-row>
        <table:table-row table:style-name="ro1">
          <table:table-cell office:value-type="string">
            <text:p>[Log] <text:s/>Time:Wed Feb 05 2014 20:08:37 GMT-0500 (EST) (try.html, line 33)</text:p>
          </table:table-cell>
        </table:table-row>
        <table:table-row table:style-name="ro1">
          <table:table-cell office:value-type="string">
            <text:p>[Log] <text:s/>Latitude:45.431475690608316 (try.html, line 34)</text:p>
          </table:table-cell>
        </table:table-row>
        <table:table-row table:style-name="ro1">
          <table:table-cell office:value-type="string">
            <text:p>[Log] Longitude: -75.691254353221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6 (try.html, line 32)</text:p>
          </table:table-cell>
        </table:table-row>
        <table:table-row table:style-name="ro1">
          <table:table-cell office:value-type="string">
            <text:p>[Log] <text:s/>Time:Wed Feb 05 2014 20:08:38 GMT-0500 (EST) (try.html, line 33)</text:p>
          </table:table-cell>
        </table:table-row>
        <table:table-row table:style-name="ro1">
          <table:table-cell office:value-type="string">
            <text:p>[Log] <text:s/>Latitude:45.43147657070815 (try.html, line 34)</text:p>
          </table:table-cell>
        </table:table-row>
        <table:table-row table:style-name="ro1">
          <table:table-cell office:value-type="string">
            <text:p>[Log] Longitude: -75.69124773151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7 (try.html, line 32)</text:p>
          </table:table-cell>
        </table:table-row>
        <table:table-row table:style-name="ro1">
          <table:table-cell office:value-type="string">
            <text:p>[Log] <text:s/>Time:Wed Feb 05 2014 20:08:39 GMT-0500 (EST) (try.html, line 33)</text:p>
          </table:table-cell>
        </table:table-row>
        <table:table-row table:style-name="ro1">
          <table:table-cell office:value-type="string">
            <text:p>[Log] <text:s/>Latitude:45.431476822165244 (try.html, line 34)</text:p>
          </table:table-cell>
        </table:table-row>
        <table:table-row table:style-name="ro1">
          <table:table-cell office:value-type="string">
            <text:p>[Log] Longitude: -75.691243205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8 (try.html, line 32)</text:p>
          </table:table-cell>
        </table:table-row>
        <table:table-row table:style-name="ro1">
          <table:table-cell office:value-type="string">
            <text:p>[Log] <text:s/>Time:Wed Feb 05 2014 20:08:40 GMT-0500 (EST) (try.html, line 33)</text:p>
          </table:table-cell>
        </table:table-row>
        <table:table-row table:style-name="ro1">
          <table:table-cell office:value-type="string">
            <text:p>[Log] <text:s/>Latitude:45.43147623543202 (try.html, line 34)</text:p>
          </table:table-cell>
        </table:table-row>
        <table:table-row table:style-name="ro1">
          <table:table-cell office:value-type="string">
            <text:p>[Log] Longitude: -75.691240103985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9 (try.html, line 32)</text:p>
          </table:table-cell>
        </table:table-row>
        <table:table-row table:style-name="ro1">
          <table:table-cell office:value-type="string">
            <text:p>[Log] <text:s/>Time:Wed Feb 05 2014 20:08:41 GMT-0500 (EST) (try.html, line 33)</text:p>
          </table:table-cell>
        </table:table-row>
        <table:table-row table:style-name="ro1">
          <table:table-cell office:value-type="string">
            <text:p>[Log] <text:s/>Latitude:45.43147363704204 (try.html, line 34)</text:p>
          </table:table-cell>
        </table:table-row>
        <table:table-row table:style-name="ro1">
          <table:table-cell office:value-type="string">
            <text:p>[Log] Longitude: -75.691245803679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0 (try.html, line 32)</text:p>
          </table:table-cell>
        </table:table-row>
        <table:table-row table:style-name="ro1">
          <table:table-cell office:value-type="string">
            <text:p>[Log] <text:s/>Time:Wed Feb 05 2014 20:08:42 GMT-0500 (EST) (try.html, line 33)</text:p>
          </table:table-cell>
        </table:table-row>
        <table:table-row table:style-name="ro1">
          <table:table-cell office:value-type="string">
            <text:p>[Log] <text:s/>Latitude:45.43146915272384 (try.html, line 34)</text:p>
          </table:table-cell>
        </table:table-row>
        <table:table-row table:style-name="ro1">
          <table:table-cell office:value-type="string">
            <text:p>[Log] Longitude: -75.691257035430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1 (try.html, line 32)</text:p>
          </table:table-cell>
        </table:table-row>
        <table:table-row table:style-name="ro1">
          <table:table-cell office:value-type="string">
            <text:p>[Log] <text:s/>Time:Wed Feb 05 2014 20:08:43 GMT-0500 (EST) (try.html, line 33)</text:p>
          </table:table-cell>
        </table:table-row>
        <table:table-row table:style-name="ro1">
          <table:table-cell office:value-type="string">
            <text:p>[Log] <text:s/>Latitude:45.43146248911082 (try.html, line 34)</text:p>
          </table:table-cell>
        </table:table-row>
        <table:table-row table:style-name="ro1">
          <table:table-cell office:value-type="string">
            <text:p>[Log] Longitude: -75.691276481445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2 (try.html, line 32)</text:p>
          </table:table-cell>
        </table:table-row>
        <table:table-row table:style-name="ro1">
          <table:table-cell office:value-type="string">
            <text:p>[Log] <text:s/>Time:Wed Feb 05 2014 20:08:44 GMT-0500 (EST) (try.html, line 33)</text:p>
          </table:table-cell>
        </table:table-row>
        <table:table-row table:style-name="ro1">
          <table:table-cell office:value-type="string">
            <text:p>[Log] <text:s/>Latitude:45.431453352836364 (try.html, line 34)</text:p>
          </table:table-cell>
        </table:table-row>
        <table:table-row table:style-name="ro1">
          <table:table-cell office:value-type="string">
            <text:p>[Log] Longitude: -75.691303638811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3 (try.html, line 32)</text:p>
          </table:table-cell>
        </table:table-row>
        <table:table-row table:style-name="ro1">
          <table:table-cell office:value-type="string">
            <text:p>[Log] <text:s/>Time:Wed Feb 05 2014 20:08:45 GMT-0500 (EST) (try.html, line 33)</text:p>
          </table:table-cell>
        </table:table-row>
        <table:table-row table:style-name="ro1">
          <table:table-cell office:value-type="string">
            <text:p>[Log] <text:s/>Latitude:45.43144254018127 (try.html, line 34)</text:p>
          </table:table-cell>
        </table:table-row>
        <table:table-row table:style-name="ro1">
          <table:table-cell office:value-type="string">
            <text:p>[Log] Longitude: -75.691333729844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4 (try.html, line 32)</text:p>
          </table:table-cell>
        </table:table-row>
        <table:table-row table:style-name="ro1">
          <table:table-cell office:value-type="string">
            <text:p>[Log] <text:s/>Time:Wed Feb 05 2014 20:08:46 GMT-0500 (EST) (try.html, line 33)</text:p>
          </table:table-cell>
        </table:table-row>
        <table:table-row table:style-name="ro1">
          <table:table-cell office:value-type="string">
            <text:p>[Log] <text:s/>Latitude:45.43142757848411 (try.html, line 34)</text:p>
          </table:table-cell>
        </table:table-row>
        <table:table-row table:style-name="ro1">
          <table:table-cell office:value-type="string">
            <text:p>[Log] Longitude: -75.691368598561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5 (try.html, line 32)</text:p>
          </table:table-cell>
        </table:table-row>
        <table:table-row table:style-name="ro1">
          <table:table-cell office:value-type="string">
            <text:p>[Log] <text:s/>Time:Wed Feb 05 2014 20:08:47 GMT-0500 (EST) (try.html, line 33)</text:p>
          </table:table-cell>
        </table:table-row>
        <table:table-row table:style-name="ro1">
          <table:table-cell office:value-type="string">
            <text:p>[Log] <text:s/>Latitude:45.43140813246875 (try.html, line 34)</text:p>
          </table:table-cell>
        </table:table-row>
        <table:table-row table:style-name="ro1">
          <table:table-cell office:value-type="string">
            <text:p>[Log] Longitude: -75.691412771191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6 (try.html, line 32)</text:p>
          </table:table-cell>
        </table:table-row>
        <table:table-row table:style-name="ro1">
          <table:table-cell office:value-type="string">
            <text:p>[Log] <text:s/>Time:Wed Feb 05 2014 20:08:48 GMT-0500 (EST) (try.html, line 33)</text:p>
          </table:table-cell>
        </table:table-row>
        <table:table-row table:style-name="ro1">
          <table:table-cell office:value-type="string">
            <text:p>[Log] <text:s/>Latitude:45.43138478886842 (try.html, line 34)</text:p>
          </table:table-cell>
        </table:table-row>
        <table:table-row table:style-name="ro1">
          <table:table-cell office:value-type="string">
            <text:p>[Log] Longitude: -75.691468510847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7 (try.html, line 32)</text:p>
          </table:table-cell>
        </table:table-row>
        <table:table-row table:style-name="ro1">
          <table:table-cell office:value-type="string">
            <text:p>[Log] <text:s/>Time:Wed Feb 05 2014 20:08:49 GMT-0500 (EST) (try.html, line 33)</text:p>
          </table:table-cell>
        </table:table-row>
        <table:table-row table:style-name="ro1">
          <table:table-cell office:value-type="string">
            <text:p>[Log] <text:s/>Latitude:45.43136010416358 (try.html, line 34)</text:p>
          </table:table-cell>
        </table:table-row>
        <table:table-row table:style-name="ro1">
          <table:table-cell office:value-type="string">
            <text:p>[Log] Longitude: -75.691530620749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8 (try.html, line 32)</text:p>
          </table:table-cell>
        </table:table-row>
        <table:table-row table:style-name="ro1">
          <table:table-cell office:value-type="string">
            <text:p>[Log] <text:s/>Time:Wed Feb 05 2014 20:08:50 GMT-0500 (EST) (try.html, line 33)</text:p>
          </table:table-cell>
        </table:table-row>
        <table:table-row table:style-name="ro1">
          <table:table-cell office:value-type="string">
            <text:p>[Log] <text:s/>Latitude:45.43133311443537 (try.html, line 34)</text:p>
          </table:table-cell>
        </table:table-row>
        <table:table-row table:style-name="ro1">
          <table:table-cell office:value-type="string">
            <text:p>[Log] Longitude: -75.691600358184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9 (try.html, line 32)</text:p>
          </table:table-cell>
        </table:table-row>
        <table:table-row table:style-name="ro1">
          <table:table-cell office:value-type="string">
            <text:p>[Log] <text:s/>Time:Wed Feb 05 2014 20:08:51 GMT-0500 (EST) (try.html, line 33)</text:p>
          </table:table-cell>
        </table:table-row>
        <table:table-row table:style-name="ro1">
          <table:table-cell office:value-type="string">
            <text:p>[Log] <text:s/>Latitude:45.43128076945006 (try.html, line 34)</text:p>
          </table:table-cell>
        </table:table-row>
        <table:table-row table:style-name="ro1">
          <table:table-cell office:value-type="string">
            <text:p>[Log] Longitude: -75.691753495555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0 (try.html, line 32)</text:p>
          </table:table-cell>
        </table:table-row>
        <table:table-row table:style-name="ro1">
          <table:table-cell office:value-type="string">
            <text:p>[Log] <text:s/>Time:Wed Feb 05 2014 20:08:52 GMT-0500 (EST) (try.html, line 33)</text:p>
          </table:table-cell>
        </table:table-row>
        <table:table-row table:style-name="ro1">
          <table:table-cell office:value-type="string">
            <text:p>[Log] <text:s/>Latitude:45.43124527209013 (try.html, line 34)</text:p>
          </table:table-cell>
        </table:table-row>
        <table:table-row table:style-name="ro1">
          <table:table-cell office:value-type="string">
            <text:p>[Log] Longitude: -75.691849300708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1 (try.html, line 32)</text:p>
          </table:table-cell>
        </table:table-row>
        <table:table-row table:style-name="ro1">
          <table:table-cell office:value-type="string">
            <text:p>[Log] <text:s/>Time:Wed Feb 05 2014 20:08:53 GMT-0500 (EST) (try.html, line 33)</text:p>
          </table:table-cell>
        </table:table-row>
        <table:table-row table:style-name="ro1">
          <table:table-cell office:value-type="string">
            <text:p>[Log] <text:s/>Latitude:45.431206463878446 (try.html, line 34)</text:p>
          </table:table-cell>
        </table:table-row>
        <table:table-row table:style-name="ro1">
          <table:table-cell office:value-type="string">
            <text:p>[Log] Longitude: -75.691925743665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2 (try.html, line 32)</text:p>
          </table:table-cell>
        </table:table-row>
        <table:table-row table:style-name="ro1">
          <table:table-cell office:value-type="string">
            <text:p>[Log] <text:s/>Time:Wed Feb 05 2014 20:08:54 GMT-0500 (EST) (try.html, line 33)</text:p>
          </table:table-cell>
        </table:table-row>
        <table:table-row table:style-name="ro1">
          <table:table-cell office:value-type="string">
            <text:p>[Log] <text:s/>Latitude:45.43118244972586 (try.html, line 34)</text:p>
          </table:table-cell>
        </table:table-row>
        <table:table-row table:style-name="ro1">
          <table:table-cell office:value-type="string">
            <text:p>[Log] Longitude: -75.691996151651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3 (try.html, line 32)</text:p>
          </table:table-cell>
        </table:table-row>
        <table:table-row table:style-name="ro1">
          <table:table-cell office:value-type="string">
            <text:p>[Log] <text:s/>Time:Wed Feb 05 2014 20:08:55 GMT-0500 (EST) (try.html, line 33)</text:p>
          </table:table-cell>
        </table:table-row>
        <table:table-row table:style-name="ro1">
          <table:table-cell office:value-type="string">
            <text:p>[Log] <text:s/>Latitude:45.43116392962619 (try.html, line 34)</text:p>
          </table:table-cell>
        </table:table-row>
        <table:table-row table:style-name="ro1">
          <table:table-cell office:value-type="string">
            <text:p>[Log] Longitude: -75.692103899309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4 (try.html, line 32)</text:p>
          </table:table-cell>
        </table:table-row>
        <table:table-row table:style-name="ro1">
          <table:table-cell office:value-type="string">
            <text:p>[Log] <text:s/>Time:Wed Feb 05 2014 20:08:56 GMT-0500 (EST) (try.html, line 33)</text:p>
          </table:table-cell>
        </table:table-row>
        <table:table-row table:style-name="ro1">
          <table:table-cell office:value-type="string">
            <text:p>[Log] <text:s/>Latitude:45.431130551964436 (try.html, line 34)</text:p>
          </table:table-cell>
        </table:table-row>
        <table:table-row table:style-name="ro1">
          <table:table-cell office:value-type="string">
            <text:p>[Log] Longitude: -75.692182371931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5 (try.html, line 32)</text:p>
          </table:table-cell>
        </table:table-row>
        <table:table-row table:style-name="ro1">
          <table:table-cell office:value-type="string">
            <text:p>[Log] <text:s/>Time:Wed Feb 05 2014 20:08:57 GMT-0500 (EST) (try.html, line 33)</text:p>
          </table:table-cell>
        </table:table-row>
        <table:table-row table:style-name="ro1">
          <table:table-cell office:value-type="string">
            <text:p>[Log] <text:s/>Latitude:45.431093367436084 (try.html, line 34)</text:p>
          </table:table-cell>
        </table:table-row>
        <table:table-row table:style-name="ro1">
          <table:table-cell office:value-type="string">
            <text:p>[Log] Longitude: -75.692269795181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6 (try.html, line 32)</text:p>
          </table:table-cell>
        </table:table-row>
        <table:table-row table:style-name="ro1">
          <table:table-cell office:value-type="string">
            <text:p>[Log] <text:s/>Time:Wed Feb 05 2014 20:08:58 GMT-0500 (EST) (try.html, line 33)</text:p>
          </table:table-cell>
        </table:table-row>
        <table:table-row table:style-name="ro1">
          <table:table-cell office:value-type="string">
            <text:p>[Log] <text:s/>Latitude:45.43106050648802 (try.html, line 34)</text:p>
          </table:table-cell>
        </table:table-row>
        <table:table-row table:style-name="ro1">
          <table:table-cell office:value-type="string">
            <text:p>[Log] Longitude: -75.692347052754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7 (try.html, line 32)</text:p>
          </table:table-cell>
        </table:table-row>
        <table:table-row table:style-name="ro1">
          <table:table-cell office:value-type="string">
            <text:p>[Log] <text:s/>Time:Wed Feb 05 2014 20:08:59 GMT-0500 (EST) (try.html, line 33)</text:p>
          </table:table-cell>
        </table:table-row>
        <table:table-row table:style-name="ro1">
          <table:table-cell office:value-type="string">
            <text:p>[Log] <text:s/>Latitude:45.43102499200655 (try.html, line 34)</text:p>
          </table:table-cell>
        </table:table-row>
        <table:table-row table:style-name="ro1">
          <table:table-cell office:value-type="string">
            <text:p>[Log] Longitude: -75.692430548951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8 (try.html, line 32)</text:p>
          </table:table-cell>
        </table:table-row>
        <table:table-row table:style-name="ro1">
          <table:table-cell office:value-type="string">
            <text:p>[Log] <text:s/>Time:Wed Feb 05 2014 20:09:00 GMT-0500 (EST) (try.html, line 33)</text:p>
          </table:table-cell>
        </table:table-row>
        <table:table-row table:style-name="ro1">
          <table:table-cell office:value-type="string">
            <text:p>[Log] <text:s/>Latitude:45.43098865940134 (try.html, line 34)</text:p>
          </table:table-cell>
        </table:table-row>
        <table:table-row table:style-name="ro1">
          <table:table-cell office:value-type="string">
            <text:p>[Log] Longitude: -75.692515968730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9 (try.html, line 32)</text:p>
          </table:table-cell>
        </table:table-row>
        <table:table-row table:style-name="ro1">
          <table:table-cell office:value-type="string">
            <text:p>[Log] <text:s/>Time:Wed Feb 05 2014 20:09:01 GMT-0500 (EST) (try.html, line 33)</text:p>
          </table:table-cell>
        </table:table-row>
        <table:table-row table:style-name="ro1">
          <table:table-cell office:value-type="string">
            <text:p>[Log] <text:s/>Latitude:45.43095780866422 (try.html, line 34)</text:p>
          </table:table-cell>
        </table:table-row>
        <table:table-row table:style-name="ro1">
          <table:table-cell office:value-type="string">
            <text:p>[Log] Longitude: -75.692588500678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0 (try.html, line 32)</text:p>
          </table:table-cell>
        </table:table-row>
        <table:table-row table:style-name="ro1">
          <table:table-cell office:value-type="string">
            <text:p>[Log] <text:s/>Time:Wed Feb 05 2014 20:09:02 GMT-0500 (EST) (try.html, line 33)</text:p>
          </table:table-cell>
        </table:table-row>
        <table:table-row table:style-name="ro1">
          <table:table-cell office:value-type="string">
            <text:p>[Log] <text:s/>Latitude:45.430924186173655 (try.html, line 34)</text:p>
          </table:table-cell>
        </table:table-row>
        <table:table-row table:style-name="ro1">
          <table:table-cell office:value-type="string">
            <text:p>[Log] Longitude: -75.692667548573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1 (try.html, line 32)</text:p>
          </table:table-cell>
        </table:table-row>
        <table:table-row table:style-name="ro1">
          <table:table-cell office:value-type="string">
            <text:p>[Log] <text:s/>Time:Wed Feb 05 2014 20:09:03 GMT-0500 (EST) (try.html, line 33)</text:p>
          </table:table-cell>
        </table:table-row>
        <table:table-row table:style-name="ro1">
          <table:table-cell office:value-type="string">
            <text:p>[Log] <text:s/>Latitude:45.430923106131516 (try.html, line 34)</text:p>
          </table:table-cell>
        </table:table-row>
        <table:table-row table:style-name="ro1">
          <table:table-cell office:value-type="string">
            <text:p>[Log] Longitude: -75.692670087701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2 (try.html, line 32)</text:p>
          </table:table-cell>
        </table:table-row>
        <table:table-row table:style-name="ro1">
          <table:table-cell office:value-type="string">
            <text:p>[Log] <text:s/>Time:Wed Feb 05 2014 20:09:04 GMT-0500 (EST) (try.html, line 33)</text:p>
          </table:table-cell>
        </table:table-row>
        <table:table-row table:style-name="ro1">
          <table:table-cell office:value-type="string">
            <text:p>[Log] <text:s/>Latitude:45.43090302568477 (try.html, line 34)</text:p>
          </table:table-cell>
        </table:table-row>
        <table:table-row table:style-name="ro1">
          <table:table-cell office:value-type="string">
            <text:p>[Log] Longitude: -75.692717297788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3 (try.html, line 32)</text:p>
          </table:table-cell>
        </table:table-row>
        <table:table-row table:style-name="ro1">
          <table:table-cell office:value-type="string">
            <text:p>[Log] <text:s/>Time:Wed Feb 05 2014 20:09:05 GMT-0500 (EST) (try.html, line 33)</text:p>
          </table:table-cell>
        </table:table-row>
        <table:table-row table:style-name="ro1">
          <table:table-cell office:value-type="string">
            <text:p>[Log] <text:s/>Latitude:45.430897284145765 (try.html, line 34)</text:p>
          </table:table-cell>
        </table:table-row>
        <table:table-row table:style-name="ro1">
          <table:table-cell office:value-type="string">
            <text:p>[Log] Longitude: -75.692730796254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4 (try.html, line 32)</text:p>
          </table:table-cell>
        </table:table-row>
        <table:table-row table:style-name="ro1">
          <table:table-cell office:value-type="string">
            <text:p>[Log] <text:s/>Time:Wed Feb 05 2014 20:09:06 GMT-0500 (EST) (try.html, line 33)</text:p>
          </table:table-cell>
        </table:table-row>
        <table:table-row table:style-name="ro1">
          <table:table-cell office:value-type="string">
            <text:p>[Log] <text:s/>Latitude:45.43088472642278 (try.html, line 34)</text:p>
          </table:table-cell>
        </table:table-row>
        <table:table-row table:style-name="ro1">
          <table:table-cell office:value-type="string">
            <text:p>[Log] Longitude: -75.692760320198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5 (try.html, line 32)</text:p>
          </table:table-cell>
        </table:table-row>
        <table:table-row table:style-name="ro1">
          <table:table-cell office:value-type="string">
            <text:p>[Log] <text:s/>Time:Wed Feb 05 2014 20:09:07 GMT-0500 (EST) (try.html, line 33)</text:p>
          </table:table-cell>
        </table:table-row>
        <table:table-row table:style-name="ro1">
          <table:table-cell office:value-type="string">
            <text:p>[Log] <text:s/>Latitude:45.43087612192351 (try.html, line 34)</text:p>
          </table:table-cell>
        </table:table-row>
        <table:table-row table:style-name="ro1">
          <table:table-cell office:value-type="string">
            <text:p>[Log] Longitude: -75.692780549725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6 (try.html, line 32)</text:p>
          </table:table-cell>
        </table:table-row>
        <table:table-row table:style-name="ro1">
          <table:table-cell office:value-type="string">
            <text:p>[Log] <text:s/>Time:Wed Feb 05 2014 20:09:08 GMT-0500 (EST) (try.html, line 33)</text:p>
          </table:table-cell>
        </table:table-row>
        <table:table-row table:style-name="ro1">
          <table:table-cell office:value-type="string">
            <text:p>[Log] <text:s/>Latitude:45.430875890485275 (try.html, line 34)</text:p>
          </table:table-cell>
        </table:table-row>
        <table:table-row table:style-name="ro1">
          <table:table-cell office:value-type="string">
            <text:p>[Log] Longitude: -75.692815672133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7 (try.html, line 32)</text:p>
          </table:table-cell>
        </table:table-row>
        <table:table-row table:style-name="ro1">
          <table:table-cell office:value-type="string">
            <text:p>[Log] <text:s/>Time:Wed Feb 05 2014 20:09:09 GMT-0500 (EST) (try.html, line 33)</text:p>
          </table:table-cell>
        </table:table-row>
        <table:table-row table:style-name="ro1">
          <table:table-cell office:value-type="string">
            <text:p>[Log] <text:s/>Latitude:45.43101541720412 (try.html, line 34)</text:p>
          </table:table-cell>
        </table:table-row>
        <table:table-row table:style-name="ro1">
          <table:table-cell office:value-type="string">
            <text:p>[Log] Longitude: -75.692943467074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8 (try.html, line 32)</text:p>
          </table:table-cell>
        </table:table-row>
        <table:table-row table:style-name="ro1">
          <table:table-cell office:value-type="string">
            <text:p>[Log] <text:s/>Time:Wed Feb 05 2014 20:09:10 GMT-0500 (EST) (try.html, line 33)</text:p>
          </table:table-cell>
        </table:table-row>
        <table:table-row table:style-name="ro1">
          <table:table-cell office:value-type="string">
            <text:p>[Log] <text:s/>Latitude:45.43106601513734 (try.html, line 34)</text:p>
          </table:table-cell>
        </table:table-row>
        <table:table-row table:style-name="ro1">
          <table:table-cell office:value-type="string">
            <text:p>[Log] Longitude: -75.692987448819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9 (try.html, line 32)</text:p>
          </table:table-cell>
        </table:table-row>
        <table:table-row table:style-name="ro1">
          <table:table-cell office:value-type="string">
            <text:p>[Log] <text:s/>Time:Wed Feb 05 2014 20:09:11 GMT-0500 (EST) (try.html, line 33)</text:p>
          </table:table-cell>
        </table:table-row>
        <table:table-row table:style-name="ro1">
          <table:table-cell office:value-type="string">
            <text:p>[Log] <text:s/>Latitude:45.4311178482739 (try.html, line 34)</text:p>
          </table:table-cell>
        </table:table-row>
        <table:table-row table:style-name="ro1">
          <table:table-cell office:value-type="string">
            <text:p>[Log] Longitude: -75.69303250384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0 (try.html, line 32)</text:p>
          </table:table-cell>
        </table:table-row>
        <table:table-row table:style-name="ro1">
          <table:table-cell office:value-type="string">
            <text:p>[Log] <text:s/>Time:Wed Feb 05 2014 20:09:12 GMT-0500 (EST) (try.html, line 33)</text:p>
          </table:table-cell>
        </table:table-row>
        <table:table-row table:style-name="ro1">
          <table:table-cell office:value-type="string">
            <text:p>[Log] <text:s/>Latitude:45.43118039281483 (try.html, line 34)</text:p>
          </table:table-cell>
        </table:table-row>
        <table:table-row table:style-name="ro1">
          <table:table-cell office:value-type="string">
            <text:p>[Log] Longitude: -75.693086869814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1 (try.html, line 32)</text:p>
          </table:table-cell>
        </table:table-row>
        <table:table-row table:style-name="ro1">
          <table:table-cell office:value-type="string">
            <text:p>[Log] <text:s/>Time:Wed Feb 05 2014 20:09:13 GMT-0500 (EST) (try.html, line 33)</text:p>
          </table:table-cell>
        </table:table-row>
        <table:table-row table:style-name="ro1">
          <table:table-cell office:value-type="string">
            <text:p>[Log] <text:s/>Latitude:45.43123752274541 (try.html, line 34)</text:p>
          </table:table-cell>
        </table:table-row>
        <table:table-row table:style-name="ro1">
          <table:table-cell office:value-type="string">
            <text:p>[Log] Longitude: -75.693136529316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2 (try.html, line 32)</text:p>
          </table:table-cell>
        </table:table-row>
        <table:table-row table:style-name="ro1">
          <table:table-cell office:value-type="string">
            <text:p>[Log] <text:s/>Time:Wed Feb 05 2014 20:09:14 GMT-0500 (EST) (try.html, line 33)</text:p>
          </table:table-cell>
        </table:table-row>
        <table:table-row table:style-name="ro1">
          <table:table-cell office:value-type="string">
            <text:p>[Log] <text:s/>Latitude:45.43129618357729 (try.html, line 34)</text:p>
          </table:table-cell>
        </table:table-row>
        <table:table-row table:style-name="ro1">
          <table:table-cell office:value-type="string">
            <text:p>[Log] Longitude: -75.693187519609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3 (try.html, line 32)</text:p>
          </table:table-cell>
        </table:table-row>
        <table:table-row table:style-name="ro1">
          <table:table-cell office:value-type="string">
            <text:p>[Log] <text:s/>Time:Wed Feb 05 2014 20:09:15 GMT-0500 (EST) (try.html, line 33)</text:p>
          </table:table-cell>
        </table:table-row>
        <table:table-row table:style-name="ro1">
          <table:table-cell office:value-type="string">
            <text:p>[Log] <text:s/>Latitude:45.431357680169455 (try.html, line 34)</text:p>
          </table:table-cell>
        </table:table-row>
        <table:table-row table:style-name="ro1">
          <table:table-cell office:value-type="string">
            <text:p>[Log] Longitude: -75.69324097486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4 (try.html, line 32)</text:p>
          </table:table-cell>
        </table:table-row>
        <table:table-row table:style-name="ro1">
          <table:table-cell office:value-type="string">
            <text:p>[Log] <text:s/>Time:Wed Feb 05 2014 20:09:16 GMT-0500 (EST) (try.html, line 33)</text:p>
          </table:table-cell>
        </table:table-row>
        <table:table-row table:style-name="ro1">
          <table:table-cell office:value-type="string">
            <text:p>[Log] <text:s/>Latitude:45.43145020410215 (try.html, line 34)</text:p>
          </table:table-cell>
        </table:table-row>
        <table:table-row table:style-name="ro1">
          <table:table-cell office:value-type="string">
            <text:p>[Log] Longitude: -75.693321400212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5 (try.html, line 32)</text:p>
          </table:table-cell>
        </table:table-row>
        <table:table-row table:style-name="ro1">
          <table:table-cell office:value-type="string">
            <text:p>[Log] <text:s/>Time:Wed Feb 05 2014 20:09:17 GMT-0500 (EST) (try.html, line 33)</text:p>
          </table:table-cell>
        </table:table-row>
        <table:table-row table:style-name="ro1">
          <table:table-cell office:value-type="string">
            <text:p>[Log] <text:s/>Latitude:45.431503103934965 (try.html, line 34)</text:p>
          </table:table-cell>
        </table:table-row>
        <table:table-row table:style-name="ro1">
          <table:table-cell office:value-type="string">
            <text:p>[Log] Longitude: -75.693367382973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6 (try.html, line 32)</text:p>
          </table:table-cell>
        </table:table-row>
        <table:table-row table:style-name="ro1">
          <table:table-cell office:value-type="string">
            <text:p>[Log] <text:s/>Time:Wed Feb 05 2014 20:09:18 GMT-0500 (EST) (try.html, line 33)</text:p>
          </table:table-cell>
        </table:table-row>
        <table:table-row table:style-name="ro1">
          <table:table-cell office:value-type="string">
            <text:p>[Log] <text:s/>Latitude:45.431521776831154 (try.html, line 34)</text:p>
          </table:table-cell>
        </table:table-row>
        <table:table-row table:style-name="ro1">
          <table:table-cell office:value-type="string">
            <text:p>[Log] Longitude: -75.693383614234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7 (try.html, line 32)</text:p>
          </table:table-cell>
        </table:table-row>
        <table:table-row table:style-name="ro1">
          <table:table-cell office:value-type="string">
            <text:p>[Log] <text:s/>Time:Wed Feb 05 2014 20:09:19 GMT-0500 (EST) (try.html, line 33)</text:p>
          </table:table-cell>
        </table:table-row>
        <table:table-row table:style-name="ro1">
          <table:table-cell office:value-type="string">
            <text:p>[Log] <text:s/>Latitude:45.43150741578729 (try.html, line 34)</text:p>
          </table:table-cell>
        </table:table-row>
        <table:table-row table:style-name="ro1">
          <table:table-cell office:value-type="string">
            <text:p>[Log] Longitude: -75.693371130928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8 (try.html, line 32)</text:p>
          </table:table-cell>
        </table:table-row>
        <table:table-row table:style-name="ro1">
          <table:table-cell office:value-type="string">
            <text:p>[Log] <text:s/>Time:Wed Feb 05 2014 20:09:20 GMT-0500 (EST) (try.html, line 33)</text:p>
          </table:table-cell>
        </table:table-row>
        <table:table-row table:style-name="ro1">
          <table:table-cell office:value-type="string">
            <text:p>[Log] <text:s/>Latitude:45.43169207286292 (try.html, line 34)</text:p>
          </table:table-cell>
        </table:table-row>
        <table:table-row table:style-name="ro1">
          <table:table-cell office:value-type="string">
            <text:p>[Log] Longitude: -75.693528484953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9 (try.html, line 32)</text:p>
          </table:table-cell>
        </table:table-row>
        <table:table-row table:style-name="ro1">
          <table:table-cell office:value-type="string">
            <text:p>[Log] <text:s/>Time:Wed Feb 05 2014 20:09:21 GMT-0500 (EST) (try.html, line 33)</text:p>
          </table:table-cell>
        </table:table-row>
        <table:table-row table:style-name="ro1">
          <table:table-cell office:value-type="string">
            <text:p>[Log] <text:s/>Latitude:45.431763301781544 (try.html, line 34)</text:p>
          </table:table-cell>
        </table:table-row>
        <table:table-row table:style-name="ro1">
          <table:table-cell office:value-type="string">
            <text:p>[Log] Longitude: -75.693589077927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0 (try.html, line 32)</text:p>
          </table:table-cell>
        </table:table-row>
        <table:table-row table:style-name="ro1">
          <table:table-cell office:value-type="string">
            <text:p>[Log] <text:s/>Time:Wed Feb 05 2014 20:09:22 GMT-0500 (EST) (try.html, line 33)</text:p>
          </table:table-cell>
        </table:table-row>
        <table:table-row table:style-name="ro1">
          <table:table-cell office:value-type="string">
            <text:p>[Log] <text:s/>Latitude:45.43181725894355 (try.html, line 34)</text:p>
          </table:table-cell>
        </table:table-row>
        <table:table-row table:style-name="ro1">
          <table:table-cell office:value-type="string">
            <text:p>[Log] Longitude: -75.693634978015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1 (try.html, line 32)</text:p>
          </table:table-cell>
        </table:table-row>
        <table:table-row table:style-name="ro1">
          <table:table-cell office:value-type="string">
            <text:p>[Log] <text:s/>Time:Wed Feb 05 2014 20:09:23 GMT-0500 (EST) (try.html, line 33)</text:p>
          </table:table-cell>
        </table:table-row>
        <table:table-row table:style-name="ro1">
          <table:table-cell office:value-type="string">
            <text:p>[Log] <text:s/>Latitude:45.431876987823266 (try.html, line 34)</text:p>
          </table:table-cell>
        </table:table-row>
        <table:table-row table:style-name="ro1">
          <table:table-cell office:value-type="string">
            <text:p>[Log] Longitude: -75.693685788064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2 (try.html, line 32)</text:p>
          </table:table-cell>
        </table:table-row>
        <table:table-row table:style-name="ro1">
          <table:table-cell office:value-type="string">
            <text:p>[Log] <text:s/>Time:Wed Feb 05 2014 20:09:24 GMT-0500 (EST) (try.html, line 33)</text:p>
          </table:table-cell>
        </table:table-row>
        <table:table-row table:style-name="ro1">
          <table:table-cell office:value-type="string">
            <text:p>[Log] <text:s/>Latitude:45.43194340609416 (try.html, line 34)</text:p>
          </table:table-cell>
        </table:table-row>
        <table:table-row table:style-name="ro1">
          <table:table-cell office:value-type="string">
            <text:p>[Log] Longitude: -75.693742288640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3 (try.html, line 32)</text:p>
          </table:table-cell>
        </table:table-row>
        <table:table-row table:style-name="ro1">
          <table:table-cell office:value-type="string">
            <text:p>[Log] <text:s/>Time:Wed Feb 05 2014 20:09:25 GMT-0500 (EST) (try.html, line 33)</text:p>
          </table:table-cell>
        </table:table-row>
        <table:table-row table:style-name="ro1">
          <table:table-cell office:value-type="string">
            <text:p>[Log] <text:s/>Latitude:45.43200726697643 (try.html, line 34)</text:p>
          </table:table-cell>
        </table:table-row>
        <table:table-row table:style-name="ro1">
          <table:table-cell office:value-type="string">
            <text:p>[Log] Longitude: -75.693796613850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4 (try.html, line 32)</text:p>
          </table:table-cell>
        </table:table-row>
        <table:table-row table:style-name="ro1">
          <table:table-cell office:value-type="string">
            <text:p>[Log] <text:s/>Time:Wed Feb 05 2014 20:09:26 GMT-0500 (EST) (try.html, line 33)</text:p>
          </table:table-cell>
        </table:table-row>
        <table:table-row table:style-name="ro1">
          <table:table-cell office:value-type="string">
            <text:p>[Log] <text:s/>Latitude:45.4320710861986 (try.html, line 34)</text:p>
          </table:table-cell>
        </table:table-row>
        <table:table-row table:style-name="ro1">
          <table:table-cell office:value-type="string">
            <text:p>[Log] Longitude: -75.693850903699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5 (try.html, line 32)</text:p>
          </table:table-cell>
        </table:table-row>
        <table:table-row table:style-name="ro1">
          <table:table-cell office:value-type="string">
            <text:p>[Log] <text:s/>Time:Wed Feb 05 2014 20:09:27 GMT-0500 (EST) (try.html, line 33)</text:p>
          </table:table-cell>
        </table:table-row>
        <table:table-row table:style-name="ro1">
          <table:table-cell office:value-type="string">
            <text:p>[Log] <text:s/>Latitude:45.4321327338223 (try.html, line 34)</text:p>
          </table:table-cell>
        </table:table-row>
        <table:table-row table:style-name="ro1">
          <table:table-cell office:value-type="string">
            <text:p>[Log] Longitude: -75.693903346254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6 (try.html, line 32)</text:p>
          </table:table-cell>
        </table:table-row>
        <table:table-row table:style-name="ro1">
          <table:table-cell office:value-type="string">
            <text:p>[Log] <text:s/>Time:Wed Feb 05 2014 20:09:28 GMT-0500 (EST) (try.html, line 33)</text:p>
          </table:table-cell>
        </table:table-row>
        <table:table-row table:style-name="ro1">
          <table:table-cell office:value-type="string">
            <text:p>[Log] <text:s/>Latitude:45.43214274108604 (try.html, line 34)</text:p>
          </table:table-cell>
        </table:table-row>
        <table:table-row table:style-name="ro1">
          <table:table-cell office:value-type="string">
            <text:p>[Log] Longitude: -75.693911859289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7 (try.html, line 32)</text:p>
          </table:table-cell>
        </table:table-row>
        <table:table-row table:style-name="ro1">
          <table:table-cell office:value-type="string">
            <text:p>[Log] <text:s/>Time:Wed Feb 05 2014 20:09:29 GMT-0500 (EST) (try.html, line 33)</text:p>
          </table:table-cell>
        </table:table-row>
        <table:table-row table:style-name="ro1">
          <table:table-cell office:value-type="string">
            <text:p>[Log] <text:s/>Latitude:45.43214274108604 (try.html, line 34)</text:p>
          </table:table-cell>
        </table:table-row>
        <table:table-row table:style-name="ro1">
          <table:table-cell office:value-type="string">
            <text:p>[Log] Longitude: -75.693911859289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8 (try.html, line 32)</text:p>
          </table:table-cell>
        </table:table-row>
        <table:table-row table:style-name="ro1">
          <table:table-cell office:value-type="string">
            <text:p>[Log] <text:s/>Time:Wed Feb 05 2014 20:09:30 GMT-0500 (EST) (try.html, line 33)</text:p>
          </table:table-cell>
        </table:table-row>
        <table:table-row table:style-name="ro1">
          <table:table-cell office:value-type="string">
            <text:p>[Log] <text:s/>Latitude:45.43228319068794 (try.html, line 34)</text:p>
          </table:table-cell>
        </table:table-row>
        <table:table-row table:style-name="ro1">
          <table:table-cell office:value-type="string">
            <text:p>[Log] Longitude: -75.69403323464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9 (try.html, line 32)</text:p>
          </table:table-cell>
        </table:table-row>
        <table:table-row table:style-name="ro1">
          <table:table-cell office:value-type="string">
            <text:p>[Log] <text:s/>Time:Wed Feb 05 2014 20:09:31 GMT-0500 (EST) (try.html, line 33)</text:p>
          </table:table-cell>
        </table:table-row>
        <table:table-row table:style-name="ro1">
          <table:table-cell office:value-type="string">
            <text:p>[Log] <text:s/>Latitude:45.432334501137824 (try.html, line 34)</text:p>
          </table:table-cell>
        </table:table-row>
        <table:table-row table:style-name="ro1">
          <table:table-cell office:value-type="string">
            <text:p>[Log] Longitude: -75.694077579173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0 (try.html, line 32)</text:p>
          </table:table-cell>
        </table:table-row>
        <table:table-row table:style-name="ro1">
          <table:table-cell office:value-type="string">
            <text:p>[Log] <text:s/>Time:Wed Feb 05 2014 20:09:32 GMT-0500 (EST) (try.html, line 33)</text:p>
          </table:table-cell>
        </table:table-row>
        <table:table-row table:style-name="ro1">
          <table:table-cell office:value-type="string">
            <text:p>[Log] <text:s/>Latitude:45.43238068776344 (try.html, line 34)</text:p>
          </table:table-cell>
        </table:table-row>
        <table:table-row table:style-name="ro1">
          <table:table-cell office:value-type="string">
            <text:p>[Log] Longitude: -75.694117495368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1 (try.html, line 32)</text:p>
          </table:table-cell>
        </table:table-row>
        <table:table-row table:style-name="ro1">
          <table:table-cell office:value-type="string">
            <text:p>[Log] <text:s/>Time:Wed Feb 05 2014 20:09:33 GMT-0500 (EST) (try.html, line 33)</text:p>
          </table:table-cell>
        </table:table-row>
        <table:table-row table:style-name="ro1">
          <table:table-cell office:value-type="string">
            <text:p>[Log] <text:s/>Latitude:45.432428947756314 (try.html, line 34)</text:p>
          </table:table-cell>
        </table:table-row>
        <table:table-row table:style-name="ro1">
          <table:table-cell office:value-type="string">
            <text:p>[Log] Longitude: -75.694159203685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2 (try.html, line 32)</text:p>
          </table:table-cell>
        </table:table-row>
        <table:table-row table:style-name="ro1">
          <table:table-cell office:value-type="string">
            <text:p>[Log] <text:s/>Time:Wed Feb 05 2014 20:09:34 GMT-0500 (EST) (try.html, line 33)</text:p>
          </table:table-cell>
        </table:table-row>
        <table:table-row table:style-name="ro1">
          <table:table-cell office:value-type="string">
            <text:p>[Log] <text:s/>Latitude:45.43246162018921 (try.html, line 34)</text:p>
          </table:table-cell>
        </table:table-row>
        <table:table-row table:style-name="ro1">
          <table:table-cell office:value-type="string">
            <text:p>[Log] Longitude: -75.6941874407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3 (try.html, line 32)</text:p>
          </table:table-cell>
        </table:table-row>
        <table:table-row table:style-name="ro1">
          <table:table-cell office:value-type="string">
            <text:p>[Log] <text:s/>Time:Wed Feb 05 2014 20:09:35 GMT-0500 (EST) (try.html, line 33)</text:p>
          </table:table-cell>
        </table:table-row>
        <table:table-row table:style-name="ro1">
          <table:table-cell office:value-type="string">
            <text:p>[Log] <text:s/>Latitude:45.432522812680915 (try.html, line 34)</text:p>
          </table:table-cell>
        </table:table-row>
        <table:table-row table:style-name="ro1">
          <table:table-cell office:value-type="string">
            <text:p>[Log] Longitude: -75.694240325774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4 (try.html, line 32)</text:p>
          </table:table-cell>
        </table:table-row>
        <table:table-row table:style-name="ro1">
          <table:table-cell office:value-type="string">
            <text:p>[Log] <text:s/>Time:Wed Feb 05 2014 20:09:36 GMT-0500 (EST) (try.html, line 33)</text:p>
          </table:table-cell>
        </table:table-row>
        <table:table-row table:style-name="ro1">
          <table:table-cell office:value-type="string">
            <text:p>[Log] <text:s/>Latitude:45.43256354935479 (try.html, line 34)</text:p>
          </table:table-cell>
        </table:table-row>
        <table:table-row table:style-name="ro1">
          <table:table-cell office:value-type="string">
            <text:p>[Log] Longitude: -75.69427553222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5 (try.html, line 32)</text:p>
          </table:table-cell>
        </table:table-row>
        <table:table-row table:style-name="ro1">
          <table:table-cell office:value-type="string">
            <text:p>[Log] <text:s/>Time:Wed Feb 05 2014 20:09:37 GMT-0500 (EST) (try.html, line 33)</text:p>
          </table:table-cell>
        </table:table-row>
        <table:table-row table:style-name="ro1">
          <table:table-cell office:value-type="string">
            <text:p>[Log] <text:s/>Latitude:45.432605162092855 (try.html, line 34)</text:p>
          </table:table-cell>
        </table:table-row>
        <table:table-row table:style-name="ro1">
          <table:table-cell office:value-type="string">
            <text:p>[Log] Longitude: -75.694311495662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6 (try.html, line 32)</text:p>
          </table:table-cell>
        </table:table-row>
        <table:table-row table:style-name="ro1">
          <table:table-cell office:value-type="string">
            <text:p>[Log] <text:s/>Time:Wed Feb 05 2014 20:09:38 GMT-0500 (EST) (try.html, line 33)</text:p>
          </table:table-cell>
        </table:table-row>
        <table:table-row table:style-name="ro1">
          <table:table-cell office:value-type="string">
            <text:p>[Log] <text:s/>Latitude:45.43263414325248 (try.html, line 34)</text:p>
          </table:table-cell>
        </table:table-row>
        <table:table-row table:style-name="ro1">
          <table:table-cell office:value-type="string">
            <text:p>[Log] Longitude: -75.694336542655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7 (try.html, line 32)</text:p>
          </table:table-cell>
        </table:table-row>
        <table:table-row table:style-name="ro1">
          <table:table-cell office:value-type="string">
            <text:p>[Log] <text:s/>Time:Wed Feb 05 2014 20:09:39 GMT-0500 (EST) (try.html, line 33)</text:p>
          </table:table-cell>
        </table:table-row>
        <table:table-row table:style-name="ro1">
          <table:table-cell office:value-type="string">
            <text:p>[Log] <text:s/>Latitude:45.43266164563178 (try.html, line 34)</text:p>
          </table:table-cell>
        </table:table-row>
        <table:table-row table:style-name="ro1">
          <table:table-cell office:value-type="string">
            <text:p>[Log] Longitude: -75.694360311408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8 (try.html, line 32)</text:p>
          </table:table-cell>
        </table:table-row>
        <table:table-row table:style-name="ro1">
          <table:table-cell office:value-type="string">
            <text:p>[Log] <text:s/>Time:Wed Feb 05 2014 20:09:40 GMT-0500 (EST) (try.html, line 33)</text:p>
          </table:table-cell>
        </table:table-row>
        <table:table-row table:style-name="ro1">
          <table:table-cell office:value-type="string">
            <text:p>[Log] <text:s/>Latitude:45.43269494633599 (try.html, line 34)</text:p>
          </table:table-cell>
        </table:table-row>
        <table:table-row table:style-name="ro1">
          <table:table-cell office:value-type="string">
            <text:p>[Log] Longitude: -75.69438909129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9 (try.html, line 32)</text:p>
          </table:table-cell>
        </table:table-row>
        <table:table-row table:style-name="ro1">
          <table:table-cell office:value-type="string">
            <text:p>[Log] <text:s/>Time:Wed Feb 05 2014 20:09:41 GMT-0500 (EST) (try.html, line 33)</text:p>
          </table:table-cell>
        </table:table-row>
        <table:table-row table:style-name="ro1">
          <table:table-cell office:value-type="string">
            <text:p>[Log] <text:s/>Latitude:45.432727366793095 (try.html, line 34)</text:p>
          </table:table-cell>
        </table:table-row>
        <table:table-row table:style-name="ro1">
          <table:table-cell office:value-type="string">
            <text:p>[Log] Longitude: -75.694417110589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0 (try.html, line 32)</text:p>
          </table:table-cell>
        </table:table-row>
        <table:table-row table:style-name="ro1">
          <table:table-cell office:value-type="string">
            <text:p>[Log] <text:s/>Time:Wed Feb 05 2014 20:09:42 GMT-0500 (EST) (try.html, line 33)</text:p>
          </table:table-cell>
        </table:table-row>
        <table:table-row table:style-name="ro1">
          <table:table-cell office:value-type="string">
            <text:p>[Log] <text:s/>Latitude:45.43274379356757 (try.html, line 34)</text:p>
          </table:table-cell>
        </table:table-row>
        <table:table-row table:style-name="ro1">
          <table:table-cell office:value-type="string">
            <text:p>[Log] Longitude: -75.694431307356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1 (try.html, line 32)</text:p>
          </table:table-cell>
        </table:table-row>
        <table:table-row table:style-name="ro1">
          <table:table-cell office:value-type="string">
            <text:p>[Log] <text:s/>Time:Wed Feb 05 2014 20:09:43 GMT-0500 (EST) (try.html, line 33)</text:p>
          </table:table-cell>
        </table:table-row>
        <table:table-row table:style-name="ro1">
          <table:table-cell office:value-type="string">
            <text:p>[Log] <text:s/>Latitude:45.43280226396778 (try.html, line 34)</text:p>
          </table:table-cell>
        </table:table-row>
        <table:table-row table:style-name="ro1">
          <table:table-cell office:value-type="string">
            <text:p>[Log] Longitude: -75.694324766900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2 (try.html, line 32)</text:p>
          </table:table-cell>
        </table:table-row>
        <table:table-row table:style-name="ro1">
          <table:table-cell office:value-type="string">
            <text:p>[Log] <text:s/>Time:Wed Feb 05 2014 20:09:44 GMT-0500 (EST) (try.html, line 33)</text:p>
          </table:table-cell>
        </table:table-row>
        <table:table-row table:style-name="ro1">
          <table:table-cell office:value-type="string">
            <text:p>[Log] <text:s/>Latitude:45.43282933316001 (try.html, line 34)</text:p>
          </table:table-cell>
        </table:table-row>
        <table:table-row table:style-name="ro1">
          <table:table-cell office:value-type="string">
            <text:p>[Log] Longitude: -75.694261589615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3 (try.html, line 32)</text:p>
          </table:table-cell>
        </table:table-row>
        <table:table-row table:style-name="ro1">
          <table:table-cell office:value-type="string">
            <text:p>[Log] <text:s/>Time:Wed Feb 05 2014 20:09:45 GMT-0500 (EST) (try.html, line 33)</text:p>
          </table:table-cell>
        </table:table-row>
        <table:table-row table:style-name="ro1">
          <table:table-cell office:value-type="string">
            <text:p>[Log] <text:s/>Latitude:45.432847684866964 (try.html, line 34)</text:p>
          </table:table-cell>
        </table:table-row>
        <table:table-row table:style-name="ro1">
          <table:table-cell office:value-type="string">
            <text:p>[Log] Longitude: -75.694218758089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4 (try.html, line 32)</text:p>
          </table:table-cell>
        </table:table-row>
        <table:table-row table:style-name="ro1">
          <table:table-cell office:value-type="string">
            <text:p>[Log] <text:s/>Time:Wed Feb 05 2014 20:09:46 GMT-0500 (EST) (try.html, line 33)</text:p>
          </table:table-cell>
        </table:table-row>
        <table:table-row table:style-name="ro1">
          <table:table-cell office:value-type="string">
            <text:p>[Log] <text:s/>Latitude:45.43287272430387 (try.html, line 34)</text:p>
          </table:table-cell>
        </table:table-row>
        <table:table-row table:style-name="ro1">
          <table:table-cell office:value-type="string">
            <text:p>[Log] Longitude: -75.694160317889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5 (try.html, line 32)</text:p>
          </table:table-cell>
        </table:table-row>
        <table:table-row table:style-name="ro1">
          <table:table-cell office:value-type="string">
            <text:p>[Log] <text:s/>Time:Wed Feb 05 2014 20:09:47 GMT-0500 (EST) (try.html, line 33)</text:p>
          </table:table-cell>
        </table:table-row>
        <table:table-row table:style-name="ro1">
          <table:table-cell office:value-type="string">
            <text:p>[Log] <text:s/>Latitude:45.43289311216299 (try.html, line 34)</text:p>
          </table:table-cell>
        </table:table-row>
        <table:table-row table:style-name="ro1">
          <table:table-cell office:value-type="string">
            <text:p>[Log] Longitude: -75.69411273372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6 (try.html, line 32)</text:p>
          </table:table-cell>
        </table:table-row>
        <table:table-row table:style-name="ro1">
          <table:table-cell office:value-type="string">
            <text:p>[Log] <text:s/>Time:Wed Feb 05 2014 20:09:48 GMT-0500 (EST) (try.html, line 33)</text:p>
          </table:table-cell>
        </table:table-row>
        <table:table-row table:style-name="ro1">
          <table:table-cell office:value-type="string">
            <text:p>[Log] <text:s/>Latitude:45.4329254918381 (try.html, line 34)</text:p>
          </table:table-cell>
        </table:table-row>
        <table:table-row table:style-name="ro1">
          <table:table-cell office:value-type="string">
            <text:p>[Log] Longitude: -75.694037162029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7 (try.html, line 32)</text:p>
          </table:table-cell>
        </table:table-row>
        <table:table-row table:style-name="ro1">
          <table:table-cell office:value-type="string">
            <text:p>[Log] <text:s/>Time:Wed Feb 05 2014 20:09:49 GMT-0500 (EST) (try.html, line 33)</text:p>
          </table:table-cell>
        </table:table-row>
        <table:table-row table:style-name="ro1">
          <table:table-cell office:value-type="string">
            <text:p>[Log] <text:s/>Latitude:45.432945693110184 (try.html, line 34)</text:p>
          </table:table-cell>
        </table:table-row>
        <table:table-row table:style-name="ro1">
          <table:table-cell office:value-type="string">
            <text:p>[Log] Longitude: -75.693990013660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8 (try.html, line 32)</text:p>
          </table:table-cell>
        </table:table-row>
        <table:table-row table:style-name="ro1">
          <table:table-cell office:value-type="string">
            <text:p>[Log] <text:s/>Time:Wed Feb 05 2014 20:09:50 GMT-0500 (EST) (try.html, line 33)</text:p>
          </table:table-cell>
        </table:table-row>
        <table:table-row table:style-name="ro1">
          <table:table-cell office:value-type="string">
            <text:p>[Log] <text:s/>Latitude:45.43296656206759 (try.html, line 34)</text:p>
          </table:table-cell>
        </table:table-row>
        <table:table-row table:style-name="ro1">
          <table:table-cell office:value-type="string">
            <text:p>[Log] Longitude: -75.693941306944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9 (try.html, line 32)</text:p>
          </table:table-cell>
        </table:table-row>
        <table:table-row table:style-name="ro1">
          <table:table-cell office:value-type="string">
            <text:p>[Log] <text:s/>Time:Wed Feb 05 2014 20:09:51 GMT-0500 (EST) (try.html, line 33)</text:p>
          </table:table-cell>
        </table:table-row>
        <table:table-row table:style-name="ro1">
          <table:table-cell office:value-type="string">
            <text:p>[Log] <text:s/>Latitude:45.43298234038021 (try.html, line 34)</text:p>
          </table:table-cell>
        </table:table-row>
        <table:table-row table:style-name="ro1">
          <table:table-cell office:value-type="string">
            <text:p>[Log] Longitude: -75.69390448174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0 (try.html, line 32)</text:p>
          </table:table-cell>
        </table:table-row>
        <table:table-row table:style-name="ro1">
          <table:table-cell office:value-type="string">
            <text:p>[Log] <text:s/>Time:Wed Feb 05 2014 20:09:52 GMT-0500 (EST) (try.html, line 33)</text:p>
          </table:table-cell>
        </table:table-row>
        <table:table-row table:style-name="ro1">
          <table:table-cell office:value-type="string">
            <text:p>[Log] <text:s/>Latitude:45.433002263618356 (try.html, line 34)</text:p>
          </table:table-cell>
        </table:table-row>
        <table:table-row table:style-name="ro1">
          <table:table-cell office:value-type="string">
            <text:p>[Log] Longitude: -75.6938579821508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461 (try.html, line 32)</text:p>
          </table:table-cell>
        </table:table-row>
        <table:table-row table:style-name="ro1">
          <table:table-cell office:value-type="string">
            <text:p>[Log] <text:s/>Time:Wed Feb 05 2014 20:09:53 GMT-0500 (EST) (try.html, line 33)</text:p>
          </table:table-cell>
        </table:table-row>
        <table:table-row table:style-name="ro1">
          <table:table-cell office:value-type="string">
            <text:p>[Log] <text:s/>Latitude:45.43302552186238 (try.html, line 34)</text:p>
          </table:table-cell>
        </table:table-row>
        <table:table-row table:style-name="ro1">
          <table:table-cell office:value-type="string">
            <text:p>[Log] Longitude: -75.69380369901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2 (try.html, line 32)</text:p>
          </table:table-cell>
        </table:table-row>
        <table:table-row table:style-name="ro1">
          <table:table-cell office:value-type="string">
            <text:p>[Log] <text:s/>Time:Wed Feb 05 2014 20:09:54 GMT-0500 (EST) (try.html, line 33)</text:p>
          </table:table-cell>
        </table:table-row>
        <table:table-row table:style-name="ro1">
          <table:table-cell office:value-type="string">
            <text:p>[Log] <text:s/>Latitude:45.4330387059029 (try.html, line 34)</text:p>
          </table:table-cell>
        </table:table-row>
        <table:table-row table:style-name="ro1">
          <table:table-cell office:value-type="string">
            <text:p>[Log] Longitude: -75.693772927934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3 (try.html, line 32)</text:p>
          </table:table-cell>
        </table:table-row>
        <table:table-row table:style-name="ro1">
          <table:table-cell office:value-type="string">
            <text:p>[Log] <text:s/>Time:Wed Feb 05 2014 20:09:55 GMT-0500 (EST) (try.html, line 33)</text:p>
          </table:table-cell>
        </table:table-row>
        <table:table-row table:style-name="ro1">
          <table:table-cell office:value-type="string">
            <text:p>[Log] <text:s/>Latitude:45.433065826678416 (try.html, line 34)</text:p>
          </table:table-cell>
        </table:table-row>
        <table:table-row table:style-name="ro1">
          <table:table-cell office:value-type="string">
            <text:p>[Log] Longitude: -75.693710490613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4 (try.html, line 32)</text:p>
          </table:table-cell>
        </table:table-row>
        <table:table-row table:style-name="ro1">
          <table:table-cell office:value-type="string">
            <text:p>[Log] <text:s/>Time:Wed Feb 05 2014 20:09:56 GMT-0500 (EST) (try.html, line 33)</text:p>
          </table:table-cell>
        </table:table-row>
        <table:table-row table:style-name="ro1">
          <table:table-cell office:value-type="string">
            <text:p>[Log] <text:s/>Latitude:45.4330819553518 (try.html, line 34)</text:p>
          </table:table-cell>
        </table:table-row>
        <table:table-row table:style-name="ro1">
          <table:table-cell office:value-type="string">
            <text:p>[Log] Longitude: -75.693673577006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5 (try.html, line 32)</text:p>
          </table:table-cell>
        </table:table-row>
        <table:table-row table:style-name="ro1">
          <table:table-cell office:value-type="string">
            <text:p>[Log] <text:s/>Time:Wed Feb 05 2014 20:09:57 GMT-0500 (EST) (try.html, line 33)</text:p>
          </table:table-cell>
        </table:table-row>
        <table:table-row table:style-name="ro1">
          <table:table-cell office:value-type="string">
            <text:p>[Log] <text:s/>Latitude:45.43310099075098 (try.html, line 34)</text:p>
          </table:table-cell>
        </table:table-row>
        <table:table-row table:style-name="ro1">
          <table:table-cell office:value-type="string">
            <text:p>[Log] Longitude: -75.693630011573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6 (try.html, line 32)</text:p>
          </table:table-cell>
        </table:table-row>
        <table:table-row table:style-name="ro1">
          <table:table-cell office:value-type="string">
            <text:p>[Log] <text:s/>Time:Wed Feb 05 2014 20:09:58 GMT-0500 (EST) (try.html, line 33)</text:p>
          </table:table-cell>
        </table:table-row>
        <table:table-row table:style-name="ro1">
          <table:table-cell office:value-type="string">
            <text:p>[Log] <text:s/>Latitude:45.43311641381268 (try.html, line 34)</text:p>
          </table:table-cell>
        </table:table-row>
        <table:table-row table:style-name="ro1">
          <table:table-cell office:value-type="string">
            <text:p>[Log] Longitude: -75.693594712956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7 (try.html, line 32)</text:p>
          </table:table-cell>
        </table:table-row>
        <table:table-row table:style-name="ro1">
          <table:table-cell office:value-type="string">
            <text:p>[Log] <text:s/>Time:Wed Feb 05 2014 20:09:59 GMT-0500 (EST) (try.html, line 33)</text:p>
          </table:table-cell>
        </table:table-row>
        <table:table-row table:style-name="ro1">
          <table:table-cell office:value-type="string">
            <text:p>[Log] <text:s/>Latitude:45.43312672809484 (try.html, line 34)</text:p>
          </table:table-cell>
        </table:table-row>
        <table:table-row table:style-name="ro1">
          <table:table-cell office:value-type="string">
            <text:p>[Log] Longitude: -75.69357110676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8 (try.html, line 32)</text:p>
          </table:table-cell>
        </table:table-row>
        <table:table-row table:style-name="ro1">
          <table:table-cell office:value-type="string">
            <text:p>[Log] <text:s/>Time:Wed Feb 05 2014 20:10:00 GMT-0500 (EST) (try.html, line 33)</text:p>
          </table:table-cell>
        </table:table-row>
        <table:table-row table:style-name="ro1">
          <table:table-cell office:value-type="string">
            <text:p>[Log] <text:s/>Latitude:45.43314439822889 (try.html, line 34)</text:p>
          </table:table-cell>
        </table:table-row>
        <table:table-row table:style-name="ro1">
          <table:table-cell office:value-type="string">
            <text:p>[Log] Longitude: -75.693530665885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9 (try.html, line 32)</text:p>
          </table:table-cell>
        </table:table-row>
        <table:table-row table:style-name="ro1">
          <table:table-cell office:value-type="string">
            <text:p>[Log] <text:s/>Time:Wed Feb 05 2014 20:10:01 GMT-0500 (EST) (try.html, line 33)</text:p>
          </table:table-cell>
        </table:table-row>
        <table:table-row table:style-name="ro1">
          <table:table-cell office:value-type="string">
            <text:p>[Log] <text:s/>Latitude:45.43316395953368 (try.html, line 34)</text:p>
          </table:table-cell>
        </table:table-row>
        <table:table-row table:style-name="ro1">
          <table:table-cell office:value-type="string">
            <text:p>[Log] Longitude: -75.6934858965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0 (try.html, line 32)</text:p>
          </table:table-cell>
        </table:table-row>
        <table:table-row table:style-name="ro1">
          <table:table-cell office:value-type="string">
            <text:p>[Log] <text:s/>Time:Wed Feb 05 2014 20:10:02 GMT-0500 (EST) (try.html, line 33)</text:p>
          </table:table-cell>
        </table:table-row>
        <table:table-row table:style-name="ro1">
          <table:table-cell office:value-type="string">
            <text:p>[Log] <text:s/>Latitude:45.43318202484768 (try.html, line 34)</text:p>
          </table:table-cell>
        </table:table-row>
        <table:table-row table:style-name="ro1">
          <table:table-cell office:value-type="string">
            <text:p>[Log] Longitude: -75.693444550997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1 (try.html, line 32)</text:p>
          </table:table-cell>
        </table:table-row>
        <table:table-row table:style-name="ro1">
          <table:table-cell office:value-type="string">
            <text:p>[Log] <text:s/>Time:Wed Feb 05 2014 20:10:03 GMT-0500 (EST) (try.html, line 33)</text:p>
          </table:table-cell>
        </table:table-row>
        <table:table-row table:style-name="ro1">
          <table:table-cell office:value-type="string">
            <text:p>[Log] <text:s/>Latitude:45.43320119301582 (try.html, line 34)</text:p>
          </table:table-cell>
        </table:table-row>
        <table:table-row table:style-name="ro1">
          <table:table-cell office:value-type="string">
            <text:p>[Log] Longitude: -75.693400680902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2 (try.html, line 32)</text:p>
          </table:table-cell>
        </table:table-row>
        <table:table-row table:style-name="ro1">
          <table:table-cell office:value-type="string">
            <text:p>[Log] <text:s/>Time:Wed Feb 05 2014 20:10:04 GMT-0500 (EST) (try.html, line 33)</text:p>
          </table:table-cell>
        </table:table-row>
        <table:table-row table:style-name="ro1">
          <table:table-cell office:value-type="string">
            <text:p>[Log] <text:s/>Latitude:45.43322132480097 (try.html, line 34)</text:p>
          </table:table-cell>
        </table:table-row>
        <table:table-row table:style-name="ro1">
          <table:table-cell office:value-type="string">
            <text:p>[Log] Longitude: -75.693355125422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3 (try.html, line 32)</text:p>
          </table:table-cell>
        </table:table-row>
        <table:table-row table:style-name="ro1">
          <table:table-cell office:value-type="string">
            <text:p>[Log] <text:s/>Time:Wed Feb 05 2014 20:10:05 GMT-0500 (EST) (try.html, line 33)</text:p>
          </table:table-cell>
        </table:table-row>
        <table:table-row table:style-name="ro1">
          <table:table-cell office:value-type="string">
            <text:p>[Log] <text:s/>Latitude:45.433240099143134 (try.html, line 34)</text:p>
          </table:table-cell>
        </table:table-row>
        <table:table-row table:style-name="ro1">
          <table:table-cell office:value-type="string">
            <text:p>[Log] Longitude: -75.693312665025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4 (try.html, line 32)</text:p>
          </table:table-cell>
        </table:table-row>
        <table:table-row table:style-name="ro1">
          <table:table-cell office:value-type="string">
            <text:p>[Log] <text:s/>Time:Wed Feb 05 2014 20:10:06 GMT-0500 (EST) (try.html, line 33)</text:p>
          </table:table-cell>
        </table:table-row>
        <table:table-row table:style-name="ro1">
          <table:table-cell office:value-type="string">
            <text:p>[Log] <text:s/>Latitude:45.43325866531446 (try.html, line 34)</text:p>
          </table:table-cell>
        </table:table-row>
        <table:table-row table:style-name="ro1">
          <table:table-cell office:value-type="string">
            <text:p>[Log] Longitude: -75.693270675128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5 (try.html, line 32)</text:p>
          </table:table-cell>
        </table:table-row>
        <table:table-row table:style-name="ro1">
          <table:table-cell office:value-type="string">
            <text:p>[Log] <text:s/>Time:Wed Feb 05 2014 20:10:07 GMT-0500 (EST) (try.html, line 33)</text:p>
          </table:table-cell>
        </table:table-row>
        <table:table-row table:style-name="ro1">
          <table:table-cell office:value-type="string">
            <text:p>[Log] <text:s/>Latitude:45.43327795569005 (try.html, line 34)</text:p>
          </table:table-cell>
        </table:table-row>
        <table:table-row table:style-name="ro1">
          <table:table-cell office:value-type="string">
            <text:p>[Log] Longitude: -75.693227047977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6 (try.html, line 32)</text:p>
          </table:table-cell>
        </table:table-row>
        <table:table-row table:style-name="ro1">
          <table:table-cell office:value-type="string">
            <text:p>[Log] <text:s/>Time:Wed Feb 05 2014 20:10:08 GMT-0500 (EST) (try.html, line 33)</text:p>
          </table:table-cell>
        </table:table-row>
        <table:table-row table:style-name="ro1">
          <table:table-cell office:value-type="string">
            <text:p>[Log] <text:s/>Latitude:45.433293856608564 (try.html, line 34)</text:p>
          </table:table-cell>
        </table:table-row>
        <table:table-row table:style-name="ro1">
          <table:table-cell office:value-type="string">
            <text:p>[Log] Longitude: -75.693191086502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7 (try.html, line 32)</text:p>
          </table:table-cell>
        </table:table-row>
        <table:table-row table:style-name="ro1">
          <table:table-cell office:value-type="string">
            <text:p>[Log] <text:s/>Time:Wed Feb 05 2014 20:10:09 GMT-0500 (EST) (try.html, line 33)</text:p>
          </table:table-cell>
        </table:table-row>
        <table:table-row table:style-name="ro1">
          <table:table-cell office:value-type="string">
            <text:p>[Log] <text:s/>Latitude:45.4333051011649 (try.html, line 34)</text:p>
          </table:table-cell>
        </table:table-row>
        <table:table-row table:style-name="ro1">
          <table:table-cell office:value-type="string">
            <text:p>[Log] Longitude: -75.693165654956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8 (try.html, line 32)</text:p>
          </table:table-cell>
        </table:table-row>
        <table:table-row table:style-name="ro1">
          <table:table-cell office:value-type="string">
            <text:p>[Log] <text:s/>Time:Wed Feb 05 2014 20:10:10 GMT-0500 (EST) (try.html, line 33)</text:p>
          </table:table-cell>
        </table:table-row>
        <table:table-row table:style-name="ro1">
          <table:table-cell office:value-type="string">
            <text:p>[Log] <text:s/>Latitude:45.433311818947594 (try.html, line 34)</text:p>
          </table:table-cell>
        </table:table-row>
        <table:table-row table:style-name="ro1">
          <table:table-cell office:value-type="string">
            <text:p>[Log] Longitude: -75.693150462757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9 (try.html, line 32)</text:p>
          </table:table-cell>
        </table:table-row>
        <table:table-row table:style-name="ro1">
          <table:table-cell office:value-type="string">
            <text:p>[Log] <text:s/>Time:Wed Feb 05 2014 20:10:11 GMT-0500 (EST) (try.html, line 33)</text:p>
          </table:table-cell>
        </table:table-row>
        <table:table-row table:style-name="ro1">
          <table:table-cell office:value-type="string">
            <text:p>[Log] <text:s/>Latitude:45.43331496438973 (try.html, line 34)</text:p>
          </table:table-cell>
        </table:table-row>
        <table:table-row table:style-name="ro1">
          <table:table-cell office:value-type="string">
            <text:p>[Log] Longitude: -75.69314334845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0 (try.html, line 32)</text:p>
          </table:table-cell>
        </table:table-row>
        <table:table-row table:style-name="ro1">
          <table:table-cell office:value-type="string">
            <text:p>[Log] <text:s/>Time:Wed Feb 05 2014 20:10:12 GMT-0500 (EST) (try.html, line 33)</text:p>
          </table:table-cell>
        </table:table-row>
        <table:table-row table:style-name="ro1">
          <table:table-cell office:value-type="string">
            <text:p>[Log] <text:s/>Latitude:45.43331257670277 (try.html, line 34)</text:p>
          </table:table-cell>
        </table:table-row>
        <table:table-row table:style-name="ro1">
          <table:table-cell office:value-type="string">
            <text:p>[Log] Longitude: -75.693148749051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1 (try.html, line 32)</text:p>
          </table:table-cell>
        </table:table-row>
        <table:table-row table:style-name="ro1">
          <table:table-cell office:value-type="string">
            <text:p>[Log] <text:s/>Time:Wed Feb 05 2014 20:10:13 GMT-0500 (EST) (try.html, line 33)</text:p>
          </table:table-cell>
        </table:table-row>
        <table:table-row table:style-name="ro1">
          <table:table-cell office:value-type="string">
            <text:p>[Log] <text:s/>Latitude:45.43330861560525 (try.html, line 34)</text:p>
          </table:table-cell>
        </table:table-row>
        <table:table-row table:style-name="ro1">
          <table:table-cell office:value-type="string">
            <text:p>[Log] Longitude: -75.693157706718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2 (try.html, line 32)</text:p>
          </table:table-cell>
        </table:table-row>
        <table:table-row table:style-name="ro1">
          <table:table-cell office:value-type="string">
            <text:p>[Log] <text:s/>Time:Wed Feb 05 2014 20:10:14 GMT-0500 (EST) (try.html, line 33)</text:p>
          </table:table-cell>
        </table:table-row>
        <table:table-row table:style-name="ro1">
          <table:table-cell office:value-type="string">
            <text:p>[Log] <text:s/>Latitude:45.433304433476344 (try.html, line 34)</text:p>
          </table:table-cell>
        </table:table-row>
        <table:table-row table:style-name="ro1">
          <table:table-cell office:value-type="string">
            <text:p>[Log] Longitude: -75.693167165336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3 (try.html, line 32)</text:p>
          </table:table-cell>
        </table:table-row>
        <table:table-row table:style-name="ro1">
          <table:table-cell office:value-type="string">
            <text:p>[Log] <text:s/>Time:Wed Feb 05 2014 20:10:15 GMT-0500 (EST) (try.html, line 33)</text:p>
          </table:table-cell>
        </table:table-row>
        <table:table-row table:style-name="ro1">
          <table:table-cell office:value-type="string">
            <text:p>[Log] <text:s/>Latitude:45.433300937416696 (try.html, line 34)</text:p>
          </table:table-cell>
        </table:table-row>
        <table:table-row table:style-name="ro1">
          <table:table-cell office:value-type="string">
            <text:p>[Log] Longitude: -75.693175071664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4 (try.html, line 32)</text:p>
          </table:table-cell>
        </table:table-row>
        <table:table-row table:style-name="ro1">
          <table:table-cell office:value-type="string">
            <text:p>[Log] <text:s/>Time:Wed Feb 05 2014 20:10:16 GMT-0500 (EST) (try.html, line 33)</text:p>
          </table:table-cell>
        </table:table-row>
        <table:table-row table:style-name="ro1">
          <table:table-cell office:value-type="string">
            <text:p>[Log] <text:s/>Latitude:45.43329802403348 (try.html, line 34)</text:p>
          </table:table-cell>
        </table:table-row>
        <table:table-row table:style-name="ro1">
          <table:table-cell office:value-type="string">
            <text:p>[Log] Longitude: -75.693181661608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5 (try.html, line 32)</text:p>
          </table:table-cell>
        </table:table-row>
        <table:table-row table:style-name="ro1">
          <table:table-cell office:value-type="string">
            <text:p>[Log] <text:s/>Time:Wed Feb 05 2014 20:10:17 GMT-0500 (EST) (try.html, line 33)</text:p>
          </table:table-cell>
        </table:table-row>
        <table:table-row table:style-name="ro1">
          <table:table-cell office:value-type="string">
            <text:p>[Log] <text:s/>Latitude:45.433298129724044 (try.html, line 34)</text:p>
          </table:table-cell>
        </table:table-row>
        <table:table-row table:style-name="ro1">
          <table:table-cell office:value-type="string">
            <text:p>[Log] Longitude: -75.693181422429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6 (try.html, line 32)</text:p>
          </table:table-cell>
        </table:table-row>
        <table:table-row table:style-name="ro1">
          <table:table-cell office:value-type="string">
            <text:p>[Log] <text:s/>Time:Wed Feb 05 2014 20:10:18 GMT-0500 (EST) (try.html, line 33)</text:p>
          </table:table-cell>
        </table:table-row>
        <table:table-row table:style-name="ro1">
          <table:table-cell office:value-type="string">
            <text:p>[Log] <text:s/>Latitude:45.43329742159728 (try.html, line 34)</text:p>
          </table:table-cell>
        </table:table-row>
        <table:table-row table:style-name="ro1">
          <table:table-cell office:value-type="string">
            <text:p>[Log] Longitude: -75.693183023176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7 (try.html, line 32)</text:p>
          </table:table-cell>
        </table:table-row>
        <table:table-row table:style-name="ro1">
          <table:table-cell office:value-type="string">
            <text:p>[Log] <text:s/>Time:Wed Feb 05 2014 20:10:19 GMT-0500 (EST) (try.html, line 33)</text:p>
          </table:table-cell>
        </table:table-row>
        <table:table-row table:style-name="ro1">
          <table:table-cell office:value-type="string">
            <text:p>[Log] <text:s/>Latitude:45.433298376948045 (try.html, line 34)</text:p>
          </table:table-cell>
        </table:table-row>
        <table:table-row table:style-name="ro1">
          <table:table-cell office:value-type="string">
            <text:p>[Log] Longitude: -75.693180863527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8 (try.html, line 32)</text:p>
          </table:table-cell>
        </table:table-row>
        <table:table-row table:style-name="ro1">
          <table:table-cell office:value-type="string">
            <text:p>[Log] <text:s/>Time:Wed Feb 05 2014 20:10:20 GMT-0500 (EST) (try.html, line 33)</text:p>
          </table:table-cell>
        </table:table-row>
        <table:table-row table:style-name="ro1">
          <table:table-cell office:value-type="string">
            <text:p>[Log] <text:s/>Latitude:45.43330834632413 (try.html, line 34)</text:p>
          </table:table-cell>
        </table:table-row>
        <table:table-row table:style-name="ro1">
          <table:table-cell office:value-type="string">
            <text:p>[Log] Longitude: -75.693158316535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9 (try.html, line 32)</text:p>
          </table:table-cell>
        </table:table-row>
        <table:table-row table:style-name="ro1">
          <table:table-cell office:value-type="string">
            <text:p>[Log] <text:s/>Time:Wed Feb 05 2014 20:10:21 GMT-0500 (EST) (try.html, line 33)</text:p>
          </table:table-cell>
        </table:table-row>
        <table:table-row table:style-name="ro1">
          <table:table-cell office:value-type="string">
            <text:p>[Log] <text:s/>Latitude:45.43331611136172 (try.html, line 34)</text:p>
          </table:table-cell>
        </table:table-row>
        <table:table-row table:style-name="ro1">
          <table:table-cell office:value-type="string">
            <text:p>[Log] Longitude: -75.693140754156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0 (try.html, line 32)</text:p>
          </table:table-cell>
        </table:table-row>
        <table:table-row table:style-name="ro1">
          <table:table-cell office:value-type="string">
            <text:p>[Log] <text:s/>Time:Wed Feb 05 2014 20:10:22 GMT-0500 (EST) (try.html, line 33)</text:p>
          </table:table-cell>
        </table:table-row>
        <table:table-row table:style-name="ro1">
          <table:table-cell office:value-type="string">
            <text:p>[Log] <text:s/>Latitude:45.433324274346 (try.html, line 34)</text:p>
          </table:table-cell>
        </table:table-row>
        <table:table-row table:style-name="ro1">
          <table:table-cell office:value-type="string">
            <text:p>[Log] Longitude: -75.693122293178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1 (try.html, line 32)</text:p>
          </table:table-cell>
        </table:table-row>
        <table:table-row table:style-name="ro1">
          <table:table-cell office:value-type="string">
            <text:p>[Log] <text:s/>Time:Wed Feb 05 2014 20:10:23 GMT-0500 (EST) (try.html, line 33)</text:p>
          </table:table-cell>
        </table:table-row>
        <table:table-row table:style-name="ro1">
          <table:table-cell office:value-type="string">
            <text:p>[Log] <text:s/>Latitude:45.43333671411784 (try.html, line 34)</text:p>
          </table:table-cell>
        </table:table-row>
        <table:table-row table:style-name="ro1">
          <table:table-cell office:value-type="string">
            <text:p>[Log] Longitude: -75.693094159123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2 (try.html, line 32)</text:p>
          </table:table-cell>
        </table:table-row>
        <table:table-row table:style-name="ro1">
          <table:table-cell office:value-type="string">
            <text:p>[Log] <text:s/>Time:Wed Feb 05 2014 20:10:24 GMT-0500 (EST) (try.html, line 33)</text:p>
          </table:table-cell>
        </table:table-row>
        <table:table-row table:style-name="ro1">
          <table:table-cell office:value-type="string">
            <text:p>[Log] <text:s/>Latitude:45.43334818015608 (try.html, line 34)</text:p>
          </table:table-cell>
        </table:table-row>
        <table:table-row table:style-name="ro1">
          <table:table-cell office:value-type="string">
            <text:p>[Log] Longitude: -75.693068227119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3 (try.html, line 32)</text:p>
          </table:table-cell>
        </table:table-row>
        <table:table-row table:style-name="ro1">
          <table:table-cell office:value-type="string">
            <text:p>[Log] <text:s/>Time:Wed Feb 05 2014 20:10:25 GMT-0500 (EST) (try.html, line 33)</text:p>
          </table:table-cell>
        </table:table-row>
        <table:table-row table:style-name="ro1">
          <table:table-cell office:value-type="string">
            <text:p>[Log] <text:s/>Latitude:45.43336302874566 (try.html, line 34)</text:p>
          </table:table-cell>
        </table:table-row>
        <table:table-row table:style-name="ro1">
          <table:table-cell office:value-type="string">
            <text:p>[Log] Longitude: -75.693034645155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4 (try.html, line 32)</text:p>
          </table:table-cell>
        </table:table-row>
        <table:table-row table:style-name="ro1">
          <table:table-cell office:value-type="string">
            <text:p>[Log] <text:s/>Time:Wed Feb 05 2014 20:10:26 GMT-0500 (EST) (try.html, line 33)</text:p>
          </table:table-cell>
        </table:table-row>
        <table:table-row table:style-name="ro1">
          <table:table-cell office:value-type="string">
            <text:p>[Log] <text:s/>Latitude:45.43337625475374 (try.html, line 34)</text:p>
          </table:table-cell>
        </table:table-row>
        <table:table-row table:style-name="ro1">
          <table:table-cell office:value-type="string">
            <text:p>[Log] Longitude: -75.693004733220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5 (try.html, line 32)</text:p>
          </table:table-cell>
        </table:table-row>
        <table:table-row table:style-name="ro1">
          <table:table-cell office:value-type="string">
            <text:p>[Log] <text:s/>Time:Wed Feb 05 2014 20:10:27 GMT-0500 (EST) (try.html, line 33)</text:p>
          </table:table-cell>
        </table:table-row>
        <table:table-row table:style-name="ro1">
          <table:table-cell office:value-type="string">
            <text:p>[Log] <text:s/>Latitude:45.4333896645681 (try.html, line 34)</text:p>
          </table:table-cell>
        </table:table-row>
        <table:table-row table:style-name="ro1">
          <table:table-cell office:value-type="string">
            <text:p>[Log] Longitude: -75.692974404810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6 (try.html, line 32)</text:p>
          </table:table-cell>
        </table:table-row>
        <table:table-row table:style-name="ro1">
          <table:table-cell office:value-type="string">
            <text:p>[Log] <text:s/>Time:Wed Feb 05 2014 20:10:28 GMT-0500 (EST) (try.html, line 33)</text:p>
          </table:table-cell>
        </table:table-row>
        <table:table-row table:style-name="ro1">
          <table:table-cell office:value-type="string">
            <text:p>[Log] <text:s/>Latitude:45.433404787941704 (try.html, line 34)</text:p>
          </table:table-cell>
        </table:table-row>
        <table:table-row table:style-name="ro1">
          <table:table-cell office:value-type="string">
            <text:p>[Log] Longitude: -75.692940588414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7 (try.html, line 32)</text:p>
          </table:table-cell>
        </table:table-row>
        <table:table-row table:style-name="ro1">
          <table:table-cell office:value-type="string">
            <text:p>[Log] <text:s/>Time:Wed Feb 05 2014 20:10:29 GMT-0500 (EST) (try.html, line 33)</text:p>
          </table:table-cell>
        </table:table-row>
        <table:table-row table:style-name="ro1">
          <table:table-cell office:value-type="string">
            <text:p>[Log] <text:s/>Latitude:45.4334193631001 (try.html, line 34)</text:p>
          </table:table-cell>
        </table:table-row>
        <table:table-row table:style-name="ro1">
          <table:table-cell office:value-type="string">
            <text:p>[Log] Longitude: -75.692908042728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8 (try.html, line 32)</text:p>
          </table:table-cell>
        </table:table-row>
        <table:table-row table:style-name="ro1">
          <table:table-cell office:value-type="string">
            <text:p>[Log] <text:s/>Time:Wed Feb 05 2014 20:10:30 GMT-0500 (EST) (try.html, line 33)</text:p>
          </table:table-cell>
        </table:table-row>
        <table:table-row table:style-name="ro1">
          <table:table-cell office:value-type="string">
            <text:p>[Log] <text:s/>Latitude:45.433435107740934 (try.html, line 34)</text:p>
          </table:table-cell>
        </table:table-row>
        <table:table-row table:style-name="ro1">
          <table:table-cell office:value-type="string">
            <text:p>[Log] Longitude: -75.692872885229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9 (try.html, line 32)</text:p>
          </table:table-cell>
        </table:table-row>
        <table:table-row table:style-name="ro1">
          <table:table-cell office:value-type="string">
            <text:p>[Log] <text:s/>Time:Wed Feb 05 2014 20:10:31 GMT-0500 (EST) (try.html, line 33)</text:p>
          </table:table-cell>
        </table:table-row>
        <table:table-row table:style-name="ro1">
          <table:table-cell office:value-type="string">
            <text:p>[Log] <text:s/>Latitude:45.43345056333745 (try.html, line 34)</text:p>
          </table:table-cell>
        </table:table-row>
        <table:table-row table:style-name="ro1">
          <table:table-cell office:value-type="string">
            <text:p>[Log] Longitude: -75.692838373397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0 (try.html, line 32)</text:p>
          </table:table-cell>
        </table:table-row>
        <table:table-row table:style-name="ro1">
          <table:table-cell office:value-type="string">
            <text:p>[Log] <text:s/>Time:Wed Feb 05 2014 20:10:32 GMT-0500 (EST) (try.html, line 33)</text:p>
          </table:table-cell>
        </table:table-row>
        <table:table-row table:style-name="ro1">
          <table:table-cell office:value-type="string">
            <text:p>[Log] <text:s/>Latitude:45.43346562374011 (try.html, line 34)</text:p>
          </table:table-cell>
        </table:table-row>
        <table:table-row table:style-name="ro1">
          <table:table-cell office:value-type="string">
            <text:p>[Log] Longitude: -75.692804744612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1 (try.html, line 32)</text:p>
          </table:table-cell>
        </table:table-row>
        <table:table-row table:style-name="ro1">
          <table:table-cell office:value-type="string">
            <text:p>[Log] <text:s/>Time:Wed Feb 05 2014 20:10:33 GMT-0500 (EST) (try.html, line 33)</text:p>
          </table:table-cell>
        </table:table-row>
        <table:table-row table:style-name="ro1">
          <table:table-cell office:value-type="string">
            <text:p>[Log] <text:s/>Latitude:45.433479113030664 (try.html, line 34)</text:p>
          </table:table-cell>
        </table:table-row>
        <table:table-row table:style-name="ro1">
          <table:table-cell office:value-type="string">
            <text:p>[Log] Longitude: -75.692774623457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2 (try.html, line 32)</text:p>
          </table:table-cell>
        </table:table-row>
        <table:table-row table:style-name="ro1">
          <table:table-cell office:value-type="string">
            <text:p>[Log] <text:s/>Time:Wed Feb 05 2014 20:10:34 GMT-0500 (EST) (try.html, line 33)</text:p>
          </table:table-cell>
        </table:table-row>
        <table:table-row table:style-name="ro1">
          <table:table-cell office:value-type="string">
            <text:p>[Log] <text:s/>Latitude:45.43349374239352 (try.html, line 34)</text:p>
          </table:table-cell>
        </table:table-row>
        <table:table-row table:style-name="ro1">
          <table:table-cell office:value-type="string">
            <text:p>[Log] Longitude: -75.692741956299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3 (try.html, line 32)</text:p>
          </table:table-cell>
        </table:table-row>
        <table:table-row table:style-name="ro1">
          <table:table-cell office:value-type="string">
            <text:p>[Log] <text:s/>Time:Wed Feb 05 2014 20:10:35 GMT-0500 (EST) (try.html, line 33)</text:p>
          </table:table-cell>
        </table:table-row>
        <table:table-row table:style-name="ro1">
          <table:table-cell office:value-type="string">
            <text:p>[Log] <text:s/>Latitude:45.433506856707005 (try.html, line 34)</text:p>
          </table:table-cell>
        </table:table-row>
        <table:table-row table:style-name="ro1">
          <table:table-cell office:value-type="string">
            <text:p>[Log] Longitude: -75.69271267268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4 (try.html, line 32)</text:p>
          </table:table-cell>
        </table:table-row>
        <table:table-row table:style-name="ro1">
          <table:table-cell office:value-type="string">
            <text:p>[Log] <text:s/>Time:Wed Feb 05 2014 20:10:36 GMT-0500 (EST) (try.html, line 33)</text:p>
          </table:table-cell>
        </table:table-row>
        <table:table-row table:style-name="ro1">
          <table:table-cell office:value-type="string">
            <text:p>[Log] <text:s/>Latitude:45.4335197072516 (try.html, line 34)</text:p>
          </table:table-cell>
        </table:table-row>
        <table:table-row table:style-name="ro1">
          <table:table-cell office:value-type="string">
            <text:p>[Log] Longitude: -75.69268397841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5 (try.html, line 32)</text:p>
          </table:table-cell>
        </table:table-row>
        <table:table-row table:style-name="ro1">
          <table:table-cell office:value-type="string">
            <text:p>[Log] <text:s/>Time:Wed Feb 05 2014 20:10:37 GMT-0500 (EST) (try.html, line 33)</text:p>
          </table:table-cell>
        </table:table-row>
        <table:table-row table:style-name="ro1">
          <table:table-cell office:value-type="string">
            <text:p>[Log] <text:s/>Latitude:45.433530393443355 (try.html, line 34)</text:p>
          </table:table-cell>
        </table:table-row>
        <table:table-row table:style-name="ro1">
          <table:table-cell office:value-type="string">
            <text:p>[Log] Longitude: -75.69266011618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6 (try.html, line 32)</text:p>
          </table:table-cell>
        </table:table-row>
        <table:table-row table:style-name="ro1">
          <table:table-cell office:value-type="string">
            <text:p>[Log] <text:s/>Time:Wed Feb 05 2014 20:10:38 GMT-0500 (EST) (try.html, line 33)</text:p>
          </table:table-cell>
        </table:table-row>
        <table:table-row table:style-name="ro1">
          <table:table-cell office:value-type="string">
            <text:p>[Log] <text:s/>Latitude:45.43353765481403 (try.html, line 34)</text:p>
          </table:table-cell>
        </table:table-row>
        <table:table-row table:style-name="ro1">
          <table:table-cell office:value-type="string">
            <text:p>[Log] Longitude: -75.692643901784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7 (try.html, line 32)</text:p>
          </table:table-cell>
        </table:table-row>
        <table:table-row table:style-name="ro1">
          <table:table-cell office:value-type="string">
            <text:p>[Log] <text:s/>Time:Wed Feb 05 2014 20:10:39 GMT-0500 (EST) (try.html, line 33)</text:p>
          </table:table-cell>
        </table:table-row>
        <table:table-row table:style-name="ro1">
          <table:table-cell office:value-type="string">
            <text:p>[Log] <text:s/>Latitude:45.43354471445355 (try.html, line 34)</text:p>
          </table:table-cell>
        </table:table-row>
        <table:table-row table:style-name="ro1">
          <table:table-cell office:value-type="string">
            <text:p>[Log] Longitude: -75.692628137585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8 (try.html, line 32)</text:p>
          </table:table-cell>
        </table:table-row>
        <table:table-row table:style-name="ro1">
          <table:table-cell office:value-type="string">
            <text:p>[Log] <text:s/>Time:Wed Feb 05 2014 20:10:40 GMT-0500 (EST) (try.html, line 33)</text:p>
          </table:table-cell>
        </table:table-row>
        <table:table-row table:style-name="ro1">
          <table:table-cell office:value-type="string">
            <text:p>[Log] <text:s/>Latitude:45.43354989051102 (try.html, line 34)</text:p>
          </table:table-cell>
        </table:table-row>
        <table:table-row table:style-name="ro1">
          <table:table-cell office:value-type="string">
            <text:p>[Log] Longitude: -75.692616580054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9 (try.html, line 32)</text:p>
          </table:table-cell>
        </table:table-row>
        <table:table-row table:style-name="ro1">
          <table:table-cell office:value-type="string">
            <text:p>[Log] <text:s/>Time:Wed Feb 05 2014 20:10:41 GMT-0500 (EST) (try.html, line 33)</text:p>
          </table:table-cell>
        </table:table-row>
        <table:table-row table:style-name="ro1">
          <table:table-cell office:value-type="string">
            <text:p>[Log] <text:s/>Latitude:45.433553318545975 (try.html, line 34)</text:p>
          </table:table-cell>
        </table:table-row>
        <table:table-row table:style-name="ro1">
          <table:table-cell office:value-type="string">
            <text:p>[Log] Longitude: -75.692608925019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0 (try.html, line 32)</text:p>
          </table:table-cell>
        </table:table-row>
        <table:table-row table:style-name="ro1">
          <table:table-cell office:value-type="string">
            <text:p>[Log] <text:s/>Time:Wed Feb 05 2014 20:10:42 GMT-0500 (EST) (try.html, line 33)</text:p>
          </table:table-cell>
        </table:table-row>
        <table:table-row table:style-name="ro1">
          <table:table-cell office:value-type="string">
            <text:p>[Log] <text:s/>Latitude:45.433557925254824 (try.html, line 34)</text:p>
          </table:table-cell>
        </table:table-row>
        <table:table-row table:style-name="ro1">
          <table:table-cell office:value-type="string">
            <text:p>[Log] Longitude: -75.692598639179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1 (try.html, line 32)</text:p>
          </table:table-cell>
        </table:table-row>
        <table:table-row table:style-name="ro1">
          <table:table-cell office:value-type="string">
            <text:p>[Log] <text:s/>Time:Wed Feb 05 2014 20:10:43 GMT-0500 (EST) (try.html, line 33)</text:p>
          </table:table-cell>
        </table:table-row>
        <table:table-row table:style-name="ro1">
          <table:table-cell office:value-type="string">
            <text:p>[Log] <text:s/>Latitude:45.43356096866935 (try.html, line 34)</text:p>
          </table:table-cell>
        </table:table-row>
        <table:table-row table:style-name="ro1">
          <table:table-cell office:value-type="string">
            <text:p>[Log] Longitude: -75.692591842962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2 (try.html, line 32)</text:p>
          </table:table-cell>
        </table:table-row>
        <table:table-row table:style-name="ro1">
          <table:table-cell office:value-type="string">
            <text:p>[Log] <text:s/>Time:Wed Feb 05 2014 20:10:44 GMT-0500 (EST) (try.html, line 33)</text:p>
          </table:table-cell>
        </table:table-row>
        <table:table-row table:style-name="ro1">
          <table:table-cell office:value-type="string">
            <text:p>[Log] <text:s/>Latitude:45.43356529460963 (try.html, line 34)</text:p>
          </table:table-cell>
        </table:table-row>
        <table:table-row table:style-name="ro1">
          <table:table-cell office:value-type="string">
            <text:p>[Log] Longitude: -75.692582182819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3 (try.html, line 32)</text:p>
          </table:table-cell>
        </table:table-row>
        <table:table-row table:style-name="ro1">
          <table:table-cell office:value-type="string">
            <text:p>[Log] <text:s/>Time:Wed Feb 05 2014 20:10:45 GMT-0500 (EST) (try.html, line 33)</text:p>
          </table:table-cell>
        </table:table-row>
        <table:table-row table:style-name="ro1">
          <table:table-cell office:value-type="string">
            <text:p>[Log] <text:s/>Latitude:45.433568871069255 (try.html, line 34)</text:p>
          </table:table-cell>
        </table:table-row>
        <table:table-row table:style-name="ro1">
          <table:table-cell office:value-type="string">
            <text:p>[Log] Longitude: -75.692574197419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4 (try.html, line 32)</text:p>
          </table:table-cell>
        </table:table-row>
        <table:table-row table:style-name="ro1">
          <table:table-cell office:value-type="string">
            <text:p>[Log] <text:s/>Time:Wed Feb 05 2014 20:10:46 GMT-0500 (EST) (try.html, line 33)</text:p>
          </table:table-cell>
        </table:table-row>
        <table:table-row table:style-name="ro1">
          <table:table-cell office:value-type="string">
            <text:p>[Log] <text:s/>Latitude:45.4335743214591 (try.html, line 34)</text:p>
          </table:table-cell>
        </table:table-row>
        <table:table-row table:style-name="ro1">
          <table:table-cell office:value-type="string">
            <text:p>[Log] Longitude: -75.692562025978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5 (try.html, line 32)</text:p>
          </table:table-cell>
        </table:table-row>
        <table:table-row table:style-name="ro1">
          <table:table-cell office:value-type="string">
            <text:p>[Log] <text:s/>Time:Wed Feb 05 2014 20:10:47 GMT-0500 (EST) (try.html, line 33)</text:p>
          </table:table-cell>
        </table:table-row>
        <table:table-row table:style-name="ro1">
          <table:table-cell office:value-type="string">
            <text:p>[Log] <text:s/>Latitude:45.433578456696765 (try.html, line 34)</text:p>
          </table:table-cell>
        </table:table-row>
        <table:table-row table:style-name="ro1">
          <table:table-cell office:value-type="string">
            <text:p>[Log] Longitude: -75.692552792461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6 (try.html, line 32)</text:p>
          </table:table-cell>
        </table:table-row>
        <table:table-row table:style-name="ro1">
          <table:table-cell office:value-type="string">
            <text:p>[Log] <text:s/>Time:Wed Feb 05 2014 20:10:48 GMT-0500 (EST) (try.html, line 33)</text:p>
          </table:table-cell>
        </table:table-row>
        <table:table-row table:style-name="ro1">
          <table:table-cell office:value-type="string">
            <text:p>[Log] <text:s/>Latitude:45.43358078693224 (try.html, line 34)</text:p>
          </table:table-cell>
        </table:table-row>
        <table:table-row table:style-name="ro1">
          <table:table-cell office:value-type="string">
            <text:p>[Log] Longitude: -75.692547589133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7 (try.html, line 32)</text:p>
          </table:table-cell>
        </table:table-row>
        <table:table-row table:style-name="ro1">
          <table:table-cell office:value-type="string">
            <text:p>[Log] <text:s/>Time:Wed Feb 05 2014 20:10:49 GMT-0500 (EST) (try.html, line 33)</text:p>
          </table:table-cell>
        </table:table-row>
        <table:table-row table:style-name="ro1">
          <table:table-cell office:value-type="string">
            <text:p>[Log] <text:s/>Latitude:45.433584849105465 (try.html, line 34)</text:p>
          </table:table-cell>
        </table:table-row>
        <table:table-row table:style-name="ro1">
          <table:table-cell office:value-type="string">
            <text:p>[Log] Longitude: -75.692538518997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8 (try.html, line 32)</text:p>
          </table:table-cell>
        </table:table-row>
        <table:table-row table:style-name="ro1">
          <table:table-cell office:value-type="string">
            <text:p>[Log] <text:s/>Time:Wed Feb 05 2014 20:10:50 GMT-0500 (EST) (try.html, line 33)</text:p>
          </table:table-cell>
        </table:table-row>
        <table:table-row table:style-name="ro1">
          <table:table-cell office:value-type="string">
            <text:p>[Log] <text:s/>Latitude:45.43358704837696 (try.html, line 34)</text:p>
          </table:table-cell>
        </table:table-row>
        <table:table-row table:style-name="ro1">
          <table:table-cell office:value-type="string">
            <text:p>[Log] Longitude: -75.692533608053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9 (try.html, line 32)</text:p>
          </table:table-cell>
        </table:table-row>
        <table:table-row table:style-name="ro1">
          <table:table-cell office:value-type="string">
            <text:p>[Log] <text:s/>Time:Wed Feb 05 2014 20:10:51 GMT-0500 (EST) (try.html, line 33)</text:p>
          </table:table-cell>
        </table:table-row>
        <table:table-row table:style-name="ro1">
          <table:table-cell office:value-type="string">
            <text:p>[Log] <text:s/>Latitude:45.433588948040146 (try.html, line 34)</text:p>
          </table:table-cell>
        </table:table-row>
        <table:table-row table:style-name="ro1">
          <table:table-cell office:value-type="string">
            <text:p>[Log] Longitude: -75.692529365696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0 (try.html, line 32)</text:p>
          </table:table-cell>
        </table:table-row>
        <table:table-row table:style-name="ro1">
          <table:table-cell office:value-type="string">
            <text:p>[Log] <text:s/>Time:Wed Feb 05 2014 20:10:52 GMT-0500 (EST) (try.html, line 33)</text:p>
          </table:table-cell>
        </table:table-row>
        <table:table-row table:style-name="ro1">
          <table:table-cell office:value-type="string">
            <text:p>[Log] <text:s/>Latitude:45.433591590750005 (try.html, line 34)</text:p>
          </table:table-cell>
        </table:table-row>
        <table:table-row table:style-name="ro1">
          <table:table-cell office:value-type="string">
            <text:p>[Log] Longitude: -75.692523464640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1 (try.html, line 32)</text:p>
          </table:table-cell>
        </table:table-row>
        <table:table-row table:style-name="ro1">
          <table:table-cell office:value-type="string">
            <text:p>[Log] <text:s/>Time:Wed Feb 05 2014 20:10:53 GMT-0500 (EST) (try.html, line 33)</text:p>
          </table:table-cell>
        </table:table-row>
        <table:table-row table:style-name="ro1">
          <table:table-cell office:value-type="string">
            <text:p>[Log] <text:s/>Latitude:45.43359138534377 (try.html, line 34)</text:p>
          </table:table-cell>
        </table:table-row>
        <table:table-row table:style-name="ro1">
          <table:table-cell office:value-type="string">
            <text:p>[Log] Longitude: -75.692523923680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2 (try.html, line 32)</text:p>
          </table:table-cell>
        </table:table-row>
        <table:table-row table:style-name="ro1">
          <table:table-cell office:value-type="string">
            <text:p>[Log] <text:s/>Time:Wed Feb 05 2014 20:10:54 GMT-0500 (EST) (try.html, line 33)</text:p>
          </table:table-cell>
        </table:table-row>
        <table:table-row table:style-name="ro1">
          <table:table-cell office:value-type="string">
            <text:p>[Log] <text:s/>Latitude:45.43359166519254 (try.html, line 34)</text:p>
          </table:table-cell>
        </table:table-row>
        <table:table-row table:style-name="ro1">
          <table:table-cell office:value-type="string">
            <text:p>[Log] Longitude: -75.692523298639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3 (try.html, line 32)</text:p>
          </table:table-cell>
        </table:table-row>
        <table:table-row table:style-name="ro1">
          <table:table-cell office:value-type="string">
            <text:p>[Log] <text:s/>Time:Wed Feb 05 2014 20:10:55 GMT-0500 (EST) (try.html, line 33)</text:p>
          </table:table-cell>
        </table:table-row>
        <table:table-row table:style-name="ro1">
          <table:table-cell office:value-type="string">
            <text:p>[Log] <text:s/>Latitude:45.43359163854027 (try.html, line 34)</text:p>
          </table:table-cell>
        </table:table-row>
        <table:table-row table:style-name="ro1">
          <table:table-cell office:value-type="string">
            <text:p>[Log] Longitude: -75.692523358229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4 (try.html, line 32)</text:p>
          </table:table-cell>
        </table:table-row>
        <table:table-row table:style-name="ro1">
          <table:table-cell office:value-type="string">
            <text:p>[Log] <text:s/>Time:Wed Feb 05 2014 20:10:56 GMT-0500 (EST) (try.html, line 33)</text:p>
          </table:table-cell>
        </table:table-row>
        <table:table-row table:style-name="ro1">
          <table:table-cell office:value-type="string">
            <text:p>[Log] <text:s/>Latitude:45.43359273174259 (try.html, line 34)</text:p>
          </table:table-cell>
        </table:table-row>
        <table:table-row table:style-name="ro1">
          <table:table-cell office:value-type="string">
            <text:p>[Log] Longitude: -75.692520917327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5 (try.html, line 32)</text:p>
          </table:table-cell>
        </table:table-row>
        <table:table-row table:style-name="ro1">
          <table:table-cell office:value-type="string">
            <text:p>[Log] <text:s/>Time:Wed Feb 05 2014 20:10:57 GMT-0500 (EST) (try.html, line 33)</text:p>
          </table:table-cell>
        </table:table-row>
        <table:table-row table:style-name="ro1">
          <table:table-cell office:value-type="string">
            <text:p>[Log] <text:s/>Latitude:45.43359270509033 (try.html, line 34)</text:p>
          </table:table-cell>
        </table:table-row>
        <table:table-row table:style-name="ro1">
          <table:table-cell office:value-type="string">
            <text:p>[Log] Longitude: -75.692520976590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6 (try.html, line 32)</text:p>
          </table:table-cell>
        </table:table-row>
        <table:table-row table:style-name="ro1">
          <table:table-cell office:value-type="string">
            <text:p>[Log] <text:s/>Time:Wed Feb 05 2014 20:10:58 GMT-0500 (EST) (try.html, line 33)</text:p>
          </table:table-cell>
        </table:table-row>
        <table:table-row table:style-name="ro1">
          <table:table-cell office:value-type="string">
            <text:p>[Log] <text:s/>Latitude:45.43359267843807 (try.html, line 34)</text:p>
          </table:table-cell>
        </table:table-row>
        <table:table-row table:style-name="ro1">
          <table:table-cell office:value-type="string">
            <text:p>[Log] Longitude: -75.692521036180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7 (try.html, line 32)</text:p>
          </table:table-cell>
        </table:table-row>
        <table:table-row table:style-name="ro1">
          <table:table-cell office:value-type="string">
            <text:p>[Log] <text:s/>Time:Wed Feb 05 2014 20:10:59 GMT-0500 (EST) (try.html, line 33)</text:p>
          </table:table-cell>
        </table:table-row>
        <table:table-row table:style-name="ro1">
          <table:table-cell office:value-type="string">
            <text:p>[Log] <text:s/>Latitude:45.43359132882259 (try.html, line 34)</text:p>
          </table:table-cell>
        </table:table-row>
        <table:table-row table:style-name="ro1">
          <table:table-cell office:value-type="string">
            <text:p>[Log] Longitude: -75.692524049736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8 (try.html, line 32)</text:p>
          </table:table-cell>
        </table:table-row>
        <table:table-row table:style-name="ro1">
          <table:table-cell office:value-type="string">
            <text:p>[Log] <text:s/>Time:Wed Feb 05 2014 20:11:00 GMT-0500 (EST) (try.html, line 33)</text:p>
          </table:table-cell>
        </table:table-row>
        <table:table-row table:style-name="ro1">
          <table:table-cell office:value-type="string">
            <text:p>[Log] <text:s/>Latitude:45.43359130217033 (try.html, line 34)</text:p>
          </table:table-cell>
        </table:table-row>
        <table:table-row table:style-name="ro1">
          <table:table-cell office:value-type="string">
            <text:p>[Log] Longitude: -75.692524108999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9 (try.html, line 32)</text:p>
          </table:table-cell>
        </table:table-row>
        <table:table-row table:style-name="ro1">
          <table:table-cell office:value-type="string">
            <text:p>[Log] <text:s/>Time:Wed Feb 05 2014 20:11:01 GMT-0500 (EST) (try.html, line 33)</text:p>
          </table:table-cell>
        </table:table-row>
        <table:table-row table:style-name="ro1">
          <table:table-cell office:value-type="string">
            <text:p>[Log] <text:s/>Latitude:45.433588267028824 (try.html, line 34)</text:p>
          </table:table-cell>
        </table:table-row>
        <table:table-row table:style-name="ro1">
          <table:table-cell office:value-type="string">
            <text:p>[Log] Longitude: -75.692530886881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0 (try.html, line 32)</text:p>
          </table:table-cell>
        </table:table-row>
        <table:table-row table:style-name="ro1">
          <table:table-cell office:value-type="string">
            <text:p>[Log] <text:s/>Time:Wed Feb 05 2014 20:11:02 GMT-0500 (EST) (try.html, line 33)</text:p>
          </table:table-cell>
        </table:table-row>
        <table:table-row table:style-name="ro1">
          <table:table-cell office:value-type="string">
            <text:p>[Log] <text:s/>Latitude:45.43358740542541 (try.html, line 34)</text:p>
          </table:table-cell>
        </table:table-row>
        <table:table-row table:style-name="ro1">
          <table:table-cell office:value-type="string">
            <text:p>[Log] Longitude: -75.692532810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1 (try.html, line 32)</text:p>
          </table:table-cell>
        </table:table-row>
        <table:table-row table:style-name="ro1">
          <table:table-cell office:value-type="string">
            <text:p>[Log] <text:s/>Time:Wed Feb 05 2014 20:11:03 GMT-0500 (EST) (try.html, line 33)</text:p>
          </table:table-cell>
        </table:table-row>
        <table:table-row table:style-name="ro1">
          <table:table-cell office:value-type="string">
            <text:p>[Log] <text:s/>Latitude:45.43358616149984 (try.html, line 34)</text:p>
          </table:table-cell>
        </table:table-row>
        <table:table-row table:style-name="ro1">
          <table:table-cell office:value-type="string">
            <text:p>[Log] Longitude: -75.69253558860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2 (try.html, line 32)</text:p>
          </table:table-cell>
        </table:table-row>
        <table:table-row table:style-name="ro1">
          <table:table-cell office:value-type="string">
            <text:p>[Log] <text:s/>Time:Wed Feb 05 2014 20:11:04 GMT-0500 (EST) (try.html, line 33)</text:p>
          </table:table-cell>
        </table:table-row>
        <table:table-row table:style-name="ro1">
          <table:table-cell office:value-type="string">
            <text:p>[Log] <text:s/>Latitude:45.4335878304831 (try.html, line 34)</text:p>
          </table:table-cell>
        </table:table-row>
        <table:table-row table:style-name="ro1">
          <table:table-cell office:value-type="string">
            <text:p>[Log] Longitude: -75.692531861604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3 (try.html, line 32)</text:p>
          </table:table-cell>
        </table:table-row>
        <table:table-row table:style-name="ro1">
          <table:table-cell office:value-type="string">
            <text:p>[Log] <text:s/>Time:Wed Feb 05 2014 20:11:05 GMT-0500 (EST) (try.html, line 33)</text:p>
          </table:table-cell>
        </table:table-row>
        <table:table-row table:style-name="ro1">
          <table:table-cell office:value-type="string">
            <text:p>[Log] <text:s/>Latitude:45.433589388262035 (try.html, line 34)</text:p>
          </table:table-cell>
        </table:table-row>
        <table:table-row table:style-name="ro1">
          <table:table-cell office:value-type="string">
            <text:p>[Log] Longitude: -75.692528383115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4 (try.html, line 32)</text:p>
          </table:table-cell>
        </table:table-row>
        <table:table-row table:style-name="ro1">
          <table:table-cell office:value-type="string">
            <text:p>[Log] <text:s/>Time:Wed Feb 05 2014 20:11:06 GMT-0500 (EST) (try.html, line 33)</text:p>
          </table:table-cell>
        </table:table-row>
        <table:table-row table:style-name="ro1">
          <table:table-cell office:value-type="string">
            <text:p>[Log] <text:s/>Latitude:45.43358881202169 (try.html, line 34)</text:p>
          </table:table-cell>
        </table:table-row>
        <table:table-row table:style-name="ro1">
          <table:table-cell office:value-type="string">
            <text:p>[Log] Longitude: -75.69252966954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5 (try.html, line 32)</text:p>
          </table:table-cell>
        </table:table-row>
        <table:table-row table:style-name="ro1">
          <table:table-cell office:value-type="string">
            <text:p>[Log] <text:s/>Time:Wed Feb 05 2014 20:11:07 GMT-0500 (EST) (try.html, line 33)</text:p>
          </table:table-cell>
        </table:table-row>
        <table:table-row table:style-name="ro1">
          <table:table-cell office:value-type="string">
            <text:p>[Log] <text:s/>Latitude:45.43358925086502 (try.html, line 34)</text:p>
          </table:table-cell>
        </table:table-row>
        <table:table-row table:style-name="ro1">
          <table:table-cell office:value-type="string">
            <text:p>[Log] Longitude: -75.692528689578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6 (try.html, line 32)</text:p>
          </table:table-cell>
        </table:table-row>
        <table:table-row table:style-name="ro1">
          <table:table-cell office:value-type="string">
            <text:p>[Log] <text:s/>Time:Wed Feb 05 2014 20:11:08 GMT-0500 (EST) (try.html, line 33)</text:p>
          </table:table-cell>
        </table:table-row>
        <table:table-row table:style-name="ro1">
          <table:table-cell office:value-type="string">
            <text:p>[Log] <text:s/>Latitude:45.43358922421275 (try.html, line 34)</text:p>
          </table:table-cell>
        </table:table-row>
        <table:table-row table:style-name="ro1">
          <table:table-cell office:value-type="string">
            <text:p>[Log] Longitude: -75.692528748841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7 (try.html, line 32)</text:p>
          </table:table-cell>
        </table:table-row>
        <table:table-row table:style-name="ro1">
          <table:table-cell office:value-type="string">
            <text:p>[Log] <text:s/>Time:Wed Feb 05 2014 20:11:09 GMT-0500 (EST) (try.html, line 33)</text:p>
          </table:table-cell>
        </table:table-row>
        <table:table-row table:style-name="ro1">
          <table:table-cell office:value-type="string">
            <text:p>[Log] <text:s/>Latitude:45.433585386746024 (try.html, line 34)</text:p>
          </table:table-cell>
        </table:table-row>
        <table:table-row table:style-name="ro1">
          <table:table-cell office:value-type="string">
            <text:p>[Log] Longitude: -75.692537318027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8 (try.html, line 32)</text:p>
          </table:table-cell>
        </table:table-row>
        <table:table-row table:style-name="ro1">
          <table:table-cell office:value-type="string">
            <text:p>[Log] <text:s/>Time:Wed Feb 05 2014 20:11:10 GMT-0500 (EST) (try.html, line 33)</text:p>
          </table:table-cell>
        </table:table-row>
        <table:table-row table:style-name="ro1">
          <table:table-cell office:value-type="string">
            <text:p>[Log] <text:s/>Latitude:45.433578312866416 (try.html, line 34)</text:p>
          </table:table-cell>
        </table:table-row>
        <table:table-row table:style-name="ro1">
          <table:table-cell office:value-type="string">
            <text:p>[Log] Longitude: -75.69255311365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9 (try.html, line 32)</text:p>
          </table:table-cell>
        </table:table-row>
        <table:table-row table:style-name="ro1">
          <table:table-cell office:value-type="string">
            <text:p>[Log] <text:s/>Time:Wed Feb 05 2014 20:11:11 GMT-0500 (EST) (try.html, line 33)</text:p>
          </table:table-cell>
        </table:table-row>
        <table:table-row table:style-name="ro1">
          <table:table-cell office:value-type="string">
            <text:p>[Log] <text:s/>Latitude:45.43356706744548 (try.html, line 34)</text:p>
          </table:table-cell>
        </table:table-row>
        <table:table-row table:style-name="ro1">
          <table:table-cell office:value-type="string">
            <text:p>[Log] Longitude: -75.692578224334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0 (try.html, line 32)</text:p>
          </table:table-cell>
        </table:table-row>
        <table:table-row table:style-name="ro1">
          <table:table-cell office:value-type="string">
            <text:p>[Log] <text:s/>Time:Wed Feb 05 2014 20:11:12 GMT-0500 (EST) (try.html, line 33)</text:p>
          </table:table-cell>
        </table:table-row>
        <table:table-row table:style-name="ro1">
          <table:table-cell office:value-type="string">
            <text:p>[Log] <text:s/>Latitude:45.433554248159176 (try.html, line 34)</text:p>
          </table:table-cell>
        </table:table-row>
        <table:table-row table:style-name="ro1">
          <table:table-cell office:value-type="string">
            <text:p>[Log] Longitude: -75.692606849188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1 (try.html, line 32)</text:p>
          </table:table-cell>
        </table:table-row>
        <table:table-row table:style-name="ro1">
          <table:table-cell office:value-type="string">
            <text:p>[Log] <text:s/>Time:Wed Feb 05 2014 20:11:13 GMT-0500 (EST) (try.html, line 33)</text:p>
          </table:table-cell>
        </table:table-row>
        <table:table-row table:style-name="ro1">
          <table:table-cell office:value-type="string">
            <text:p>[Log] <text:s/>Latitude:45.43354647068291 (try.html, line 34)</text:p>
          </table:table-cell>
        </table:table-row>
        <table:table-row table:style-name="ro1">
          <table:table-cell office:value-type="string">
            <text:p>[Log] Longitude: -75.692625356407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2 (try.html, line 32)</text:p>
          </table:table-cell>
        </table:table-row>
        <table:table-row table:style-name="ro1">
          <table:table-cell office:value-type="string">
            <text:p>[Log] <text:s/>Time:Wed Feb 05 2014 20:11:14 GMT-0500 (EST) (try.html, line 33)</text:p>
          </table:table-cell>
        </table:table-row>
        <table:table-row table:style-name="ro1">
          <table:table-cell office:value-type="string">
            <text:p>[Log] <text:s/>Latitude:45.43354032099753 (try.html, line 34)</text:p>
          </table:table-cell>
        </table:table-row>
        <table:table-row table:style-name="ro1">
          <table:table-cell office:value-type="string">
            <text:p>[Log] Longitude: -75.692680282588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3 (try.html, line 32)</text:p>
          </table:table-cell>
        </table:table-row>
        <table:table-row table:style-name="ro1">
          <table:table-cell office:value-type="string">
            <text:p>[Log] <text:s/>Time:Wed Feb 05 2014 20:11:15 GMT-0500 (EST) (try.html, line 33)</text:p>
          </table:table-cell>
        </table:table-row>
        <table:table-row table:style-name="ro1">
          <table:table-cell office:value-type="string">
            <text:p>[Log] <text:s/>Latitude:45.433517773678 (try.html, line 34)</text:p>
          </table:table-cell>
        </table:table-row>
        <table:table-row table:style-name="ro1">
          <table:table-cell office:value-type="string">
            <text:p>[Log] Longitude: -75.692714396934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4 (try.html, line 32)</text:p>
          </table:table-cell>
        </table:table-row>
        <table:table-row table:style-name="ro1">
          <table:table-cell office:value-type="string">
            <text:p>[Log] <text:s/>Time:Wed Feb 05 2014 20:11:16 GMT-0500 (EST) (try.html, line 33)</text:p>
          </table:table-cell>
        </table:table-row>
        <table:table-row table:style-name="ro1">
          <table:table-cell office:value-type="string">
            <text:p>[Log] <text:s/>Latitude:45.433491999325746 (try.html, line 34)</text:p>
          </table:table-cell>
        </table:table-row>
        <table:table-row table:style-name="ro1">
          <table:table-cell office:value-type="string">
            <text:p>[Log] Longitude: -75.692752786051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5 (try.html, line 32)</text:p>
          </table:table-cell>
        </table:table-row>
        <table:table-row table:style-name="ro1">
          <table:table-cell office:value-type="string">
            <text:p>[Log] <text:s/>Time:Wed Feb 05 2014 20:11:17 GMT-0500 (EST) (try.html, line 33)</text:p>
          </table:table-cell>
        </table:table-row>
        <table:table-row table:style-name="ro1">
          <table:table-cell office:value-type="string">
            <text:p>[Log] <text:s/>Latitude:45.43346848808735 (try.html, line 34)</text:p>
          </table:table-cell>
        </table:table-row>
        <table:table-row table:style-name="ro1">
          <table:table-cell office:value-type="string">
            <text:p>[Log] Longitude: -75.692792683910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6 (try.html, line 32)</text:p>
          </table:table-cell>
        </table:table-row>
        <table:table-row table:style-name="ro1">
          <table:table-cell office:value-type="string">
            <text:p>[Log] <text:s/>Time:Wed Feb 05 2014 20:11:18 GMT-0500 (EST) (try.html, line 33)</text:p>
          </table:table-cell>
        </table:table-row>
        <table:table-row table:style-name="ro1">
          <table:table-cell office:value-type="string">
            <text:p>[Log] <text:s/>Latitude:45.433445270215564 (try.html, line 34)</text:p>
          </table:table-cell>
        </table:table-row>
        <table:table-row table:style-name="ro1">
          <table:table-cell office:value-type="string">
            <text:p>[Log] Longitude: -75.692833671416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7 (try.html, line 32)</text:p>
          </table:table-cell>
        </table:table-row>
        <table:table-row table:style-name="ro1">
          <table:table-cell office:value-type="string">
            <text:p>[Log] <text:s/>Time:Wed Feb 05 2014 20:11:19 GMT-0500 (EST) (try.html, line 33)</text:p>
          </table:table-cell>
        </table:table-row>
        <table:table-row table:style-name="ro1">
          <table:table-cell office:value-type="string">
            <text:p>[Log] <text:s/>Latitude:45.43342113033443 (try.html, line 34)</text:p>
          </table:table-cell>
        </table:table-row>
        <table:table-row table:style-name="ro1">
          <table:table-cell office:value-type="string">
            <text:p>[Log] Longitude: -75.692882537912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8 (try.html, line 32)</text:p>
          </table:table-cell>
        </table:table-row>
        <table:table-row table:style-name="ro1">
          <table:table-cell office:value-type="string">
            <text:p>[Log] <text:s/>Time:Wed Feb 05 2014 20:11:20 GMT-0500 (EST) (try.html, line 33)</text:p>
          </table:table-cell>
        </table:table-row>
        <table:table-row table:style-name="ro1">
          <table:table-cell office:value-type="string">
            <text:p>[Log] <text:s/>Latitude:45.433398122010225 (try.html, line 34)</text:p>
          </table:table-cell>
        </table:table-row>
        <table:table-row table:style-name="ro1">
          <table:table-cell office:value-type="string">
            <text:p>[Log] Longitude: -75.692934254254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9 (try.html, line 32)</text:p>
          </table:table-cell>
        </table:table-row>
        <table:table-row table:style-name="ro1">
          <table:table-cell office:value-type="string">
            <text:p>[Log] <text:s/>Time:Wed Feb 05 2014 20:11:21 GMT-0500 (EST) (try.html, line 33)</text:p>
          </table:table-cell>
        </table:table-row>
        <table:table-row table:style-name="ro1">
          <table:table-cell office:value-type="string">
            <text:p>[Log] <text:s/>Latitude:45.43337607760488 (try.html, line 34)</text:p>
          </table:table-cell>
        </table:table-row>
        <table:table-row table:style-name="ro1">
          <table:table-cell office:value-type="string">
            <text:p>[Log] Longitude: -75.692983623664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0 (try.html, line 32)</text:p>
          </table:table-cell>
        </table:table-row>
        <table:table-row table:style-name="ro1">
          <table:table-cell office:value-type="string">
            <text:p>[Log] <text:s/>Time:Wed Feb 05 2014 20:11:22 GMT-0500 (EST) (try.html, line 33)</text:p>
          </table:table-cell>
        </table:table-row>
        <table:table-row table:style-name="ro1">
          <table:table-cell office:value-type="string">
            <text:p>[Log] <text:s/>Latitude:45.43335675731807 (try.html, line 34)</text:p>
          </table:table-cell>
        </table:table-row>
        <table:table-row table:style-name="ro1">
          <table:table-cell office:value-type="string">
            <text:p>[Log] Longitude: -75.693030981417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1 (try.html, line 32)</text:p>
          </table:table-cell>
        </table:table-row>
        <table:table-row table:style-name="ro1">
          <table:table-cell office:value-type="string">
            <text:p>[Log] <text:s/>Time:Wed Feb 05 2014 20:11:23 GMT-0500 (EST) (try.html, line 33)</text:p>
          </table:table-cell>
        </table:table-row>
        <table:table-row table:style-name="ro1">
          <table:table-cell office:value-type="string">
            <text:p>[Log] <text:s/>Latitude:45.43333986778318 (try.html, line 34)</text:p>
          </table:table-cell>
        </table:table-row>
        <table:table-row table:style-name="ro1">
          <table:table-cell office:value-type="string">
            <text:p>[Log] Longitude: -75.693068197067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2 (try.html, line 32)</text:p>
          </table:table-cell>
        </table:table-row>
        <table:table-row table:style-name="ro1">
          <table:table-cell office:value-type="string">
            <text:p>[Log] <text:s/>Time:Wed Feb 05 2014 20:11:24 GMT-0500 (EST) (try.html, line 33)</text:p>
          </table:table-cell>
        </table:table-row>
        <table:table-row table:style-name="ro1">
          <table:table-cell office:value-type="string">
            <text:p>[Log] <text:s/>Latitude:45.43332297824829 (try.html, line 34)</text:p>
          </table:table-cell>
        </table:table-row>
        <table:table-row table:style-name="ro1">
          <table:table-cell office:value-type="string">
            <text:p>[Log] Longitude: -75.69311329170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3 (try.html, line 32)</text:p>
          </table:table-cell>
        </table:table-row>
        <table:table-row table:style-name="ro1">
          <table:table-cell office:value-type="string">
            <text:p>[Log] <text:s/>Time:Wed Feb 05 2014 20:11:25 GMT-0500 (EST) (try.html, line 33)</text:p>
          </table:table-cell>
        </table:table-row>
        <table:table-row table:style-name="ro1">
          <table:table-cell office:value-type="string">
            <text:p>[Log] <text:s/>Latitude:45.43330386750906 (try.html, line 34)</text:p>
          </table:table-cell>
        </table:table-row>
        <table:table-row table:style-name="ro1">
          <table:table-cell office:value-type="string">
            <text:p>[Log] Longitude: -75.693172132666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4 (try.html, line 32)</text:p>
          </table:table-cell>
        </table:table-row>
        <table:table-row table:style-name="ro1">
          <table:table-cell office:value-type="string">
            <text:p>[Log] <text:s/>Time:Wed Feb 05 2014 20:11:26 GMT-0500 (EST) (try.html, line 33)</text:p>
          </table:table-cell>
        </table:table-row>
        <table:table-row table:style-name="ro1">
          <table:table-cell office:value-type="string">
            <text:p>[Log] <text:s/>Latitude:45.433285092045956 (try.html, line 34)</text:p>
          </table:table-cell>
        </table:table-row>
        <table:table-row table:style-name="ro1">
          <table:table-cell office:value-type="string">
            <text:p>[Log] Longitude: -75.693226195942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5 (try.html, line 32)</text:p>
          </table:table-cell>
        </table:table-row>
        <table:table-row table:style-name="ro1">
          <table:table-cell office:value-type="string">
            <text:p>[Log] <text:s/>Time:Wed Feb 05 2014 20:11:27 GMT-0500 (EST) (try.html, line 33)</text:p>
          </table:table-cell>
        </table:table-row>
        <table:table-row table:style-name="ro1">
          <table:table-cell office:value-type="string">
            <text:p>[Log] <text:s/>Latitude:45.43326371819287 (try.html, line 34)</text:p>
          </table:table-cell>
        </table:table-row>
        <table:table-row table:style-name="ro1">
          <table:table-cell office:value-type="string">
            <text:p>[Log] Longitude: -75.69328679710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6 (try.html, line 32)</text:p>
          </table:table-cell>
        </table:table-row>
        <table:table-row table:style-name="ro1">
          <table:table-cell office:value-type="string">
            <text:p>[Log] <text:s/>Time:Wed Feb 05 2014 20:11:28 GMT-0500 (EST) (try.html, line 33)</text:p>
          </table:table-cell>
        </table:table-row>
        <table:table-row table:style-name="ro1">
          <table:table-cell office:value-type="string">
            <text:p>[Log] <text:s/>Latitude:45.43324754111975 (try.html, line 34)</text:p>
          </table:table-cell>
        </table:table-row>
        <table:table-row table:style-name="ro1">
          <table:table-cell office:value-type="string">
            <text:p>[Log] Longitude: -75.693325940590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7 (try.html, line 32)</text:p>
          </table:table-cell>
        </table:table-row>
        <table:table-row table:style-name="ro1">
          <table:table-cell office:value-type="string">
            <text:p>[Log] <text:s/>Time:Wed Feb 05 2014 20:11:29 GMT-0500 (EST) (try.html, line 33)</text:p>
          </table:table-cell>
        </table:table-row>
        <table:table-row table:style-name="ro1">
          <table:table-cell office:value-type="string">
            <text:p>[Log] <text:s/>Latitude:45.433231783141785 (try.html, line 34)</text:p>
          </table:table-cell>
        </table:table-row>
        <table:table-row table:style-name="ro1">
          <table:table-cell office:value-type="string">
            <text:p>[Log] Longitude: -75.693353600870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8 (try.html, line 32)</text:p>
          </table:table-cell>
        </table:table-row>
        <table:table-row table:style-name="ro1">
          <table:table-cell office:value-type="string">
            <text:p>[Log] <text:s/>Time:Wed Feb 05 2014 20:11:30 GMT-0500 (EST) (try.html, line 33)</text:p>
          </table:table-cell>
        </table:table-row>
        <table:table-row table:style-name="ro1">
          <table:table-cell office:value-type="string">
            <text:p>[Log] <text:s/>Latitude:45.43321916837751 (try.html, line 34)</text:p>
          </table:table-cell>
        </table:table-row>
        <table:table-row table:style-name="ro1">
          <table:table-cell office:value-type="string">
            <text:p>[Log] Longitude: -75.69337405271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9 (try.html, line 32)</text:p>
          </table:table-cell>
        </table:table-row>
        <table:table-row table:style-name="ro1">
          <table:table-cell office:value-type="string">
            <text:p>[Log] <text:s/>Time:Wed Feb 05 2014 20:11:31 GMT-0500 (EST) (try.html, line 33)</text:p>
          </table:table-cell>
        </table:table-row>
        <table:table-row table:style-name="ro1">
          <table:table-cell office:value-type="string">
            <text:p>[Log] <text:s/>Latitude:45.433208607179516 (try.html, line 34)</text:p>
          </table:table-cell>
        </table:table-row>
        <table:table-row table:style-name="ro1">
          <table:table-cell office:value-type="string">
            <text:p>[Log] Longitude: -75.693390397425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0 (try.html, line 32)</text:p>
          </table:table-cell>
        </table:table-row>
        <table:table-row table:style-name="ro1">
          <table:table-cell office:value-type="string">
            <text:p>[Log] <text:s/>Time:Wed Feb 05 2014 20:11:32 GMT-0500 (EST) (try.html, line 33)</text:p>
          </table:table-cell>
        </table:table-row>
        <table:table-row table:style-name="ro1">
          <table:table-cell office:value-type="string">
            <text:p>[Log] <text:s/>Latitude:45.43319724970072 (try.html, line 34)</text:p>
          </table:table-cell>
        </table:table-row>
        <table:table-row table:style-name="ro1">
          <table:table-cell office:value-type="string">
            <text:p>[Log] Longitude: -75.693408669974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1 (try.html, line 32)</text:p>
          </table:table-cell>
        </table:table-row>
        <table:table-row table:style-name="ro1">
          <table:table-cell office:value-type="string">
            <text:p>[Log] <text:s/>Time:Wed Feb 05 2014 20:11:33 GMT-0500 (EST) (try.html, line 33)</text:p>
          </table:table-cell>
        </table:table-row>
        <table:table-row table:style-name="ro1">
          <table:table-cell office:value-type="string">
            <text:p>[Log] <text:s/>Latitude:45.43318480257451 (try.html, line 34)</text:p>
          </table:table-cell>
        </table:table-row>
        <table:table-row table:style-name="ro1">
          <table:table-cell office:value-type="string">
            <text:p>[Log] Longitude: -75.693428283627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2 (try.html, line 32)</text:p>
          </table:table-cell>
        </table:table-row>
        <table:table-row table:style-name="ro1">
          <table:table-cell office:value-type="string">
            <text:p>[Log] <text:s/>Time:Wed Feb 05 2014 20:11:34 GMT-0500 (EST) (try.html, line 33)</text:p>
          </table:table-cell>
        </table:table-row>
        <table:table-row table:style-name="ro1">
          <table:table-cell office:value-type="string">
            <text:p>[Log] <text:s/>Latitude:45.43316041123628 (try.html, line 34)</text:p>
          </table:table-cell>
        </table:table-row>
        <table:table-row table:style-name="ro1">
          <table:table-cell office:value-type="string">
            <text:p>[Log] Longitude: -75.693473042990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3 (try.html, line 32)</text:p>
          </table:table-cell>
        </table:table-row>
        <table:table-row table:style-name="ro1">
          <table:table-cell office:value-type="string">
            <text:p>[Log] <text:s/>Time:Wed Feb 05 2014 20:11:35 GMT-0500 (EST) (try.html, line 33)</text:p>
          </table:table-cell>
        </table:table-row>
        <table:table-row table:style-name="ro1">
          <table:table-cell office:value-type="string">
            <text:p>[Log] <text:s/>Latitude:45.433134050150805 (try.html, line 34)</text:p>
          </table:table-cell>
        </table:table-row>
        <table:table-row table:style-name="ro1">
          <table:table-cell office:value-type="string">
            <text:p>[Log] Longitude: -75.69352576516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4 (try.html, line 32)</text:p>
          </table:table-cell>
        </table:table-row>
        <table:table-row table:style-name="ro1">
          <table:table-cell office:value-type="string">
            <text:p>[Log] <text:s/>Time:Wed Feb 05 2014 20:11:36 GMT-0500 (EST) (try.html, line 33)</text:p>
          </table:table-cell>
        </table:table-row>
        <table:table-row table:style-name="ro1">
          <table:table-cell office:value-type="string">
            <text:p>[Log] <text:s/>Latitude:45.433106934694045 (try.html, line 34)</text:p>
          </table:table-cell>
        </table:table-row>
        <table:table-row table:style-name="ro1">
          <table:table-cell office:value-type="string">
            <text:p>[Log] Longitude: -75.693587036873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5 (try.html, line 32)</text:p>
          </table:table-cell>
        </table:table-row>
        <table:table-row table:style-name="ro1">
          <table:table-cell office:value-type="string">
            <text:p>[Log] <text:s/>Time:Wed Feb 05 2014 20:11:37 GMT-0500 (EST) (try.html, line 33)</text:p>
          </table:table-cell>
        </table:table-row>
        <table:table-row table:style-name="ro1">
          <table:table-cell office:value-type="string">
            <text:p>[Log] <text:s/>Latitude:45.43304918338119 (try.html, line 34)</text:p>
          </table:table-cell>
        </table:table-row>
        <table:table-row table:style-name="ro1">
          <table:table-cell office:value-type="string">
            <text:p>[Log] Longitude: -75.693717375468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6 (try.html, line 32)</text:p>
          </table:table-cell>
        </table:table-row>
        <table:table-row table:style-name="ro1">
          <table:table-cell office:value-type="string">
            <text:p>[Log] <text:s/>Time:Wed Feb 05 2014 20:11:38 GMT-0500 (EST) (try.html, line 33)</text:p>
          </table:table-cell>
        </table:table-row>
        <table:table-row table:style-name="ro1">
          <table:table-cell office:value-type="string">
            <text:p>[Log] <text:s/>Latitude:45.43301930189639 (try.html, line 34)</text:p>
          </table:table-cell>
        </table:table-row>
        <table:table-row table:style-name="ro1">
          <table:table-cell office:value-type="string">
            <text:p>[Log] Longitude: -75.693765990506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7 (try.html, line 32)</text:p>
          </table:table-cell>
        </table:table-row>
        <table:table-row table:style-name="ro1">
          <table:table-cell office:value-type="string">
            <text:p>[Log] <text:s/>Time:Wed Feb 05 2014 20:11:39 GMT-0500 (EST) (try.html, line 33)</text:p>
          </table:table-cell>
        </table:table-row>
        <table:table-row table:style-name="ro1">
          <table:table-cell office:value-type="string">
            <text:p>[Log] <text:s/>Latitude:45.432992815082365 (try.html, line 34)</text:p>
          </table:table-cell>
        </table:table-row>
        <table:table-row table:style-name="ro1">
          <table:table-cell office:value-type="string">
            <text:p>[Log] Longitude: -75.693804798718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8 (try.html, line 32)</text:p>
          </table:table-cell>
        </table:table-row>
        <table:table-row table:style-name="ro1">
          <table:table-cell office:value-type="string">
            <text:p>[Log] <text:s/>Time:Wed Feb 05 2014 20:11:40 GMT-0500 (EST) (try.html, line 33)</text:p>
          </table:table-cell>
        </table:table-row>
        <table:table-row table:style-name="ro1">
          <table:table-cell office:value-type="string">
            <text:p>[Log] <text:s/>Latitude:45.432964107064 (try.html, line 34)</text:p>
          </table:table-cell>
        </table:table-row>
        <table:table-row table:style-name="ro1">
          <table:table-cell office:value-type="string">
            <text:p>[Log] Longitude: -75.693869004096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9 (try.html, line 32)</text:p>
          </table:table-cell>
        </table:table-row>
        <table:table-row table:style-name="ro1">
          <table:table-cell office:value-type="string">
            <text:p>[Log] <text:s/>Time:Wed Feb 05 2014 20:11:41 GMT-0500 (EST) (try.html, line 33)</text:p>
          </table:table-cell>
        </table:table-row>
        <table:table-row table:style-name="ro1">
          <table:table-cell office:value-type="string">
            <text:p>[Log] <text:s/>Latitude:45.43294185311108 (try.html, line 34)</text:p>
          </table:table-cell>
        </table:table-row>
        <table:table-row table:style-name="ro1">
          <table:table-cell office:value-type="string">
            <text:p>[Log] Longitude: -75.6939177867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0 (try.html, line 32)</text:p>
          </table:table-cell>
        </table:table-row>
        <table:table-row table:style-name="ro1">
          <table:table-cell office:value-type="string">
            <text:p>[Log] <text:s/>Time:Wed Feb 05 2014 20:11:42 GMT-0500 (EST) (try.html, line 33)</text:p>
          </table:table-cell>
        </table:table-row>
        <table:table-row table:style-name="ro1">
          <table:table-cell office:value-type="string">
            <text:p>[Log] <text:s/>Latitude:45.43291134298354 (try.html, line 34)</text:p>
          </table:table-cell>
        </table:table-row>
        <table:table-row table:style-name="ro1">
          <table:table-cell office:value-type="string">
            <text:p>[Log] Longitude: -75.693963719602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1 (try.html, line 32)</text:p>
          </table:table-cell>
        </table:table-row>
        <table:table-row table:style-name="ro1">
          <table:table-cell office:value-type="string">
            <text:p>[Log] <text:s/>Time:Wed Feb 05 2014 20:11:43 GMT-0500 (EST) (try.html, line 33)</text:p>
          </table:table-cell>
        </table:table-row>
        <table:table-row table:style-name="ro1">
          <table:table-cell office:value-type="string">
            <text:p>[Log] <text:s/>Latitude:45.432880497579866 (try.html, line 34)</text:p>
          </table:table-cell>
        </table:table-row>
        <table:table-row table:style-name="ro1">
          <table:table-cell office:value-type="string">
            <text:p>[Log] Longitude: -75.694030607189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2 (try.html, line 32)</text:p>
          </table:table-cell>
        </table:table-row>
        <table:table-row table:style-name="ro1">
          <table:table-cell office:value-type="string">
            <text:p>[Log] <text:s/>Time:Wed Feb 05 2014 20:11:44 GMT-0500 (EST) (try.html, line 33)</text:p>
          </table:table-cell>
        </table:table-row>
        <table:table-row table:style-name="ro1">
          <table:table-cell office:value-type="string">
            <text:p>[Log] <text:s/>Latitude:45.43284990363329 (try.html, line 34)</text:p>
          </table:table-cell>
        </table:table-row>
        <table:table-row table:style-name="ro1">
          <table:table-cell office:value-type="string">
            <text:p>[Log] Longitude: -75.694070924143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3 (try.html, line 32)</text:p>
          </table:table-cell>
        </table:table-row>
        <table:table-row table:style-name="ro1">
          <table:table-cell office:value-type="string">
            <text:p>[Log] <text:s/>Time:Wed Feb 05 2014 20:11:45 GMT-0500 (EST) (try.html, line 33)</text:p>
          </table:table-cell>
        </table:table-row>
        <table:table-row table:style-name="ro1">
          <table:table-cell office:value-type="string">
            <text:p>[Log] <text:s/>Latitude:45.43282387782394 (try.html, line 34)</text:p>
          </table:table-cell>
        </table:table-row>
        <table:table-row table:style-name="ro1">
          <table:table-cell office:value-type="string">
            <text:p>[Log] Longitude: -75.694115348230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4 (try.html, line 32)</text:p>
          </table:table-cell>
        </table:table-row>
        <table:table-row table:style-name="ro1">
          <table:table-cell office:value-type="string">
            <text:p>[Log] <text:s/>Time:Wed Feb 05 2014 20:11:46 GMT-0500 (EST) (try.html, line 33)</text:p>
          </table:table-cell>
        </table:table-row>
        <table:table-row table:style-name="ro1">
          <table:table-cell office:value-type="string">
            <text:p>[Log] <text:s/>Latitude:45.43281096969306 (try.html, line 34)</text:p>
          </table:table-cell>
        </table:table-row>
        <table:table-row table:style-name="ro1">
          <table:table-cell office:value-type="string">
            <text:p>[Log] Longitude: -75.694150803681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5 (try.html, line 32)</text:p>
          </table:table-cell>
        </table:table-row>
        <table:table-row table:style-name="ro1">
          <table:table-cell office:value-type="string">
            <text:p>[Log] <text:s/>Time:Wed Feb 05 2014 20:11:47 GMT-0500 (EST) (try.html, line 33)</text:p>
          </table:table-cell>
        </table:table-row>
        <table:table-row table:style-name="ro1">
          <table:table-cell office:value-type="string">
            <text:p>[Log] <text:s/>Latitude:45.432796427091056 (try.html, line 34)</text:p>
          </table:table-cell>
        </table:table-row>
        <table:table-row table:style-name="ro1">
          <table:table-cell office:value-type="string">
            <text:p>[Log] Longitude: -75.694185001846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6 (try.html, line 32)</text:p>
          </table:table-cell>
        </table:table-row>
        <table:table-row table:style-name="ro1">
          <table:table-cell office:value-type="string">
            <text:p>[Log] <text:s/>Time:Wed Feb 05 2014 20:11:48 GMT-0500 (EST) (try.html, line 33)</text:p>
          </table:table-cell>
        </table:table-row>
        <table:table-row table:style-name="ro1">
          <table:table-cell office:value-type="string">
            <text:p>[Log] <text:s/>Latitude:45.43278037574648 (try.html, line 34)</text:p>
          </table:table-cell>
        </table:table-row>
        <table:table-row table:style-name="ro1">
          <table:table-cell office:value-type="string">
            <text:p>[Log] Longitude: -75.694228923018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7 (try.html, line 32)</text:p>
          </table:table-cell>
        </table:table-row>
        <table:table-row table:style-name="ro1">
          <table:table-cell office:value-type="string">
            <text:p>[Log] <text:s/>Time:Wed Feb 05 2014 20:11:49 GMT-0500 (EST) (try.html, line 33)</text:p>
          </table:table-cell>
        </table:table-row>
        <table:table-row table:style-name="ro1">
          <table:table-cell office:value-type="string">
            <text:p>[Log] <text:s/>Latitude:45.43276994027703 (try.html, line 34)</text:p>
          </table:table-cell>
        </table:table-row>
        <table:table-row table:style-name="ro1">
          <table:table-cell office:value-type="string">
            <text:p>[Log] Longitude: -75.694265971030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8 (try.html, line 32)</text:p>
          </table:table-cell>
        </table:table-row>
        <table:table-row table:style-name="ro1">
          <table:table-cell office:value-type="string">
            <text:p>[Log] <text:s/>Time:Wed Feb 05 2014 20:11:50 GMT-0500 (EST) (try.html, line 33)</text:p>
          </table:table-cell>
        </table:table-row>
        <table:table-row table:style-name="ro1">
          <table:table-cell office:value-type="string">
            <text:p>[Log] <text:s/>Latitude:45.432763360483044 (try.html, line 34)</text:p>
          </table:table-cell>
        </table:table-row>
        <table:table-row table:style-name="ro1">
          <table:table-cell office:value-type="string">
            <text:p>[Log] Longitude: -75.694299079548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9 (try.html, line 32)</text:p>
          </table:table-cell>
        </table:table-row>
        <table:table-row table:style-name="ro1">
          <table:table-cell office:value-type="string">
            <text:p>[Log] <text:s/>Time:Wed Feb 05 2014 20:11:51 GMT-0500 (EST) (try.html, line 33)</text:p>
          </table:table-cell>
        </table:table-row>
        <table:table-row table:style-name="ro1">
          <table:table-cell office:value-type="string">
            <text:p>[Log] <text:s/>Latitude:45.432760426816934 (try.html, line 34)</text:p>
          </table:table-cell>
        </table:table-row>
        <table:table-row table:style-name="ro1">
          <table:table-cell office:value-type="string">
            <text:p>[Log] Longitude: -75.694338893588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0 (try.html, line 32)</text:p>
          </table:table-cell>
        </table:table-row>
        <table:table-row table:style-name="ro1">
          <table:table-cell office:value-type="string">
            <text:p>[Log] <text:s/>Time:Wed Feb 05 2014 20:11:52 GMT-0500 (EST) (try.html, line 33)</text:p>
          </table:table-cell>
        </table:table-row>
        <table:table-row table:style-name="ro1">
          <table:table-cell office:value-type="string">
            <text:p>[Log] <text:s/>Latitude:45.4327682638964 (try.html, line 34)</text:p>
          </table:table-cell>
        </table:table-row>
        <table:table-row table:style-name="ro1">
          <table:table-cell office:value-type="string">
            <text:p>[Log] Longitude: -75.694379797275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1 (try.html, line 32)</text:p>
          </table:table-cell>
        </table:table-row>
        <table:table-row table:style-name="ro1">
          <table:table-cell office:value-type="string">
            <text:p>[Log] <text:s/>Time:Wed Feb 05 2014 20:11:53 GMT-0500 (EST) (try.html, line 33)</text:p>
          </table:table-cell>
        </table:table-row>
        <table:table-row table:style-name="ro1">
          <table:table-cell office:value-type="string">
            <text:p>[Log] <text:s/>Latitude:45.432783896145814 (try.html, line 34)</text:p>
          </table:table-cell>
        </table:table-row>
        <table:table-row table:style-name="ro1">
          <table:table-cell office:value-type="string">
            <text:p>[Log] Longitude: -75.69442464045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2 (try.html, line 32)</text:p>
          </table:table-cell>
        </table:table-row>
        <table:table-row table:style-name="ro1">
          <table:table-cell office:value-type="string">
            <text:p>[Log] <text:s/>Time:Wed Feb 05 2014 20:11:54 GMT-0500 (EST) (try.html, line 33)</text:p>
          </table:table-cell>
        </table:table-row>
        <table:table-row table:style-name="ro1">
          <table:table-cell office:value-type="string">
            <text:p>[Log] <text:s/>Latitude:45.43281004768371 (try.html, line 34)</text:p>
          </table:table-cell>
        </table:table-row>
        <table:table-row table:style-name="ro1">
          <table:table-cell office:value-type="string">
            <text:p>[Log] Longitude: -75.694473255496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3 (try.html, line 32)</text:p>
          </table:table-cell>
        </table:table-row>
        <table:table-row table:style-name="ro1">
          <table:table-cell office:value-type="string">
            <text:p>[Log] <text:s/>Time:Wed Feb 05 2014 20:11:55 GMT-0500 (EST) (try.html, line 33)</text:p>
          </table:table-cell>
        </table:table-row>
        <table:table-row table:style-name="ro1">
          <table:table-cell office:value-type="string">
            <text:p>[Log] <text:s/>Latitude:45.43284059972077 (try.html, line 34)</text:p>
          </table:table-cell>
        </table:table-row>
        <table:table-row table:style-name="ro1">
          <table:table-cell office:value-type="string">
            <text:p>[Log] Longitude: -75.694513404812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4 (try.html, line 32)</text:p>
          </table:table-cell>
        </table:table-row>
        <table:table-row table:style-name="ro1">
          <table:table-cell office:value-type="string">
            <text:p>[Log] <text:s/>Time:Wed Feb 05 2014 20:11:56 GMT-0500 (EST) (try.html, line 33)</text:p>
          </table:table-cell>
        </table:table-row>
        <table:table-row table:style-name="ro1">
          <table:table-cell office:value-type="string">
            <text:p>[Log] <text:s/>Latitude:45.43287672572344 (try.html, line 34)</text:p>
          </table:table-cell>
        </table:table-row>
        <table:table-row table:style-name="ro1">
          <table:table-cell office:value-type="string">
            <text:p>[Log] Longitude: -75.694552213024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5 (try.html, line 32)</text:p>
          </table:table-cell>
        </table:table-row>
        <table:table-row table:style-name="ro1">
          <table:table-cell office:value-type="string">
            <text:p>[Log] <text:s/>Time:Wed Feb 05 2014 20:11:57 GMT-0500 (EST) (try.html, line 33)</text:p>
          </table:table-cell>
        </table:table-row>
        <table:table-row table:style-name="ro1">
          <table:table-cell office:value-type="string">
            <text:p>[Log] <text:s/>Latitude:45.432919180063 (try.html, line 34)</text:p>
          </table:table-cell>
        </table:table-row>
        <table:table-row table:style-name="ro1">
          <table:table-cell office:value-type="string">
            <text:p>[Log] Longitude: -75.69458666264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6 (try.html, line 32)</text:p>
          </table:table-cell>
        </table:table-row>
        <table:table-row table:style-name="ro1">
          <table:table-cell office:value-type="string">
            <text:p>[Log] <text:s/>Time:Wed Feb 05 2014 20:11:58 GMT-0500 (EST) (try.html, line 33)</text:p>
          </table:table-cell>
        </table:table-row>
        <table:table-row table:style-name="ro1">
          <table:table-cell office:value-type="string">
            <text:p>[Log] <text:s/>Latitude:45.4329667473635 (try.html, line 34)</text:p>
          </table:table-cell>
        </table:table-row>
        <table:table-row table:style-name="ro1">
          <table:table-cell office:value-type="string">
            <text:p>[Log] Longitude: -75.69462144754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7 (try.html, line 32)</text:p>
          </table:table-cell>
        </table:table-row>
        <table:table-row table:style-name="ro1">
          <table:table-cell office:value-type="string">
            <text:p>[Log] <text:s/>Time:Wed Feb 05 2014 20:11:59 GMT-0500 (EST) (try.html, line 33)</text:p>
          </table:table-cell>
        </table:table-row>
        <table:table-row table:style-name="ro1">
          <table:table-cell office:value-type="string">
            <text:p>[Log] <text:s/>Latitude:45.433094194201225 (try.html, line 34)</text:p>
          </table:table-cell>
        </table:table-row>
        <table:table-row table:style-name="ro1">
          <table:table-cell office:value-type="string">
            <text:p>[Log] Longitude: -75.694710128079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8 (try.html, line 32)</text:p>
          </table:table-cell>
        </table:table-row>
        <table:table-row table:style-name="ro1">
          <table:table-cell office:value-type="string">
            <text:p>[Log] <text:s/>Time:Wed Feb 05 2014 20:12:00 GMT-0500 (EST) (try.html, line 33)</text:p>
          </table:table-cell>
        </table:table-row>
        <table:table-row table:style-name="ro1">
          <table:table-cell office:value-type="string">
            <text:p>[Log] <text:s/>Latitude:45.43313886974513 (try.html, line 34)</text:p>
          </table:table-cell>
        </table:table-row>
        <table:table-row table:style-name="ro1">
          <table:table-cell office:value-type="string">
            <text:p>[Log] Longitude: -75.694768549944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9 (try.html, line 32)</text:p>
          </table:table-cell>
        </table:table-row>
        <table:table-row table:style-name="ro1">
          <table:table-cell office:value-type="string">
            <text:p>[Log] <text:s/>Time:Wed Feb 05 2014 20:12:01 GMT-0500 (EST) (try.html, line 33)</text:p>
          </table:table-cell>
        </table:table-row>
        <table:table-row table:style-name="ro1">
          <table:table-cell office:value-type="string">
            <text:p>[Log] <text:s/>Latitude:45.433185137850636 (try.html, line 34)</text:p>
          </table:table-cell>
        </table:table-row>
        <table:table-row table:style-name="ro1">
          <table:table-cell office:value-type="string">
            <text:p>[Log] Longitude: -75.694826552714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0 (try.html, line 32)</text:p>
          </table:table-cell>
        </table:table-row>
        <table:table-row table:style-name="ro1">
          <table:table-cell office:value-type="string">
            <text:p>[Log] <text:s/>Time:Wed Feb 05 2014 20:12:02 GMT-0500 (EST) (try.html, line 33)</text:p>
          </table:table-cell>
        </table:table-row>
        <table:table-row table:style-name="ro1">
          <table:table-cell office:value-type="string">
            <text:p>[Log] <text:s/>Latitude:45.433221557219916 (try.html, line 34)</text:p>
          </table:table-cell>
        </table:table-row>
        <table:table-row table:style-name="ro1">
          <table:table-cell office:value-type="string">
            <text:p>[Log] Longitude: -75.694888830255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1 (try.html, line 32)</text:p>
          </table:table-cell>
        </table:table-row>
        <table:table-row table:style-name="ro1">
          <table:table-cell office:value-type="string">
            <text:p>[Log] <text:s/>Time:Wed Feb 05 2014 20:12:03 GMT-0500 (EST) (try.html, line 33)</text:p>
          </table:table-cell>
        </table:table-row>
        <table:table-row table:style-name="ro1">
          <table:table-cell office:value-type="string">
            <text:p>[Log] <text:s/>Latitude:45.43326019779354 (try.html, line 34)</text:p>
          </table:table-cell>
        </table:table-row>
        <table:table-row table:style-name="ro1">
          <table:table-cell office:value-type="string">
            <text:p>[Log] Longitude: -75.694941384788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2 (try.html, line 32)</text:p>
          </table:table-cell>
        </table:table-row>
        <table:table-row table:style-name="ro1">
          <table:table-cell office:value-type="string">
            <text:p>[Log] <text:s/>Time:Wed Feb 05 2014 20:12:04 GMT-0500 (EST) (try.html, line 33)</text:p>
          </table:table-cell>
        </table:table-row>
        <table:table-row table:style-name="ro1">
          <table:table-cell office:value-type="string">
            <text:p>[Log] <text:s/>Latitude:45.4333044961518 (try.html, line 34)</text:p>
          </table:table-cell>
        </table:table-row>
        <table:table-row table:style-name="ro1">
          <table:table-cell office:value-type="string">
            <text:p>[Log] Longitude: -75.694987149979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3 (try.html, line 32)</text:p>
          </table:table-cell>
        </table:table-row>
        <table:table-row table:style-name="ro1">
          <table:table-cell office:value-type="string">
            <text:p>[Log] <text:s/>Time:Wed Feb 05 2014 20:12:05 GMT-0500 (EST) (try.html, line 33)</text:p>
          </table:table-cell>
        </table:table-row>
        <table:table-row table:style-name="ro1">
          <table:table-cell office:value-type="string">
            <text:p>[Log] <text:s/>Latitude:45.43335223109036 (try.html, line 34)</text:p>
          </table:table-cell>
        </table:table-row>
        <table:table-row table:style-name="ro1">
          <table:table-cell office:value-type="string">
            <text:p>[Log] Longitude: -75.695033082809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4 (try.html, line 32)</text:p>
          </table:table-cell>
        </table:table-row>
        <table:table-row table:style-name="ro1">
          <table:table-cell office:value-type="string">
            <text:p>[Log] <text:s/>Time:Wed Feb 05 2014 20:12:06 GMT-0500 (EST) (try.html, line 33)</text:p>
          </table:table-cell>
        </table:table-row>
        <table:table-row table:style-name="ro1">
          <table:table-cell office:value-type="string">
            <text:p>[Log] <text:s/>Latitude:45.43342891061259 (try.html, line 34)</text:p>
          </table:table-cell>
        </table:table-row>
        <table:table-row table:style-name="ro1">
          <table:table-cell office:value-type="string">
            <text:p>[Log] Longitude: -75.695027948740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5 (try.html, line 32)</text:p>
          </table:table-cell>
        </table:table-row>
        <table:table-row table:style-name="ro1">
          <table:table-cell office:value-type="string">
            <text:p>[Log] <text:s/>Time:Wed Feb 05 2014 20:12:07 GMT-0500 (EST) (try.html, line 33)</text:p>
          </table:table-cell>
        </table:table-row>
        <table:table-row table:style-name="ro1">
          <table:table-cell office:value-type="string">
            <text:p>[Log] <text:s/>Latitude:45.43347642803945 (try.html, line 34)</text:p>
          </table:table-cell>
        </table:table-row>
        <table:table-row table:style-name="ro1">
          <table:table-cell office:value-type="string">
            <text:p>[Log] Longitude: -75.695069334306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6 (try.html, line 32)</text:p>
          </table:table-cell>
        </table:table-row>
        <table:table-row table:style-name="ro1">
          <table:table-cell office:value-type="string">
            <text:p>[Log] <text:s/>Time:Wed Feb 05 2014 20:12:08 GMT-0500 (EST) (try.html, line 33)</text:p>
          </table:table-cell>
        </table:table-row>
        <table:table-row table:style-name="ro1">
          <table:table-cell office:value-type="string">
            <text:p>[Log] <text:s/>Latitude:45.43347456835095 (try.html, line 34)</text:p>
          </table:table-cell>
        </table:table-row>
        <table:table-row table:style-name="ro1">
          <table:table-cell office:value-type="string">
            <text:p>[Log] Longitude: -75.695067714650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7 (try.html, line 32)</text:p>
          </table:table-cell>
        </table:table-row>
        <table:table-row table:style-name="ro1">
          <table:table-cell office:value-type="string">
            <text:p>[Log] <text:s/>Time:Wed Feb 05 2014 20:12:09 GMT-0500 (EST) (try.html, line 33)</text:p>
          </table:table-cell>
        </table:table-row>
        <table:table-row table:style-name="ro1">
          <table:table-cell office:value-type="string">
            <text:p>[Log] <text:s/>Latitude:45.43347456835095 (try.html, line 34)</text:p>
          </table:table-cell>
        </table:table-row>
        <table:table-row table:style-name="ro1">
          <table:table-cell office:value-type="string">
            <text:p>[Log] Longitude: -75.695067714650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8 (try.html, line 32)</text:p>
          </table:table-cell>
        </table:table-row>
        <table:table-row table:style-name="ro1">
          <table:table-cell office:value-type="string">
            <text:p>[Log] <text:s/>Time:Wed Feb 05 2014 20:12:10 GMT-0500 (EST) (try.html, line 33)</text:p>
          </table:table-cell>
        </table:table-row>
        <table:table-row table:style-name="ro1">
          <table:table-cell office:value-type="string">
            <text:p>[Log] <text:s/>Latitude:45.43363141335352 (try.html, line 34)</text:p>
          </table:table-cell>
        </table:table-row>
        <table:table-row table:style-name="ro1">
          <table:table-cell office:value-type="string">
            <text:p>[Log] Longitude: -75.695200215923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9 (try.html, line 32)</text:p>
          </table:table-cell>
        </table:table-row>
        <table:table-row table:style-name="ro1">
          <table:table-cell office:value-type="string">
            <text:p>[Log] <text:s/>Time:Wed Feb 05 2014 20:12:11 GMT-0500 (EST) (try.html, line 33)</text:p>
          </table:table-cell>
        </table:table-row>
        <table:table-row table:style-name="ro1">
          <table:table-cell office:value-type="string">
            <text:p>[Log] <text:s/>Latitude:45.43366605666594 (try.html, line 34)</text:p>
          </table:table-cell>
        </table:table-row>
        <table:table-row table:style-name="ro1">
          <table:table-cell office:value-type="string">
            <text:p>[Log] Longitude: -75.695229468274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0 (try.html, line 32)</text:p>
          </table:table-cell>
        </table:table-row>
        <table:table-row table:style-name="ro1">
          <table:table-cell office:value-type="string">
            <text:p>[Log] <text:s/>Time:Wed Feb 05 2014 20:12:12 GMT-0500 (EST) (try.html, line 33)</text:p>
          </table:table-cell>
        </table:table-row>
        <table:table-row table:style-name="ro1">
          <table:table-cell office:value-type="string">
            <text:p>[Log] <text:s/>Latitude:45.43370542704838 (try.html, line 34)</text:p>
          </table:table-cell>
        </table:table-row>
        <table:table-row table:style-name="ro1">
          <table:table-cell office:value-type="string">
            <text:p>[Log] Longitude: -75.695262712342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1 (try.html, line 32)</text:p>
          </table:table-cell>
        </table:table-row>
        <table:table-row table:style-name="ro1">
          <table:table-cell office:value-type="string">
            <text:p>[Log] <text:s/>Time:Wed Feb 05 2014 20:12:13 GMT-0500 (EST) (try.html, line 33)</text:p>
          </table:table-cell>
        </table:table-row>
        <table:table-row table:style-name="ro1">
          <table:table-cell office:value-type="string">
            <text:p>[Log] <text:s/>Latitude:45.433715578322776 (try.html, line 34)</text:p>
          </table:table-cell>
        </table:table-row>
        <table:table-row table:style-name="ro1">
          <table:table-cell office:value-type="string">
            <text:p>[Log] Longitude: -75.695271283861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2 (try.html, line 32)</text:p>
          </table:table-cell>
        </table:table-row>
        <table:table-row table:style-name="ro1">
          <table:table-cell office:value-type="string">
            <text:p>[Log] <text:s/>Time:Wed Feb 05 2014 20:12:14 GMT-0500 (EST) (try.html, line 33)</text:p>
          </table:table-cell>
        </table:table-row>
        <table:table-row table:style-name="ro1">
          <table:table-cell office:value-type="string">
            <text:p>[Log] <text:s/>Latitude:45.43374039060121 (try.html, line 34)</text:p>
          </table:table-cell>
        </table:table-row>
        <table:table-row table:style-name="ro1">
          <table:table-cell office:value-type="string">
            <text:p>[Log] Longitude: -75.695292235222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3 (try.html, line 32)</text:p>
          </table:table-cell>
        </table:table-row>
        <table:table-row table:style-name="ro1">
          <table:table-cell office:value-type="string">
            <text:p>[Log] <text:s/>Time:Wed Feb 05 2014 20:12:15 GMT-0500 (EST) (try.html, line 33)</text:p>
          </table:table-cell>
        </table:table-row>
        <table:table-row table:style-name="ro1">
          <table:table-cell office:value-type="string">
            <text:p>[Log] <text:s/>Latitude:45.433761787713216 (try.html, line 34)</text:p>
          </table:table-cell>
        </table:table-row>
        <table:table-row table:style-name="ro1">
          <table:table-cell office:value-type="string">
            <text:p>[Log] Longitude: -75.695310302562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4 (try.html, line 32)</text:p>
          </table:table-cell>
        </table:table-row>
        <table:table-row table:style-name="ro1">
          <table:table-cell office:value-type="string">
            <text:p>[Log] <text:s/>Time:Wed Feb 05 2014 20:12:16 GMT-0500 (EST) (try.html, line 33)</text:p>
          </table:table-cell>
        </table:table-row>
        <table:table-row table:style-name="ro1">
          <table:table-cell office:value-type="string">
            <text:p>[Log] <text:s/>Latitude:45.43376906329925 (try.html, line 34)</text:p>
          </table:table-cell>
        </table:table-row>
        <table:table-row table:style-name="ro1">
          <table:table-cell office:value-type="string">
            <text:p>[Log] Longitude: -75.695316446153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5 (try.html, line 32)</text:p>
          </table:table-cell>
        </table:table-row>
        <table:table-row table:style-name="ro1">
          <table:table-cell office:value-type="string">
            <text:p>[Log] <text:s/>Time:Wed Feb 05 2014 20:12:17 GMT-0500 (EST) (try.html, line 33)</text:p>
          </table:table-cell>
        </table:table-row>
        <table:table-row table:style-name="ro1">
          <table:table-cell office:value-type="string">
            <text:p>[Log] <text:s/>Latitude:45.43378073787184 (try.html, line 34)</text:p>
          </table:table-cell>
        </table:table-row>
        <table:table-row table:style-name="ro1">
          <table:table-cell office:value-type="string">
            <text:p>[Log] Longitude: -75.69532630413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6 (try.html, line 32)</text:p>
          </table:table-cell>
        </table:table-row>
        <table:table-row table:style-name="ro1">
          <table:table-cell office:value-type="string">
            <text:p>[Log] <text:s/>Time:Wed Feb 05 2014 20:12:18 GMT-0500 (EST) (try.html, line 33)</text:p>
          </table:table-cell>
        </table:table-row>
        <table:table-row table:style-name="ro1">
          <table:table-cell office:value-type="string">
            <text:p>[Log] <text:s/>Latitude:45.43378056601128 (try.html, line 34)</text:p>
          </table:table-cell>
        </table:table-row>
        <table:table-row table:style-name="ro1">
          <table:table-cell office:value-type="string">
            <text:p>[Log] Longitude: -75.695326159011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7 (try.html, line 32)</text:p>
          </table:table-cell>
        </table:table-row>
        <table:table-row table:style-name="ro1">
          <table:table-cell office:value-type="string">
            <text:p>[Log] <text:s/>Time:Wed Feb 05 2014 20:12:19 GMT-0500 (EST) (try.html, line 33)</text:p>
          </table:table-cell>
        </table:table-row>
        <table:table-row table:style-name="ro1">
          <table:table-cell office:value-type="string">
            <text:p>[Log] <text:s/>Latitude:45.43378805021706 (try.html, line 34)</text:p>
          </table:table-cell>
        </table:table-row>
        <table:table-row table:style-name="ro1">
          <table:table-cell office:value-type="string">
            <text:p>[Log] Longitude: -75.69533247875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8 (try.html, line 32)</text:p>
          </table:table-cell>
        </table:table-row>
        <table:table-row table:style-name="ro1">
          <table:table-cell office:value-type="string">
            <text:p>[Log] <text:s/>Time:Wed Feb 05 2014 20:12:20 GMT-0500 (EST) (try.html, line 33)</text:p>
          </table:table-cell>
        </table:table-row>
        <table:table-row table:style-name="ro1">
          <table:table-cell office:value-type="string">
            <text:p>[Log] <text:s/>Latitude:45.433796482411864 (try.html, line 34)</text:p>
          </table:table-cell>
        </table:table-row>
        <table:table-row table:style-name="ro1">
          <table:table-cell office:value-type="string">
            <text:p>[Log] Longitude: -75.695339598541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9 (try.html, line 32)</text:p>
          </table:table-cell>
        </table:table-row>
        <table:table-row table:style-name="ro1">
          <table:table-cell office:value-type="string">
            <text:p>[Log] <text:s/>Time:Wed Feb 05 2014 20:12:21 GMT-0500 (EST) (try.html, line 33)</text:p>
          </table:table-cell>
        </table:table-row>
        <table:table-row table:style-name="ro1">
          <table:table-cell office:value-type="string">
            <text:p>[Log] <text:s/>Latitude:45.43379735412152 (try.html, line 34)</text:p>
          </table:table-cell>
        </table:table-row>
        <table:table-row table:style-name="ro1">
          <table:table-cell office:value-type="string">
            <text:p>[Log] Longitude: -75.69534033465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0 (try.html, line 32)</text:p>
          </table:table-cell>
        </table:table-row>
        <table:table-row table:style-name="ro1">
          <table:table-cell office:value-type="string">
            <text:p>[Log] <text:s/>Time:Wed Feb 05 2014 20:12:22 GMT-0500 (EST) (try.html, line 33)</text:p>
          </table:table-cell>
        </table:table-row>
        <table:table-row table:style-name="ro1">
          <table:table-cell office:value-type="string">
            <text:p>[Log] <text:s/>Latitude:45.43380420051125 (try.html, line 34)</text:p>
          </table:table-cell>
        </table:table-row>
        <table:table-row table:style-name="ro1">
          <table:table-cell office:value-type="string">
            <text:p>[Log] Longitude: -75.695346115717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1 (try.html, line 32)</text:p>
          </table:table-cell>
        </table:table-row>
        <table:table-row table:style-name="ro1">
          <table:table-cell office:value-type="string">
            <text:p>[Log] <text:s/>Time:Wed Feb 05 2014 20:12:23 GMT-0500 (EST) (try.html, line 33)</text:p>
          </table:table-cell>
        </table:table-row>
        <table:table-row table:style-name="ro1">
          <table:table-cell office:value-type="string">
            <text:p>[Log] <text:s/>Latitude:45.43380460994361 (try.html, line 34)</text:p>
          </table:table-cell>
        </table:table-row>
        <table:table-row table:style-name="ro1">
          <table:table-cell office:value-type="string">
            <text:p>[Log] Longitude: -75.695346461307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2 (try.html, line 32)</text:p>
          </table:table-cell>
        </table:table-row>
        <table:table-row table:style-name="ro1">
          <table:table-cell office:value-type="string">
            <text:p>[Log] <text:s/>Time:Wed Feb 05 2014 20:12:24 GMT-0500 (EST) (try.html, line 33)</text:p>
          </table:table-cell>
        </table:table-row>
        <table:table-row table:style-name="ro1">
          <table:table-cell office:value-type="string">
            <text:p>[Log] <text:s/>Latitude:45.43380725448145 (try.html, line 34)</text:p>
          </table:table-cell>
        </table:table-row>
        <table:table-row table:style-name="ro1">
          <table:table-cell office:value-type="string">
            <text:p>[Log] Longitude: -75.695348694544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3 (try.html, line 32)</text:p>
          </table:table-cell>
        </table:table-row>
        <table:table-row table:style-name="ro1">
          <table:table-cell office:value-type="string">
            <text:p>[Log] <text:s/>Time:Wed Feb 05 2014 20:12:25 GMT-0500 (EST) (try.html, line 33)</text:p>
          </table:table-cell>
        </table:table-row>
        <table:table-row table:style-name="ro1">
          <table:table-cell office:value-type="string">
            <text:p>[Log] <text:s/>Latitude:45.433811133289886 (try.html, line 34)</text:p>
          </table:table-cell>
        </table:table-row>
        <table:table-row table:style-name="ro1">
          <table:table-cell office:value-type="string">
            <text:p>[Log] Longitude: -75.69535196987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4 (try.html, line 32)</text:p>
          </table:table-cell>
        </table:table-row>
        <table:table-row table:style-name="ro1">
          <table:table-cell office:value-type="string">
            <text:p>[Log] <text:s/>Time:Wed Feb 05 2014 20:12:26 GMT-0500 (EST) (try.html, line 33)</text:p>
          </table:table-cell>
        </table:table-row>
        <table:table-row table:style-name="ro1">
          <table:table-cell office:value-type="string">
            <text:p>[Log] <text:s/>Latitude:45.4338164053626 (try.html, line 34)</text:p>
          </table:table-cell>
        </table:table-row>
        <table:table-row table:style-name="ro1">
          <table:table-cell office:value-type="string">
            <text:p>[Log] Longitude: -75.695356421283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5 (try.html, line 32)</text:p>
          </table:table-cell>
        </table:table-row>
        <table:table-row table:style-name="ro1">
          <table:table-cell office:value-type="string">
            <text:p>[Log] <text:s/>Time:Wed Feb 05 2014 20:12:27 GMT-0500 (EST) (try.html, line 33)</text:p>
          </table:table-cell>
        </table:table-row>
        <table:table-row table:style-name="ro1">
          <table:table-cell office:value-type="string">
            <text:p>[Log] <text:s/>Latitude:45.43382216268783 (try.html, line 34)</text:p>
          </table:table-cell>
        </table:table-row>
        <table:table-row table:style-name="ro1">
          <table:table-cell office:value-type="string">
            <text:p>[Log] Longitude: -75.695361282787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6 (try.html, line 32)</text:p>
          </table:table-cell>
        </table:table-row>
        <table:table-row table:style-name="ro1">
          <table:table-cell office:value-type="string">
            <text:p>[Log] <text:s/>Time:Wed Feb 05 2014 20:12:28 GMT-0500 (EST) (try.html, line 33)</text:p>
          </table:table-cell>
        </table:table-row>
        <table:table-row table:style-name="ro1">
          <table:table-cell office:value-type="string">
            <text:p>[Log] <text:s/>Latitude:45.43382912533307 (try.html, line 34)</text:p>
          </table:table-cell>
        </table:table-row>
        <table:table-row table:style-name="ro1">
          <table:table-cell office:value-type="string">
            <text:p>[Log] Longitude: -75.69536716215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7 (try.html, line 32)</text:p>
          </table:table-cell>
        </table:table-row>
        <table:table-row table:style-name="ro1">
          <table:table-cell office:value-type="string">
            <text:p>[Log] <text:s/>Time:Wed Feb 05 2014 20:12:29 GMT-0500 (EST) (try.html, line 33)</text:p>
          </table:table-cell>
        </table:table-row>
        <table:table-row table:style-name="ro1">
          <table:table-cell office:value-type="string">
            <text:p>[Log] <text:s/>Latitude:45.433839475557285 (try.html, line 34)</text:p>
          </table:table-cell>
        </table:table-row>
        <table:table-row table:style-name="ro1">
          <table:table-cell office:value-type="string">
            <text:p>[Log] Longitude: -75.695375901595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8 (try.html, line 32)</text:p>
          </table:table-cell>
        </table:table-row>
        <table:table-row table:style-name="ro1">
          <table:table-cell office:value-type="string">
            <text:p>[Log] <text:s/>Time:Wed Feb 05 2014 20:12:30 GMT-0500 (EST) (try.html, line 33)</text:p>
          </table:table-cell>
        </table:table-row>
        <table:table-row table:style-name="ro1">
          <table:table-cell office:value-type="string">
            <text:p>[Log] <text:s/>Latitude:45.433854283579876 (try.html, line 34)</text:p>
          </table:table-cell>
        </table:table-row>
        <table:table-row table:style-name="ro1">
          <table:table-cell office:value-type="string">
            <text:p>[Log] Longitude: -75.695388405611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9 (try.html, line 32)</text:p>
          </table:table-cell>
        </table:table-row>
        <table:table-row table:style-name="ro1">
          <table:table-cell office:value-type="string">
            <text:p>[Log] <text:s/>Time:Wed Feb 05 2014 20:12:31 GMT-0500 (EST) (try.html, line 33)</text:p>
          </table:table-cell>
        </table:table-row>
        <table:table-row table:style-name="ro1">
          <table:table-cell office:value-type="string">
            <text:p>[Log] <text:s/>Latitude:45.433878305423875 (try.html, line 34)</text:p>
          </table:table-cell>
        </table:table-row>
        <table:table-row table:style-name="ro1">
          <table:table-cell office:value-type="string">
            <text:p>[Log] Longitude: -75.695408689243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0 (try.html, line 32)</text:p>
          </table:table-cell>
        </table:table-row>
        <table:table-row table:style-name="ro1">
          <table:table-cell office:value-type="string">
            <text:p>[Log] <text:s/>Time:Wed Feb 05 2014 20:12:32 GMT-0500 (EST) (try.html, line 33)</text:p>
          </table:table-cell>
        </table:table-row>
        <table:table-row table:style-name="ro1">
          <table:table-cell office:value-type="string">
            <text:p>[Log] <text:s/>Latitude:45.43391420720773 (try.html, line 34)</text:p>
          </table:table-cell>
        </table:table-row>
        <table:table-row table:style-name="ro1">
          <table:table-cell office:value-type="string">
            <text:p>[Log] Longitude: -75.695439004598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1 (try.html, line 32)</text:p>
          </table:table-cell>
        </table:table-row>
        <table:table-row table:style-name="ro1">
          <table:table-cell office:value-type="string">
            <text:p>[Log] <text:s/>Time:Wed Feb 05 2014 20:12:33 GMT-0500 (EST) (try.html, line 33)</text:p>
          </table:table-cell>
        </table:table-row>
        <table:table-row table:style-name="ro1">
          <table:table-cell office:value-type="string">
            <text:p>[Log] <text:s/>Latitude:45.43395004233851 (try.html, line 34)</text:p>
          </table:table-cell>
        </table:table-row>
        <table:table-row table:style-name="ro1">
          <table:table-cell office:value-type="string">
            <text:p>[Log] Longitude: -75.695469263575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2 (try.html, line 32)</text:p>
          </table:table-cell>
        </table:table-row>
        <table:table-row table:style-name="ro1">
          <table:table-cell office:value-type="string">
            <text:p>[Log] <text:s/>Time:Wed Feb 05 2014 20:12:34 GMT-0500 (EST) (try.html, line 33)</text:p>
          </table:table-cell>
        </table:table-row>
        <table:table-row table:style-name="ro1">
          <table:table-cell office:value-type="string">
            <text:p>[Log] <text:s/>Latitude:45.43398181851881 (try.html, line 34)</text:p>
          </table:table-cell>
        </table:table-row>
        <table:table-row table:style-name="ro1">
          <table:table-cell office:value-type="string">
            <text:p>[Log] Longitude: -75.695496095263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3 (try.html, line 32)</text:p>
          </table:table-cell>
        </table:table-row>
        <table:table-row table:style-name="ro1">
          <table:table-cell office:value-type="string">
            <text:p>[Log] <text:s/>Time:Wed Feb 05 2014 20:12:35 GMT-0500 (EST) (try.html, line 33)</text:p>
          </table:table-cell>
        </table:table-row>
        <table:table-row table:style-name="ro1">
          <table:table-cell office:value-type="string">
            <text:p>[Log] <text:s/>Latitude:45.434010473172975 (try.html, line 34)</text:p>
          </table:table-cell>
        </table:table-row>
        <table:table-row table:style-name="ro1">
          <table:table-cell office:value-type="string">
            <text:p>[Log] Longitude: -75.695520291030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4 (try.html, line 32)</text:p>
          </table:table-cell>
        </table:table-row>
        <table:table-row table:style-name="ro1">
          <table:table-cell office:value-type="string">
            <text:p>[Log] <text:s/>Time:Wed Feb 05 2014 20:12:36 GMT-0500 (EST) (try.html, line 33)</text:p>
          </table:table-cell>
        </table:table-row>
        <table:table-row table:style-name="ro1">
          <table:table-cell office:value-type="string">
            <text:p>[Log] <text:s/>Latitude:45.434042227262374 (try.html, line 34)</text:p>
          </table:table-cell>
        </table:table-row>
        <table:table-row table:style-name="ro1">
          <table:table-cell office:value-type="string">
            <text:p>[Log] Longitude: -75.69554710403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5 (try.html, line 32)</text:p>
          </table:table-cell>
        </table:table-row>
        <table:table-row table:style-name="ro1">
          <table:table-cell office:value-type="string">
            <text:p>[Log] <text:s/>Time:Wed Feb 05 2014 20:12:37 GMT-0500 (EST) (try.html, line 33)</text:p>
          </table:table-cell>
        </table:table-row>
        <table:table-row table:style-name="ro1">
          <table:table-cell office:value-type="string">
            <text:p>[Log] <text:s/>Latitude:45.4340640562068 (try.html, line 34)</text:p>
          </table:table-cell>
        </table:table-row>
        <table:table-row table:style-name="ro1">
          <table:table-cell office:value-type="string">
            <text:p>[Log] Longitude: -75.695565536179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6 (try.html, line 32)</text:p>
          </table:table-cell>
        </table:table-row>
        <table:table-row table:style-name="ro1">
          <table:table-cell office:value-type="string">
            <text:p>[Log] <text:s/>Time:Wed Feb 05 2014 20:12:38 GMT-0500 (EST) (try.html, line 33)</text:p>
          </table:table-cell>
        </table:table-row>
        <table:table-row table:style-name="ro1">
          <table:table-cell office:value-type="string">
            <text:p>[Log] <text:s/>Latitude:45.434079813534275 (try.html, line 34)</text:p>
          </table:table-cell>
        </table:table-row>
        <table:table-row table:style-name="ro1">
          <table:table-cell office:value-type="string">
            <text:p>[Log] Longitude: -75.695578841693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7 (try.html, line 32)</text:p>
          </table:table-cell>
        </table:table-row>
        <table:table-row table:style-name="ro1">
          <table:table-cell office:value-type="string">
            <text:p>[Log] <text:s/>Time:Wed Feb 05 2014 20:12:39 GMT-0500 (EST) (try.html, line 33)</text:p>
          </table:table-cell>
        </table:table-row>
        <table:table-row table:style-name="ro1">
          <table:table-cell office:value-type="string">
            <text:p>[Log] <text:s/>Latitude:45.434091959507754 (try.html, line 34)</text:p>
          </table:table-cell>
        </table:table-row>
        <table:table-row table:style-name="ro1">
          <table:table-cell office:value-type="string">
            <text:p>[Log] Longitude: -75.695589097820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8 (try.html, line 32)</text:p>
          </table:table-cell>
        </table:table-row>
        <table:table-row table:style-name="ro1">
          <table:table-cell office:value-type="string">
            <text:p>[Log] <text:s/>Time:Wed Feb 05 2014 20:12:40 GMT-0500 (EST) (try.html, line 33)</text:p>
          </table:table-cell>
        </table:table-row>
        <table:table-row table:style-name="ro1">
          <table:table-cell office:value-type="string">
            <text:p>[Log] <text:s/>Latitude:45.43420228362895 (try.html, line 34)</text:p>
          </table:table-cell>
        </table:table-row>
        <table:table-row table:style-name="ro1">
          <table:table-cell office:value-type="string">
            <text:p>[Log] Longitude: -75.695370054113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9 (try.html, line 32)</text:p>
          </table:table-cell>
        </table:table-row>
        <table:table-row table:style-name="ro1">
          <table:table-cell office:value-type="string">
            <text:p>[Log] <text:s/>Time:Wed Feb 05 2014 20:12:41 GMT-0500 (EST) (try.html, line 33)</text:p>
          </table:table-cell>
        </table:table-row>
        <table:table-row table:style-name="ro1">
          <table:table-cell office:value-type="string">
            <text:p>[Log] <text:s/>Latitude:45.43422661963418 (try.html, line 34)</text:p>
          </table:table-cell>
        </table:table-row>
        <table:table-row table:style-name="ro1">
          <table:table-cell office:value-type="string">
            <text:p>[Log] Longitude: -75.695310391906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0 (try.html, line 32)</text:p>
          </table:table-cell>
        </table:table-row>
        <table:table-row table:style-name="ro1">
          <table:table-cell office:value-type="string">
            <text:p>[Log] <text:s/>Time:Wed Feb 05 2014 20:12:42 GMT-0500 (EST) (try.html, line 33)</text:p>
          </table:table-cell>
        </table:table-row>
        <table:table-row table:style-name="ro1">
          <table:table-cell office:value-type="string">
            <text:p>[Log] <text:s/>Latitude:45.434281380662256 (try.html, line 34)</text:p>
          </table:table-cell>
        </table:table-row>
        <table:table-row table:style-name="ro1">
          <table:table-cell office:value-type="string">
            <text:p>[Log] Longitude: -75.695176136982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1 (try.html, line 32)</text:p>
          </table:table-cell>
        </table:table-row>
        <table:table-row table:style-name="ro1">
          <table:table-cell office:value-type="string">
            <text:p>[Log] <text:s/>Time:Wed Feb 05 2014 20:12:43 GMT-0500 (EST) (try.html, line 33)</text:p>
          </table:table-cell>
        </table:table-row>
        <table:table-row table:style-name="ro1">
          <table:table-cell office:value-type="string">
            <text:p>[Log] <text:s/>Latitude:45.43430816033927 (try.html, line 34)</text:p>
          </table:table-cell>
        </table:table-row>
        <table:table-row table:style-name="ro1">
          <table:table-cell office:value-type="string">
            <text:p>[Log] Longitude: -75.695110483720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2 (try.html, line 32)</text:p>
          </table:table-cell>
        </table:table-row>
        <table:table-row table:style-name="ro1">
          <table:table-cell office:value-type="string">
            <text:p>[Log] <text:s/>Time:Wed Feb 05 2014 20:12:44 GMT-0500 (EST) (try.html, line 33)</text:p>
          </table:table-cell>
        </table:table-row>
        <table:table-row table:style-name="ro1">
          <table:table-cell office:value-type="string">
            <text:p>[Log] <text:s/>Latitude:45.43433348517674 (try.html, line 34)</text:p>
          </table:table-cell>
        </table:table-row>
        <table:table-row table:style-name="ro1">
          <table:table-cell office:value-type="string">
            <text:p>[Log] Longitude: -75.695048396164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3 (try.html, line 32)</text:p>
          </table:table-cell>
        </table:table-row>
        <table:table-row table:style-name="ro1">
          <table:table-cell office:value-type="string">
            <text:p>[Log] <text:s/>Time:Wed Feb 05 2014 20:12:45 GMT-0500 (EST) (try.html, line 33)</text:p>
          </table:table-cell>
        </table:table-row>
        <table:table-row table:style-name="ro1">
          <table:table-cell office:value-type="string">
            <text:p>[Log] <text:s/>Latitude:45.43435763915723 (try.html, line 34)</text:p>
          </table:table-cell>
        </table:table-row>
        <table:table-row table:style-name="ro1">
          <table:table-cell office:value-type="string">
            <text:p>[Log] Longitude: -75.694989179246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4 (try.html, line 32)</text:p>
          </table:table-cell>
        </table:table-row>
        <table:table-row table:style-name="ro1">
          <table:table-cell office:value-type="string">
            <text:p>[Log] <text:s/>Time:Wed Feb 05 2014 20:12:46 GMT-0500 (EST) (try.html, line 33)</text:p>
          </table:table-cell>
        </table:table-row>
        <table:table-row table:style-name="ro1">
          <table:table-cell office:value-type="string">
            <text:p>[Log] <text:s/>Latitude:45.43437847450741 (try.html, line 34)</text:p>
          </table:table-cell>
        </table:table-row>
        <table:table-row table:style-name="ro1">
          <table:table-cell office:value-type="string">
            <text:p>[Log] Longitude: -75.694938097849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5 (try.html, line 32)</text:p>
          </table:table-cell>
        </table:table-row>
        <table:table-row table:style-name="ro1">
          <table:table-cell office:value-type="string">
            <text:p>[Log] <text:s/>Time:Wed Feb 05 2014 20:12:47 GMT-0500 (EST) (try.html, line 33)</text:p>
          </table:table-cell>
        </table:table-row>
        <table:table-row table:style-name="ro1">
          <table:table-cell office:value-type="string">
            <text:p>[Log] <text:s/>Latitude:45.4344001466271 (try.html, line 34)</text:p>
          </table:table-cell>
        </table:table-row>
        <table:table-row table:style-name="ro1">
          <table:table-cell office:value-type="string">
            <text:p>[Log] Longitude: -75.69488496673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6 (try.html, line 32)</text:p>
          </table:table-cell>
        </table:table-row>
        <table:table-row table:style-name="ro1">
          <table:table-cell office:value-type="string">
            <text:p>[Log] <text:s/>Time:Wed Feb 05 2014 20:12:48 GMT-0500 (EST) (try.html, line 33)</text:p>
          </table:table-cell>
        </table:table-row>
        <table:table-row table:style-name="ro1">
          <table:table-cell office:value-type="string">
            <text:p>[Log] <text:s/>Latitude:45.434426107392035 (try.html, line 34)</text:p>
          </table:table-cell>
        </table:table-row>
        <table:table-row table:style-name="ro1">
          <table:table-cell office:value-type="string">
            <text:p>[Log] Longitude: -75.694821319930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7 (try.html, line 32)</text:p>
          </table:table-cell>
        </table:table-row>
        <table:table-row table:style-name="ro1">
          <table:table-cell office:value-type="string">
            <text:p>[Log] <text:s/>Time:Wed Feb 05 2014 20:12:49 GMT-0500 (EST) (try.html, line 33)</text:p>
          </table:table-cell>
        </table:table-row>
        <table:table-row table:style-name="ro1">
          <table:table-cell office:value-type="string">
            <text:p>[Log] <text:s/>Latitude:45.434451075593095 (try.html, line 34)</text:p>
          </table:table-cell>
        </table:table-row>
        <table:table-row table:style-name="ro1">
          <table:table-cell office:value-type="string">
            <text:p>[Log] Longitude: -75.694760106744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8 (try.html, line 32)</text:p>
          </table:table-cell>
        </table:table-row>
        <table:table-row table:style-name="ro1">
          <table:table-cell office:value-type="string">
            <text:p>[Log] <text:s/>Time:Wed Feb 05 2014 20:12:50 GMT-0500 (EST) (try.html, line 33)</text:p>
          </table:table-cell>
        </table:table-row>
        <table:table-row table:style-name="ro1">
          <table:table-cell office:value-type="string">
            <text:p>[Log] <text:s/>Latitude:45.43446916484936 (try.html, line 34)</text:p>
          </table:table-cell>
        </table:table-row>
        <table:table-row table:style-name="ro1">
          <table:table-cell office:value-type="string">
            <text:p>[Log] Longitude: -75.694715758700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9 (try.html, line 32)</text:p>
          </table:table-cell>
        </table:table-row>
        <table:table-row table:style-name="ro1">
          <table:table-cell office:value-type="string">
            <text:p>[Log] <text:s/>Time:Wed Feb 05 2014 20:12:51 GMT-0500 (EST) (try.html, line 33)</text:p>
          </table:table-cell>
        </table:table-row>
        <table:table-row table:style-name="ro1">
          <table:table-cell office:value-type="string">
            <text:p>[Log] <text:s/>Latitude:45.43449605839683 (try.html, line 34)</text:p>
          </table:table-cell>
        </table:table-row>
        <table:table-row table:style-name="ro1">
          <table:table-cell office:value-type="string">
            <text:p>[Log] Longitude: -75.694649824472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0 (try.html, line 32)</text:p>
          </table:table-cell>
        </table:table-row>
        <table:table-row table:style-name="ro1">
          <table:table-cell office:value-type="string">
            <text:p>[Log] <text:s/>Time:Wed Feb 05 2014 20:12:52 GMT-0500 (EST) (try.html, line 33)</text:p>
          </table:table-cell>
        </table:table-row>
        <table:table-row table:style-name="ro1">
          <table:table-cell office:value-type="string">
            <text:p>[Log] <text:s/>Latitude:45.434525083617835 (try.html, line 34)</text:p>
          </table:table-cell>
        </table:table-row>
        <table:table-row table:style-name="ro1">
          <table:table-cell office:value-type="string">
            <text:p>[Log] Longitude: -75.694578664897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1 (try.html, line 32)</text:p>
          </table:table-cell>
        </table:table-row>
        <table:table-row table:style-name="ro1">
          <table:table-cell office:value-type="string">
            <text:p>[Log] <text:s/>Time:Wed Feb 05 2014 20:12:53 GMT-0500 (EST) (try.html, line 33)</text:p>
          </table:table-cell>
        </table:table-row>
        <table:table-row table:style-name="ro1">
          <table:table-cell office:value-type="string">
            <text:p>[Log] <text:s/>Latitude:45.4345490330326 (try.html, line 34)</text:p>
          </table:table-cell>
        </table:table-row>
        <table:table-row table:style-name="ro1">
          <table:table-cell office:value-type="string">
            <text:p>[Log] Longitude: -75.694519949993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2 (try.html, line 32)</text:p>
          </table:table-cell>
        </table:table-row>
        <table:table-row table:style-name="ro1">
          <table:table-cell office:value-type="string">
            <text:p>[Log] <text:s/>Time:Wed Feb 05 2014 20:12:54 GMT-0500 (EST) (try.html, line 33)</text:p>
          </table:table-cell>
        </table:table-row>
        <table:table-row table:style-name="ro1">
          <table:table-cell office:value-type="string">
            <text:p>[Log] <text:s/>Latitude:45.434568809132756 (try.html, line 34)</text:p>
          </table:table-cell>
        </table:table-row>
        <table:table-row table:style-name="ro1">
          <table:table-cell office:value-type="string">
            <text:p>[Log] Longitude: -75.694471465512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3 (try.html, line 32)</text:p>
          </table:table-cell>
        </table:table-row>
        <table:table-row table:style-name="ro1">
          <table:table-cell office:value-type="string">
            <text:p>[Log] <text:s/>Time:Wed Feb 05 2014 20:12:55 GMT-0500 (EST) (try.html, line 33)</text:p>
          </table:table-cell>
        </table:table-row>
        <table:table-row table:style-name="ro1">
          <table:table-cell office:value-type="string">
            <text:p>[Log] <text:s/>Latitude:45.43459536994488 (try.html, line 34)</text:p>
          </table:table-cell>
        </table:table-row>
        <table:table-row table:style-name="ro1">
          <table:table-cell office:value-type="string">
            <text:p>[Log] Longitude: -75.694406347702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4 (try.html, line 32)</text:p>
          </table:table-cell>
        </table:table-row>
        <table:table-row table:style-name="ro1">
          <table:table-cell office:value-type="string">
            <text:p>[Log] <text:s/>Time:Wed Feb 05 2014 20:12:56 GMT-0500 (EST) (try.html, line 33)</text:p>
          </table:table-cell>
        </table:table-row>
        <table:table-row table:style-name="ro1">
          <table:table-cell office:value-type="string">
            <text:p>[Log] <text:s/>Latitude:45.43461653467843 (try.html, line 34)</text:p>
          </table:table-cell>
        </table:table-row>
        <table:table-row table:style-name="ro1">
          <table:table-cell office:value-type="string">
            <text:p>[Log] Longitude: -75.69435445930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5 (try.html, line 32)</text:p>
          </table:table-cell>
        </table:table-row>
        <table:table-row table:style-name="ro1">
          <table:table-cell office:value-type="string">
            <text:p>[Log] <text:s/>Time:Wed Feb 05 2014 20:12:57 GMT-0500 (EST) (try.html, line 33)</text:p>
          </table:table-cell>
        </table:table-row>
        <table:table-row table:style-name="ro1">
          <table:table-cell office:value-type="string">
            <text:p>[Log] <text:s/>Latitude:45.43464313452674 (try.html, line 34)</text:p>
          </table:table-cell>
        </table:table-row>
        <table:table-row table:style-name="ro1">
          <table:table-cell office:value-type="string">
            <text:p>[Log] Longitude: -75.69428924531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6 (try.html, line 32)</text:p>
          </table:table-cell>
        </table:table-row>
        <table:table-row table:style-name="ro1">
          <table:table-cell office:value-type="string">
            <text:p>[Log] <text:s/>Time:Wed Feb 05 2014 20:12:58 GMT-0500 (EST) (try.html, line 33)</text:p>
          </table:table-cell>
        </table:table-row>
        <table:table-row table:style-name="ro1">
          <table:table-cell office:value-type="string">
            <text:p>[Log] <text:s/>Latitude:45.43467167764297 (try.html, line 34)</text:p>
          </table:table-cell>
        </table:table-row>
        <table:table-row table:style-name="ro1">
          <table:table-cell office:value-type="string">
            <text:p>[Log] Longitude: -75.694219268534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7 (try.html, line 32)</text:p>
          </table:table-cell>
        </table:table-row>
        <table:table-row table:style-name="ro1">
          <table:table-cell office:value-type="string">
            <text:p>[Log] <text:s/>Time:Wed Feb 05 2014 20:12:59 GMT-0500 (EST) (try.html, line 33)</text:p>
          </table:table-cell>
        </table:table-row>
        <table:table-row table:style-name="ro1">
          <table:table-cell office:value-type="string">
            <text:p>[Log] <text:s/>Latitude:45.43469539218447 (try.html, line 34)</text:p>
          </table:table-cell>
        </table:table-row>
        <table:table-row table:style-name="ro1">
          <table:table-cell office:value-type="string">
            <text:p>[Log] Longitude: -75.694161127757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8 (try.html, line 32)</text:p>
          </table:table-cell>
        </table:table-row>
        <table:table-row table:style-name="ro1">
          <table:table-cell office:value-type="string">
            <text:p>[Log] <text:s/>Time:Wed Feb 05 2014 20:13:00 GMT-0500 (EST) (try.html, line 33)</text:p>
          </table:table-cell>
        </table:table-row>
        <table:table-row table:style-name="ro1">
          <table:table-cell office:value-type="string">
            <text:p>[Log] <text:s/>Latitude:45.434721829328154 (try.html, line 34)</text:p>
          </table:table-cell>
        </table:table-row>
        <table:table-row table:style-name="ro1">
          <table:table-cell office:value-type="string">
            <text:p>[Log] Longitude: -75.694096313218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9 (try.html, line 32)</text:p>
          </table:table-cell>
        </table:table-row>
        <table:table-row table:style-name="ro1">
          <table:table-cell office:value-type="string">
            <text:p>[Log] <text:s/>Time:Wed Feb 05 2014 20:13:01 GMT-0500 (EST) (try.html, line 33)</text:p>
          </table:table-cell>
        </table:table-row>
        <table:table-row table:style-name="ro1">
          <table:table-cell office:value-type="string">
            <text:p>[Log] <text:s/>Latitude:45.43474714295168 (try.html, line 34)</text:p>
          </table:table-cell>
        </table:table-row>
        <table:table-row table:style-name="ro1">
          <table:table-cell office:value-type="string">
            <text:p>[Log] Longitude: -75.694034253247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0 (try.html, line 32)</text:p>
          </table:table-cell>
        </table:table-row>
        <table:table-row table:style-name="ro1">
          <table:table-cell office:value-type="string">
            <text:p>[Log] <text:s/>Time:Wed Feb 05 2014 20:13:02 GMT-0500 (EST) (try.html, line 33)</text:p>
          </table:table-cell>
        </table:table-row>
        <table:table-row table:style-name="ro1">
          <table:table-cell office:value-type="string">
            <text:p>[Log] <text:s/>Latitude:45.43477168320487 (try.html, line 34)</text:p>
          </table:table-cell>
        </table:table-row>
        <table:table-row table:style-name="ro1">
          <table:table-cell office:value-type="string">
            <text:p>[Log] Longitude: -75.693974088699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1 (try.html, line 32)</text:p>
          </table:table-cell>
        </table:table-row>
        <table:table-row table:style-name="ro1">
          <table:table-cell office:value-type="string">
            <text:p>[Log] <text:s/>Time:Wed Feb 05 2014 20:13:03 GMT-0500 (EST) (try.html, line 33)</text:p>
          </table:table-cell>
        </table:table-row>
        <table:table-row table:style-name="ro1">
          <table:table-cell office:value-type="string">
            <text:p>[Log] <text:s/>Latitude:45.43479594452362 (try.html, line 34)</text:p>
          </table:table-cell>
        </table:table-row>
        <table:table-row table:style-name="ro1">
          <table:table-cell office:value-type="string">
            <text:p>[Log] Longitude: -75.69391460861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2 (try.html, line 32)</text:p>
          </table:table-cell>
        </table:table-row>
        <table:table-row table:style-name="ro1">
          <table:table-cell office:value-type="string">
            <text:p>[Log] <text:s/>Time:Wed Feb 05 2014 20:13:04 GMT-0500 (EST) (try.html, line 33)</text:p>
          </table:table-cell>
        </table:table-row>
        <table:table-row table:style-name="ro1">
          <table:table-cell office:value-type="string">
            <text:p>[Log] <text:s/>Latitude:45.43482022880752 (try.html, line 34)</text:p>
          </table:table-cell>
        </table:table-row>
        <table:table-row table:style-name="ro1">
          <table:table-cell office:value-type="string">
            <text:p>[Log] Longitude: -75.693855071567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3 (try.html, line 32)</text:p>
          </table:table-cell>
        </table:table-row>
        <table:table-row table:style-name="ro1">
          <table:table-cell office:value-type="string">
            <text:p>[Log] <text:s/>Time:Wed Feb 05 2014 20:13:05 GMT-0500 (EST) (try.html, line 33)</text:p>
          </table:table-cell>
        </table:table-row>
        <table:table-row table:style-name="ro1">
          <table:table-cell office:value-type="string">
            <text:p>[Log] <text:s/>Latitude:45.43485060942084 (try.html, line 34)</text:p>
          </table:table-cell>
        </table:table-row>
        <table:table-row table:style-name="ro1">
          <table:table-cell office:value-type="string">
            <text:p>[Log] Longitude: -75.693780588535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4 (try.html, line 32)</text:p>
          </table:table-cell>
        </table:table-row>
        <table:table-row table:style-name="ro1">
          <table:table-cell office:value-type="string">
            <text:p>[Log] <text:s/>Time:Wed Feb 05 2014 20:13:06 GMT-0500 (EST) (try.html, line 33)</text:p>
          </table:table-cell>
        </table:table-row>
        <table:table-row table:style-name="ro1">
          <table:table-cell office:value-type="string">
            <text:p>[Log] <text:s/>Latitude:45.43487850911631 (try.html, line 34)</text:p>
          </table:table-cell>
        </table:table-row>
        <table:table-row table:style-name="ro1">
          <table:table-cell office:value-type="string">
            <text:p>[Log] Longitude: -75.693712188276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5 (try.html, line 32)</text:p>
          </table:table-cell>
        </table:table-row>
        <table:table-row table:style-name="ro1">
          <table:table-cell office:value-type="string">
            <text:p>[Log] <text:s/>Time:Wed Feb 05 2014 20:13:07 GMT-0500 (EST) (try.html, line 33)</text:p>
          </table:table-cell>
        </table:table-row>
        <table:table-row table:style-name="ro1">
          <table:table-cell office:value-type="string">
            <text:p>[Log] <text:s/>Latitude:45.43490444576661 (try.html, line 34)</text:p>
          </table:table-cell>
        </table:table-row>
        <table:table-row table:style-name="ro1">
          <table:table-cell office:value-type="string">
            <text:p>[Log] Longitude: -75.693648599917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6 (try.html, line 32)</text:p>
          </table:table-cell>
        </table:table-row>
        <table:table-row table:style-name="ro1">
          <table:table-cell office:value-type="string">
            <text:p>[Log] <text:s/>Time:Wed Feb 05 2014 20:13:08 GMT-0500 (EST) (try.html, line 33)</text:p>
          </table:table-cell>
        </table:table-row>
        <table:table-row table:style-name="ro1">
          <table:table-cell office:value-type="string">
            <text:p>[Log] <text:s/>Latitude:45.43493881213156 (try.html, line 34)</text:p>
          </table:table-cell>
        </table:table-row>
        <table:table-row table:style-name="ro1">
          <table:table-cell office:value-type="string">
            <text:p>[Log] Longitude: -75.693564345583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7 (try.html, line 32)</text:p>
          </table:table-cell>
        </table:table-row>
        <table:table-row table:style-name="ro1">
          <table:table-cell office:value-type="string">
            <text:p>[Log] <text:s/>Time:Wed Feb 05 2014 20:13:09 GMT-0500 (EST) (try.html, line 33)</text:p>
          </table:table-cell>
        </table:table-row>
        <table:table-row table:style-name="ro1">
          <table:table-cell office:value-type="string">
            <text:p>[Log] <text:s/>Latitude:45.434970635084696 (try.html, line 34)</text:p>
          </table:table-cell>
        </table:table-row>
        <table:table-row table:style-name="ro1">
          <table:table-cell office:value-type="string">
            <text:p>[Log] Longitude: -75.69348632627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8 (try.html, line 32)</text:p>
          </table:table-cell>
        </table:table-row>
        <table:table-row table:style-name="ro1">
          <table:table-cell office:value-type="string">
            <text:p>[Log] <text:s/>Time:Wed Feb 05 2014 20:13:10 GMT-0500 (EST) (try.html, line 33)</text:p>
          </table:table-cell>
        </table:table-row>
        <table:table-row table:style-name="ro1">
          <table:table-cell office:value-type="string">
            <text:p>[Log] <text:s/>Latitude:45.434999689010766 (try.html, line 34)</text:p>
          </table:table-cell>
        </table:table-row>
        <table:table-row table:style-name="ro1">
          <table:table-cell office:value-type="string">
            <text:p>[Log] Longitude: -75.693415095811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20:1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05T20:03:03</meta:creation-date>
    <meta:generator>OpenOffice.org/3.3$Unix OpenOffice.org_project/330m20$Build-9567</meta:generator>
    <dc:date>2014-02-05T20:13:19</dc:date>
    <meta:editing-duration>PT16S</meta:editing-duration>
    <meta:editing-cycles>1</meta:editing-cycles>
    <meta:document-statistic meta:table-count="3" meta:cell-count="3428" meta:object-count="0"/>
  </office:meta>
</office:document-meta>
</file>